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738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2799in"/>
    </style:style>
    <style:style style:name="co11" style:family="table-column">
      <style:table-column-properties fo:break-before="auto" style:column-width="0.2425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6709in"/>
    </style:style>
    <style:style style:name="co15" style:family="table-column">
      <style:table-column-properties fo:break-before="auto" style:column-width="0.4953in"/>
    </style:style>
    <style:style style:name="co16" style:family="table-column">
      <style:table-column-properties fo:break-before="auto" style:column-width="0.69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fo:background-color="#ececec" style:text-align-source="fix" style:repeat-content="false" fo:wrap-option="wrap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ececec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 style:data-style-name="N11"/>
    <style:style style:name="ce4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4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47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1" style:family="table-cell" style:parent-style-name="Default" style:data-style-name="N122">
      <style:table-cell-properties fo:background-color="#ececec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122">
      <style:table-cell-properties fo:border-bottom="none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3" style:family="table-cell" style:parent-style-name="Default" style:data-style-name="N122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4" style:family="table-cell" style:parent-style-name="Default" style:data-style-name="N122">
      <style:table-cell-properties fo:border-bottom="0.06pt solid #000000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cecec" style:text-align-source="fix" style:repeat-content="false" fo:wrap-option="wrap" fo:border="0.06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0.06pt solid #000000" fo:background-color="#ecece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0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1" style:family="table-cell" style:parent-style-name="Default" style:data-style-name="N2">
      <style:table-cell-properties fo:border-bottom="0.06pt solid #000000" fo:background-color="#ecece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2" style:family="table-cell" style:parent-style-name="Default">
      <style:table-cell-properties style:glyph-orientation-vertical="0" fo:border-bottom="0.99pt solid #000000" fo:background-color="#ececec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0.06pt solid #000000" fo:background-color="#ecece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4" style:family="table-cell" style:parent-style-name="Default" style:data-style-name="N2">
      <style:table-cell-properties fo:border-bottom="none" fo:background-color="#ecece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fo:border-bottom="none" fo:background-color="#ecece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6" style:family="table-cell" style:parent-style-name="Default" style:data-style-name="N2">
      <style:table-cell-properties fo:border-bottom="0.06pt solid #000000" fo:background-color="#ecece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ececec" fo:border-left="none" fo:border-right="0.06pt solid #000000" fo:border-top="0.06pt solid #000000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Resumed Results (Revenue and Cost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5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6" table:default-cell-style-name="ce10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7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3" table:default-cell-style-name="ce10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4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4" table:default-cell-style-name="ce16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office:annotation draw:style-name="gr1" draw:text-style-name="P2" svg:width="1.1413in" svg:height="1.6343in" svg:x="4.0811in" svg:y="0in" draw:caption-point-x="-0.2402in" draw:caption-point-y="0.0039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number-columns-repeated="3" table:style-name="ce9"/>
          <table:covered-table-cell table:style-name="ce14"/>
          <table:table-cell table:style-name="ce18" office:value-type="string" calcext:value-type="string" table:number-columns-spanned="5" table:number-rows-spanned="1">
            <office:annotation draw:style-name="gr2" draw:text-style-name="P2" svg:width="1.1413in" svg:height="1.7898in" svg:x="7.4476in" svg:y="0in" draw:caption-point-x="-0.2402in" draw:caption-point-y="0.0039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number-columns-repeated="4" table:style-name="ce19"/>
          <table:table-cell table:style-name="ce5" office:value-type="string" calcext:value-type="string" table:number-columns-spanned="5" table:number-rows-spanned="1">
            <office:annotation draw:style-name="gr1" draw:text-style-name="P2" svg:width="1.1413in" svg:height="1.6343in" svg:x="10.8028in" svg:y="0in" draw:caption-point-x="-0.2402in" draw:caption-point-y="0.0039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number-columns-repeated="3" table:style-name="ce9"/>
          <table:covered-table-cell table:style-name="ce14"/>
          <table:table-cell table:style-name="ce20" office:value-type="string" calcext:value-type="string" table:number-columns-spanned="5" table:number-rows-spanned="1">
            <office:annotation draw:style-name="gr3" draw:text-style-name="P2" svg:width="1.1413in" svg:height="1.9453in" svg:x="14.1331in" svg:y="0in" draw:caption-point-x="-0.2402in" draw:caption-point-y="0.0039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number-columns-repeated="4" table:style-name="ce21"/>
          <table:table-cell table:style-name="ce22" office:value-type="string" calcext:value-type="string" table:number-columns-spanned="5" table:number-rows-spanned="1">
            <office:annotation draw:style-name="gr4" draw:text-style-name="P2" svg:width="1.1413in" svg:height="0.7083in" svg:x="17.4236in" svg:y="0in" draw:caption-point-x="-0.2402in" draw:caption-point-y="0.0039in">
              <dc:date>2020-12-22T00:00:00</dc:date>
              <text:p text:style-name="P1"><text:span text:style-name="T1">Solution values with only customer requests</text:span></text:p>
            </office:annotation>
            <text:p>Customer only</text:p>
          </table:table-cell>
          <table:covered-table-cell table:number-columns-repeated="3" table:style-name="ce23"/>
          <table:covered-table-cell table:style-name="ce24"/>
          <table:table-cell table:style-name="ce22" office:value-type="string" calcext:value-type="string" table:number-columns-spanned="5" table:number-rows-spanned="1">
            <office:annotation draw:style-name="gr4" draw:text-style-name="P2" svg:width="1.1413in" svg:height="0.7083in" svg:x="20.7138in" svg:y="0in" draw:caption-point-x="-0.2402in" draw:caption-point-y="0.0039in">
              <dc:date>2020-12-22T00:00:00</dc:date>
              <text:p text:style-name="P1"><text:span text:style-name="T1">Solution values for only parcel requests</text:span></text:p>
            </office:annotation>
            <text:p>Parcel only</text:p>
          </table:table-cell>
          <table:covered-table-cell table:number-columns-repeated="4" table:style-name="ce25"/>
        </table:table-row>
        <table:table-row table:style-name="ro2">
          <table:table-cell table:style-name="ce3" office:value-type="string" calcext:value-type="string">
            <office:annotation draw:style-name="gr4" draw:text-style-name="P2" svg:width="1.1413in" svg:height="0.7083in" svg:x="0.5067in" svg:y="0in" draw:caption-point-x="-0.2402in" draw:caption-point-y="0.2071in">
              <dc:date>2020-12-22T00:00:00</dc:date>
              <text:p text:style-name="P1"><text:span text:style-name="T1">Number of customers</text:span></text:p>
              <text:p text:style-name="P1"><text:span text:style-name="T1"/></text:p>
            </office:annotation>
            <text:p>n</text:p>
          </table:table-cell>
          <table:table-cell table:style-name="ce3" office:value-type="string" calcext:value-type="string">
            <office:annotation draw:style-name="gr4" draw:text-style-name="P2" svg:width="1.1413in" svg:height="0.7083in" svg:x="0.7028in" svg:y="0in" draw:caption-point-x="-0.2402in" draw:caption-point-y="0.2071in">
              <dc:date>2020-12-22T00:00:00</dc:date>
              <text:p text:style-name="P1"><text:span text:style-name="T1">Number of parcels</text:span></text:p>
              <text:p text:style-name="P1"><text:span text:style-name="T1"/></text:p>
            </office:annotation>
            <text:p>m</text:p>
          </table:table-cell>
          <table:table-cell table:style-name="ce6" office:value-type="string" calcext:value-type="string">
            <office:annotation draw:style-name="gr5" draw:text-style-name="P2" svg:width="1.1413in" svg:height="1.3232in" svg:x="1.3929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2.0429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2.6929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3.3429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4.0811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4.7713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5.4213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6.0713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6.7213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7.4476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8.1382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8.7882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9.4382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0.0882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0.8028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1.4929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2.1429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2.7929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3.4429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4.1331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4.8236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5.4736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6.1236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6.7736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7.4236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8.1138in" svg:y="0in" draw:caption-point-x="-0.2402in" draw:caption-point-y="0.2071in">
              <dc:date>2020-12-22T00:00:00</dc:date>
              <text:p text:style-name="P1"><text:span text:style-name="T1">Revenue from serving customers (constant)</text:span></text:p>
              <text:p text:style-name="P1"><text:span text:style-name="T1"/></text:p>
              <text:p text:style-name="P1"><text:span text:style-name="T1">Initial fare: $3.24</text:span></text:p>
              <text:p text:style-name="P1"><text:span text:style-name="T1">Fare per km: $1.03</text:span>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8.7638in" svg:y="0in" draw:caption-point-x="-0.2402in" draw:caption-point-y="0.2071in">
              <dc:date>2020-12-22T00:00:00</dc:date>
              <text:p text:style-name="P1"><text:span text:style-name="T1">Revenue from serving parcels</text:span></text:p>
              <text:p text:style-name="P1"><text:span text:style-name="T1"/></text:p>
              <text:p text:style-name="P1"><text:span text:style-name="T1">Initial fare: $2.74</text:span></text:p>
              <text:p text:style-name="P1"><text:span text:style-name="T1">Fare per km: $0.83</text:span>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9.4138in" svg:y="0in" draw:caption-point-x="-0.2402in" draw:caption-point-y="0.2071in">
              <dc:date>2020-12-22T00:00:00</dc:date>
              <text:p text:style-name="P1"><text:span text:style-name="T1">Costs of the routes</text:span></text:p>
              <text:p text:style-name="P1"><text:span text:style-name="T1"/></text:p>
              <text:p text:style-name="P1"><text:span text:style-name="T1">Costs per km: $0.46</text:span>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20.0638in" svg:y="0in" draw:caption-point-x="-0.2402in" draw:caption-point-y="0.2071in">
              <dc:date>2020-12-22T00:00:00</dc:date>
              <text:p text:style-name="P1"><text:span text:style-name="T1">Solution value:</text:span></text:p>
              <text:p text:style-name="P1"><text:span text:style-name="T1"/></text:p>
              <text:p text:style-name="P1"><text:span text:style-name="T1">Revenues from passenger service + revenues from parcel service - costs</text:span>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20.7138in" svg:y="0in" draw:caption-point-x="-0.2402in" draw:caption-point-y="0.2071in">
              <dc:date>2020-12-22T00:00:00</dc:date>
              <text:p text:style-name="P1"><text:span text:style-name="T1">Solving time in seconds</text:span></text:p>
            </office:annotation>
            <text:p>Solving Time (s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0.09176" calcext:value-type="float">
            <text:p>30.092</text:p>
          </table:table-cell>
          <table:table-cell office:value-type="float" office:value="58.51384" calcext:value-type="float">
            <text:p>58.514</text:p>
          </table:table-cell>
          <table:table-cell office:value-type="float" office:value="24.39028" calcext:value-type="float">
            <text:p>24.390</text:p>
          </table:table-cell>
          <table:table-cell office:value-type="float" office:value="1.165" calcext:value-type="float">
            <text:p>1.165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1.5345" calcext:value-type="float">
            <text:p>31.535</text:p>
          </table:table-cell>
          <table:table-cell office:value-type="float" office:value="59.03088" calcext:value-type="float">
            <text:p>59.031</text:p>
          </table:table-cell>
          <table:table-cell office:value-type="float" office:value="25.31598" calcext:value-type="float">
            <text:p>25.316</text:p>
          </table:table-cell>
          <table:table-cell office:value-type="float" office:value="1.239" calcext:value-type="float">
            <text:p>1.239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5.23494" calcext:value-type="float">
            <text:p>35.235</text:p>
          </table:table-cell>
          <table:table-cell office:value-type="float" office:value="60.23332" calcext:value-type="float">
            <text:p>60.233</text:p>
          </table:table-cell>
          <table:table-cell office:value-type="float" office:value="27.81398" calcext:value-type="float">
            <text:p>27.814</text:p>
          </table:table-cell>
          <table:table-cell office:value-type="float" office:value="12.9" calcext:value-type="float">
            <text:p>12.900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5.27488" calcext:value-type="float">
            <text:p>35.275</text:p>
          </table:table-cell>
          <table:table-cell office:value-type="float" office:value="59.77608" calcext:value-type="float">
            <text:p>59.776</text:p>
          </table:table-cell>
          <table:table-cell office:value-type="float" office:value="28.31116" calcext:value-type="float">
            <text:p>28.311</text:p>
          </table:table-cell>
          <table:table-cell office:value-type="float" office:value="15.99" calcext:value-type="float">
            <text:p>15.990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0" calcext:value-type="float">
            <text:p>0.000</text:p>
          </table:table-cell>
          <table:table-cell office:value-type="float" office:value="41.75328" calcext:value-type="float">
            <text:p>41.753</text:p>
          </table:table-cell>
          <table:table-cell office:value-type="float" office:value="11.05908" calcext:value-type="float">
            <text:p>11.059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37.99592" calcext:value-type="float">
            <text:p>37.996</text:p>
          </table:table-cell>
          <table:table-cell office:value-type="float" office:value="28.6442" calcext:value-type="float">
            <text:p>28.644</text:p>
          </table:table-cell>
          <table:table-cell office:value-type="float" office:value="9.35172" calcext:value-type="float">
            <text:p>9.352</text:p>
          </table:table-cell>
          <table:table-cell office:value-type="float" office:value="0.02" calcext:value-type="float">
            <text:p>0.0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1.04738" calcext:value-type="float">
            <text:p>21.047</text:p>
          </table:table-cell>
          <table:table-cell office:value-type="float" office:value="58.11364" calcext:value-type="float">
            <text:p>58.114</text:p>
          </table:table-cell>
          <table:table-cell office:value-type="float" office:value="24.79212" calcext:value-type="float">
            <text:p>24.792</text:p>
          </table:table-cell>
          <table:table-cell office:value-type="float" office:value="0.549" calcext:value-type="float">
            <text:p>0.549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1.63346" calcext:value-type="float">
            <text:p>21.633</text:p>
          </table:table-cell>
          <table:table-cell office:value-type="float" office:value="57.85236" calcext:value-type="float">
            <text:p>57.852</text:p>
          </table:table-cell>
          <table:table-cell office:value-type="float" office:value="25.63948" calcext:value-type="float">
            <text:p>25.639</text:p>
          </table:table-cell>
          <table:table-cell office:value-type="float" office:value="0.775" calcext:value-type="float">
            <text:p>0.775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3.97426" calcext:value-type="float">
            <text:p>23.974</text:p>
          </table:table-cell>
          <table:table-cell office:value-type="float" office:value="58.54788" calcext:value-type="float">
            <text:p>58.548</text:p>
          </table:table-cell>
          <table:table-cell office:value-type="float" office:value="27.28476" calcext:value-type="float">
            <text:p>27.285</text:p>
          </table:table-cell>
          <table:table-cell office:value-type="float" office:value="4.416" calcext:value-type="float">
            <text:p>4.416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5.71746" calcext:value-type="float">
            <text:p>25.717</text:p>
          </table:table-cell>
          <table:table-cell office:value-type="float" office:value="59.97572" calcext:value-type="float">
            <text:p>59.976</text:p>
          </table:table-cell>
          <table:table-cell office:value-type="float" office:value="27.60012" calcext:value-type="float">
            <text:p>27.600</text:p>
          </table:table-cell>
          <table:table-cell office:value-type="float" office:value="4.467" calcext:value-type="float">
            <text:p>4.467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0" calcext:value-type="float">
            <text:p>0.000</text:p>
          </table:table-cell>
          <table:table-cell office:value-type="float" office:value="46.9384" calcext:value-type="float">
            <text:p>46.938</text:p>
          </table:table-cell>
          <table:table-cell office:value-type="float" office:value="14.91998" calcext:value-type="float">
            <text:p>14.92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21.41268" calcext:value-type="float">
            <text:p>21.413</text:p>
          </table:table-cell>
          <table:table-cell office:value-type="float" office:value="15.85896" calcext:value-type="float">
            <text:p>15.859</text:p>
          </table:table-cell>
          <table:table-cell office:value-type="float" office:value="5.55372" calcext:value-type="float">
            <text:p>5.55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31.8579" calcext:value-type="float">
            <text:p>31.858</text:p>
          </table:table-cell>
          <table:table-cell office:value-type="float" office:value="62.58484" calcext:value-type="float">
            <text:p>62.585</text:p>
          </table:table-cell>
          <table:table-cell office:value-type="float" office:value="35.36084" calcext:value-type="float">
            <text:p>35.361</text:p>
          </table:table-cell>
          <table:table-cell office:value-type="float" office:value="10.505" calcext:value-type="float">
            <text:p>10.505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32.56848" calcext:value-type="float">
            <text:p>32.568</text:p>
          </table:table-cell>
          <table:table-cell office:value-type="float" office:value="62.03836" calcext:value-type="float">
            <text:p>62.038</text:p>
          </table:table-cell>
          <table:table-cell office:value-type="float" office:value="36.6179" calcext:value-type="float">
            <text:p>36.618</text:p>
          </table:table-cell>
          <table:table-cell office:value-type="float" office:value="7.597" calcext:value-type="float">
            <text:p>7.597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42.90122" calcext:value-type="float">
            <text:p>42.901</text:p>
          </table:table-cell>
          <table:table-cell office:value-type="float" office:value="68.59612" calcext:value-type="float">
            <text:p>68.596</text:p>
          </table:table-cell>
          <table:table-cell office:value-type="float" office:value="40.39288" calcext:value-type="float">
            <text:p>40.393</text:p>
          </table:table-cell>
          <table:table-cell office:value-type="float" office:value="87.071" calcext:value-type="float">
            <text:p>87.071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42.90122" calcext:value-type="float">
            <text:p>42.901</text:p>
          </table:table-cell>
          <table:table-cell office:value-type="float" office:value="67.58964" calcext:value-type="float">
            <text:p>67.590</text:p>
          </table:table-cell>
          <table:table-cell office:value-type="float" office:value="41.39936" calcext:value-type="float">
            <text:p>41.399</text:p>
          </table:table-cell>
          <table:table-cell office:value-type="float" office:value="58.744" calcext:value-type="float">
            <text:p>58.744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0" calcext:value-type="float">
            <text:p>0.000</text:p>
          </table:table-cell>
          <table:table-cell office:value-type="float" office:value="44.8546" calcext:value-type="float">
            <text:p>44.855</text:p>
          </table:table-cell>
          <table:table-cell office:value-type="float" office:value="21.23318" calcext:value-type="float">
            <text:p>21.233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35.60658" calcext:value-type="float">
            <text:p>35.607</text:p>
          </table:table-cell>
          <table:table-cell office:value-type="float" office:value="26.81524" calcext:value-type="float">
            <text:p>26.815</text:p>
          </table:table-cell>
          <table:table-cell office:value-type="float" office:value="8.79134" calcext:value-type="float">
            <text:p>8.791</text:p>
          </table:table-cell>
          <table:table-cell office:value-type="float" office:value="0.11" calcext:value-type="float">
            <text:p>0.11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37.45436" calcext:value-type="float">
            <text:p>37.454</text:p>
          </table:table-cell>
          <table:table-cell office:value-type="float" office:value="68.92824" calcext:value-type="float">
            <text:p>68.928</text:p>
          </table:table-cell>
          <table:table-cell office:value-type="float" office:value="30.96248" calcext:value-type="float">
            <text:p>30.962</text:p>
          </table:table-cell>
          <table:table-cell office:value-type="float" office:value="9.358" calcext:value-type="float">
            <text:p>9.358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0.1422" calcext:value-type="float">
            <text:p>40.142</text:p>
          </table:table-cell>
          <table:table-cell office:value-type="float" office:value="70.725" calcext:value-type="float">
            <text:p>70.725</text:p>
          </table:table-cell>
          <table:table-cell office:value-type="float" office:value="31.85356" calcext:value-type="float">
            <text:p>31.854</text:p>
          </table:table-cell>
          <table:table-cell office:value-type="float" office:value="11.025" calcext:value-type="float">
            <text:p>11.02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5.63076" calcext:value-type="float">
            <text:p>45.631</text:p>
          </table:table-cell>
          <table:table-cell office:value-type="float" office:value="72.32488" calcext:value-type="float">
            <text:p>72.325</text:p>
          </table:table-cell>
          <table:table-cell office:value-type="float" office:value="35.74224" calcext:value-type="float">
            <text:p>35.742</text:p>
          </table:table-cell>
          <table:table-cell office:value-type="float" office:value="153.79" calcext:value-type="float">
            <text:p>153.790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6.66338" calcext:value-type="float">
            <text:p>46.663</text:p>
          </table:table-cell>
          <table:table-cell office:value-type="float" office:value="72.99004" calcext:value-type="float">
            <text:p>72.990</text:p>
          </table:table-cell>
          <table:table-cell office:value-type="float" office:value="36.1097" calcext:value-type="float">
            <text:p>36.110</text:p>
          </table:table-cell>
          <table:table-cell office:value-type="float" office:value="109.695" calcext:value-type="float">
            <text:p>109.69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0" calcext:value-type="float">
            <text:p>0.000</text:p>
          </table:table-cell>
          <table:table-cell office:value-type="float" office:value="48.35612" calcext:value-type="float">
            <text:p>48.356</text:p>
          </table:table-cell>
          <table:table-cell office:value-type="float" office:value="14.08024" calcext:value-type="float">
            <text:p>14.08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48.68038" calcext:value-type="float">
            <text:p>48.680</text:p>
          </table:table-cell>
          <table:table-cell office:value-type="float" office:value="34.91676" calcext:value-type="float">
            <text:p>34.917</text:p>
          </table:table-cell>
          <table:table-cell office:value-type="float" office:value="13.76362" calcext:value-type="float">
            <text:p>13.76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3.26012" calcext:value-type="float">
            <text:p>63.260</text:p>
          </table:table-cell>
          <table:table-cell office:value-type="float" office:value="23.34618" calcext:value-type="float">
            <text:p>23.346</text:p>
          </table:table-cell>
          <table:table-cell office:value-type="float" office:value="0.39" calcext:value-type="float">
            <text:p>0.390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2.69156" calcext:value-type="float">
            <text:p>62.692</text:p>
          </table:table-cell>
          <table:table-cell office:value-type="float" office:value="23.91474" calcext:value-type="float">
            <text:p>23.915</text:p>
          </table:table-cell>
          <table:table-cell office:value-type="float" office:value="0.436" calcext:value-type="float">
            <text:p>0.436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3.04852" calcext:value-type="float">
            <text:p>63.049</text:p>
          </table:table-cell>
          <table:table-cell office:value-type="float" office:value="23.55778" calcext:value-type="float">
            <text:p>23.558</text:p>
          </table:table-cell>
          <table:table-cell office:value-type="float" office:value="0.829" calcext:value-type="float">
            <text:p>0.829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2.47996" calcext:value-type="float">
            <text:p>62.480</text:p>
          </table:table-cell>
          <table:table-cell office:value-type="float" office:value="24.12634" calcext:value-type="float">
            <text:p>24.126</text:p>
          </table:table-cell>
          <table:table-cell office:value-type="float" office:value="0.965" calcext:value-type="float">
            <text:p>0.965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0" calcext:value-type="float">
            <text:p>0.000</text:p>
          </table:table-cell>
          <table:table-cell office:value-type="float" office:value="54.80624" calcext:value-type="float">
            <text:p>54.806</text:p>
          </table:table-cell>
          <table:table-cell office:value-type="float" office:value="16.27258" calcext:value-type="float">
            <text:p>16.27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.000</text:p>
          </table:table-cell>
          <table:table-cell office:value-type="float" office:value="11.17954" calcext:value-type="float">
            <text:p>11.180</text:p>
          </table:table-cell>
          <table:table-cell office:value-type="float" office:value="9.31132" calcext:value-type="float">
            <text:p>9.311</text:p>
          </table:table-cell>
          <table:table-cell office:value-type="float" office:value="1.86822" calcext:value-type="float">
            <text:p>1.86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7.89362" calcext:value-type="float">
            <text:p>27.894</text:p>
          </table:table-cell>
          <table:table-cell office:value-type="float" office:value="67.63012" calcext:value-type="float">
            <text:p>67.630</text:p>
          </table:table-cell>
          <table:table-cell office:value-type="float" office:value="36.93174" calcext:value-type="float">
            <text:p>36.932</text:p>
          </table:table-cell>
          <table:table-cell office:value-type="float" office:value="2.271" calcext:value-type="float">
            <text:p>2.271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6.4045" calcext:value-type="float">
            <text:p>26.405</text:p>
          </table:table-cell>
          <table:table-cell office:value-type="float" office:value="64.9106" calcext:value-type="float">
            <text:p>64.911</text:p>
          </table:table-cell>
          <table:table-cell office:value-type="float" office:value="38.16214" calcext:value-type="float">
            <text:p>38.162</text:p>
          </table:table-cell>
          <table:table-cell office:value-type="float" office:value="2.18" calcext:value-type="float">
            <text:p>2.180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8.6125" calcext:value-type="float">
            <text:p>28.613</text:p>
          </table:table-cell>
          <table:table-cell office:value-type="float" office:value="66.7138" calcext:value-type="float">
            <text:p>66.714</text:p>
          </table:table-cell>
          <table:table-cell office:value-type="float" office:value="38.56694" calcext:value-type="float">
            <text:p>38.567</text:p>
          </table:table-cell>
          <table:table-cell office:value-type="float" office:value="15.598" calcext:value-type="float">
            <text:p>15.598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30.6545" calcext:value-type="float">
            <text:p>30.655</text:p>
          </table:table-cell>
          <table:table-cell office:value-type="float" office:value="67.57768" calcext:value-type="float">
            <text:p>67.578</text:p>
          </table:table-cell>
          <table:table-cell office:value-type="float" office:value="39.74506" calcext:value-type="float">
            <text:p>39.745</text:p>
          </table:table-cell>
          <table:table-cell office:value-type="float" office:value="9.319" calcext:value-type="float">
            <text:p>9.319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0" calcext:value-type="float">
            <text:p>0.000</text:p>
          </table:table-cell>
          <table:table-cell office:value-type="float" office:value="51.53012" calcext:value-type="float">
            <text:p>51.530</text:p>
          </table:table-cell>
          <table:table-cell office:value-type="float" office:value="25.13812" calcext:value-type="float">
            <text:p>25.13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27.28606" calcext:value-type="float">
            <text:p>27.286</text:p>
          </table:table-cell>
          <table:table-cell office:value-type="float" office:value="23.184" calcext:value-type="float">
            <text:p>23.184</text:p>
          </table:table-cell>
          <table:table-cell office:value-type="float" office:value="4.10206" calcext:value-type="float">
            <text:p>4.10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70.9614" calcext:value-type="float">
            <text:p>70.961</text:p>
          </table:table-cell>
          <table:table-cell office:value-type="float" office:value="45.9611" calcext:value-type="float">
            <text:p>45.961</text:p>
          </table:table-cell>
          <table:table-cell office:value-type="float" office:value="82.02268" calcext:value-type="float">
            <text:p>82.023</text:p>
          </table:table-cell>
          <table:table-cell office:value-type="float" office:value="34.8999" calcext:value-type="float">
            <text:p>34.900</text:p>
          </table:table-cell>
          <table:table-cell office:value-type="float" office:value="180.691" calcext:value-type="float">
            <text:p>180.691</text:p>
          </table:table-cell>
          <table:table-cell office:value-type="float" office:value="70.9614" calcext:value-type="float">
            <text:p>70.961</text:p>
          </table:table-cell>
          <table:table-cell office:value-type="float" office:value="45.214" calcext:value-type="float">
            <text:p>45.214</text:p>
          </table:table-cell>
          <table:table-cell office:value-type="float" office:value="80.68404" calcext:value-type="float">
            <text:p>80.684</text:p>
          </table:table-cell>
          <table:table-cell office:value-type="float" office:value="35.4914" calcext:value-type="float">
            <text:p>35.491</text:p>
          </table:table-cell>
          <table:table-cell office:value-type="float" office:value="283.069" calcext:value-type="float">
            <text:p>283.069</text:p>
          </table:table-cell>
          <table:table-cell office:value-type="float" office:value="70.9614" calcext:value-type="float">
            <text:p>70.961</text:p>
          </table:table-cell>
          <table:table-cell office:value-type="float" office:value="52.5769" calcext:value-type="float">
            <text:p>52.577</text:p>
          </table:table-cell>
          <table:table-cell office:value-type="float" office:value="82.30136" calcext:value-type="float">
            <text:p>82.301</text:p>
          </table:table-cell>
          <table:table-cell office:value-type="float" office:value="41.23694" calcext:value-type="float">
            <text:p>41.237</text:p>
          </table:table-cell>
          <table:table-cell office:value-type="float" office:value="1057.012" calcext:value-type="float">
            <text:p>1057.012</text:p>
          </table:table-cell>
          <table:table-cell office:value-type="float" office:value="70.9614" calcext:value-type="float">
            <text:p>70.961</text:p>
          </table:table-cell>
          <table:table-cell office:value-type="float" office:value="53.60786" calcext:value-type="float">
            <text:p>53.608</text:p>
          </table:table-cell>
          <table:table-cell office:value-type="float" office:value="82.7816" calcext:value-type="float">
            <text:p>82.782</text:p>
          </table:table-cell>
          <table:table-cell office:value-type="float" office:value="41.78766" calcext:value-type="float">
            <text:p>41.788</text:p>
          </table:table-cell>
          <table:table-cell office:value-type="float" office:value="992.763" calcext:value-type="float">
            <text:p>992.763</text:p>
          </table:table-cell>
          <table:table-cell office:value-type="float" office:value="70.9614" calcext:value-type="float">
            <text:p>70.961</text:p>
          </table:table-cell>
          <table:table-cell office:value-type="float" office:value="0" calcext:value-type="float">
            <text:p>0.000</text:p>
          </table:table-cell>
          <table:table-cell office:value-type="float" office:value="56.57448" calcext:value-type="float">
            <text:p>56.574</text:p>
          </table:table-cell>
          <table:table-cell office:value-type="float" office:value="14.38692" calcext:value-type="float">
            <text:p>14.387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 office:value-type="float" office:value="52.2864" calcext:value-type="float">
            <text:p>52.286</text:p>
          </table:table-cell>
          <table:table-cell office:value-type="float" office:value="39.97952" calcext:value-type="float">
            <text:p>39.980</text:p>
          </table:table-cell>
          <table:table-cell office:value-type="float" office:value="12.30688" calcext:value-type="float">
            <text:p>12.30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45.4046" calcext:value-type="float">
            <text:p>45.405</text:p>
          </table:table-cell>
          <table:table-cell office:value-type="float" office:value="80.26812" calcext:value-type="float">
            <text:p>80.268</text:p>
          </table:table-cell>
          <table:table-cell office:value-type="float" office:value="41.94946" calcext:value-type="float">
            <text:p>41.949</text:p>
          </table:table-cell>
          <table:table-cell office:value-type="float" office:value="576.828" calcext:value-type="float">
            <text:p>576.828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46.4837" calcext:value-type="float">
            <text:p>46.484</text:p>
          </table:table-cell>
          <table:table-cell office:value-type="float" office:value="80.47236" calcext:value-type="float">
            <text:p>80.472</text:p>
          </table:table-cell>
          <table:table-cell office:value-type="float" office:value="42.82432" calcext:value-type="float">
            <text:p>42.824</text:p>
          </table:table-cell>
          <table:table-cell office:value-type="float" office:value="548.487" calcext:value-type="float">
            <text:p>548.487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56.20586" calcext:value-type="float">
            <text:p>56.206</text:p>
          </table:table-cell>
          <table:table-cell office:value-type="float" office:value="83.45408" calcext:value-type="float">
            <text:p>83.454</text:p>
          </table:table-cell>
          <table:table-cell office:value-type="float" office:value="49.56476" calcext:value-type="float">
            <text:p>49.565</text:p>
          </table:table-cell>
          <table:table-cell office:value-type="float" office:value="1914.601" calcext:value-type="float">
            <text:p>1914.601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56.73882" calcext:value-type="float">
            <text:p>56.739</text:p>
          </table:table-cell>
          <table:table-cell office:value-type="float" office:value="83.24158" calcext:value-type="float">
            <text:p>83.242</text:p>
          </table:table-cell>
          <table:table-cell office:value-type="float" office:value="50.31024" calcext:value-type="float">
            <text:p>50.310</text:p>
          </table:table-cell>
          <table:table-cell office:value-type="float" office:value="1848.185" calcext:value-type="float">
            <text:p>1848.185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0" calcext:value-type="float">
            <text:p>0.000</text:p>
          </table:table-cell>
          <table:table-cell office:value-type="float" office:value="57.86984" calcext:value-type="float">
            <text:p>57.870</text:p>
          </table:table-cell>
          <table:table-cell office:value-type="float" office:value="18.94318" calcext:value-type="float">
            <text:p>18.94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.000</text:p>
          </table:table-cell>
          <table:table-cell office:value-type="float" office:value="51.9045" calcext:value-type="float">
            <text:p>51.905</text:p>
          </table:table-cell>
          <table:table-cell office:value-type="float" office:value="32.5404" calcext:value-type="float">
            <text:p>32.540</text:p>
          </table:table-cell>
          <table:table-cell office:value-type="float" office:value="19.3641" calcext:value-type="float">
            <text:p>19.364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4.37976" calcext:value-type="float">
            <text:p>64.380</text:p>
          </table:table-cell>
          <table:table-cell office:value-type="float" office:value="22.6053" calcext:value-type="float">
            <text:p>22.605</text:p>
          </table:table-cell>
          <table:table-cell office:value-type="float" office:value="0.165" calcext:value-type="float">
            <text:p>0.165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3.94828" calcext:value-type="float">
            <text:p>63.948</text:p>
          </table:table-cell>
          <table:table-cell office:value-type="float" office:value="23.03678" calcext:value-type="float">
            <text:p>23.037</text:p>
          </table:table-cell>
          <table:table-cell office:value-type="float" office:value="0.159" calcext:value-type="float">
            <text:p>0.159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4.37976" calcext:value-type="float">
            <text:p>64.380</text:p>
          </table:table-cell>
          <table:table-cell office:value-type="float" office:value="22.6053" calcext:value-type="float">
            <text:p>22.605</text:p>
          </table:table-cell>
          <table:table-cell office:value-type="float" office:value="0.161" calcext:value-type="float">
            <text:p>0.161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3.94828" calcext:value-type="float">
            <text:p>63.948</text:p>
          </table:table-cell>
          <table:table-cell office:value-type="float" office:value="23.03678" calcext:value-type="float">
            <text:p>23.037</text:p>
          </table:table-cell>
          <table:table-cell office:value-type="float" office:value="0.154" calcext:value-type="float">
            <text:p>0.154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0" calcext:value-type="float">
            <text:p>0.000</text:p>
          </table:table-cell>
          <table:table-cell office:value-type="float" office:value="60.69884" calcext:value-type="float">
            <text:p>60.699</text:p>
          </table:table-cell>
          <table:table-cell office:value-type="float" office:value="18.02038" calcext:value-type="float">
            <text:p>18.02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4.64508" calcext:value-type="float">
            <text:p>4.645</text:p>
          </table:table-cell>
          <table:table-cell office:value-type="float" office:value="3.90908" calcext:value-type="float">
            <text:p>3.909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97798" calcext:value-type="float">
            <text:p>70.978</text:p>
          </table:table-cell>
          <table:table-cell office:value-type="float" office:value="34.43988" calcext:value-type="float">
            <text:p>34.440</text:p>
          </table:table-cell>
          <table:table-cell office:value-type="float" office:value="0.665" calcext:value-type="float">
            <text:p>0.665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15556" calcext:value-type="float">
            <text:p>70.156</text:p>
          </table:table-cell>
          <table:table-cell office:value-type="float" office:value="35.26236" calcext:value-type="float">
            <text:p>35.262</text:p>
          </table:table-cell>
          <table:table-cell office:value-type="float" office:value="1.435" calcext:value-type="float">
            <text:p>1.435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10214" calcext:value-type="float">
            <text:p>70.102</text:p>
          </table:table-cell>
          <table:table-cell office:value-type="float" office:value="35.31572" calcext:value-type="float">
            <text:p>35.316</text:p>
          </table:table-cell>
          <table:table-cell office:value-type="float" office:value="1.591" calcext:value-type="float">
            <text:p>1.591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20.60406" calcext:value-type="float">
            <text:p>20.604</text:p>
          </table:table-cell>
          <table:table-cell office:value-type="float" office:value="70.46002" calcext:value-type="float">
            <text:p>70.460</text:p>
          </table:table-cell>
          <table:table-cell office:value-type="float" office:value="36.13986" calcext:value-type="float">
            <text:p>36.140</text:p>
          </table:table-cell>
          <table:table-cell office:value-type="float" office:value="1.522" calcext:value-type="float">
            <text:p>1.522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0" calcext:value-type="float">
            <text:p>0.000</text:p>
          </table:table-cell>
          <table:table-cell office:value-type="float" office:value="58.98028" calcext:value-type="float">
            <text:p>58.980</text:p>
          </table:table-cell>
          <table:table-cell office:value-type="float" office:value="27.01556" calcext:value-type="float">
            <text:p>27.016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.000</text:p>
          </table:table-cell>
          <table:table-cell office:value-type="float" office:value="12.11402" calcext:value-type="float">
            <text:p>12.114</text:p>
          </table:table-cell>
          <table:table-cell office:value-type="float" office:value="10.57908" calcext:value-type="float">
            <text:p>10.579</text:p>
          </table:table-cell>
          <table:table-cell office:value-type="float" office:value="1.53494" calcext:value-type="float">
            <text:p>1.53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8.19232" calcext:value-type="float">
            <text:p>28.192</text:p>
          </table:table-cell>
          <table:table-cell office:value-type="float" office:value="73.16668" calcext:value-type="float">
            <text:p>73.167</text:p>
          </table:table-cell>
          <table:table-cell office:value-type="float" office:value="34.14956" calcext:value-type="float">
            <text:p>34.150</text:p>
          </table:table-cell>
          <table:table-cell office:value-type="float" office:value="7.719" calcext:value-type="float">
            <text:p>7.719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7.76404" calcext:value-type="float">
            <text:p>27.764</text:p>
          </table:table-cell>
          <table:table-cell office:value-type="float" office:value="72.28992" calcext:value-type="float">
            <text:p>72.290</text:p>
          </table:table-cell>
          <table:table-cell office:value-type="float" office:value="34.59804" calcext:value-type="float">
            <text:p>34.598</text:p>
          </table:table-cell>
          <table:table-cell office:value-type="float" office:value="6.69" calcext:value-type="float">
            <text:p>6.690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9.89734" calcext:value-type="float">
            <text:p>29.897</text:p>
          </table:table-cell>
          <table:table-cell office:value-type="float" office:value="73.77204" calcext:value-type="float">
            <text:p>73.772</text:p>
          </table:table-cell>
          <table:table-cell office:value-type="float" office:value="35.24922" calcext:value-type="float">
            <text:p>35.249</text:p>
          </table:table-cell>
          <table:table-cell office:value-type="float" office:value="35.941" calcext:value-type="float">
            <text:p>35.941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9.46906" calcext:value-type="float">
            <text:p>29.469</text:p>
          </table:table-cell>
          <table:table-cell office:value-type="float" office:value="72.89528" calcext:value-type="float">
            <text:p>72.895</text:p>
          </table:table-cell>
          <table:table-cell office:value-type="float" office:value="35.6977" calcext:value-type="float">
            <text:p>35.698</text:p>
          </table:table-cell>
          <table:table-cell office:value-type="float" office:value="30.44" calcext:value-type="float">
            <text:p>30.440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0" calcext:value-type="float">
            <text:p>0.000</text:p>
          </table:table-cell>
          <table:table-cell office:value-type="float" office:value="59.69052" calcext:value-type="float">
            <text:p>59.691</text:p>
          </table:table-cell>
          <table:table-cell office:value-type="float" office:value="19.4334" calcext:value-type="float">
            <text:p>19.433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office:value-type="float" office:value="30.25434" calcext:value-type="float">
            <text:p>30.254</text:p>
          </table:table-cell>
          <table:table-cell office:value-type="float" office:value="23.65504" calcext:value-type="float">
            <text:p>23.655</text:p>
          </table:table-cell>
          <table:table-cell office:value-type="float" office:value="6.5993" calcext:value-type="float">
            <text:p>6.59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6.15976" calcext:value-type="float">
            <text:p>36.160</text:p>
          </table:table-cell>
          <table:table-cell office:value-type="float" office:value="84.79362" calcext:value-type="float">
            <text:p>84.794</text:p>
          </table:table-cell>
          <table:table-cell office:value-type="float" office:value="32.45426" calcext:value-type="float">
            <text:p>32.454</text:p>
          </table:table-cell>
          <table:table-cell office:value-type="float" office:value="50.182" calcext:value-type="float">
            <text:p>50.182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5.2865" calcext:value-type="float">
            <text:p>35.287</text:p>
          </table:table-cell>
          <table:table-cell office:value-type="float" office:value="83.20846" calcext:value-type="float">
            <text:p>83.208</text:p>
          </table:table-cell>
          <table:table-cell office:value-type="float" office:value="33.16616" calcext:value-type="float">
            <text:p>33.166</text:p>
          </table:table-cell>
          <table:table-cell office:value-type="float" office:value="56.308" calcext:value-type="float">
            <text:p>56.308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9.80884" calcext:value-type="float">
            <text:p>39.809</text:p>
          </table:table-cell>
          <table:table-cell office:value-type="float" office:value="84.22414" calcext:value-type="float">
            <text:p>84.224</text:p>
          </table:table-cell>
          <table:table-cell office:value-type="float" office:value="36.67282" calcext:value-type="float">
            <text:p>36.673</text:p>
          </table:table-cell>
          <table:table-cell office:value-type="float" office:value="212.47" calcext:value-type="float">
            <text:p>212.470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40.8398" calcext:value-type="float">
            <text:p>40.840</text:p>
          </table:table-cell>
          <table:table-cell office:value-type="float" office:value="84.58938" calcext:value-type="float">
            <text:p>84.589</text:p>
          </table:table-cell>
          <table:table-cell office:value-type="float" office:value="37.33854" calcext:value-type="float">
            <text:p>37.339</text:p>
          </table:table-cell>
          <table:table-cell office:value-type="float" office:value="247.44" calcext:value-type="float">
            <text:p>247.440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0" calcext:value-type="float">
            <text:p>0.000</text:p>
          </table:table-cell>
          <table:table-cell office:value-type="float" office:value="63.93632" calcext:value-type="float">
            <text:p>63.936</text:p>
          </table:table-cell>
          <table:table-cell office:value-type="float" office:value="17.15182" calcext:value-type="float">
            <text:p>17.152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38.35458" calcext:value-type="float">
            <text:p>38.355</text:p>
          </table:table-cell>
          <table:table-cell office:value-type="float" office:value="30.4382" calcext:value-type="float">
            <text:p>30.438</text:p>
          </table:table-cell>
          <table:table-cell office:value-type="float" office:value="7.91638" calcext:value-type="float">
            <text:p>7.916</text:p>
          </table:table-cell>
          <table:table-cell office:value-type="float" office:value="0.04" calcext:value-type="float">
            <text:p>0.040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53.79816" calcext:value-type="float">
            <text:p>53.798</text:p>
          </table:table-cell>
          <table:table-cell office:value-type="float" office:value="89.54908" calcext:value-type="float">
            <text:p>89.549</text:p>
          </table:table-cell>
          <table:table-cell office:value-type="float" office:value="47.49178" calcext:value-type="float">
            <text:p>47.492</text:p>
          </table:table-cell>
          <table:table-cell office:value-type="float" office:value="2212.185" calcext:value-type="float">
            <text:p>2212.185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54.02392" calcext:value-type="float">
            <text:p>54.024</text:p>
          </table:table-cell>
          <table:table-cell office:value-type="float" office:value="88.50396" calcext:value-type="float">
            <text:p>88.504</text:p>
          </table:table-cell>
          <table:table-cell office:value-type="float" office:value="48.76266" calcext:value-type="float">
            <text:p>48.763</text:p>
          </table:table-cell>
          <table:table-cell office:value-type="float" office:value="2085.098" calcext:value-type="float">
            <text:p>2085.098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62.70838" calcext:value-type="float">
            <text:p>62.708</text:p>
          </table:table-cell>
          <table:table-cell office:value-type="float" office:value="91.9328" calcext:value-type="float">
            <text:p>91.933</text:p>
          </table:table-cell>
          <table:table-cell office:value-type="float" office:value="54.01828" calcext:value-type="float">
            <text:p>54.018</text:p>
          </table:table-cell>
          <table:table-cell office:value-type="float" office:value="4608.159" calcext:value-type="float">
            <text:p>4608.159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63.65302" calcext:value-type="float">
            <text:p>63.653</text:p>
          </table:table-cell>
          <table:table-cell office:value-type="float" office:value="91.85462" calcext:value-type="float">
            <text:p>91.855</text:p>
          </table:table-cell>
          <table:table-cell office:value-type="float" office:value="55.04112" calcext:value-type="float">
            <text:p>55.041</text:p>
          </table:table-cell>
          <table:table-cell office:value-type="float" office:value="4911.554" calcext:value-type="float">
            <text:p>4911.554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0" calcext:value-type="float">
            <text:p>0.000</text:p>
          </table:table-cell>
          <table:table-cell office:value-type="float" office:value="64.04764" calcext:value-type="float">
            <text:p>64.048</text:p>
          </table:table-cell>
          <table:table-cell office:value-type="float" office:value="19.1951" calcext:value-type="float">
            <text:p>19.195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.000</text:p>
          </table:table-cell>
          <table:table-cell office:value-type="float" office:value="63.9651" calcext:value-type="float">
            <text:p>63.965</text:p>
          </table:table-cell>
          <table:table-cell office:value-type="float" office:value="42.29884" calcext:value-type="float">
            <text:p>42.299</text:p>
          </table:table-cell>
          <table:table-cell office:value-type="float" office:value="21.66626" calcext:value-type="float">
            <text:p>21.666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8.50594" calcext:value-type="float">
            <text:p>68.506</text:p>
          </table:table-cell>
          <table:table-cell office:value-type="float" office:value="34.80932" calcext:value-type="float">
            <text:p>34.809</text:p>
          </table:table-cell>
          <table:table-cell office:value-type="float" office:value="0.219" calcext:value-type="float">
            <text:p>0.219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7.89598" calcext:value-type="float">
            <text:p>67.896</text:p>
          </table:table-cell>
          <table:table-cell office:value-type="float" office:value="35.41928" calcext:value-type="float">
            <text:p>35.419</text:p>
          </table:table-cell>
          <table:table-cell office:value-type="float" office:value="0.259" calcext:value-type="float">
            <text:p>0.259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8.50594" calcext:value-type="float">
            <text:p>68.506</text:p>
          </table:table-cell>
          <table:table-cell office:value-type="float" office:value="34.80932" calcext:value-type="float">
            <text:p>34.809</text:p>
          </table:table-cell>
          <table:table-cell office:value-type="float" office:value="0.217" calcext:value-type="float">
            <text:p>0.217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7.89598" calcext:value-type="float">
            <text:p>67.896</text:p>
          </table:table-cell>
          <table:table-cell office:value-type="float" office:value="35.41928" calcext:value-type="float">
            <text:p>35.419</text:p>
          </table:table-cell>
          <table:table-cell office:value-type="float" office:value="0.254" calcext:value-type="float">
            <text:p>0.254</text:p>
          </table:table-cell>
          <table:table-cell office:value-type="float" office:value="94.9416" calcext:value-type="float">
            <text:p>94.942</text:p>
          </table:table-cell>
          <table:table-cell office:value-type="float" office:value="0" calcext:value-type="float">
            <text:p>0.000</text:p>
          </table:table-cell>
          <table:table-cell office:value-type="float" office:value="63.90504" calcext:value-type="float">
            <text:p>63.905</text:p>
          </table:table-cell>
          <table:table-cell office:value-type="float" office:value="31.0365" calcext:value-type="float">
            <text:p>31.037</text:p>
          </table:table-cell>
          <table:table-cell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office:value-type="float" office:value="4.97874" calcext:value-type="float">
            <text:p>4.979</text:p>
          </table:table-cell>
          <table:table-cell office:value-type="float" office:value="4.14552" calcext:value-type="float">
            <text:p>4.146</text:p>
          </table:table-cell>
          <table:table-cell office:value-type="float" office:value="0.83322" calcext:value-type="float">
            <text:p>0.833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6.40708" calcext:value-type="float">
            <text:p>16.407</text:p>
          </table:table-cell>
          <table:table-cell office:value-type="float" office:value="71.99" calcext:value-type="float">
            <text:p>71.990</text:p>
          </table:table-cell>
          <table:table-cell office:value-type="float" office:value="33.64152" calcext:value-type="float">
            <text:p>33.642</text:p>
          </table:table-cell>
          <table:table-cell office:value-type="float" office:value="2.435" calcext:value-type="float">
            <text:p>2.435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6.97324" calcext:value-type="float">
            <text:p>16.973</text:p>
          </table:table-cell>
          <table:table-cell office:value-type="float" office:value="72.32396" calcext:value-type="float">
            <text:p>72.324</text:p>
          </table:table-cell>
          <table:table-cell office:value-type="float" office:value="33.87372" calcext:value-type="float">
            <text:p>33.874</text:p>
          </table:table-cell>
          <table:table-cell office:value-type="float" office:value="2.233" calcext:value-type="float">
            <text:p>2.233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8.1121" calcext:value-type="float">
            <text:p>18.112</text:p>
          </table:table-cell>
          <table:table-cell office:value-type="float" office:value="73.00292" calcext:value-type="float">
            <text:p>73.003</text:p>
          </table:table-cell>
          <table:table-cell office:value-type="float" office:value="34.33362" calcext:value-type="float">
            <text:p>34.334</text:p>
          </table:table-cell>
          <table:table-cell office:value-type="float" office:value="2.984" calcext:value-type="float">
            <text:p>2.984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8.67826" calcext:value-type="float">
            <text:p>18.678</text:p>
          </table:table-cell>
          <table:table-cell office:value-type="float" office:value="73.33688" calcext:value-type="float">
            <text:p>73.337</text:p>
          </table:table-cell>
          <table:table-cell office:value-type="float" office:value="34.56582" calcext:value-type="float">
            <text:p>34.566</text:p>
          </table:table-cell>
          <table:table-cell office:value-type="float" office:value="2.927" calcext:value-type="float">
            <text:p>2.927</text:p>
          </table:table-cell>
          <table:table-cell office:value-type="float" office:value="90.46362" calcext:value-type="float">
            <text:p>90.464</text:p>
          </table:table-cell>
          <table:table-cell office:value-type="float" office:value="0" calcext:value-type="float">
            <text:p>0.000</text:p>
          </table:table-cell>
          <table:table-cell office:value-type="float" office:value="65.36324" calcext:value-type="float">
            <text:p>65.363</text:p>
          </table:table-cell>
          <table:table-cell office:value-type="float" office:value="25.10038" calcext:value-type="float">
            <text:p>25.10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.000</text:p>
          </table:table-cell>
          <table:table-cell office:value-type="float" office:value="15.48568" calcext:value-type="float">
            <text:p>15.486</text:p>
          </table:table-cell>
          <table:table-cell office:value-type="float" office:value="13.2572" calcext:value-type="float">
            <text:p>13.257</text:p>
          </table:table-cell>
          <table:table-cell office:value-type="float" office:value="2.22848" calcext:value-type="float">
            <text:p>2.22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3.17614" calcext:value-type="float">
            <text:p>33.176</text:p>
          </table:table-cell>
          <table:table-cell office:value-type="float" office:value="84.84792" calcext:value-type="float">
            <text:p>84.848</text:p>
          </table:table-cell>
          <table:table-cell office:value-type="float" office:value="41.93938" calcext:value-type="float">
            <text:p>41.939</text:p>
          </table:table-cell>
          <table:table-cell office:value-type="float" office:value="123.538" calcext:value-type="float">
            <text:p>123.538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5.4273" calcext:value-type="float">
            <text:p>35.427</text:p>
          </table:table-cell>
          <table:table-cell office:value-type="float" office:value="86.71186" calcext:value-type="float">
            <text:p>86.712</text:p>
          </table:table-cell>
          <table:table-cell office:value-type="float" office:value="42.32662" calcext:value-type="float">
            <text:p>42.327</text:p>
          </table:table-cell>
          <table:table-cell office:value-type="float" office:value="103.61" calcext:value-type="float">
            <text:p>103.610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6.31902" calcext:value-type="float">
            <text:p>36.319</text:p>
          </table:table-cell>
          <table:table-cell office:value-type="float" office:value="86.05958" calcext:value-type="float">
            <text:p>86.060</text:p>
          </table:table-cell>
          <table:table-cell office:value-type="float" office:value="43.87062" calcext:value-type="float">
            <text:p>43.871</text:p>
          </table:table-cell>
          <table:table-cell office:value-type="float" office:value="616.765" calcext:value-type="float">
            <text:p>616.765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8.12354" calcext:value-type="float">
            <text:p>38.124</text:p>
          </table:table-cell>
          <table:table-cell office:value-type="float" office:value="87.13506" calcext:value-type="float">
            <text:p>87.135</text:p>
          </table:table-cell>
          <table:table-cell office:value-type="float" office:value="44.59966" calcext:value-type="float">
            <text:p>44.600</text:p>
          </table:table-cell>
          <table:table-cell office:value-type="float" office:value="1020.901" calcext:value-type="float">
            <text:p>1020.901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0" calcext:value-type="float">
            <text:p>0.000</text:p>
          </table:table-cell>
          <table:table-cell office:value-type="float" office:value="69.41032" calcext:value-type="float">
            <text:p>69.410</text:p>
          </table:table-cell>
          <table:table-cell office:value-type="float" office:value="24.20084" calcext:value-type="float">
            <text:p>24.201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office:value-type="float" office:value="38.87074" calcext:value-type="float">
            <text:p>38.871</text:p>
          </table:table-cell>
          <table:table-cell office:value-type="float" office:value="28.52184" calcext:value-type="float">
            <text:p>28.522</text:p>
          </table:table-cell>
          <table:table-cell office:value-type="float" office:value="10.3489" calcext:value-type="float">
            <text:p>10.34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6.61248" calcext:value-type="float">
            <text:p>6.612</text:p>
          </table:table-cell>
          <table:table-cell office:value-type="float" office:value="74.01032" calcext:value-type="float">
            <text:p>74.010</text:p>
          </table:table-cell>
          <table:table-cell office:value-type="float" office:value="32.4538" calcext:value-type="float">
            <text:p>32.454</text:p>
          </table:table-cell>
          <table:table-cell office:value-type="float" office:value="0.309" calcext:value-type="float">
            <text:p>0.309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7.17864" calcext:value-type="float">
            <text:p>7.179</text:p>
          </table:table-cell>
          <table:table-cell office:value-type="float" office:value="74.30932" calcext:value-type="float">
            <text:p>74.309</text:p>
          </table:table-cell>
          <table:table-cell office:value-type="float" office:value="32.72096" calcext:value-type="float">
            <text:p>32.721</text:p>
          </table:table-cell>
          <table:table-cell office:value-type="float" office:value="0.311" calcext:value-type="float">
            <text:p>0.31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6.61248" calcext:value-type="float">
            <text:p>6.612</text:p>
          </table:table-cell>
          <table:table-cell office:value-type="float" office:value="74.01032" calcext:value-type="float">
            <text:p>74.010</text:p>
          </table:table-cell>
          <table:table-cell office:value-type="float" office:value="32.4538" calcext:value-type="float">
            <text:p>32.454</text:p>
          </table:table-cell>
          <table:table-cell office:value-type="float" office:value="0.321" calcext:value-type="float">
            <text:p>0.32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7.17864" calcext:value-type="float">
            <text:p>7.179</text:p>
          </table:table-cell>
          <table:table-cell office:value-type="float" office:value="74.30932" calcext:value-type="float">
            <text:p>74.309</text:p>
          </table:table-cell>
          <table:table-cell office:value-type="float" office:value="32.72096" calcext:value-type="float">
            <text:p>32.721</text:p>
          </table:table-cell>
          <table:table-cell office:value-type="float" office:value="0.281" calcext:value-type="float">
            <text:p>0.28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0" calcext:value-type="float">
            <text:p>0.000</text:p>
          </table:table-cell>
          <table:table-cell office:value-type="float" office:value="68.86568" calcext:value-type="float">
            <text:p>68.866</text:p>
          </table:table-cell>
          <table:table-cell office:value-type="float" office:value="30.98596" calcext:value-type="float">
            <text:p>30.986</text:p>
          </table:table-cell>
          <table:table-cell office:value-type="float" office:value="0.089" calcext:value-type="float">
            <text:p>0.089</text:p>
          </table:table-cell>
          <table:table-cell table:number-columns-repeated="5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6.7593" calcext:value-type="float">
            <text:p>16.759</text:p>
          </table:table-cell>
          <table:table-cell office:value-type="float" office:value="87.49472" calcext:value-type="float">
            <text:p>87.495</text:p>
          </table:table-cell>
          <table:table-cell office:value-type="float" office:value="28.35238" calcext:value-type="float">
            <text:p>28.352</text:p>
          </table:table-cell>
          <table:table-cell office:value-type="float" office:value="18.394" calcext:value-type="float">
            <text:p>18.394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7.79026" calcext:value-type="float">
            <text:p>17.790</text:p>
          </table:table-cell>
          <table:table-cell office:value-type="float" office:value="87.72836" calcext:value-type="float">
            <text:p>87.728</text:p>
          </table:table-cell>
          <table:table-cell office:value-type="float" office:value="29.14966" calcext:value-type="float">
            <text:p>29.150</text:p>
          </table:table-cell>
          <table:table-cell office:value-type="float" office:value="29.63" calcext:value-type="float">
            <text:p>29.630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9.2579" calcext:value-type="float">
            <text:p>19.258</text:p>
          </table:table-cell>
          <table:table-cell office:value-type="float" office:value="89.35226" calcext:value-type="float">
            <text:p>89.352</text:p>
          </table:table-cell>
          <table:table-cell office:value-type="float" office:value="28.9935" calcext:value-type="float">
            <text:p>28.994</text:p>
          </table:table-cell>
          <table:table-cell office:value-type="float" office:value="11.705" calcext:value-type="float">
            <text:p>11.705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20.28886" calcext:value-type="float">
            <text:p>20.289</text:p>
          </table:table-cell>
          <table:table-cell office:value-type="float" office:value="89.3881" calcext:value-type="float">
            <text:p>89.388</text:p>
          </table:table-cell>
          <table:table-cell office:value-type="float" office:value="29.98858" calcext:value-type="float">
            <text:p>29.989</text:p>
          </table:table-cell>
          <table:table-cell office:value-type="float" office:value="8.46" calcext:value-type="float">
            <text:p>8.460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0" calcext:value-type="float">
            <text:p>0.000</text:p>
          </table:table-cell>
          <table:table-cell office:value-type="float" office:value="78.03256" calcext:value-type="float">
            <text:p>78.033</text:p>
          </table:table-cell>
          <table:table-cell office:value-type="float" office:value="21.05528" calcext:value-type="float">
            <text:p>21.055</text:p>
          </table:table-cell>
          <table:table-cell office:value-type="float" office:value="0.09" calcext:value-type="float">
            <text:p>0.090</text:p>
          </table:table-cell>
          <table:table-cell office:value-type="float" office:value="0" calcext:value-type="float">
            <text:p>0.000</text:p>
          </table:table-cell>
          <table:table-cell office:value-type="float" office:value="11.97126" calcext:value-type="float">
            <text:p>11.971</text:p>
          </table:table-cell>
          <table:table-cell office:value-type="float" office:value="9.04912" calcext:value-type="float">
            <text:p>9.049</text:p>
          </table:table-cell>
          <table:table-cell office:value-type="float" office:value="2.92214" calcext:value-type="float">
            <text:p>2.922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29.23168" calcext:value-type="float">
            <text:p>29.232</text:p>
          </table:table-cell>
          <table:table-cell office:value-type="float" office:value="90.83254" calcext:value-type="float">
            <text:p>90.833</text:p>
          </table:table-cell>
          <table:table-cell office:value-type="float" office:value="40.17398" calcext:value-type="float">
            <text:p>40.174</text:p>
          </table:table-cell>
          <table:table-cell office:value-type="float" office:value="60.883" calcext:value-type="float">
            <text:p>60.883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15308" calcext:value-type="float">
            <text:p>30.153</text:p>
          </table:table-cell>
          <table:table-cell office:value-type="float" office:value="91.38824" calcext:value-type="float">
            <text:p>91.388</text:p>
          </table:table-cell>
          <table:table-cell office:value-type="float" office:value="40.5397" calcext:value-type="float">
            <text:p>40.540</text:p>
          </table:table-cell>
          <table:table-cell office:value-type="float" office:value="112.596" calcext:value-type="float">
            <text:p>112.596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3806" calcext:value-type="float">
            <text:p>30.381</text:p>
          </table:table-cell>
          <table:table-cell office:value-type="float" office:value="90.88494" calcext:value-type="float">
            <text:p>90.885</text:p>
          </table:table-cell>
          <table:table-cell office:value-type="float" office:value="41.27046" calcext:value-type="float">
            <text:p>41.270</text:p>
          </table:table-cell>
          <table:table-cell office:value-type="float" office:value="254.674" calcext:value-type="float">
            <text:p>254.674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85536" calcext:value-type="float">
            <text:p>30.855</text:p>
          </table:table-cell>
          <table:table-cell office:value-type="float" office:value="90.77454" calcext:value-type="float">
            <text:p>90.775</text:p>
          </table:table-cell>
          <table:table-cell office:value-type="float" office:value="41.85562" calcext:value-type="float">
            <text:p>41.856</text:p>
          </table:table-cell>
          <table:table-cell office:value-type="float" office:value="366.112" calcext:value-type="float">
            <text:p>366.112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0" calcext:value-type="float">
            <text:p>0.000</text:p>
          </table:table-cell>
          <table:table-cell office:value-type="float" office:value="77.3996" calcext:value-type="float">
            <text:p>77.400</text:p>
          </table:table-cell>
          <table:table-cell office:value-type="float" office:value="24.37522" calcext:value-type="float">
            <text:p>24.375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.000</text:p>
          </table:table-cell>
          <table:table-cell office:value-type="float" office:value="30.82392" calcext:value-type="float">
            <text:p>30.824</text:p>
          </table:table-cell>
          <table:table-cell office:value-type="float" office:value="23.1794" calcext:value-type="float">
            <text:p>23.179</text:p>
          </table:table-cell>
          <table:table-cell office:value-type="float" office:value="7.64452" calcext:value-type="float">
            <text:p>7.645</text:p>
          </table:table-cell>
          <table:table-cell office:value-type="float" office:value="0.01" calcext:value-type="float">
            <text:p>0.01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02912" calcext:value-type="float">
            <text:p>40.029</text:p>
          </table:table-cell>
          <table:table-cell office:value-type="float" office:value="94.1142" calcext:value-type="float">
            <text:p>94.114</text:p>
          </table:table-cell>
          <table:table-cell office:value-type="float" office:value="47.19046" calcext:value-type="float">
            <text:p>47.190</text:p>
          </table:table-cell>
          <table:table-cell office:value-type="float" office:value="1003.477" calcext:value-type="float">
            <text:p>1003.477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02912" calcext:value-type="float">
            <text:p>40.029</text:p>
          </table:table-cell>
          <table:table-cell office:value-type="float" office:value="93.67172" calcext:value-type="float">
            <text:p>93.672</text:p>
          </table:table-cell>
          <table:table-cell office:value-type="float" office:value="47.63298" calcext:value-type="float">
            <text:p>47.633</text:p>
          </table:table-cell>
          <table:table-cell office:value-type="float" office:value="1893.209" calcext:value-type="float">
            <text:p>1893.209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7729" calcext:value-type="float">
            <text:p>40.773</text:p>
          </table:table-cell>
          <table:table-cell office:value-type="float" office:value="92.13156" calcext:value-type="float">
            <text:p>92.132</text:p>
          </table:table-cell>
          <table:table-cell office:value-type="float" office:value="49.91684" calcext:value-type="float">
            <text:p>49.917</text:p>
          </table:table-cell>
          <table:table-cell office:value-type="float" office:value="3167.017" calcext:value-type="float">
            <text:p>3167.017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1.92172" calcext:value-type="float">
            <text:p>41.922</text:p>
          </table:table-cell>
          <table:table-cell office:value-type="float" office:value="92.73696" calcext:value-type="float">
            <text:p>92.737</text:p>
          </table:table-cell>
          <table:table-cell office:value-type="float" office:value="50.4603" calcext:value-type="float">
            <text:p>50.460</text:p>
          </table:table-cell>
          <table:table-cell office:value-type="float" office:value="2997.878" calcext:value-type="float">
            <text:p>2997.878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0" calcext:value-type="float">
            <text:p>0.000</text:p>
          </table:table-cell>
          <table:table-cell office:value-type="float" office:value="76.95892" calcext:value-type="float">
            <text:p>76.959</text:p>
          </table:table-cell>
          <table:table-cell office:value-type="float" office:value="24.31658" calcext:value-type="float">
            <text:p>24.317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.000</text:p>
          </table:table-cell>
          <table:table-cell office:value-type="float" office:value="43.55194" calcext:value-type="float">
            <text:p>43.552</text:p>
          </table:table-cell>
          <table:table-cell office:value-type="float" office:value="31.67192" calcext:value-type="float">
            <text:p>31.672</text:p>
          </table:table-cell>
          <table:table-cell office:value-type="float" office:value="11.88002" calcext:value-type="float">
            <text:p>11.880</text:p>
          </table:table-cell>
          <table:table-cell office:value-type="float" office:value="0.06" calcext:value-type="float">
            <text:p>0.06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90418" calcext:value-type="float">
            <text:p>89.904</text:p>
          </table:table-cell>
          <table:table-cell office:value-type="float" office:value="27.74218" calcext:value-type="float">
            <text:p>27.742</text:p>
          </table:table-cell>
          <table:table-cell office:value-type="float" office:value="1.19" calcext:value-type="float">
            <text:p>1.190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36142" calcext:value-type="float">
            <text:p>89.361</text:p>
          </table:table-cell>
          <table:table-cell office:value-type="float" office:value="28.28498" calcext:value-type="float">
            <text:p>28.285</text:p>
          </table:table-cell>
          <table:table-cell office:value-type="float" office:value="1.202" calcext:value-type="float">
            <text:p>1.202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90418" calcext:value-type="float">
            <text:p>89.904</text:p>
          </table:table-cell>
          <table:table-cell office:value-type="float" office:value="27.74218" calcext:value-type="float">
            <text:p>27.742</text:p>
          </table:table-cell>
          <table:table-cell office:value-type="float" office:value="1.235" calcext:value-type="float">
            <text:p>1.235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36142" calcext:value-type="float">
            <text:p>89.361</text:p>
          </table:table-cell>
          <table:table-cell office:value-type="float" office:value="28.28498" calcext:value-type="float">
            <text:p>28.285</text:p>
          </table:table-cell>
          <table:table-cell office:value-type="float" office:value="1.201" calcext:value-type="float">
            <text:p>1.201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0" calcext:value-type="float">
            <text:p>0.000</text:p>
          </table:table-cell>
          <table:table-cell office:value-type="float" office:value="83.77426" calcext:value-type="float">
            <text:p>83.774</text:p>
          </table:table-cell>
          <table:table-cell office:value-type="float" office:value="23.44302" calcext:value-type="float">
            <text:p>23.443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.000</text:p>
          </table:table-cell>
          <table:table-cell office:value-type="float" office:value="4.98372" calcext:value-type="float">
            <text:p>4.984</text:p>
          </table:table-cell>
          <table:table-cell office:value-type="float" office:value="4.48592" calcext:value-type="float">
            <text:p>4.486</text:p>
          </table:table-cell>
          <table:table-cell office:value-type="float" office:value="0.4978" calcext:value-type="float">
            <text:p>0.49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3.73224" calcext:value-type="float">
            <text:p>33.732</text:p>
          </table:table-cell>
          <table:table-cell office:value-type="float" office:value="98.82454" calcext:value-type="float">
            <text:p>98.825</text:p>
          </table:table-cell>
          <table:table-cell office:value-type="float" office:value="45.10836" calcext:value-type="float">
            <text:p>45.108</text:p>
          </table:table-cell>
          <table:table-cell office:value-type="float" office:value="172.234" calcext:value-type="float">
            <text:p>172.234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4.25348" calcext:value-type="float">
            <text:p>34.253</text:p>
          </table:table-cell>
          <table:table-cell office:value-type="float" office:value="98.00846" calcext:value-type="float">
            <text:p>98.008</text:p>
          </table:table-cell>
          <table:table-cell office:value-type="float" office:value="46.44564" calcext:value-type="float">
            <text:p>46.446</text:p>
          </table:table-cell>
          <table:table-cell office:value-type="float" office:value="1081.761" calcext:value-type="float">
            <text:p>1081.761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5.14832" calcext:value-type="float">
            <text:p>35.148</text:p>
          </table:table-cell>
          <table:table-cell office:value-type="float" office:value="98.8779" calcext:value-type="float">
            <text:p>98.878</text:p>
          </table:table-cell>
          <table:table-cell office:value-type="float" office:value="46.47108" calcext:value-type="float">
            <text:p>46.471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5.14832" calcext:value-type="float">
            <text:p>35.148</text:p>
          </table:table-cell>
          <table:table-cell office:value-type="float" office:value="98.03602" calcext:value-type="float">
            <text:p>98.036</text:p>
          </table:table-cell>
          <table:table-cell office:value-type="float" office:value="47.31288" calcext:value-type="float">
            <text:p>47.313</text:p>
          </table:table-cell>
          <table:table-cell office:value-type="float" office:value="562.448" calcext:value-type="float">
            <text:p>562.448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0" calcext:value-type="float">
            <text:p>0.000</text:p>
          </table:table-cell>
          <table:table-cell office:value-type="float" office:value="84.76516" calcext:value-type="float">
            <text:p>84.765</text:p>
          </table:table-cell>
          <table:table-cell office:value-type="float" office:value="25.43556" calcext:value-type="float">
            <text:p>25.436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.000</text:p>
          </table:table-cell>
          <table:table-cell office:value-type="float" office:value="31.5092" calcext:value-type="float">
            <text:p>31.509</text:p>
          </table:table-cell>
          <table:table-cell office:value-type="float" office:value="23.71852" calcext:value-type="float">
            <text:p>23.719</text:p>
          </table:table-cell>
          <table:table-cell office:value-type="float" office:value="7.79068" calcext:value-type="float">
            <text:p>7.79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66782" calcext:value-type="float">
            <text:p>89.668</text:p>
          </table:table-cell>
          <table:table-cell office:value-type="float" office:value="38.01504" calcext:value-type="float">
            <text:p>38.015</text:p>
          </table:table-cell>
          <table:table-cell office:value-type="float" office:value="1.761" calcext:value-type="float">
            <text:p>1.76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48106" calcext:value-type="float">
            <text:p>89.481</text:p>
          </table:table-cell>
          <table:table-cell office:value-type="float" office:value="38.2018" calcext:value-type="float">
            <text:p>38.202</text:p>
          </table:table-cell>
          <table:table-cell office:value-type="float" office:value="1.467" calcext:value-type="float">
            <text:p>1.467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66782" calcext:value-type="float">
            <text:p>89.668</text:p>
          </table:table-cell>
          <table:table-cell office:value-type="float" office:value="38.01504" calcext:value-type="float">
            <text:p>38.015</text:p>
          </table:table-cell>
          <table:table-cell office:value-type="float" office:value="1.801" calcext:value-type="float">
            <text:p>1.80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48106" calcext:value-type="float">
            <text:p>89.481</text:p>
          </table:table-cell>
          <table:table-cell office:value-type="float" office:value="38.2018" calcext:value-type="float">
            <text:p>38.202</text:p>
          </table:table-cell>
          <table:table-cell office:value-type="float" office:value="1.414" calcext:value-type="float">
            <text:p>1.414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0" calcext:value-type="float">
            <text:p>0.000</text:p>
          </table:table-cell>
          <table:table-cell office:value-type="float" office:value="86.99522" calcext:value-type="float">
            <text:p>86.995</text:p>
          </table:table-cell>
          <table:table-cell office:value-type="float" office:value="34.57824" calcext:value-type="float">
            <text:p>34.578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.000</text:p>
          </table:table-cell>
          <table:table-cell office:value-type="float" office:value="3.94622" calcext:value-type="float">
            <text:p>3.946</text:p>
          </table:table-cell>
          <table:table-cell office:value-type="float" office:value="3.38928" calcext:value-type="float">
            <text:p>3.389</text:p>
          </table:table-cell>
          <table:table-cell office:value-type="float" office:value="0.55694" calcext:value-type="float">
            <text:p>0.55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9626" calcext:value-type="float">
            <text:p>99.963</text:p>
          </table:table-cell>
          <table:table-cell table:style-name="ce13" office:value-type="float" office:value="41.7506" calcext:value-type="float">
            <text:p>41.751</text:p>
          </table:table-cell>
          <table:table-cell table:style-name="ce17" office:value-type="float" office:value="2.437" calcext:value-type="float">
            <text:p>2.437</text:p>
          </table:table-cell>
          <table:table-cell table:style-name="ce11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659" calcext:value-type="float">
            <text:p>99.659</text:p>
          </table:table-cell>
          <table:table-cell table:style-name="ce13" office:value-type="float" office:value="42.0542" calcext:value-type="float">
            <text:p>42.054</text:p>
          </table:table-cell>
          <table:table-cell table:style-name="ce11" office:value-type="float" office:value="2.84" calcext:value-type="float">
            <text:p>2.840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9626" calcext:value-type="float">
            <text:p>99.963</text:p>
          </table:table-cell>
          <table:table-cell table:style-name="ce13" office:value-type="float" office:value="41.7506" calcext:value-type="float">
            <text:p>41.751</text:p>
          </table:table-cell>
          <table:table-cell table:style-name="ce17" office:value-type="float" office:value="2.457" calcext:value-type="float">
            <text:p>2.457</text:p>
          </table:table-cell>
          <table:table-cell table:style-name="ce11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659" calcext:value-type="float">
            <text:p>99.659</text:p>
          </table:table-cell>
          <table:table-cell table:style-name="ce13" office:value-type="float" office:value="42.0542" calcext:value-type="float">
            <text:p>42.054</text:p>
          </table:table-cell>
          <table:table-cell table:style-name="ce11" office:value-type="float" office:value="2.854" calcext:value-type="float">
            <text:p>2.854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95.17952" calcext:value-type="float">
            <text:p>95.180</text:p>
          </table:table-cell>
          <table:table-cell table:style-name="ce13" office:value-type="float" office:value="33.93172" calcext:value-type="float">
            <text:p>33.932</text:p>
          </table:table-cell>
          <table:table-cell table:style-name="ce17" office:value-type="float" office:value="0.641" calcext:value-type="float">
            <text:p>0.64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7.34268" calcext:value-type="float">
            <text:p>7.343</text:p>
          </table:table-cell>
          <table:table-cell table:style-name="ce11" office:value-type="float" office:value="6.1916" calcext:value-type="float">
            <text:p>6.192</text:p>
          </table:table-cell>
          <table:table-cell table:style-name="ce13" office:value-type="float" office:value="1.15108" calcext:value-type="float">
            <text:p>1.151</text:p>
          </table:table-cell>
          <table:table-cell table:style-name="ce17" office:value-type="float" office:value="0" calcext:value-type="float">
            <text:p>0.000</text:p>
          </table:table-cell>
        </table:table-row>
      </table:table>
      <table:table table:name="2.Comparing solution values (%)" table:style-name="ta1">
        <table:table-column table:style-name="co1" table:default-cell-style-name="ce29"/>
        <table:table-column table:style-name="co2" table:default-cell-style-name="ce32"/>
        <table:table-column table:style-name="co8" table:default-cell-style-name="ce36"/>
        <table:table-column table:style-name="co8" table:number-columns-repeated="3" table:default-cell-style-name="ce41"/>
        <table:table-column table:style-name="co8" table:default-cell-style-name="ce45"/>
        <table:table-column table:style-name="co9" table:default-cell-style-name="ce36"/>
        <table:table-column table:style-name="co8" table:number-columns-repeated="3" table:default-cell-style-name="ce41"/>
        <table:table-column table:style-name="co8" table:default-cell-style-name="ce45"/>
        <table:table-column table:style-name="co8" table:default-cell-style-name="Default"/>
        <table:table-row table:style-name="ro3">
          <table:table-cell table:style-name="ce117" office:value-type="string" calcext:value-type="string" table:number-columns-spanned="1" table:number-rows-spanned="2">
            <office:annotation draw:style-name="gr4" draw:text-style-name="P2" svg:width="1.1413in" svg:height="0.7083in" svg:x="0.5067in" svg:y="0in" draw:caption-point-x="-0.2402in" draw:caption-point-y="0.0039in">
              <dc:date>2020-12-22T00:00:00</dc:date>
              <text:p text:style-name="P1"><text:span text:style-name="T1">Number of customers </text:span></text:p>
            </office:annotation>
            <text:p>n</text:p>
          </table:table-cell>
          <table:table-cell table:style-name="ce3" office:value-type="string" calcext:value-type="string" table:number-columns-spanned="1" table:number-rows-spanned="2">
            <office:annotation draw:style-name="gr4" draw:text-style-name="P2" svg:width="1.1413in" svg:height="0.7083in" svg:x="0.7028in" svg:y="0in" draw:caption-point-x="-0.2402in" draw:caption-point-y="0.0039in">
              <dc:date>2020-12-22T00:00:00</dc:date>
              <text:p text:style-name="P1"><text:span text:style-name="T1">Number of passengers</text:span></text:p>
            </office:annotation>
            <text:p>m</text:p>
          </table:table-cell>
          <table:table-cell table:style-name="ce126" office:value-type="string" calcext:value-type="string" table:number-columns-spanned="1" table:number-rows-spanned="2">
            <office:annotation draw:style-name="gr4" draw:text-style-name="P2" svg:width="1.1413in" svg:height="0.7083in" svg:x="1.5917in" svg:y="0in" draw:caption-point-x="-0.2402in" draw:caption-point-y="0.0039in">
              <dc:date>2020-12-22T00:00:00</dc:date>
              <text:p text:style-name="P1"><text:span text:style-name="T1">Scenario where only customers are transported.</text:span></text:p>
            </office:annotation>
            <text:p>Customer only</text:p>
          </table:table-cell>
          <table:table-cell table:style-name="ce117" office:value-type="string" calcext:value-type="string" table:number-columns-spanned="4" table:number-rows-spanned="1">
            <text:p>Comparing solution values(%)</text:p>
          </table:table-cell>
          <table:covered-table-cell table:number-columns-repeated="3" table:style-name="Default"/>
          <table:table-cell table:style-name="ce126" office:value-type="string" calcext:value-type="string" table:number-columns-spanned="1" table:number-rows-spanned="2">
            <office:annotation draw:style-name="gr4" draw:text-style-name="P2" svg:width="1.1413in" svg:height="0.7083in" svg:x="5.8756in" svg:y="0in" draw:caption-point-x="-0.2402in" draw:caption-point-y="0.0039in">
              <dc:date>2020-12-22T00:00:00</dc:date>
              <text:p text:style-name="P1"><text:span text:style-name="T1">Scenario where only parcels are transported.</text:span></text:p>
            </office:annotation>
            <text:p>Parcel only</text:p>
          </table:table-cell>
          <table:table-cell table:style-name="ce117" office:value-type="string" calcext:value-type="string" table:number-columns-spanned="4" table:number-rows-spanned="1">
            <text:p>Comparing solution values(%)</text:p>
          </table:table-cell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ce3"/>
          <table:covered-table-cell table:style-name="ce126"/>
          <table:table-cell table:style-name="ce40" office:value-type="string" calcext:value-type="string">
            <office:annotation draw:style-name="gr1" draw:text-style-name="P2" svg:width="1.1413in" svg:height="1.6343in" svg:x="2.4803in" svg:y="0in" draw:caption-point-x="-0.2402in" draw:caption-point-y="0.1815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3.3693in" svg:y="0in" draw:caption-point-x="-0.2402in" draw:caption-point-y="0.1815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4.2583in" svg:y="0in" draw:caption-point-x="-0.2402in" draw:caption-point-y="0.1815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5.1472in" svg:y="0in" draw:caption-point-x="-0.2402in" draw:caption-point-y="0.1815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126"/>
          <table:table-cell table:style-name="ce40" office:value-type="string" calcext:value-type="string">
            <office:annotation draw:style-name="gr1" draw:text-style-name="P2" svg:width="1.1413in" svg:height="1.6343in" svg:x="6.7646in" svg:y="0in" draw:caption-point-x="-0.2402in" draw:caption-point-y="0.1815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7.6535in" svg:y="0in" draw:caption-point-x="-0.2402in" draw:caption-point-y="0.1815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8.5421in" svg:y="0in" draw:caption-point-x="-0.2402in" draw:caption-point-y="0.1815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9.4311in" svg:y="0in" draw:caption-point-x="-0.2402in" draw:caption-point-y="0.1815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table-cell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11.05908" calcext:value-type="float">
            <text:p>11.05908</text:p>
          </table:table-cell>
          <table:table-cell table:formula="of:=([$'1.Resumed Results (Revenue and Costs)'.F3]-[.$C3])/[.$C3]" office:value-type="percentage" office:value="1.20545289481584" calcext:value-type="percentage">
            <text:p>120.55%</text:p>
          </table:table-cell>
          <table:table-cell table:formula="of:=([$'1.Resumed Results (Revenue and Costs)'.K3]-[.$C3])/[.$C3]" office:value-type="percentage" office:value="1.28915786846645" calcext:value-type="percentage">
            <text:p>128.92%</text:p>
          </table:table-cell>
          <table:table-cell table:formula="of:=([$'1.Resumed Results (Revenue and Costs)'.P3]-[.$C3])/[.$C3]" office:value-type="percentage" office:value="1.51503560874865" calcext:value-type="percentage">
            <text:p>151.50%</text:p>
          </table:table-cell>
          <table:table-cell table:formula="of:=([$'1.Resumed Results (Revenue and Costs)'.U3]-[.$C3])/[.$C3]" office:value-type="percentage" office:value="1.55999233209272" calcext:value-type="percentage">
            <text:p>156.00%</text:p>
          </table:table-cell>
          <table:table-cell office:value-type="float" office:value="9.35172" calcext:value-type="float">
            <text:p>9.35172</text:p>
          </table:table-cell>
          <table:table-cell table:formula="of:=([$'1.Resumed Results (Revenue and Costs)'.F3]-[.$H3])/[.$H3]" office:value-type="percentage" office:value="1.60810631627123" calcext:value-type="percentage">
            <text:p>160.81%</text:p>
          </table:table-cell>
          <table:table-cell table:formula="of:=([$'1.Resumed Results (Revenue and Costs)'.K3]-[.$H3])/[.$H3]" office:value-type="percentage" office:value="1.70709345446613" calcext:value-type="percentage">
            <text:p>170.71%</text:p>
          </table:table-cell>
          <table:table-cell table:formula="of:=([$'1.Resumed Results (Revenue and Costs)'.P3]-[.$H3])/[.$H3]" office:value-type="percentage" office:value="1.97421009183337" calcext:value-type="percentage">
            <text:p>197.42%</text:p>
          </table:table-cell>
          <table:table-cell table:formula="of:=([$'1.Resumed Results (Revenue and Costs)'.U3]-[.$H3])/[.$H3]" office:value-type="percentage" office:value="2.02737464338111" calcext:value-type="percentage">
            <text:p>202.74%</text:p>
          </table:table-cell>
          <table:table-cell/>
        </table:table-row>
        <table:table-row table:style-name="ro3">
          <table:table-cell table:style-name="ce119" office:value-type="float" office:value="7" calcext:value-type="float" table:number-columns-spanned="1" table:number-rows-spanned="3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14.91998" calcext:value-type="float">
            <text:p>14.91998</text:p>
          </table:table-cell>
          <table:table-cell table:style-name="ce42" table:formula="of:=([$'1.Resumed Results (Revenue and Costs)'.F4]-[.$C4])/[.$C4]" office:value-type="percentage" office:value="0.661672468729851" calcext:value-type="percentage">
            <text:p>66.17%</text:p>
          </table:table-cell>
          <table:table-cell table:style-name="ce42" table:formula="of:=([$'1.Resumed Results (Revenue and Costs)'.K4]-[.$C4])/[.$C4]" office:value-type="percentage" office:value="0.718466110544384" calcext:value-type="percentage">
            <text:p>71.85%</text:p>
          </table:table-cell>
          <table:table-cell table:style-name="ce42" table:formula="of:=([$'1.Resumed Results (Revenue and Costs)'.P4]-[.$C4])/[.$C4]" office:value-type="percentage" office:value="0.828739716809272" calcext:value-type="percentage">
            <text:p>82.87%</text:p>
          </table:table-cell>
          <table:table-cell table:style-name="ce46" table:formula="of:=([$'1.Resumed Results (Revenue and Costs)'.U4]-[.$C4])/[.$C4]" office:value-type="percentage" office:value="0.849876474365247" calcext:value-type="percentage">
            <text:p>84.99%</text:p>
          </table:table-cell>
          <table:table-cell table:style-name="ce37" office:value-type="float" office:value="5.55372" calcext:value-type="float">
            <text:p>5.55372</text:p>
          </table:table-cell>
          <table:table-cell table:style-name="ce42" table:formula="of:=([$'1.Resumed Results (Revenue and Costs)'.F4]-[.$H4])/[.$H4]" office:value-type="percentage" office:value="3.46405652427562" calcext:value-type="percentage">
            <text:p>346.41%</text:p>
          </table:table-cell>
          <table:table-cell table:style-name="ce42" table:formula="of:=([$'1.Resumed Results (Revenue and Costs)'.K4]-[.$H4])/[.$H4]" office:value-type="percentage" office:value="3.61663173512529" calcext:value-type="percentage">
            <text:p>361.66%</text:p>
          </table:table-cell>
          <table:table-cell table:style-name="ce42" table:formula="of:=([$'1.Resumed Results (Revenue and Costs)'.P4]-[.$H4])/[.$H4]" office:value-type="percentage" office:value="3.91288001555714" calcext:value-type="percentage">
            <text:p>391.29%</text:p>
          </table:table-cell>
          <table:table-cell table:style-name="ce46" table:formula="of:=([$'1.Resumed Results (Revenue and Costs)'.U4]-[.$H4])/[.$H4]" office:value-type="percentage" office:value="3.96966357684579" calcext:value-type="percentage">
            <text:p>396.97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21.23318" calcext:value-type="float">
            <text:p>21.23318</text:p>
          </table:table-cell>
          <table:table-cell table:formula="of:=([$'1.Resumed Results (Revenue and Costs)'.F5]-[.$C5])/[.$C5]" office:value-type="percentage" office:value="0.665357709019563" calcext:value-type="percentage">
            <text:p>66.54%</text:p>
          </table:table-cell>
          <table:table-cell table:formula="of:=([$'1.Resumed Results (Revenue and Costs)'.K5]-[.$C5])/[.$C5]" office:value-type="percentage" office:value="0.724560334344644" calcext:value-type="percentage">
            <text:p>72.46%</text:p>
          </table:table-cell>
          <table:table-cell table:formula="of:=([$'1.Resumed Results (Revenue and Costs)'.P5]-[.$C5])/[.$C5]" office:value-type="percentage" office:value="0.902347175505506" calcext:value-type="percentage">
            <text:p>90.23%</text:p>
          </table:table-cell>
          <table:table-cell table:formula="of:=([$'1.Resumed Results (Revenue and Costs)'.U5]-[.$C5])/[.$C5]" office:value-type="percentage" office:value="0.949748459722001" calcext:value-type="percentage">
            <text:p>94.97%</text:p>
          </table:table-cell>
          <table:table-cell office:value-type="float" office:value="8.79134" calcext:value-type="float">
            <text:p>8.79134</text:p>
          </table:table-cell>
          <table:table-cell table:formula="of:=([$'1.Resumed Results (Revenue and Costs)'.F5]-[.$H5])/[.$H5]" office:value-type="percentage" office:value="3.02223551813489" calcext:value-type="percentage">
            <text:p>302.22%</text:p>
          </table:table-cell>
          <table:table-cell table:formula="of:=([$'1.Resumed Results (Revenue and Costs)'.K5]-[.$H5])/[.$H5]" office:value-type="percentage" office:value="3.16522395903241" calcext:value-type="percentage">
            <text:p>316.52%</text:p>
          </table:table-cell>
          <table:table-cell table:formula="of:=([$'1.Resumed Results (Revenue and Costs)'.P5]-[.$H5])/[.$H5]" office:value-type="percentage" office:value="3.59462152527374" calcext:value-type="percentage">
            <text:p>359.46%</text:p>
          </table:table-cell>
          <table:table-cell table:formula="of:=([$'1.Resumed Results (Revenue and Costs)'.U5]-[.$H5])/[.$H5]" office:value-type="percentage" office:value="3.70910691657927" calcext:value-type="percentage">
            <text:p>370.91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14.08024" calcext:value-type="float">
            <text:p>14.08024</text:p>
          </table:table-cell>
          <table:table-cell table:style-name="ce43" table:formula="of:=([$'1.Resumed Results (Revenue and Costs)'.F6]-[.$C6])/[.$C6]" office:value-type="percentage" office:value="1.1990022897337" calcext:value-type="percentage">
            <text:p>119.90%</text:p>
          </table:table-cell>
          <table:table-cell table:style-name="ce43" table:formula="of:=([$'1.Resumed Results (Revenue and Costs)'.K6]-[.$C6])/[.$C6]" office:value-type="percentage" office:value="1.26228814281575" calcext:value-type="percentage">
            <text:p>126.23%</text:p>
          </table:table-cell>
          <table:table-cell table:style-name="ce43" table:formula="of:=([$'1.Resumed Results (Revenue and Costs)'.P6]-[.$C6])/[.$C6]" office:value-type="percentage" office:value="1.53846809429385" calcext:value-type="percentage">
            <text:p>153.85%</text:p>
          </table:table-cell>
          <table:table-cell table:style-name="ce47" table:formula="of:=([$'1.Resumed Results (Revenue and Costs)'.U6]-[.$C6])/[.$C6]" office:value-type="percentage" office:value="1.5645656608126" calcext:value-type="percentage">
            <text:p>156.46%</text:p>
          </table:table-cell>
          <table:table-cell table:style-name="ce38" office:value-type="float" office:value="13.76362" calcext:value-type="float">
            <text:p>13.76362</text:p>
          </table:table-cell>
          <table:table-cell table:style-name="ce43" table:formula="of:=([$'1.Resumed Results (Revenue and Costs)'.F6]-[.$H6])/[.$H6]" office:value-type="percentage" office:value="1.24958840770088" calcext:value-type="percentage">
            <text:p>124.96%</text:p>
          </table:table-cell>
          <table:table-cell table:style-name="ce43" table:formula="of:=([$'1.Resumed Results (Revenue and Costs)'.K6]-[.$H6])/[.$H6]" office:value-type="percentage" office:value="1.31433009629734" calcext:value-type="percentage">
            <text:p>131.43%</text:p>
          </table:table-cell>
          <table:table-cell table:style-name="ce43" table:formula="of:=([$'1.Resumed Results (Revenue and Costs)'.P6]-[.$H6])/[.$H6]" office:value-type="percentage" office:value="1.59686332520078" calcext:value-type="percentage">
            <text:p>159.69%</text:p>
          </table:table-cell>
          <table:table-cell table:style-name="ce47" table:formula="of:=([$'1.Resumed Results (Revenue and Costs)'.U6]-[.$H6])/[.$H6]" office:value-type="percentage" office:value="1.62356124333569" calcext:value-type="percentage">
            <text:p>162.36%</text:p>
          </table:table-cell>
          <table:table-cell/>
        </table:table-row>
        <table:table-row table:style-name="ro3">
          <table:table-cell table:style-name="ce119" office:value-type="float" office:value="8" calcext:value-type="float" table:number-columns-spanned="1" table:number-rows-spanned="4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6.27258" calcext:value-type="float">
            <text:p>16.27258</text:p>
          </table:table-cell>
          <table:table-cell table:style-name="ce42" table:formula="of:=([$'1.Resumed Results (Revenue and Costs)'.F7]-[.$C7])/[.$C7]" office:value-type="percentage" office:value="0.434694436899373" calcext:value-type="percentage">
            <text:p>43.47%</text:p>
          </table:table-cell>
          <table:table-cell table:style-name="ce42" table:formula="of:=([$'1.Resumed Results (Revenue and Costs)'.K7]-[.$C7])/[.$C7]" office:value-type="percentage" office:value="0.469634194454721" calcext:value-type="percentage">
            <text:p>46.96%</text:p>
          </table:table-cell>
          <table:table-cell table:style-name="ce42" table:formula="of:=([$'1.Resumed Results (Revenue and Costs)'.P7]-[.$C7])/[.$C7]" office:value-type="percentage" office:value="0.447697906539713" calcext:value-type="percentage">
            <text:p>44.77%</text:p>
          </table:table-cell>
          <table:table-cell table:style-name="ce46" table:formula="of:=([$'1.Resumed Results (Revenue and Costs)'.U7]-[.$C7])/[.$C7]" office:value-type="percentage" office:value="0.48263766409506" calcext:value-type="percentage">
            <text:p>48.26%</text:p>
          </table:table-cell>
          <table:table-cell table:style-name="ce37" office:value-type="float" office:value="1.86822" calcext:value-type="float">
            <text:p>1.86822</text:p>
          </table:table-cell>
          <table:table-cell table:formula="of:=([$'1.Resumed Results (Revenue and Costs)'.F7]-[.$H7])/[.$H7]" office:value-type="percentage" office:value="11.4964832835533" calcext:value-type="percentage">
            <text:p>1149.65%</text:p>
          </table:table-cell>
          <table:table-cell table:formula="of:=([$'1.Resumed Results (Revenue and Costs)'.K7]-[.$H7])/[.$H7]" office:value-type="percentage" office:value="11.8008157497511" calcext:value-type="percentage">
            <text:p>1180.08%</text:p>
          </table:table-cell>
          <table:table-cell table:formula="of:=([$'1.Resumed Results (Revenue and Costs)'.P7]-[.$H7])/[.$H7]" office:value-type="percentage" office:value="11.609746175504" calcext:value-type="percentage">
            <text:p>1160.97%</text:p>
          </table:table-cell>
          <table:table-cell table:formula="of:=([$'1.Resumed Results (Revenue and Costs)'.U7]-[.$H7])/[.$H7]" office:value-type="percentage" office:value="11.9140786417017" calcext:value-type="percentage">
            <text:p>1191.4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5.13812" calcext:value-type="float">
            <text:p>25.13812</text:p>
          </table:table-cell>
          <table:table-cell table:formula="of:=([$'1.Resumed Results (Revenue and Costs)'.F8]-[.$C8])/[.$C8]" office:value-type="percentage" office:value="0.469152824475338" calcext:value-type="percentage">
            <text:p>46.92%</text:p>
          </table:table-cell>
          <table:table-cell table:formula="of:=([$'1.Resumed Results (Revenue and Costs)'.K8]-[.$C8])/[.$C8]" office:value-type="percentage" office:value="0.518098409904957" calcext:value-type="percentage">
            <text:p>51.81%</text:p>
          </table:table-cell>
          <table:table-cell table:formula="of:=([$'1.Resumed Results (Revenue and Costs)'.P8]-[.$C8])/[.$C8]" office:value-type="percentage" office:value="0.534201443862946" calcext:value-type="percentage">
            <text:p>53.42%</text:p>
          </table:table-cell>
          <table:table-cell table:formula="of:=([$'1.Resumed Results (Revenue and Costs)'.U8]-[.$C8])/[.$C8]" office:value-type="percentage" office:value="0.581067319274472" calcext:value-type="percentage">
            <text:p>58.11%</text:p>
          </table:table-cell>
          <table:table-cell office:value-type="float" office:value="4.10206" calcext:value-type="float">
            <text:p>4.10206</text:p>
          </table:table-cell>
          <table:table-cell table:formula="of:=([$'1.Resumed Results (Revenue and Costs)'.F8]-[.$H8])/[.$H8]" office:value-type="percentage" office:value="8.0032178953989" calcext:value-type="percentage">
            <text:p>800.32%</text:p>
          </table:table-cell>
          <table:table-cell table:formula="of:=([$'1.Resumed Results (Revenue and Costs)'.K8]-[.$H8])/[.$H8]" office:value-type="percentage" office:value="8.30316475136882" calcext:value-type="percentage">
            <text:p>830.32%</text:p>
          </table:table-cell>
          <table:table-cell table:formula="of:=([$'1.Resumed Results (Revenue and Costs)'.P8]-[.$H8])/[.$H8]" office:value-type="percentage" office:value="8.401846876935" calcext:value-type="percentage">
            <text:p>840.18%</text:p>
          </table:table-cell>
          <table:table-cell table:formula="of:=([$'1.Resumed Results (Revenue and Costs)'.U8]-[.$H8])/[.$H8]" office:value-type="percentage" office:value="8.68904891688566" calcext:value-type="percentage">
            <text:p>868.90%</text:p>
          </table:table-cell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14.38692" calcext:value-type="float">
            <text:p>14.38692</text:p>
          </table:table-cell>
          <table:table-cell table:formula="of:=([$'1.Resumed Results (Revenue and Costs)'.F9]-[.$C9])/[.$C9]" office:value-type="percentage" office:value="1.42580760857779" calcext:value-type="percentage">
            <text:p>142.58%</text:p>
          </table:table-cell>
          <table:table-cell table:formula="of:=([$'1.Resumed Results (Revenue and Costs)'.K9]-[.$C9])/[.$C9]" office:value-type="percentage" office:value="1.46692134244161" calcext:value-type="percentage">
            <text:p>146.69%</text:p>
          </table:table-cell>
          <table:table-cell table:formula="of:=([$'1.Resumed Results (Revenue and Costs)'.P9]-[.$C9])/[.$C9]" office:value-type="percentage" office:value="1.86627992648878" calcext:value-type="percentage">
            <text:p>186.63%</text:p>
          </table:table-cell>
          <table:table-cell table:formula="of:=([$'1.Resumed Results (Revenue and Costs)'.U9]-[.$C9])/[.$C9]" office:value-type="percentage" office:value="1.90455914121994" calcext:value-type="percentage">
            <text:p>190.46%</text:p>
          </table:table-cell>
          <table:table-cell office:value-type="float" office:value="12.30688" calcext:value-type="float">
            <text:p>12.30688</text:p>
          </table:table-cell>
          <table:table-cell table:formula="of:=([$'1.Resumed Results (Revenue and Costs)'.F9]-[.$H9])/[.$H9]" office:value-type="percentage" office:value="1.83580403806651" calcext:value-type="percentage">
            <text:p>183.58%</text:p>
          </table:table-cell>
          <table:table-cell table:formula="of:=([$'1.Resumed Results (Revenue and Costs)'.K9]-[.$H9])/[.$H9]" office:value-type="percentage" office:value="1.88386658519462" calcext:value-type="percentage">
            <text:p>188.39%</text:p>
          </table:table-cell>
          <table:table-cell table:formula="of:=([$'1.Resumed Results (Revenue and Costs)'.P9]-[.$H9])/[.$H9]" office:value-type="percentage" office:value="2.3507225226865" calcext:value-type="percentage">
            <text:p>235.07%</text:p>
          </table:table-cell>
          <table:table-cell table:formula="of:=([$'1.Resumed Results (Revenue and Costs)'.U9]-[.$H9])/[.$H9]" office:value-type="percentage" office:value="2.39547147611742" calcext:value-type="percentage">
            <text:p>239.55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8.94318" calcext:value-type="float">
            <text:p>18.94318</text:p>
          </table:table-cell>
          <table:table-cell table:style-name="ce43" table:formula="of:=([$'1.Resumed Results (Revenue and Costs)'.F10]-[.$C10])/[.$C10]" office:value-type="percentage" office:value="1.21448880283036" calcext:value-type="percentage">
            <text:p>121.45%</text:p>
          </table:table-cell>
          <table:table-cell table:style-name="ce43" table:formula="of:=([$'1.Resumed Results (Revenue and Costs)'.K10]-[.$C10])/[.$C10]" office:value-type="percentage" office:value="1.26067217858881" calcext:value-type="percentage">
            <text:p>126.07%</text:p>
          </table:table-cell>
          <table:table-cell table:style-name="ce43" table:formula="of:=([$'1.Resumed Results (Revenue and Costs)'.P10]-[.$C10])/[.$C10]" office:value-type="percentage" office:value="1.61649627992766" calcext:value-type="percentage">
            <text:p>161.65%</text:p>
          </table:table-cell>
          <table:table-cell table:style-name="ce47" table:formula="of:=([$'1.Resumed Results (Revenue and Costs)'.U10]-[.$C10])/[.$C10]" office:value-type="percentage" office:value="1.65584975701017" calcext:value-type="percentage">
            <text:p>165.58%</text:p>
          </table:table-cell>
          <table:table-cell table:style-name="ce38" office:value-type="float" office:value="19.3641" calcext:value-type="float">
            <text:p>19.3641</text:p>
          </table:table-cell>
          <table:table-cell table:formula="of:=([$'1.Resumed Results (Revenue and Costs)'.F10]-[.$H10])/[.$H10]" office:value-type="percentage" office:value="1.16635216715468" calcext:value-type="percentage">
            <text:p>116.64%</text:p>
          </table:table-cell>
          <table:table-cell table:formula="of:=([$'1.Resumed Results (Revenue and Costs)'.K10]-[.$H10])/[.$H10]" office:value-type="percentage" office:value="1.21153164877273" calcext:value-type="percentage">
            <text:p>121.15%</text:p>
          </table:table-cell>
          <table:table-cell table:formula="of:=([$'1.Resumed Results (Revenue and Costs)'.P10]-[.$H10])/[.$H10]" office:value-type="percentage" office:value="1.55962115461085" calcext:value-type="percentage">
            <text:p>155.96%</text:p>
          </table:table-cell>
          <table:table-cell table:formula="of:=([$'1.Resumed Results (Revenue and Costs)'.U10]-[.$H10])/[.$H10]" office:value-type="percentage" office:value="1.59811919996282" calcext:value-type="percentage">
            <text:p>159.81%</text:p>
          </table:table-cell>
          <table:table-cell/>
        </table:table-row>
        <table:table-row table:style-name="ro3">
          <table:table-cell table:style-name="ce119" office:value-type="float" office:value="9" calcext:value-type="float" table:number-columns-spanned="1" table:number-rows-spanned="5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8.02038" calcext:value-type="float">
            <text:p>18.02038</text:p>
          </table:table-cell>
          <table:table-cell table:style-name="ce42" table:formula="of:=([$'1.Resumed Results (Revenue and Costs)'.F11]-[.$C11])/[.$C11]" office:value-type="percentage" office:value="0.254429706809734" calcext:value-type="percentage">
            <text:p>25.44%</text:p>
          </table:table-cell>
          <table:table-cell table:style-name="ce42" table:formula="of:=([$'1.Resumed Results (Revenue and Costs)'.K11]-[.$C11])/[.$C11]" office:value-type="percentage" office:value="0.27837370799062" calcext:value-type="percentage">
            <text:p>27.84%</text:p>
          </table:table-cell>
          <table:table-cell table:style-name="ce42" table:formula="of:=([$'1.Resumed Results (Revenue and Costs)'.P11]-[.$C11])/[.$C11]" office:value-type="percentage" office:value="0.254429706809734" calcext:value-type="percentage">
            <text:p>25.44%</text:p>
          </table:table-cell>
          <table:table-cell table:style-name="ce46" table:formula="of:=([$'1.Resumed Results (Revenue and Costs)'.U11]-[.$C11])/[.$C11]" office:value-type="percentage" office:value="0.27837370799062" calcext:value-type="percentage">
            <text:p>27.84%</text:p>
          </table:table-cell>
          <table:table-cell table:style-name="ce37" office:value-type="float" office:value="0.736" calcext:value-type="float">
            <text:p>0.736</text:p>
          </table:table-cell>
          <table:table-cell table:style-name="ce42" table:formula="of:=([$'1.Resumed Results (Revenue and Costs)'.F11]-[.$H11])/[.$H11]" office:value-type="percentage" office:value="29.713722826087" calcext:value-type="percentage">
            <text:p>2971.37%</text:p>
          </table:table-cell>
          <table:table-cell table:style-name="ce42" table:formula="of:=([$'1.Resumed Results (Revenue and Costs)'.K11]-[.$H11])/[.$H11]" office:value-type="percentage" office:value="30.299972826087" calcext:value-type="percentage">
            <text:p>3030.00%</text:p>
          </table:table-cell>
          <table:table-cell table:style-name="ce42" table:formula="of:=([$'1.Resumed Results (Revenue and Costs)'.P11]-[.$H11])/[.$H11]" office:value-type="percentage" office:value="29.713722826087" calcext:value-type="percentage">
            <text:p>2971.37%</text:p>
          </table:table-cell>
          <table:table-cell table:style-name="ce46" table:formula="of:=([$'1.Resumed Results (Revenue and Costs)'.U11]-[.$H11])/[.$H11]" office:value-type="percentage" office:value="30.299972826087" calcext:value-type="percentage">
            <text:p>3030.00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7.01556" calcext:value-type="float">
            <text:p>27.01556</text:p>
          </table:table-cell>
          <table:table-cell table:formula="of:=([$'1.Resumed Results (Revenue and Costs)'.F12]-[.$C12])/[.$C12]" office:value-type="percentage" office:value="0.274816439118789" calcext:value-type="percentage">
            <text:p>27.48%</text:p>
          </table:table-cell>
          <table:table-cell table:formula="of:=([$'1.Resumed Results (Revenue and Costs)'.K12]-[.$C12])/[.$C12]" office:value-type="percentage" office:value="0.305261116186376" calcext:value-type="percentage">
            <text:p>30.53%</text:p>
          </table:table-cell>
          <table:table-cell table:formula="of:=([$'1.Resumed Results (Revenue and Costs)'.P12]-[.$C12])/[.$C12]" office:value-type="percentage" office:value="0.30723627420642" calcext:value-type="percentage">
            <text:p>30.72%</text:p>
          </table:table-cell>
          <table:table-cell table:formula="of:=([$'1.Resumed Results (Revenue and Costs)'.U12]-[.$C12])/[.$C12]" office:value-type="percentage" office:value="0.337742397344345" calcext:value-type="percentage">
            <text:p>33.77%</text:p>
          </table:table-cell>
          <table:table-cell office:value-type="float" office:value="1.53494" calcext:value-type="float">
            <text:p>1.53494</text:p>
          </table:table-cell>
          <table:table-cell table:formula="of:=([$'1.Resumed Results (Revenue and Costs)'.F12]-[.$H12])/[.$H12]" office:value-type="percentage" office:value="21.4372809360626" calcext:value-type="percentage">
            <text:p>2143.73%</text:p>
          </table:table-cell>
          <table:table-cell table:formula="of:=([$'1.Resumed Results (Revenue and Costs)'.K12]-[.$H12])/[.$H12]" office:value-type="percentage" office:value="21.9731194704679" calcext:value-type="percentage">
            <text:p>2197.31%</text:p>
          </table:table-cell>
          <table:table-cell table:formula="of:=([$'1.Resumed Results (Revenue and Costs)'.P12]-[.$H12])/[.$H12]" office:value-type="percentage" office:value="22.0078830442884" calcext:value-type="percentage">
            <text:p>2200.79%</text:p>
          </table:table-cell>
          <table:table-cell table:formula="of:=([$'1.Resumed Results (Revenue and Costs)'.U12]-[.$H12])/[.$H12]" office:value-type="percentage" office:value="22.544803054191" calcext:value-type="percentage">
            <text:p>2254.48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9.4334" calcext:value-type="float">
            <text:p>19.4334</text:p>
          </table:table-cell>
          <table:table-cell table:formula="of:=([$'1.Resumed Results (Revenue and Costs)'.F13]-[.$C13])/[.$C13]" office:value-type="percentage" office:value="0.757261210081612" calcext:value-type="percentage">
            <text:p>75.73%</text:p>
          </table:table-cell>
          <table:table-cell table:formula="of:=([$'1.Resumed Results (Revenue and Costs)'.K13]-[.$C13])/[.$C13]" office:value-type="percentage" office:value="0.780339003982834" calcext:value-type="percentage">
            <text:p>78.03%</text:p>
          </table:table-cell>
          <table:table-cell table:formula="of:=([$'1.Resumed Results (Revenue and Costs)'.P13]-[.$C13])/[.$C13]" office:value-type="percentage" office:value="0.813847293834327" calcext:value-type="percentage">
            <text:p>81.38%</text:p>
          </table:table-cell>
          <table:table-cell table:formula="of:=([$'1.Resumed Results (Revenue and Costs)'.U13]-[.$C13])/[.$C13]" office:value-type="percentage" office:value="0.836925087735548" calcext:value-type="percentage">
            <text:p>83.69%</text:p>
          </table:table-cell>
          <table:table-cell office:value-type="float" office:value="6.5993" calcext:value-type="float">
            <text:p>6.5993</text:p>
          </table:table-cell>
          <table:table-cell table:formula="of:=([$'1.Resumed Results (Revenue and Costs)'.F13]-[.$H13])/[.$H13]" office:value-type="percentage" office:value="4.17472459200218" calcext:value-type="percentage">
            <text:p>417.47%</text:p>
          </table:table-cell>
          <table:table-cell table:formula="of:=([$'1.Resumed Results (Revenue and Costs)'.K13]-[.$H13])/[.$H13]" office:value-type="percentage" office:value="4.24268331489703" calcext:value-type="percentage">
            <text:p>424.27%</text:p>
          </table:table-cell>
          <table:table-cell table:formula="of:=([$'1.Resumed Results (Revenue and Costs)'.P13]-[.$H13])/[.$H13]" office:value-type="percentage" office:value="4.34135741669571" calcext:value-type="percentage">
            <text:p>434.14%</text:p>
          </table:table-cell>
          <table:table-cell table:formula="of:=([$'1.Resumed Results (Revenue and Costs)'.U13]-[.$H13])/[.$H13]" office:value-type="percentage" office:value="4.40931613959056" calcext:value-type="percentage">
            <text:p>440.93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7.15182" calcext:value-type="float">
            <text:p>17.15182</text:p>
          </table:table-cell>
          <table:table-cell table:formula="of:=([$'1.Resumed Results (Revenue and Costs)'.F14]-[.$C14])/[.$C14]" office:value-type="percentage" office:value="0.892175874047185" calcext:value-type="percentage">
            <text:p>89.22%</text:p>
          </table:table-cell>
          <table:table-cell table:formula="of:=([$'1.Resumed Results (Revenue and Costs)'.K14]-[.$C14])/[.$C14]" office:value-type="percentage" office:value="0.933681673431741" calcext:value-type="percentage">
            <text:p>93.37%</text:p>
          </table:table-cell>
          <table:table-cell table:formula="of:=([$'1.Resumed Results (Revenue and Costs)'.P14]-[.$C14])/[.$C14]" office:value-type="percentage" office:value="1.13812994772566" calcext:value-type="percentage">
            <text:p>113.81%</text:p>
          </table:table-cell>
          <table:table-cell table:formula="of:=([$'1.Resumed Results (Revenue and Costs)'.U14]-[.$C14])/[.$C14]" office:value-type="percentage" office:value="1.17694332146676" calcext:value-type="percentage">
            <text:p>117.69%</text:p>
          </table:table-cell>
          <table:table-cell office:value-type="float" office:value="7.91638" calcext:value-type="float">
            <text:p>7.91638</text:p>
          </table:table-cell>
          <table:table-cell table:formula="of:=([$'1.Resumed Results (Revenue and Costs)'.F14]-[.$H14])/[.$H14]" office:value-type="percentage" office:value="3.09963392358628" calcext:value-type="percentage">
            <text:p>309.96%</text:p>
          </table:table-cell>
          <table:table-cell table:formula="of:=([$'1.Resumed Results (Revenue and Costs)'.K14]-[.$H14])/[.$H14]" office:value-type="percentage" office:value="3.18956139043351" calcext:value-type="percentage">
            <text:p>318.96%</text:p>
          </table:table-cell>
          <table:table-cell table:formula="of:=([$'1.Resumed Results (Revenue and Costs)'.P14]-[.$H14])/[.$H14]" office:value-type="percentage" office:value="3.63252395665696" calcext:value-type="percentage">
            <text:p>363.25%</text:p>
          </table:table-cell>
          <table:table-cell table:formula="of:=([$'1.Resumed Results (Revenue and Costs)'.U14]-[.$H14])/[.$H14]" office:value-type="percentage" office:value="3.7166179491131" calcext:value-type="percentage">
            <text:p>371.6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9.1951" calcext:value-type="float">
            <text:p>19.1951</text:p>
          </table:table-cell>
          <table:table-cell table:style-name="ce43" table:formula="of:=([$'1.Resumed Results (Revenue and Costs)'.F15]-[.$C15])/[.$C15]" office:value-type="percentage" office:value="1.4741616350006" calcext:value-type="percentage">
            <text:p>147.42%</text:p>
          </table:table-cell>
          <table:table-cell table:style-name="ce43" table:formula="of:=([$'1.Resumed Results (Revenue and Costs)'.K15]-[.$C15])/[.$C15]" office:value-type="percentage" office:value="1.54037019864445" calcext:value-type="percentage">
            <text:p>154.04%</text:p>
          </table:table-cell>
          <table:table-cell table:style-name="ce43" table:formula="of:=([$'1.Resumed Results (Revenue and Costs)'.P15]-[.$C15])/[.$C15]" office:value-type="percentage" office:value="1.81417028304098" calcext:value-type="percentage">
            <text:p>181.42%</text:p>
          </table:table-cell>
          <table:table-cell table:style-name="ce47" table:formula="of:=([$'1.Resumed Results (Revenue and Costs)'.U15]-[.$C15])/[.$C15]" office:value-type="percentage" office:value="1.86745679887054" calcext:value-type="percentage">
            <text:p>186.75%</text:p>
          </table:table-cell>
          <table:table-cell table:style-name="ce38" office:value-type="float" office:value="21.66626" calcext:value-type="float">
            <text:p>21.66626</text:p>
          </table:table-cell>
          <table:table-cell table:style-name="ce43" table:formula="of:=([$'1.Resumed Results (Revenue and Costs)'.F15]-[.$H15])/[.$H15]" office:value-type="percentage" office:value="1.19196944927274" calcext:value-type="percentage">
            <text:p>119.20%</text:p>
          </table:table-cell>
          <table:table-cell table:style-name="ce43" table:formula="of:=([$'1.Resumed Results (Revenue and Costs)'.K15]-[.$H15])/[.$H15]" office:value-type="percentage" office:value="1.2506265502214" calcext:value-type="percentage">
            <text:p>125.06%</text:p>
          </table:table-cell>
          <table:table-cell table:style-name="ce43" table:formula="of:=([$'1.Resumed Results (Revenue and Costs)'.P15]-[.$H15])/[.$H15]" office:value-type="percentage" office:value="1.49319818002738" calcext:value-type="percentage">
            <text:p>149.32%</text:p>
          </table:table-cell>
          <table:table-cell table:style-name="ce47" table:formula="of:=([$'1.Resumed Results (Revenue and Costs)'.U15]-[.$H15])/[.$H15]" office:value-type="percentage" office:value="1.54040706610186" calcext:value-type="percentage">
            <text:p>154.04%</text:p>
          </table:table-cell>
          <table:table-cell/>
        </table:table-row>
        <table:table-row table:style-name="ro3">
          <table:table-cell table:style-name="ce119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1.0365" calcext:value-type="float">
            <text:p>31.0365</text:p>
          </table:table-cell>
          <table:table-cell table:style-name="ce42" table:formula="of:=([$'1.Resumed Results (Revenue and Costs)'.F16]-[.$C16])/[.$C16]" office:value-type="percentage" office:value="0.12156074299615" calcext:value-type="percentage">
            <text:p>12.16%</text:p>
          </table:table-cell>
          <table:table-cell table:style-name="ce42" table:formula="of:=([$'1.Resumed Results (Revenue and Costs)'.K16]-[.$C16])/[.$C16]" office:value-type="percentage" office:value="0.141213732218517" calcext:value-type="percentage">
            <text:p>14.12%</text:p>
          </table:table-cell>
          <table:table-cell table:style-name="ce42" table:formula="of:=([$'1.Resumed Results (Revenue and Costs)'.P16]-[.$C16])/[.$C16]" office:value-type="percentage" office:value="0.12156074299615" calcext:value-type="percentage">
            <text:p>12.16%</text:p>
          </table:table-cell>
          <table:table-cell table:style-name="ce46" table:formula="of:=([$'1.Resumed Results (Revenue and Costs)'.U16]-[.$C16])/[.$C16]" office:value-type="percentage" office:value="0.141213732218517" calcext:value-type="percentage">
            <text:p>14.12%</text:p>
          </table:table-cell>
          <table:table-cell table:style-name="ce37" office:value-type="float" office:value="0.83322" calcext:value-type="float">
            <text:p>0.83322</text:p>
          </table:table-cell>
          <table:table-cell table:formula="of:=([$'1.Resumed Results (Revenue and Costs)'.F16]-[.$H16])/[.$H16]" office:value-type="percentage" office:value="40.7768656537289" calcext:value-type="percentage">
            <text:p>4077.69%</text:p>
          </table:table-cell>
          <table:table-cell table:formula="of:=([$'1.Resumed Results (Revenue and Costs)'.K16]-[.$H16])/[.$H16]" office:value-type="percentage" office:value="41.5089172127409" calcext:value-type="percentage">
            <text:p>4150.89%</text:p>
          </table:table-cell>
          <table:table-cell table:formula="of:=([$'1.Resumed Results (Revenue and Costs)'.P16]-[.$H16])/[.$H16]" office:value-type="percentage" office:value="40.7768656537289" calcext:value-type="percentage">
            <text:p>4077.69%</text:p>
          </table:table-cell>
          <table:table-cell table:formula="of:=([$'1.Resumed Results (Revenue and Costs)'.U16]-[.$H16])/[.$H16]" office:value-type="percentage" office:value="41.5089172127409" calcext:value-type="percentage">
            <text:p>4150.89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5.10038" calcext:value-type="float">
            <text:p>25.10038</text:p>
          </table:table-cell>
          <table:table-cell table:formula="of:=([$'1.Resumed Results (Revenue and Costs)'.F17]-[.$C17])/[.$C17]" office:value-type="percentage" office:value="0.34027931051243" calcext:value-type="percentage">
            <text:p>34.03%</text:p>
          </table:table-cell>
          <table:table-cell table:formula="of:=([$'1.Resumed Results (Revenue and Costs)'.K17]-[.$C17])/[.$C17]" office:value-type="percentage" office:value="0.349530166475567" calcext:value-type="percentage">
            <text:p>34.95%</text:p>
          </table:table-cell>
          <table:table-cell table:formula="of:=([$'1.Resumed Results (Revenue and Costs)'.P17]-[.$C17])/[.$C17]" office:value-type="percentage" office:value="0.367852598247517" calcext:value-type="percentage">
            <text:p>36.79%</text:p>
          </table:table-cell>
          <table:table-cell table:formula="of:=([$'1.Resumed Results (Revenue and Costs)'.U17]-[.$C17])/[.$C17]" office:value-type="percentage" office:value="0.377103454210653" calcext:value-type="percentage">
            <text:p>37.71%</text:p>
          </table:table-cell>
          <table:table-cell office:value-type="float" office:value="2.22848" calcext:value-type="float">
            <text:p>2.22848</text:p>
          </table:table-cell>
          <table:table-cell table:formula="of:=([$'1.Resumed Results (Revenue and Costs)'.F17]-[.$H17])/[.$H17]" office:value-type="percentage" office:value="14.0961731763354" calcext:value-type="percentage">
            <text:p>1409.62%</text:p>
          </table:table-cell>
          <table:table-cell table:formula="of:=([$'1.Resumed Results (Revenue and Costs)'.K17]-[.$H17])/[.$H17]" office:value-type="percentage" office:value="14.2003697587593" calcext:value-type="percentage">
            <text:p>1420.04%</text:p>
          </table:table-cell>
          <table:table-cell table:formula="of:=([$'1.Resumed Results (Revenue and Costs)'.P17]-[.$H17])/[.$H17]" office:value-type="percentage" office:value="14.4067436099943" calcext:value-type="percentage">
            <text:p>1440.67%</text:p>
          </table:table-cell>
          <table:table-cell table:formula="of:=([$'1.Resumed Results (Revenue and Costs)'.U17]-[.$H17])/[.$H17]" office:value-type="percentage" office:value="14.5109401924182" calcext:value-type="percentage">
            <text:p>1451.09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24.20084" calcext:value-type="float">
            <text:p>24.20084</text:p>
          </table:table-cell>
          <table:table-cell table:style-name="ce43" table:formula="of:=([$'1.Resumed Results (Revenue and Costs)'.F18]-[.$C18])/[.$C18]" office:value-type="percentage" office:value="0.732972078655121" calcext:value-type="percentage">
            <text:p>73.30%</text:p>
          </table:table-cell>
          <table:table-cell table:style-name="ce43" table:formula="of:=([$'1.Resumed Results (Revenue and Costs)'.K18]-[.$C18])/[.$C18]" office:value-type="percentage" office:value="0.748973176137688" calcext:value-type="percentage">
            <text:p>74.90%</text:p>
          </table:table-cell>
          <table:table-cell table:style-name="ce43" table:formula="of:=([$'1.Resumed Results (Revenue and Costs)'.P18]-[.$C18])/[.$C18]" office:value-type="percentage" office:value="0.81277261450429" calcext:value-type="percentage">
            <text:p>81.28%</text:p>
          </table:table-cell>
          <table:table-cell table:style-name="ce47" table:formula="of:=([$'1.Resumed Results (Revenue and Costs)'.U18]-[.$C18])/[.$C18]" office:value-type="percentage" office:value="0.842897188692624" calcext:value-type="percentage">
            <text:p>84.29%</text:p>
          </table:table-cell>
          <table:table-cell table:style-name="ce38" office:value-type="float" office:value="10.3489" calcext:value-type="float">
            <text:p>10.3489</text:p>
          </table:table-cell>
          <table:table-cell table:formula="of:=([$'1.Resumed Results (Revenue and Costs)'.F18]-[.$H18])/[.$H18]" office:value-type="percentage" office:value="3.05254471489724" calcext:value-type="percentage">
            <text:p>305.25%</text:p>
          </table:table-cell>
          <table:table-cell table:formula="of:=([$'1.Resumed Results (Revenue and Costs)'.K18]-[.$H18])/[.$H18]" office:value-type="percentage" office:value="3.08996318449304" calcext:value-type="percentage">
            <text:p>309.00%</text:p>
          </table:table-cell>
          <table:table-cell table:formula="of:=([$'1.Resumed Results (Revenue and Costs)'.P18]-[.$H18])/[.$H18]" office:value-type="percentage" office:value="3.23915778488535" calcext:value-type="percentage">
            <text:p>323.92%</text:p>
          </table:table-cell>
          <table:table-cell table:formula="of:=([$'1.Resumed Results (Revenue and Costs)'.U18]-[.$H18])/[.$H18]" office:value-type="percentage" office:value="3.30960391925712" calcext:value-type="percentage">
            <text:p>330.96%</text:p>
          </table:table-cell>
          <table:table-cell/>
        </table:table-row>
        <table:table-row table:style-name="ro3">
          <table:table-cell table:style-name="ce119" office:value-type="float" office:value="11" calcext:value-type="float" table:number-columns-spanned="1" table:number-rows-spanned="4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0.98596" calcext:value-type="float">
            <text:p>30.98596</text:p>
          </table:table-cell>
          <table:table-cell table:style-name="ce42" table:formula="of:=([$'1.Resumed Results (Revenue and Costs)'.F19]-[.$C19])/[.$C19]" office:value-type="percentage" office:value="0.0473711319578287" calcext:value-type="percentage">
            <text:p>4.74%</text:p>
          </table:table-cell>
          <table:table-cell table:style-name="ce42" table:formula="of:=([$'1.Resumed Results (Revenue and Costs)'.K19]-[.$C19])/[.$C19]" office:value-type="percentage" office:value="0.0559931013917271" calcext:value-type="percentage">
            <text:p>5.60%</text:p>
          </table:table-cell>
          <table:table-cell table:style-name="ce42" table:formula="of:=([$'1.Resumed Results (Revenue and Costs)'.P19]-[.$C19])/[.$C19]" office:value-type="percentage" office:value="0.0473711319578287" calcext:value-type="percentage">
            <text:p>4.74%</text:p>
          </table:table-cell>
          <table:table-cell table:style-name="ce46" table:formula="of:=([$'1.Resumed Results (Revenue and Costs)'.U19]-[.$C19])/[.$C19]" office:value-type="percentage" office:value="0.0559931013917271" calcext:value-type="percentage">
            <text:p>5.60%</text:p>
          </table:table-cell>
          <table:table-cell table:style-name="ce49" office:value-type="float" office:value="0" calcext:value-type="float">
            <text:p>0.00</text:p>
          </table:table-cell>
          <table:table-cell table:style-name="ce42" table:formula="of:=([$'1.Resumed Results (Revenue and Costs)'.F19]-[.$H19])/[.$H19]" office:value-type="string" office:string-value="" calcext:value-type="error">
            <office:annotation draw:style-name="gr4" draw:text-style-name="P2" svg:width="1.1413in" svg:height="0.7083in" svg:x="6.7646in" svg:y="2.6094in" draw:caption-point-x="-0.2402in" draw:caption-point-y="0.5945in">
              <dc:date>2020-12-22T00:00:00</dc:date>
              <text:p text:style-name="P1"><text:span text:style-name="T1">Not sure how to represent this in the paper.</text:span></text:p>
              <text:p text:style-name="P1"><text:span text:style-name="T1"/></text:p>
            </office:annotation>
            <text:p>#DIV/0!</text:p>
          </table:table-cell>
          <table:table-cell table:style-name="ce42" table:formula="of:=([$'1.Resumed Results (Revenue and Costs)'.K19]-[.$H19])/[.$H19]" office:value-type="string" office:string-value="" calcext:value-type="error">
            <text:p>#DIV/0!</text:p>
          </table:table-cell>
          <table:table-cell table:style-name="ce42" table:formula="of:=([$'1.Resumed Results (Revenue and Costs)'.P19]-[.$H19])/[.$H19]" office:value-type="string" office:string-value="" calcext:value-type="error">
            <text:p>#DIV/0!</text:p>
          </table:table-cell>
          <table:table-cell table:style-name="ce46" table:formula="of:=([$'1.Resumed Results (Revenue and Costs)'.U19]-[.$H19])/[.$H19]" office:value-type="string" office:string-value="" calcext:value-type="error">
            <text:p>#DIV/0!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1.05528" calcext:value-type="float">
            <text:p>21.05528</text:p>
          </table:table-cell>
          <table:table-cell table:formula="of:=([$'1.Resumed Results (Revenue and Costs)'.F20]-[.$C20])/[.$C20]" office:value-type="percentage" office:value="0.346568651663621" calcext:value-type="percentage">
            <text:p>34.66%</text:p>
          </table:table-cell>
          <table:table-cell table:formula="of:=([$'1.Resumed Results (Revenue and Costs)'.K20]-[.$C20])/[.$C20]" office:value-type="percentage" office:value="0.384434688116235" calcext:value-type="percentage">
            <text:p>38.44%</text:p>
          </table:table-cell>
          <table:table-cell table:formula="of:=([$'1.Resumed Results (Revenue and Costs)'.P20]-[.$C20])/[.$C20]" office:value-type="percentage" office:value="0.377018021132942" calcext:value-type="percentage">
            <text:p>37.70%</text:p>
          </table:table-cell>
          <table:table-cell table:formula="of:=([$'1.Resumed Results (Revenue and Costs)'.U20]-[.$C20])/[.$C20]" office:value-type="percentage" office:value="0.424278375780327" calcext:value-type="percentage">
            <text:p>42.43%</text:p>
          </table:table-cell>
          <table:table-cell office:value-type="float" office:value="2.92214" calcext:value-type="float">
            <text:p>2.92214</text:p>
          </table:table-cell>
          <table:table-cell table:formula="of:=([$'1.Resumed Results (Revenue and Costs)'.F20]-[.$H20])/[.$H20]" office:value-type="percentage" office:value="8.70260836236457" calcext:value-type="percentage">
            <text:p>870.26%</text:p>
          </table:table-cell>
          <table:table-cell table:formula="of:=([$'1.Resumed Results (Revenue and Costs)'.K20]-[.$H20])/[.$H20]" office:value-type="percentage" office:value="8.97544949933953" calcext:value-type="percentage">
            <text:p>897.54%</text:p>
          </table:table-cell>
          <table:table-cell table:formula="of:=([$'1.Resumed Results (Revenue and Costs)'.P20]-[.$H20])/[.$H20]" office:value-type="percentage" office:value="8.92200921242651" calcext:value-type="percentage">
            <text:p>892.20%</text:p>
          </table:table-cell>
          <table:table-cell table:formula="of:=([$'1.Resumed Results (Revenue and Costs)'.U20]-[.$H20])/[.$H20]" office:value-type="percentage" office:value="9.26254046691808" calcext:value-type="percentage">
            <text:p>926.25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4.37522" calcext:value-type="float">
            <text:p>24.37522</text:p>
          </table:table-cell>
          <table:table-cell table:formula="of:=([$'1.Resumed Results (Revenue and Costs)'.F21]-[.$C21])/[.$C21]" office:value-type="percentage" office:value="0.648148406455409" calcext:value-type="percentage">
            <text:p>64.81%</text:p>
          </table:table-cell>
          <table:table-cell table:formula="of:=([$'1.Resumed Results (Revenue and Costs)'.K21]-[.$C21])/[.$C21]" office:value-type="percentage" office:value="0.663152168472736" calcext:value-type="percentage">
            <text:p>66.32%</text:p>
          </table:table-cell>
          <table:table-cell table:formula="of:=([$'1.Resumed Results (Revenue and Costs)'.P21]-[.$C21])/[.$C21]" office:value-type="percentage" office:value="0.693131795323283" calcext:value-type="percentage">
            <text:p>69.31%</text:p>
          </table:table-cell>
          <table:table-cell table:formula="of:=([$'1.Resumed Results (Revenue and Costs)'.U21]-[.$C21])/[.$C21]" office:value-type="percentage" office:value="0.717138142753173" calcext:value-type="percentage">
            <text:p>71.71%</text:p>
          </table:table-cell>
          <table:table-cell office:value-type="float" office:value="7.64452" calcext:value-type="float">
            <text:p>7.64452</text:p>
          </table:table-cell>
          <table:table-cell table:formula="of:=([$'1.Resumed Results (Revenue and Costs)'.F21]-[.$H21])/[.$H21]" office:value-type="percentage" office:value="4.25526520958805" calcext:value-type="percentage">
            <text:p>425.53%</text:p>
          </table:table-cell>
          <table:table-cell table:formula="of:=([$'1.Resumed Results (Revenue and Costs)'.K21]-[.$H21])/[.$H21]" office:value-type="percentage" office:value="4.30310601581264" calcext:value-type="percentage">
            <text:p>430.31%</text:p>
          </table:table-cell>
          <table:table-cell table:formula="of:=([$'1.Resumed Results (Revenue and Costs)'.P21]-[.$H21])/[.$H21]" office:value-type="percentage" office:value="4.39869867565262" calcext:value-type="percentage">
            <text:p>439.87%</text:p>
          </table:table-cell>
          <table:table-cell table:formula="of:=([$'1.Resumed Results (Revenue and Costs)'.U21]-[.$H21])/[.$H21]" office:value-type="percentage" office:value="4.47524501211325" calcext:value-type="percentage">
            <text:p>447.52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24.31658" calcext:value-type="float">
            <text:p>24.31658</text:p>
          </table:table-cell>
          <table:table-cell table:style-name="ce43" table:formula="of:=([$'1.Resumed Results (Revenue and Costs)'.F22]-[.$C22])/[.$C22]" office:value-type="percentage" office:value="0.940670110681683" calcext:value-type="percentage">
            <text:p>94.07%</text:p>
          </table:table-cell>
          <table:table-cell table:style-name="ce43" table:formula="of:=([$'1.Resumed Results (Revenue and Costs)'.K22]-[.$C22])/[.$C22]" office:value-type="percentage" office:value="0.958868393499415" calcext:value-type="percentage">
            <text:p>95.89%</text:p>
          </table:table-cell>
          <table:table-cell table:style-name="ce43" table:formula="of:=([$'1.Resumed Results (Revenue and Costs)'.P22]-[.$C22])/[.$C22]" office:value-type="percentage" office:value="1.05279031837536" calcext:value-type="percentage">
            <text:p>105.28%</text:p>
          </table:table-cell>
          <table:table-cell table:style-name="ce47" table:formula="of:=([$'1.Resumed Results (Revenue and Costs)'.U22]-[.$C22])/[.$C22]" office:value-type="percentage" office:value="1.07513967835937" calcext:value-type="percentage">
            <text:p>107.51%</text:p>
          </table:table-cell>
          <table:table-cell table:style-name="ce38" office:value-type="float" office:value="11.88002" calcext:value-type="float">
            <text:p>11.88002</text:p>
          </table:table-cell>
          <table:table-cell table:style-name="ce43" table:formula="of:=([$'1.Resumed Results (Revenue and Costs)'.F22]-[.$H22])/[.$H22]" office:value-type="percentage" office:value="2.97225425546422" calcext:value-type="percentage">
            <text:p>297.23%</text:p>
          </table:table-cell>
          <table:table-cell table:style-name="ce43" table:formula="of:=([$'1.Resumed Results (Revenue and Costs)'.K22]-[.$H22])/[.$H22]" office:value-type="percentage" office:value="3.00950335100446" calcext:value-type="percentage">
            <text:p>300.95%</text:p>
          </table:table-cell>
          <table:table-cell table:style-name="ce43" table:formula="of:=([$'1.Resumed Results (Revenue and Costs)'.P22]-[.$H22])/[.$H22]" office:value-type="percentage" office:value="3.20174713510583" calcext:value-type="percentage">
            <text:p>320.17%</text:p>
          </table:table-cell>
          <table:table-cell table:style-name="ce47" table:formula="of:=([$'1.Resumed Results (Revenue and Costs)'.U22]-[.$H22])/[.$H22]" office:value-type="percentage" office:value="3.24749284933864" calcext:value-type="percentage">
            <text:p>324.75%</text:p>
          </table:table-cell>
          <table:table-cell/>
        </table:table-row>
        <table:table-row table:style-name="ro3">
          <table:table-cell table:style-name="ce119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3.44302" calcext:value-type="float">
            <text:p>23.44302</text:p>
          </table:table-cell>
          <table:table-cell table:style-name="ce42" table:formula="of:=([$'1.Resumed Results (Revenue and Costs)'.F23]-[.$C23])/[.$C23]" office:value-type="percentage" office:value="0.183387635210822" calcext:value-type="percentage">
            <text:p>18.34%</text:p>
          </table:table-cell>
          <table:table-cell table:style-name="ce42" table:formula="of:=([$'1.Resumed Results (Revenue and Costs)'.K23]-[.$C23])/[.$C23]" office:value-type="percentage" office:value="0.206541648644245" calcext:value-type="percentage">
            <text:p>20.65%</text:p>
          </table:table-cell>
          <table:table-cell table:style-name="ce42" table:formula="of:=([$'1.Resumed Results (Revenue and Costs)'.P23]-[.$C23])/[.$C23]" office:value-type="percentage" office:value="0.183387635210822" calcext:value-type="percentage">
            <text:p>18.34%</text:p>
          </table:table-cell>
          <table:table-cell table:style-name="ce46" table:formula="of:=([$'1.Resumed Results (Revenue and Costs)'.U23]-[.$C23])/[.$C23]" office:value-type="percentage" office:value="0.206541648644245" calcext:value-type="percentage">
            <text:p>20.65%</text:p>
          </table:table-cell>
          <table:table-cell table:style-name="ce37" office:value-type="float" office:value="0.4978" calcext:value-type="float">
            <text:p>0.4978</text:p>
          </table:table-cell>
          <table:table-cell table:style-name="ce42" table:formula="of:=([$'1.Resumed Results (Revenue and Costs)'.F23]-[.$H23])/[.$H23]" office:value-type="percentage" office:value="54.7295701084773" calcext:value-type="percentage">
            <text:p>5472.96%</text:p>
          </table:table-cell>
          <table:table-cell table:style-name="ce42" table:formula="of:=([$'1.Resumed Results (Revenue and Costs)'.K23]-[.$H23])/[.$H23]" office:value-type="percentage" office:value="55.8199678585777" calcext:value-type="percentage">
            <text:p>5582.00%</text:p>
          </table:table-cell>
          <table:table-cell table:style-name="ce42" table:formula="of:=([$'1.Resumed Results (Revenue and Costs)'.P23]-[.$H23])/[.$H23]" office:value-type="percentage" office:value="54.7295701084773" calcext:value-type="percentage">
            <text:p>5472.96%</text:p>
          </table:table-cell>
          <table:table-cell table:style-name="ce46" table:formula="of:=([$'1.Resumed Results (Revenue and Costs)'.U23]-[.$H23])/[.$H23]" office:value-type="percentage" office:value="55.8199678585777" calcext:value-type="percentage">
            <text:p>5582.00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3" calcext:value-type="float">
            <text:p>3</text:p>
          </table:table-cell>
          <table:table-cell table:style-name="ce38" office:value-type="float" office:value="25.43556" calcext:value-type="float">
            <text:p>25.43556</text:p>
          </table:table-cell>
          <table:table-cell table:style-name="ce43" table:formula="of:=([$'1.Resumed Results (Revenue and Costs)'.F24]-[.$C24])/[.$C24]" office:value-type="percentage" office:value="0.773436873416587" calcext:value-type="percentage">
            <text:p>77.34%</text:p>
          </table:table-cell>
          <table:table-cell table:style-name="ce43" table:formula="of:=([$'1.Resumed Results (Revenue and Costs)'.K24]-[.$C24])/[.$C24]" office:value-type="percentage" office:value="0.826012087015187" calcext:value-type="percentage">
            <text:p>82.60%</text:p>
          </table:table-cell>
          <table:table-cell table:style-name="ce43" table:formula="of:=([$'1.Resumed Results (Revenue and Costs)'.P24]-[.$C24])/[.$C24]" office:value-type="percentage" office:value="0.827012261573954" calcext:value-type="percentage">
            <text:p>82.70%</text:p>
          </table:table-cell>
          <table:table-cell table:style-name="ce47" table:formula="of:=([$'1.Resumed Results (Revenue and Costs)'.U24]-[.$C24])/[.$C24]" office:value-type="percentage" office:value="0.860107660299203" calcext:value-type="percentage">
            <text:p>86.01%</text:p>
          </table:table-cell>
          <table:table-cell table:style-name="ce38" office:value-type="float" office:value="7.79068" calcext:value-type="float">
            <text:p>7.79068</text:p>
          </table:table-cell>
          <table:table-cell table:style-name="ce43" table:formula="of:=([$'1.Resumed Results (Revenue and Costs)'.F24]-[.$H24])/[.$H24]" office:value-type="percentage" office:value="4.79004143412385" calcext:value-type="percentage">
            <text:p>479.00%</text:p>
          </table:table-cell>
          <table:table-cell table:style-name="ce43" table:formula="of:=([$'1.Resumed Results (Revenue and Costs)'.K24]-[.$H24])/[.$H24]" office:value-type="percentage" office:value="4.96169268921326" calcext:value-type="percentage">
            <text:p>496.17%</text:p>
          </table:table-cell>
          <table:table-cell table:style-name="ce43" table:formula="of:=([$'1.Resumed Results (Revenue and Costs)'.P24]-[.$H24])/[.$H24]" office:value-type="percentage" office:value="4.96495812945725" calcext:value-type="percentage">
            <text:p>496.50%</text:p>
          </table:table-cell>
          <table:table-cell table:style-name="ce47" table:formula="of:=([$'1.Resumed Results (Revenue and Costs)'.U24]-[.$H24])/[.$H24]" office:value-type="percentage" office:value="5.07301031488907" calcext:value-type="percentage">
            <text:p>507.30%</text:p>
          </table:table-cell>
          <table:table-cell/>
        </table:table-row>
        <table:table-row table:style-name="ro3">
          <table:table-cell table:style-name="ce119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34.57824" calcext:value-type="float">
            <text:p>34.57824</text:p>
          </table:table-cell>
          <table:table-cell table:style-name="ce44" table:formula="of:=([$'1.Resumed Results (Revenue and Costs)'.F25]-[.$C25])/[.$C25]" office:value-type="percentage" office:value="0.0993919875621199" calcext:value-type="percentage">
            <text:p>9.94%</text:p>
          </table:table-cell>
          <table:table-cell table:style-name="ce44" table:formula="of:=([$'1.Resumed Results (Revenue and Costs)'.K25]-[.$C25])/[.$C25]" office:value-type="percentage" office:value="0.104793072174871" calcext:value-type="percentage">
            <text:p>10.48%</text:p>
          </table:table-cell>
          <table:table-cell table:style-name="ce44" table:formula="of:=([$'1.Resumed Results (Revenue and Costs)'.P25]-[.$C25])/[.$C25]" office:value-type="percentage" office:value="0.0993919875621199" calcext:value-type="percentage">
            <text:p>9.94%</text:p>
          </table:table-cell>
          <table:table-cell table:style-name="ce48" table:formula="of:=([$'1.Resumed Results (Revenue and Costs)'.U25]-[.$C25])/[.$C25]" office:value-type="percentage" office:value="0.104793072174871" calcext:value-type="percentage">
            <text:p>10.48%</text:p>
          </table:table-cell>
          <table:table-cell table:style-name="ce39" office:value-type="float" office:value="0.55694" calcext:value-type="float">
            <text:p>0.55694</text:p>
          </table:table-cell>
          <table:table-cell table:style-name="ce44" table:formula="of:=([$'1.Resumed Results (Revenue and Costs)'.F25]-[.$H25])/[.$H25]" office:value-type="percentage" office:value="67.256975616763" calcext:value-type="percentage">
            <text:p>6725.70%</text:p>
          </table:table-cell>
          <table:table-cell table:style-name="ce44" table:formula="of:=([$'1.Resumed Results (Revenue and Costs)'.K25]-[.$H25])/[.$H25]" office:value-type="percentage" office:value="67.5923079685424" calcext:value-type="percentage">
            <text:p>6759.23%</text:p>
          </table:table-cell>
          <table:table-cell table:style-name="ce44" table:formula="of:=([$'1.Resumed Results (Revenue and Costs)'.P25]-[.$H25])/[.$H25]" office:value-type="percentage" office:value="67.256975616763" calcext:value-type="percentage">
            <text:p>6725.70%</text:p>
          </table:table-cell>
          <table:table-cell table:style-name="ce48" table:formula="of:=([$'1.Resumed Results (Revenue and Costs)'.U25]-[.$H25])/[.$H25]" office:value-type="percentage" office:value="67.5923079685424" calcext:value-type="percentage">
            <text:p>6759.23%</text:p>
          </table:table-cell>
          <table:table-cell/>
        </table:table-row>
        <table:table-row table:style-name="ro3">
          <table:table-cell table:style-name="ce119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33.93172" calcext:value-type="float">
            <text:p>33.93172</text:p>
          </table:table-cell>
          <table:table-cell table:style-name="ce44" table:formula="of:=([$'1.Resumed Results (Revenue and Costs)'.F26]-[.$C26])/[.$C26]" office:value-type="percentage" office:value="0.230429816113065" calcext:value-type="percentage">
            <text:p>23.04%</text:p>
          </table:table-cell>
          <table:table-cell table:style-name="ce44" table:formula="of:=([$'1.Resumed Results (Revenue and Costs)'.K26]-[.$C26])/[.$C26]" office:value-type="percentage" office:value="0.239377196322497" calcext:value-type="percentage">
            <text:p>23.94%</text:p>
          </table:table-cell>
          <table:table-cell table:style-name="ce44" table:formula="of:=([$'1.Resumed Results (Revenue and Costs)'.P26]-[.$C26])/[.$C26]" office:value-type="percentage" office:value="0.230429816113065" calcext:value-type="percentage">
            <text:p>23.04%</text:p>
          </table:table-cell>
          <table:table-cell table:style-name="ce48" table:formula="of:=([$'1.Resumed Results (Revenue and Costs)'.U26]-[.$C26])/[.$C26]" office:value-type="percentage" office:value="0.239377196322497" calcext:value-type="percentage">
            <text:p>23.94%</text:p>
          </table:table-cell>
          <table:table-cell table:style-name="ce39" office:value-type="float" office:value="1.15108" calcext:value-type="float">
            <text:p>1.15108</text:p>
          </table:table-cell>
          <table:table-cell table:style-name="ce44" table:formula="of:=([$'1.Resumed Results (Revenue and Costs)'.F26]-[.$H26])/[.$H26]" office:value-type="percentage" office:value="35.2708065468951" calcext:value-type="percentage">
            <text:p>3527.08%</text:p>
          </table:table-cell>
          <table:table-cell table:style-name="ce44" table:formula="of:=([$'1.Resumed Results (Revenue and Costs)'.K26]-[.$H26])/[.$H26]" office:value-type="percentage" office:value="35.5345588490809" calcext:value-type="percentage">
            <text:p>3553.46%</text:p>
          </table:table-cell>
          <table:table-cell table:style-name="ce44" table:formula="of:=([$'1.Resumed Results (Revenue and Costs)'.P26]-[.$H26])/[.$H26]" office:value-type="percentage" office:value="35.2708065468951" calcext:value-type="percentage">
            <text:p>3527.08%</text:p>
          </table:table-cell>
          <table:table-cell table:style-name="ce48" table:formula="of:=([$'1.Resumed Results (Revenue and Costs)'.U26]-[.$H26])/[.$H26]" office:value-type="percentage" office:value="35.5345588490809" calcext:value-type="percentage">
            <text:p>3553.46%</text:p>
          </table:table-cell>
          <table:table-cell table:style-name="ce50">
            <office:annotation draw:style-name="gr5" draw:text-style-name="P2" svg:width="1.1413in" svg:height="1.3232in" svg:x="10.3201in" svg:y="4.4441in" draw:caption-point-x="-0.2402in" draw:caption-point-y="0.0039in">
              <dc:date>2020-12-22T00:00:00</dc:date>
              <text:p text:style-name="P1"><text:span text:style-name="T1">Some further information that could be added to tables: The number of vehicles used, the number of served parcels.</text:span></text:p>
            </office:annotation>
          </table:table-cell>
        </table:table-row>
      </table:table>
      <table:table table:name="3.Comparing costs (%)" table:style-name="ta1">
        <table:table-column table:style-name="co1" table:default-cell-style-name="ce29"/>
        <table:table-column table:style-name="co2" table:default-cell-style-name="ce32"/>
        <table:table-column table:style-name="co8" table:default-cell-style-name="ce52"/>
        <table:table-column table:style-name="co8" table:number-columns-repeated="3" table:default-cell-style-name="ce41"/>
        <table:table-column table:style-name="co8" table:default-cell-style-name="ce45"/>
        <table:table-column table:style-name="co9" table:default-cell-style-name="ce52"/>
        <table:table-column table:style-name="co8" table:number-columns-repeated="3" table:default-cell-style-name="ce41"/>
        <table:table-column table:style-name="co8" table:default-cell-style-name="ce45"/>
        <table:table-column table:style-name="co8" table:default-cell-style-name="Default"/>
        <table:table-row table:style-name="ro3">
          <table:table-cell table:style-name="ce117" office:value-type="string" calcext:value-type="string" table:number-columns-spanned="1" table:number-rows-spanned="2">
            <office:annotation draw:style-name="gr4" draw:text-style-name="P2" svg:width="1.1413in" svg:height="0.7083in" svg:x="0.5067in" svg:y="0in" draw:caption-point-x="-0.2402in" draw:caption-point-y="0.0039in">
              <dc:date>2020-12-22T00:00:00</dc:date>
              <text:p text:style-name="P1"><text:span text:style-name="T1">Number of customers </text:span></text:p>
            </office:annotation>
            <text:p>n</text:p>
          </table:table-cell>
          <table:table-cell table:style-name="ce3" office:value-type="string" calcext:value-type="string" table:number-columns-spanned="1" table:number-rows-spanned="2">
            <office:annotation draw:style-name="gr4" draw:text-style-name="P2" svg:width="1.1413in" svg:height="0.7083in" svg:x="0.7028in" svg:y="0in" draw:caption-point-x="-0.2402in" draw:caption-point-y="0.0039in">
              <dc:date>2020-12-22T00:00:00</dc:date>
              <text:p text:style-name="P1"><text:span text:style-name="T1">Number of passengers</text:span></text:p>
            </office:annotation>
            <text:p>m</text:p>
          </table:table-cell>
          <table:table-cell table:style-name="ce126" office:value-type="string" calcext:value-type="string" table:number-columns-spanned="1" table:number-rows-spanned="2">
            <office:annotation draw:style-name="gr4" draw:text-style-name="P2" svg:width="1.1413in" svg:height="0.7083in" svg:x="1.5917in" svg:y="0in" draw:caption-point-x="-0.2402in" draw:caption-point-y="0.0039in">
              <dc:date>2020-12-22T00:00:00</dc:date>
              <text:p text:style-name="P1"><text:span text:style-name="T1">Scenario where only customers are transported.</text:span></text:p>
            </office:annotation>
            <text:p>Customer only</text:p>
          </table:table-cell>
          <table:table-cell table:style-name="ce117" office:value-type="string" calcext:value-type="string" table:number-columns-spanned="4" table:number-rows-spanned="1">
            <text:p>Comparing costs(%)</text:p>
          </table:table-cell>
          <table:covered-table-cell table:number-columns-repeated="3" table:style-name="Default"/>
          <table:table-cell table:style-name="ce126" office:value-type="string" calcext:value-type="string" table:number-columns-spanned="1" table:number-rows-spanned="2">
            <office:annotation draw:style-name="gr4" draw:text-style-name="P2" svg:width="1.1413in" svg:height="0.7083in" svg:x="5.8756in" svg:y="0in" draw:caption-point-x="-0.2402in" draw:caption-point-y="0.0039in">
              <dc:date>2020-12-22T00:00:00</dc:date>
              <text:p text:style-name="P1"><text:span text:style-name="T1">Scenario where only parcels are transported.</text:span></text:p>
            </office:annotation>
            <text:p>Parcel only</text:p>
          </table:table-cell>
          <table:table-cell table:style-name="ce117" office:value-type="string" calcext:value-type="string" table:number-columns-spanned="4" table:number-rows-spanned="1">
            <text:p>Comparing costs(%)</text:p>
          </table:table-cell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ce3"/>
          <table:covered-table-cell table:style-name="ce126"/>
          <table:table-cell table:style-name="ce40" office:value-type="string" calcext:value-type="string">
            <office:annotation draw:style-name="gr1" draw:text-style-name="P2" svg:width="1.1413in" svg:height="1.6343in" svg:x="2.4803in" svg:y="0in" draw:caption-point-x="-0.2402in" draw:caption-point-y="0.1815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3.3693in" svg:y="0in" draw:caption-point-x="-0.2402in" draw:caption-point-y="0.1815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4.2583in" svg:y="0in" draw:caption-point-x="-0.2402in" draw:caption-point-y="0.1815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5.1472in" svg:y="0in" draw:caption-point-x="-0.2402in" draw:caption-point-y="0.1815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126"/>
          <table:table-cell table:style-name="ce40" office:value-type="string" calcext:value-type="string">
            <office:annotation draw:style-name="gr1" draw:text-style-name="P2" svg:width="1.1413in" svg:height="1.6343in" svg:x="6.7646in" svg:y="0in" draw:caption-point-x="-0.2402in" draw:caption-point-y="0.1815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7.6535in" svg:y="0in" draw:caption-point-x="-0.2402in" draw:caption-point-y="0.1815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8.5421in" svg:y="0in" draw:caption-point-x="-0.2402in" draw:caption-point-y="0.1815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9.4311in" svg:y="0in" draw:caption-point-x="-0.2402in" draw:caption-point-y="0.1815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table-cell/>
        </table:table-row>
        <table:table-row table:style-name="ro3">
          <table:table-cell table:style-name="ce119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51" office:value-type="float" office:value="41.75328" calcext:value-type="float">
            <text:p>41.753</text:p>
          </table:table-cell>
          <table:table-cell table:style-name="ce44" table:formula="of:=([$'1.Resumed Results (Revenue and Costs)'.E3]-[.$C3])/[.$C3]" office:value-type="percentage" office:value="0.401419002291557" calcext:value-type="percentage">
            <text:p>40.14%</text:p>
          </table:table-cell>
          <table:table-cell table:style-name="ce44" table:formula="of:=([$'1.Resumed Results (Revenue and Costs)'.J3]-[.$C3])/[.$C3]" office:value-type="percentage" office:value="0.413802221047065" calcext:value-type="percentage">
            <text:p>41.38%</text:p>
          </table:table-cell>
          <table:table-cell table:style-name="ce44" table:formula="of:=([$'1.Resumed Results (Revenue and Costs)'.O3]-[.$C3])/[.$C3]" office:value-type="percentage" office:value="0.442600916622598" calcext:value-type="percentage">
            <text:p>44.26%</text:p>
          </table:table-cell>
          <table:table-cell table:style-name="ce48" table:formula="of:=([$'1.Resumed Results (Revenue and Costs)'.T3]-[.$C3])/[.$C3]" office:value-type="percentage" office:value="0.431649920676891" calcext:value-type="percentage">
            <text:p>43.16%</text:p>
          </table:table-cell>
          <table:table-cell table:style-name="ce51" office:value-type="float" office:value="28.6442" calcext:value-type="float">
            <text:p>28.644</text:p>
          </table:table-cell>
          <table:table-cell table:style-name="ce44" table:formula="of:=([$'1.Resumed Results (Revenue and Costs)'.E3]-[.$H3])/[.$H3]" office:value-type="percentage" office:value="1.04278143568331" calcext:value-type="percentage">
            <text:p>104.28%</text:p>
          </table:table-cell>
          <table:table-cell table:style-name="ce44" table:formula="of:=([$'1.Resumed Results (Revenue and Costs)'.J3]-[.$H3])/[.$H3]" office:value-type="percentage" office:value="1.0608318612494" calcext:value-type="percentage">
            <text:p>106.08%</text:p>
          </table:table-cell>
          <table:table-cell table:style-name="ce44" table:formula="of:=([$'1.Resumed Results (Revenue and Costs)'.O3]-[.$H3])/[.$H3]" office:value-type="percentage" office:value="1.10281034205878" calcext:value-type="percentage">
            <text:p>110.28%</text:p>
          </table:table-cell>
          <table:table-cell table:style-name="ce48" table:formula="of:=([$'1.Resumed Results (Revenue and Costs)'.T3]-[.$H3])/[.$H3]" office:value-type="percentage" office:value="1.08684759916493" calcext:value-type="percentage">
            <text:p>108.68%</text:p>
          </table:table-cell>
          <table:table-cell/>
        </table:table-row>
        <table:table-row table:style-name="ro3">
          <table:table-cell table:style-name="ce119" office:value-type="float" office:value="7" calcext:value-type="float" table:number-columns-spanned="1" table:number-rows-spanned="3">
            <text:p>7</text:p>
          </table:table-cell>
          <table:table-cell table:style-name="ce31" office:value-type="float" office:value="3" calcext:value-type="float">
            <text:p>3</text:p>
          </table:table-cell>
          <table:table-cell office:value-type="float" office:value="46.9384" calcext:value-type="float">
            <text:p>46.938</text:p>
          </table:table-cell>
          <table:table-cell table:formula="of:=([$'1.Resumed Results (Revenue and Costs)'.E4]-[.$C4])/[.$C4]" office:value-type="percentage" office:value="0.238083104664837" calcext:value-type="percentage">
            <text:p>23.81%</text:p>
          </table:table-cell>
          <table:table-cell table:formula="of:=([$'1.Resumed Results (Revenue and Costs)'.J4]-[.$C4])/[.$C4]" office:value-type="percentage" office:value="0.232516660133281" calcext:value-type="percentage">
            <text:p>23.25%</text:p>
          </table:table-cell>
          <table:table-cell table:formula="of:=([$'1.Resumed Results (Revenue and Costs)'.O4]-[.$C4])/[.$C4]" office:value-type="percentage" office:value="0.247334378675029" calcext:value-type="percentage">
            <text:p>24.73%</text:p>
          </table:table-cell>
          <table:table-cell table:formula="of:=([$'1.Resumed Results (Revenue and Costs)'.T4]-[.$C4])/[.$C4]" office:value-type="percentage" office:value="0.277753822030576" calcext:value-type="percentage">
            <text:p>27.78%</text:p>
          </table:table-cell>
          <table:table-cell office:value-type="float" office:value="15.85896" calcext:value-type="float">
            <text:p>15.859</text:p>
          </table:table-cell>
          <table:table-cell table:formula="of:=([$'1.Resumed Results (Revenue and Costs)'.E4]-[.$H4])/[.$H4]" office:value-type="percentage" office:value="2.66440422322775" calcext:value-type="percentage">
            <text:p>266.44%</text:p>
          </table:table-cell>
          <table:table-cell table:formula="of:=([$'1.Resumed Results (Revenue and Costs)'.J4]-[.$H4])/[.$H4]" office:value-type="percentage" office:value="2.64792899408284" calcext:value-type="percentage">
            <text:p>264.79%</text:p>
          </table:table-cell>
          <table:table-cell table:formula="of:=([$'1.Resumed Results (Revenue and Costs)'.O4]-[.$H4])/[.$H4]" office:value-type="percentage" office:value="2.69178558997563" calcext:value-type="percentage">
            <text:p>269.18%</text:p>
          </table:table-cell>
          <table:table-cell table:formula="of:=([$'1.Resumed Results (Revenue and Costs)'.T4]-[.$H4])/[.$H4]" office:value-type="percentage" office:value="2.78181923657037" calcext:value-type="percentage">
            <text:p>278.18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44.8546" calcext:value-type="float">
            <text:p>44.855</text:p>
          </table:table-cell>
          <table:table-cell table:formula="of:=([$'1.Resumed Results (Revenue and Costs)'.E5]-[.$C5])/[.$C5]" office:value-type="percentage" office:value="0.395282535124603" calcext:value-type="percentage">
            <text:p>39.53%</text:p>
          </table:table-cell>
          <table:table-cell table:formula="of:=([$'1.Resumed Results (Revenue and Costs)'.J5]-[.$C5])/[.$C5]" office:value-type="percentage" office:value="0.383099169315968" calcext:value-type="percentage">
            <text:p>38.31%</text:p>
          </table:table-cell>
          <table:table-cell table:formula="of:=([$'1.Resumed Results (Revenue and Costs)'.O5]-[.$C5])/[.$C5]" office:value-type="percentage" office:value="0.529299559019588" calcext:value-type="percentage">
            <text:p>52.93%</text:p>
          </table:table-cell>
          <table:table-cell table:formula="of:=([$'1.Resumed Results (Revenue and Costs)'.T5]-[.$C5])/[.$C5]" office:value-type="percentage" office:value="0.506860834786176" calcext:value-type="percentage">
            <text:p>50.69%</text:p>
          </table:table-cell>
          <table:table-cell office:value-type="float" office:value="26.81524" calcext:value-type="float">
            <text:p>26.815</text:p>
          </table:table-cell>
          <table:table-cell table:formula="of:=([$'1.Resumed Results (Revenue and Costs)'.E5]-[.$H5])/[.$H5]" office:value-type="percentage" office:value="1.33392802003637" calcext:value-type="percentage">
            <text:p>133.39%</text:p>
          </table:table-cell>
          <table:table-cell table:formula="of:=([$'1.Resumed Results (Revenue and Costs)'.J5]-[.$H5])/[.$H5]" office:value-type="percentage" office:value="1.3135485641747" calcext:value-type="percentage">
            <text:p>131.35%</text:p>
          </table:table-cell>
          <table:table-cell table:formula="of:=([$'1.Resumed Results (Revenue and Costs)'.O5]-[.$H5])/[.$H5]" office:value-type="percentage" office:value="1.5581020345147" calcext:value-type="percentage">
            <text:p>155.81%</text:p>
          </table:table-cell>
          <table:table-cell table:formula="of:=([$'1.Resumed Results (Revenue and Costs)'.T5]-[.$H5])/[.$H5]" office:value-type="percentage" office:value="1.52056815452705" calcext:value-type="percentage">
            <text:p>152.0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5" calcext:value-type="float">
            <text:p>5</text:p>
          </table:table-cell>
          <table:table-cell office:value-type="float" office:value="48.35612" calcext:value-type="float">
            <text:p>48.356</text:p>
          </table:table-cell>
          <table:table-cell table:formula="of:=([$'1.Resumed Results (Revenue and Costs)'.E6]-[.$C6])/[.$C6]" office:value-type="percentage" office:value="0.425429500960789" calcext:value-type="percentage">
            <text:p>42.54%</text:p>
          </table:table-cell>
          <table:table-cell table:formula="of:=([$'1.Resumed Results (Revenue and Costs)'.J6]-[.$C6])/[.$C6]" office:value-type="percentage" office:value="0.462586328266205" calcext:value-type="percentage">
            <text:p>46.26%</text:p>
          </table:table-cell>
          <table:table-cell table:formula="of:=([$'1.Resumed Results (Revenue and Costs)'.O6]-[.$C6])/[.$C6]" office:value-type="percentage" office:value="0.495671695743993" calcext:value-type="percentage">
            <text:p>49.57%</text:p>
          </table:table-cell>
          <table:table-cell table:formula="of:=([$'1.Resumed Results (Revenue and Costs)'.T6]-[.$C6])/[.$C6]" office:value-type="percentage" office:value="0.50942714179715" calcext:value-type="percentage">
            <text:p>50.94%</text:p>
          </table:table-cell>
          <table:table-cell office:value-type="float" office:value="34.91676" calcext:value-type="float">
            <text:p>34.917</text:p>
          </table:table-cell>
          <table:table-cell table:formula="of:=([$'1.Resumed Results (Revenue and Costs)'.E6]-[.$H6])/[.$H6]" office:value-type="percentage" office:value="0.974073195794799" calcext:value-type="percentage">
            <text:p>97.41%</text:p>
          </table:table-cell>
          <table:table-cell table:formula="of:=([$'1.Resumed Results (Revenue and Costs)'.J6]-[.$H6])/[.$H6]" office:value-type="percentage" office:value="1.02553157853134" calcext:value-type="percentage">
            <text:p>102.55%</text:p>
          </table:table-cell>
          <table:table-cell table:formula="of:=([$'1.Resumed Results (Revenue and Costs)'.O6]-[.$H6])/[.$H6]" office:value-type="percentage" office:value="1.07135140832082" calcext:value-type="percentage">
            <text:p>107.14%</text:p>
          </table:table-cell>
          <table:table-cell table:formula="of:=([$'1.Resumed Results (Revenue and Costs)'.T6]-[.$H6])/[.$H6]" office:value-type="percentage" office:value="1.09040128580086" calcext:value-type="percentage">
            <text:p>109.04%</text:p>
          </table:table-cell>
          <table:table-cell/>
        </table:table-row>
        <table:table-row table:style-name="ro3">
          <table:table-cell table:style-name="ce119" office:value-type="float" office:value="8" calcext:value-type="float" table:number-columns-spanned="1" table:number-rows-spanned="4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53" office:value-type="float" office:value="54.80624" calcext:value-type="float">
            <text:p>54.806</text:p>
          </table:table-cell>
          <table:table-cell table:style-name="ce42" table:formula="of:=([$'1.Resumed Results (Revenue and Costs)'.E7]-[.$C7])/[.$C7]" office:value-type="percentage" office:value="0.154250318941785" calcext:value-type="percentage">
            <text:p>15.43%</text:p>
          </table:table-cell>
          <table:table-cell table:style-name="ce42" table:formula="of:=([$'1.Resumed Results (Revenue and Costs)'.J7]-[.$C7])/[.$C7]" office:value-type="percentage" office:value="0.143876317733163" calcext:value-type="percentage">
            <text:p>14.39%</text:p>
          </table:table-cell>
          <table:table-cell table:style-name="ce42" table:formula="of:=([$'1.Resumed Results (Revenue and Costs)'.O7]-[.$C7])/[.$C7]" office:value-type="percentage" office:value="0.150389444705566" calcext:value-type="percentage">
            <text:p>15.04%</text:p>
          </table:table-cell>
          <table:table-cell table:style-name="ce46" table:formula="of:=([$'1.Resumed Results (Revenue and Costs)'.T7]-[.$C7])/[.$C7]" office:value-type="percentage" office:value="0.140015443496945" calcext:value-type="percentage">
            <text:p>14.00%</text:p>
          </table:table-cell>
          <table:table-cell table:style-name="ce53" office:value-type="float" office:value="9.31132" calcext:value-type="float">
            <text:p>9.311</text:p>
          </table:table-cell>
          <table:table-cell table:style-name="ce42" table:formula="of:=([$'1.Resumed Results (Revenue and Costs)'.E7]-[.$H7])/[.$H7]" office:value-type="percentage" office:value="5.79389388400356" calcext:value-type="percentage">
            <text:p>579.39%</text:p>
          </table:table-cell>
          <table:table-cell table:style-name="ce42" table:formula="of:=([$'1.Resumed Results (Revenue and Costs)'.J7]-[.$H7])/[.$H7]" office:value-type="percentage" office:value="5.73283272403913" calcext:value-type="percentage">
            <text:p>573.28%</text:p>
          </table:table-cell>
          <table:table-cell table:style-name="ce42" table:formula="of:=([$'1.Resumed Results (Revenue and Costs)'.O7]-[.$H7])/[.$H7]" office:value-type="percentage" office:value="5.77116885683233" calcext:value-type="percentage">
            <text:p>577.12%</text:p>
          </table:table-cell>
          <table:table-cell table:style-name="ce46" table:formula="of:=([$'1.Resumed Results (Revenue and Costs)'.T7]-[.$H7])/[.$H7]" office:value-type="percentage" office:value="5.7101076968679" calcext:value-type="percentage">
            <text:p>571.0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1.53012" calcext:value-type="float">
            <text:p>51.530</text:p>
          </table:table-cell>
          <table:table-cell table:formula="of:=([$'1.Resumed Results (Revenue and Costs)'.E8]-[.$C8])/[.$C8]" office:value-type="percentage" office:value="0.312438628126618" calcext:value-type="percentage">
            <text:p>31.24%</text:p>
          </table:table-cell>
          <table:table-cell table:formula="of:=([$'1.Resumed Results (Revenue and Costs)'.J8]-[.$C8])/[.$C8]" office:value-type="percentage" office:value="0.259663280427059" calcext:value-type="percentage">
            <text:p>25.97%</text:p>
          </table:table-cell>
          <table:table-cell table:formula="of:=([$'1.Resumed Results (Revenue and Costs)'.O8]-[.$C8])/[.$C8]" office:value-type="percentage" office:value="0.29465640677724" calcext:value-type="percentage">
            <text:p>29.47%</text:p>
          </table:table-cell>
          <table:table-cell table:formula="of:=([$'1.Resumed Results (Revenue and Costs)'.T8]-[.$C8])/[.$C8]" office:value-type="percentage" office:value="0.31142097088072" calcext:value-type="percentage">
            <text:p>31.14%</text:p>
          </table:table-cell>
          <table:table-cell office:value-type="float" office:value="23.184" calcext:value-type="float">
            <text:p>23.184</text:p>
          </table:table-cell>
          <table:table-cell table:formula="of:=([$'1.Resumed Results (Revenue and Costs)'.E8]-[.$H8])/[.$H8]" office:value-type="percentage" office:value="1.91710317460317" calcext:value-type="percentage">
            <text:p>191.71%</text:p>
          </table:table-cell>
          <table:table-cell table:formula="of:=([$'1.Resumed Results (Revenue and Costs)'.J8]-[.$H8])/[.$H8]" office:value-type="percentage" office:value="1.79980158730159" calcext:value-type="percentage">
            <text:p>179.98%</text:p>
          </table:table-cell>
          <table:table-cell table:formula="of:=([$'1.Resumed Results (Revenue and Costs)'.O8]-[.$H8])/[.$H8]" office:value-type="percentage" office:value="1.87757936507937" calcext:value-type="percentage">
            <text:p>187.76%</text:p>
          </table:table-cell>
          <table:table-cell table:formula="of:=([$'1.Resumed Results (Revenue and Costs)'.T8]-[.$H8])/[.$H8]" office:value-type="percentage" office:value="1.91484126984127" calcext:value-type="percentage">
            <text:p>191.48%</text:p>
          </table:table-cell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56.57448" calcext:value-type="float">
            <text:p>56.574</text:p>
          </table:table-cell>
          <table:table-cell table:formula="of:=([$'1.Resumed Results (Revenue and Costs)'.E9]-[.$C9])/[.$C9]" office:value-type="percentage" office:value="0.449817656300155" calcext:value-type="percentage">
            <text:p>44.98%</text:p>
          </table:table-cell>
          <table:table-cell table:formula="of:=([$'1.Resumed Results (Revenue and Costs)'.J9]-[.$C9])/[.$C9]" office:value-type="percentage" office:value="0.426156104307101" calcext:value-type="percentage">
            <text:p>42.62%</text:p>
          </table:table-cell>
          <table:table-cell table:formula="of:=([$'1.Resumed Results (Revenue and Costs)'.O9]-[.$C9])/[.$C9]" office:value-type="percentage" office:value="0.454743552216476" calcext:value-type="percentage">
            <text:p>45.47%</text:p>
          </table:table-cell>
          <table:table-cell table:formula="of:=([$'1.Resumed Results (Revenue and Costs)'.T9]-[.$C9])/[.$C9]" office:value-type="percentage" office:value="0.463232185253846" calcext:value-type="percentage">
            <text:p>46.32%</text:p>
          </table:table-cell>
          <table:table-cell office:value-type="float" office:value="39.97952" calcext:value-type="float">
            <text:p>39.980</text:p>
          </table:table-cell>
          <table:table-cell table:formula="of:=([$'1.Resumed Results (Revenue and Costs)'.E9]-[.$H9])/[.$H9]" office:value-type="percentage" office:value="1.0516174281232" calcext:value-type="percentage">
            <text:p>105.16%</text:p>
          </table:table-cell>
          <table:table-cell table:formula="of:=([$'1.Resumed Results (Revenue and Costs)'.J9]-[.$H9])/[.$H9]" office:value-type="percentage" office:value="1.01813428475379" calcext:value-type="percentage">
            <text:p>101.81%</text:p>
          </table:table-cell>
          <table:table-cell table:formula="of:=([$'1.Resumed Results (Revenue and Costs)'.O9]-[.$H9])/[.$H9]" office:value-type="percentage" office:value="1.05858799705449" calcext:value-type="percentage">
            <text:p>105.86%</text:p>
          </table:table-cell>
          <table:table-cell table:formula="of:=([$'1.Resumed Results (Revenue and Costs)'.T9]-[.$H9])/[.$H9]" office:value-type="percentage" office:value="1.07060014727541" calcext:value-type="percentage">
            <text:p>107.0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54" office:value-type="float" office:value="57.86984" calcext:value-type="float">
            <text:p>57.870</text:p>
          </table:table-cell>
          <table:table-cell table:style-name="ce43" table:formula="of:=([$'1.Resumed Results (Revenue and Costs)'.E10]-[.$C10])/[.$C10]" office:value-type="percentage" office:value="0.387045825597582" calcext:value-type="percentage">
            <text:p>38.70%</text:p>
          </table:table-cell>
          <table:table-cell table:style-name="ce43" table:formula="of:=([$'1.Resumed Results (Revenue and Costs)'.J10]-[.$C10])/[.$C10]" office:value-type="percentage" office:value="0.390575125142907" calcext:value-type="percentage">
            <text:p>39.06%</text:p>
          </table:table-cell>
          <table:table-cell table:style-name="ce43" table:formula="of:=([$'1.Resumed Results (Revenue and Costs)'.O10]-[.$C10])/[.$C10]" office:value-type="percentage" office:value="0.442099718955504" calcext:value-type="percentage">
            <text:p>44.21%</text:p>
          </table:table-cell>
          <table:table-cell table:style-name="ce47" table:formula="of:=([$'1.Resumed Results (Revenue and Costs)'.T10]-[.$C10])/[.$C10]" office:value-type="percentage" office:value="0.43842768530205" calcext:value-type="percentage">
            <text:p>43.84%</text:p>
          </table:table-cell>
          <table:table-cell table:style-name="ce54" office:value-type="float" office:value="32.5404" calcext:value-type="float">
            <text:p>32.540</text:p>
          </table:table-cell>
          <table:table-cell table:style-name="ce43" table:formula="of:=([$'1.Resumed Results (Revenue and Costs)'.E10]-[.$H10])/[.$H10]" office:value-type="percentage" office:value="1.46672198252019" calcext:value-type="percentage">
            <text:p>146.67%</text:p>
          </table:table-cell>
          <table:table-cell table:style-name="ce43" table:formula="of:=([$'1.Resumed Results (Revenue and Costs)'.J10]-[.$H10])/[.$H10]" office:value-type="percentage" office:value="1.47299848803334" calcext:value-type="percentage">
            <text:p>147.30%</text:p>
          </table:table-cell>
          <table:table-cell table:style-name="ce43" table:formula="of:=([$'1.Resumed Results (Revenue and Costs)'.O10]-[.$H10])/[.$H10]" office:value-type="percentage" office:value="1.56462981401581" calcext:value-type="percentage">
            <text:p>156.46%</text:p>
          </table:table-cell>
          <table:table-cell table:style-name="ce47" table:formula="of:=([$'1.Resumed Results (Revenue and Costs)'.T10]-[.$H10])/[.$H10]" office:value-type="percentage" office:value="1.55809947019705" calcext:value-type="percentage">
            <text:p>155.81%</text:p>
          </table:table-cell>
          <table:table-cell/>
        </table:table-row>
        <table:table-row table:style-name="ro3">
          <table:table-cell table:style-name="ce119" office:value-type="float" office:value="9" calcext:value-type="float" table:number-columns-spanned="1" table:number-rows-spanned="5">
            <text:p>9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0.69884" calcext:value-type="float">
            <text:p>60.699</text:p>
          </table:table-cell>
          <table:table-cell table:formula="of:=([$'1.Resumed Results (Revenue and Costs)'.E11]-[.$C11])/[.$C11]" office:value-type="percentage" office:value="0.0606423450596421" calcext:value-type="percentage">
            <text:p>6.06%</text:p>
          </table:table-cell>
          <table:table-cell table:formula="of:=([$'1.Resumed Results (Revenue and Costs)'.J11]-[.$C11])/[.$C11]" office:value-type="percentage" office:value="0.0535338072358549" calcext:value-type="percentage">
            <text:p>5.35%</text:p>
          </table:table-cell>
          <table:table-cell table:formula="of:=([$'1.Resumed Results (Revenue and Costs)'.O11]-[.$C11])/[.$C11]" office:value-type="percentage" office:value="0.0606423450596421" calcext:value-type="percentage">
            <text:p>6.06%</text:p>
          </table:table-cell>
          <table:table-cell table:formula="of:=([$'1.Resumed Results (Revenue and Costs)'.T11]-[.$C11])/[.$C11]" office:value-type="percentage" office:value="0.0535338072358549" calcext:value-type="percentage">
            <text:p>5.35%</text:p>
          </table:table-cell>
          <table:table-cell office:value-type="float" office:value="3.90908" calcext:value-type="float">
            <text:p>3.909</text:p>
          </table:table-cell>
          <table:table-cell table:formula="of:=([$'1.Resumed Results (Revenue and Costs)'.E11]-[.$H11])/[.$H11]" office:value-type="percentage" office:value="15.4692868910332" calcext:value-type="percentage">
            <text:p>1546.93%</text:p>
          </table:table-cell>
          <table:table-cell table:formula="of:=([$'1.Resumed Results (Revenue and Costs)'.J11]-[.$H11])/[.$H11]" office:value-type="percentage" office:value="15.3589079783478" calcext:value-type="percentage">
            <text:p>1535.89%</text:p>
          </table:table-cell>
          <table:table-cell table:formula="of:=([$'1.Resumed Results (Revenue and Costs)'.O11]-[.$H11])/[.$H11]" office:value-type="percentage" office:value="15.4692868910332" calcext:value-type="percentage">
            <text:p>1546.93%</text:p>
          </table:table-cell>
          <table:table-cell table:formula="of:=([$'1.Resumed Results (Revenue and Costs)'.T11]-[.$H11])/[.$H11]" office:value-type="percentage" office:value="15.3589079783478" calcext:value-type="percentage">
            <text:p>1535.89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58.98028" calcext:value-type="float">
            <text:p>58.980</text:p>
          </table:table-cell>
          <table:table-cell table:formula="of:=([$'1.Resumed Results (Revenue and Costs)'.E12]-[.$C12])/[.$C12]" office:value-type="percentage" office:value="0.203418837618268" calcext:value-type="percentage">
            <text:p>20.34%</text:p>
          </table:table-cell>
          <table:table-cell table:formula="of:=([$'1.Resumed Results (Revenue and Costs)'.J12]-[.$C12])/[.$C12]" office:value-type="percentage" office:value="0.189474854985429" calcext:value-type="percentage">
            <text:p>18.95%</text:p>
          </table:table-cell>
          <table:table-cell table:formula="of:=([$'1.Resumed Results (Revenue and Costs)'.O12]-[.$C12])/[.$C12]" office:value-type="percentage" office:value="0.188569128529061" calcext:value-type="percentage">
            <text:p>18.86%</text:p>
          </table:table-cell>
          <table:table-cell table:formula="of:=([$'1.Resumed Results (Revenue and Costs)'.T12]-[.$C12])/[.$C12]" office:value-type="percentage" office:value="0.194636919322865" calcext:value-type="percentage">
            <text:p>19.46%</text:p>
          </table:table-cell>
          <table:table-cell office:value-type="float" office:value="10.57908" calcext:value-type="float">
            <text:p>10.579</text:p>
          </table:table-cell>
          <table:table-cell table:formula="of:=([$'1.Resumed Results (Revenue and Costs)'.E12]-[.$H12])/[.$H12]" office:value-type="percentage" office:value="5.70927717722146" calcext:value-type="percentage">
            <text:p>570.93%</text:p>
          </table:table-cell>
          <table:table-cell table:formula="of:=([$'1.Resumed Results (Revenue and Costs)'.J12]-[.$H12])/[.$H12]" office:value-type="percentage" office:value="5.63153695784511" calcext:value-type="percentage">
            <text:p>563.15%</text:p>
          </table:table-cell>
          <table:table-cell table:formula="of:=([$'1.Resumed Results (Revenue and Costs)'.O12]-[.$H12])/[.$H12]" office:value-type="percentage" office:value="5.62648736941209" calcext:value-type="percentage">
            <text:p>562.65%</text:p>
          </table:table-cell>
          <table:table-cell table:formula="of:=([$'1.Resumed Results (Revenue and Costs)'.T12]-[.$H12])/[.$H12]" office:value-type="percentage" office:value="5.66031639802327" calcext:value-type="percentage">
            <text:p>566.03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9.69052" calcext:value-type="float">
            <text:p>59.691</text:p>
          </table:table-cell>
          <table:table-cell table:formula="of:=([$'1.Resumed Results (Revenue and Costs)'.E13]-[.$C13])/[.$C13]" office:value-type="percentage" office:value="0.225767173748863" calcext:value-type="percentage">
            <text:p>22.58%</text:p>
          </table:table-cell>
          <table:table-cell table:formula="of:=([$'1.Resumed Results (Revenue and Costs)'.J13]-[.$C13])/[.$C13]" office:value-type="percentage" office:value="0.211078744162389" calcext:value-type="percentage">
            <text:p>21.11%</text:p>
          </table:table-cell>
          <table:table-cell table:formula="of:=([$'1.Resumed Results (Revenue and Costs)'.O13]-[.$C13])/[.$C13]" office:value-type="percentage" office:value="0.235908817681602" calcext:value-type="percentage">
            <text:p>23.59%</text:p>
          </table:table-cell>
          <table:table-cell table:formula="of:=([$'1.Resumed Results (Revenue and Costs)'.T13]-[.$C13])/[.$C13]" office:value-type="percentage" office:value="0.221220388095128" calcext:value-type="percentage">
            <text:p>22.12%</text:p>
          </table:table-cell>
          <table:table-cell office:value-type="float" office:value="23.65504" calcext:value-type="float">
            <text:p>23.655</text:p>
          </table:table-cell>
          <table:table-cell table:formula="of:=([$'1.Resumed Results (Revenue and Costs)'.E13]-[.$H13])/[.$H13]" office:value-type="percentage" office:value="2.09306938394524" calcext:value-type="percentage">
            <text:p>209.31%</text:p>
          </table:table-cell>
          <table:table-cell table:formula="of:=([$'1.Resumed Results (Revenue and Costs)'.J13]-[.$H13])/[.$H13]" office:value-type="percentage" office:value="2.05600497822029" calcext:value-type="percentage">
            <text:p>205.60%</text:p>
          </table:table-cell>
          <table:table-cell table:formula="of:=([$'1.Resumed Results (Revenue and Costs)'.O13]-[.$H13])/[.$H13]" office:value-type="percentage" office:value="2.11866054760423" calcext:value-type="percentage">
            <text:p>211.87%</text:p>
          </table:table-cell>
          <table:table-cell table:formula="of:=([$'1.Resumed Results (Revenue and Costs)'.T13]-[.$H13])/[.$H13]" office:value-type="percentage" office:value="2.08159614187928" calcext:value-type="percentage">
            <text:p>208.16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63.93632" calcext:value-type="float">
            <text:p>63.936</text:p>
          </table:table-cell>
          <table:table-cell table:formula="of:=([$'1.Resumed Results (Revenue and Costs)'.E14]-[.$C14])/[.$C14]" office:value-type="percentage" office:value="0.326219901301795" calcext:value-type="percentage">
            <text:p>32.62%</text:p>
          </table:table-cell>
          <table:table-cell table:formula="of:=([$'1.Resumed Results (Revenue and Costs)'.J14]-[.$C14])/[.$C14]" office:value-type="percentage" office:value="0.301427107471935" calcext:value-type="percentage">
            <text:p>30.14%</text:p>
          </table:table-cell>
          <table:table-cell table:formula="of:=([$'1.Resumed Results (Revenue and Costs)'.O14]-[.$C14])/[.$C14]" office:value-type="percentage" office:value="0.31731291384928" calcext:value-type="percentage">
            <text:p>31.73%</text:p>
          </table:table-cell>
          <table:table-cell table:formula="of:=([$'1.Resumed Results (Revenue and Costs)'.T14]-[.$C14])/[.$C14]" office:value-type="percentage" office:value="0.323025472845481" calcext:value-type="percentage">
            <text:p>32.30%</text:p>
          </table:table-cell>
          <table:table-cell office:value-type="float" office:value="30.4382" calcext:value-type="float">
            <text:p>30.438</text:p>
          </table:table-cell>
          <table:table-cell table:formula="of:=([$'1.Resumed Results (Revenue and Costs)'.E14]-[.$H14])/[.$H14]" office:value-type="percentage" office:value="1.78576328429408" calcext:value-type="percentage">
            <text:p>178.58%</text:p>
          </table:table-cell>
          <table:table-cell table:formula="of:=([$'1.Resumed Results (Revenue and Costs)'.J14]-[.$H14])/[.$H14]" office:value-type="percentage" office:value="1.73368530333594" calcext:value-type="percentage">
            <text:p>173.37%</text:p>
          </table:table-cell>
          <table:table-cell table:formula="of:=([$'1.Resumed Results (Revenue and Costs)'.O14]-[.$H14])/[.$H14]" office:value-type="percentage" office:value="1.76705389937644" calcext:value-type="percentage">
            <text:p>176.71%</text:p>
          </table:table-cell>
          <table:table-cell table:formula="of:=([$'1.Resumed Results (Revenue and Costs)'.T14]-[.$H14])/[.$H14]" office:value-type="percentage" office:value="1.77905329487289" calcext:value-type="percentage">
            <text:p>177.91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office:value-type="float" office:value="64.04764" calcext:value-type="float">
            <text:p>64.048</text:p>
          </table:table-cell>
          <table:table-cell table:formula="of:=([$'1.Resumed Results (Revenue and Costs)'.E15]-[.$C15])/[.$C15]" office:value-type="percentage" office:value="0.398163616957627" calcext:value-type="percentage">
            <text:p>39.82%</text:p>
          </table:table-cell>
          <table:table-cell table:formula="of:=([$'1.Resumed Results (Revenue and Costs)'.J15]-[.$C15])/[.$C15]" office:value-type="percentage" office:value="0.38184576355975" calcext:value-type="percentage">
            <text:p>38.18%</text:p>
          </table:table-cell>
          <table:table-cell table:formula="of:=([$'1.Resumed Results (Revenue and Costs)'.O15]-[.$C15])/[.$C15]" office:value-type="percentage" office:value="0.43538153786775" calcext:value-type="percentage">
            <text:p>43.54%</text:p>
          </table:table-cell>
          <table:table-cell table:formula="of:=([$'1.Resumed Results (Revenue and Costs)'.T15]-[.$C15])/[.$C15]" office:value-type="percentage" office:value="0.434160883991978" calcext:value-type="percentage">
            <text:p>43.42%</text:p>
          </table:table-cell>
          <table:table-cell office:value-type="float" office:value="42.29884" calcext:value-type="float">
            <text:p>42.299</text:p>
          </table:table-cell>
          <table:table-cell table:formula="of:=([$'1.Resumed Results (Revenue and Costs)'.E15]-[.$H15])/[.$H15]" office:value-type="percentage" office:value="1.11705758361222" calcext:value-type="percentage">
            <text:p>111.71%</text:p>
          </table:table-cell>
          <table:table-cell table:formula="of:=([$'1.Resumed Results (Revenue and Costs)'.J15]-[.$H15])/[.$H15]" office:value-type="percentage" office:value="1.09234957743522" calcext:value-type="percentage">
            <text:p>109.23%</text:p>
          </table:table-cell>
          <table:table-cell table:formula="of:=([$'1.Resumed Results (Revenue and Costs)'.O15]-[.$H15])/[.$H15]" office:value-type="percentage" office:value="1.17341184770079" calcext:value-type="percentage">
            <text:p>117.34%</text:p>
          </table:table-cell>
          <table:table-cell table:formula="of:=([$'1.Resumed Results (Revenue and Costs)'.T15]-[.$H15])/[.$H15]" office:value-type="percentage" office:value="1.17156357006481" calcext:value-type="percentage">
            <text:p>117.16%</text:p>
          </table:table-cell>
          <table:table-cell/>
        </table:table-row>
        <table:table-row table:style-name="ro3">
          <table:table-cell table:style-name="ce119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53" office:value-type="float" office:value="63.90504" calcext:value-type="float">
            <text:p>63.905</text:p>
          </table:table-cell>
          <table:table-cell table:style-name="ce42" table:formula="of:=([$'1.Resumed Results (Revenue and Costs)'.E16]-[.$C16])/[.$C16]" office:value-type="percentage" office:value="0.0719958863964407" calcext:value-type="percentage">
            <text:p>7.20%</text:p>
          </table:table-cell>
          <table:table-cell table:style-name="ce42" table:formula="of:=([$'1.Resumed Results (Revenue and Costs)'.J16]-[.$C16])/[.$C16]" office:value-type="percentage" office:value="0.0624510993186139" calcext:value-type="percentage">
            <text:p>6.25%</text:p>
          </table:table-cell>
          <table:table-cell table:style-name="ce42" table:formula="of:=([$'1.Resumed Results (Revenue and Costs)'.O16]-[.$C16])/[.$C16]" office:value-type="percentage" office:value="0.0719958863964407" calcext:value-type="percentage">
            <text:p>7.20%</text:p>
          </table:table-cell>
          <table:table-cell table:style-name="ce46" table:formula="of:=([$'1.Resumed Results (Revenue and Costs)'.T16]-[.$C16])/[.$C16]" office:value-type="percentage" office:value="0.0624510993186139" calcext:value-type="percentage">
            <text:p>6.25%</text:p>
          </table:table-cell>
          <table:table-cell table:style-name="ce53" office:value-type="float" office:value="4.14552" calcext:value-type="float">
            <text:p>4.146</text:p>
          </table:table-cell>
          <table:table-cell table:style-name="ce42" table:formula="of:=([$'1.Resumed Results (Revenue and Costs)'.E16]-[.$H16])/[.$H16]" office:value-type="percentage" office:value="15.5252947760474" calcext:value-type="percentage">
            <text:p>1552.53%</text:p>
          </table:table-cell>
          <table:table-cell table:style-name="ce42" table:formula="of:=([$'1.Resumed Results (Revenue and Costs)'.J16]-[.$H16])/[.$H16]" office:value-type="percentage" office:value="15.3781576255813" calcext:value-type="percentage">
            <text:p>1537.82%</text:p>
          </table:table-cell>
          <table:table-cell table:style-name="ce42" table:formula="of:=([$'1.Resumed Results (Revenue and Costs)'.O16]-[.$H16])/[.$H16]" office:value-type="percentage" office:value="15.5252947760474" calcext:value-type="percentage">
            <text:p>1552.53%</text:p>
          </table:table-cell>
          <table:table-cell table:style-name="ce46" table:formula="of:=([$'1.Resumed Results (Revenue and Costs)'.T16]-[.$H16])/[.$H16]" office:value-type="percentage" office:value="15.3781576255813" calcext:value-type="percentage">
            <text:p>1537.82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65.36324" calcext:value-type="float">
            <text:p>65.363</text:p>
          </table:table-cell>
          <table:table-cell table:formula="of:=([$'1.Resumed Results (Revenue and Costs)'.E17]-[.$C17])/[.$C17]" office:value-type="percentage" office:value="0.101383591143891" calcext:value-type="percentage">
            <text:p>10.14%</text:p>
          </table:table-cell>
          <table:table-cell table:formula="of:=([$'1.Resumed Results (Revenue and Costs)'.J17]-[.$C17])/[.$C17]" office:value-type="percentage" office:value="0.106492884991625" calcext:value-type="percentage">
            <text:p>10.65%</text:p>
          </table:table-cell>
          <table:table-cell table:formula="of:=([$'1.Resumed Results (Revenue and Costs)'.O17]-[.$C17])/[.$C17]" office:value-type="percentage" office:value="0.116880374963053" calcext:value-type="percentage">
            <text:p>11.69%</text:p>
          </table:table-cell>
          <table:table-cell table:formula="of:=([$'1.Resumed Results (Revenue and Costs)'.T17]-[.$C17])/[.$C17]" office:value-type="percentage" office:value="0.121989668810787" calcext:value-type="percentage">
            <text:p>12.20%</text:p>
          </table:table-cell>
          <table:table-cell office:value-type="float" office:value="13.2572" calcext:value-type="float">
            <text:p>13.257</text:p>
          </table:table-cell>
          <table:table-cell table:formula="of:=([$'1.Resumed Results (Revenue and Costs)'.E17]-[.$H17])/[.$H17]" office:value-type="percentage" office:value="4.43025676613463" calcext:value-type="percentage">
            <text:p>443.03%</text:p>
          </table:table-cell>
          <table:table-cell table:formula="of:=([$'1.Resumed Results (Revenue and Costs)'.J17]-[.$H17])/[.$H17]" office:value-type="percentage" office:value="4.45544760582929" calcext:value-type="percentage">
            <text:p>445.54%</text:p>
          </table:table-cell>
          <table:table-cell table:formula="of:=([$'1.Resumed Results (Revenue and Costs)'.O17]-[.$H17])/[.$H17]" office:value-type="percentage" office:value="4.50666204024983" calcext:value-type="percentage">
            <text:p>450.67%</text:p>
          </table:table-cell>
          <table:table-cell table:formula="of:=([$'1.Resumed Results (Revenue and Costs)'.T17]-[.$H17])/[.$H17]" office:value-type="percentage" office:value="4.53185287994448" calcext:value-type="percentage">
            <text:p>453.19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54" office:value-type="float" office:value="69.41032" calcext:value-type="float">
            <text:p>69.410</text:p>
          </table:table-cell>
          <table:table-cell table:style-name="ce43" table:formula="of:=([$'1.Resumed Results (Revenue and Costs)'.E18]-[.$C18])/[.$C18]" office:value-type="percentage" office:value="0.222410730853856" calcext:value-type="percentage">
            <text:p>22.24%</text:p>
          </table:table-cell>
          <table:table-cell table:style-name="ce43" table:formula="of:=([$'1.Resumed Results (Revenue and Costs)'.J18]-[.$C18])/[.$C18]" office:value-type="percentage" office:value="0.249264662661114" calcext:value-type="percentage">
            <text:p>24.93%</text:p>
          </table:table-cell>
          <table:table-cell table:style-name="ce43" table:formula="of:=([$'1.Resumed Results (Revenue and Costs)'.O18]-[.$C18])/[.$C18]" office:value-type="percentage" office:value="0.239867212829447" calcext:value-type="percentage">
            <text:p>23.99%</text:p>
          </table:table-cell>
          <table:table-cell table:style-name="ce47" table:formula="of:=([$'1.Resumed Results (Revenue and Costs)'.T18]-[.$C18])/[.$C18]" office:value-type="percentage" office:value="0.255361738715511" calcext:value-type="percentage">
            <text:p>25.54%</text:p>
          </table:table-cell>
          <table:table-cell table:style-name="ce54" office:value-type="float" office:value="28.52184" calcext:value-type="float">
            <text:p>28.522</text:p>
          </table:table-cell>
          <table:table-cell table:style-name="ce43" table:formula="of:=([$'1.Resumed Results (Revenue and Costs)'.E18]-[.$H18])/[.$H18]" office:value-type="percentage" office:value="1.97484033288175" calcext:value-type="percentage">
            <text:p>197.48%</text:p>
          </table:table-cell>
          <table:table-cell table:style-name="ce43" table:formula="of:=([$'1.Resumed Results (Revenue and Costs)'.J18]-[.$H18])/[.$H18]" office:value-type="percentage" office:value="2.04019165663926" calcext:value-type="percentage">
            <text:p>204.02%</text:p>
          </table:table-cell>
          <table:table-cell table:style-name="ce43" table:formula="of:=([$'1.Resumed Results (Revenue and Costs)'.O18]-[.$H18])/[.$H18]" office:value-type="percentage" office:value="2.01732216434844" calcext:value-type="percentage">
            <text:p>201.73%</text:p>
          </table:table-cell>
          <table:table-cell table:style-name="ce47" table:formula="of:=([$'1.Resumed Results (Revenue and Costs)'.T18]-[.$H18])/[.$H18]" office:value-type="percentage" office:value="2.05502940904233" calcext:value-type="percentage">
            <text:p>205.50%</text:p>
          </table:table-cell>
          <table:table-cell/>
        </table:table-row>
        <table:table-row table:style-name="ro3">
          <table:table-cell table:style-name="ce119" office:value-type="float" office:value="11" calcext:value-type="float" table:number-columns-spanned="1" table:number-rows-spanned="4">
            <text:p>1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8.86568" calcext:value-type="float">
            <text:p>68.866</text:p>
          </table:table-cell>
          <table:table-cell table:formula="of:=([$'1.Resumed Results (Revenue and Costs)'.E19]-[.$C19])/[.$C19]" office:value-type="percentage" office:value="0.0747054265637106" calcext:value-type="percentage">
            <text:p>7.47%</text:p>
          </table:table-cell>
          <table:table-cell table:formula="of:=([$'1.Resumed Results (Revenue and Costs)'.J19]-[.$C19])/[.$C19]" office:value-type="percentage" office:value="0.0790472119058434" calcext:value-type="percentage">
            <text:p>7.90%</text:p>
          </table:table-cell>
          <table:table-cell table:formula="of:=([$'1.Resumed Results (Revenue and Costs)'.O19]-[.$C19])/[.$C19]" office:value-type="percentage" office:value="0.0747054265637106" calcext:value-type="percentage">
            <text:p>7.47%</text:p>
          </table:table-cell>
          <table:table-cell table:formula="of:=([$'1.Resumed Results (Revenue and Costs)'.T19]-[.$C19])/[.$C19]" office:value-type="percentage" office:value="0.0790472119058434" calcext:value-type="percentage">
            <text:p>7.90%</text:p>
          </table:table-cell>
          <table:table-cell office:value-type="float" office:value="0" calcext:value-type="float">
            <text:p>0.000</text:p>
          </table:table-cell>
          <table:table-cell table:formula="of:=([$'1.Resumed Results (Revenue and Costs)'.E19]-[.$H19])/[.$H19]" office:value-type="string" office:string-value="" calcext:value-type="error">
            <office:annotation draw:style-name="gr4" draw:text-style-name="P2" svg:width="1.1413in" svg:height="0.7083in" svg:x="6.7646in" svg:y="2.6094in" draw:caption-point-x="-0.2402in" draw:caption-point-y="0.5945in">
              <dc:date>2020-12-22T00:00:00</dc:date>
              <text:p text:style-name="P1"><text:span text:style-name="T1">Not sure how to represent this in the paper.</text:span></text:p>
              <text:p text:style-name="P1"><text:span text:style-name="T1"/></text:p>
            </office:annotation>
            <text:p>#DIV/0!</text:p>
          </table:table-cell>
          <table:table-cell table:formula="of:=([$'1.Resumed Results (Revenue and Costs)'.J19]-[.$H19])/[.$H19]" office:value-type="string" office:string-value="" calcext:value-type="error">
            <text:p>#DIV/0!</text:p>
          </table:table-cell>
          <table:table-cell table:formula="of:=([$'1.Resumed Results (Revenue and Costs)'.O19]-[.$H19])/[.$H19]" office:value-type="string" office:string-value="" calcext:value-type="error">
            <text:p>#DIV/0!</text:p>
          </table:table-cell>
          <table:table-cell table:formula="of:=([$'1.Resumed Results (Revenue and Costs)'.T19]-[.$H19])/[.$H19]" office:value-type="string" office:string-value="" calcext:value-type="error">
            <text:p>#DIV/0!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78.03256" calcext:value-type="float">
            <text:p>78.033</text:p>
          </table:table-cell>
          <table:table-cell table:formula="of:=([$'1.Resumed Results (Revenue and Costs)'.E20]-[.$C20])/[.$C20]" office:value-type="percentage" office:value="0.121259125677794" calcext:value-type="percentage">
            <text:p>12.13%</text:p>
          </table:table-cell>
          <table:table-cell table:formula="of:=([$'1.Resumed Results (Revenue and Costs)'.J20]-[.$C20])/[.$C20]" office:value-type="percentage" office:value="0.12425326043385" calcext:value-type="percentage">
            <text:p>12.43%</text:p>
          </table:table-cell>
          <table:table-cell table:formula="of:=([$'1.Resumed Results (Revenue and Costs)'.O20]-[.$C20])/[.$C20]" office:value-type="percentage" office:value="0.145063804135094" calcext:value-type="percentage">
            <text:p>14.51%</text:p>
          </table:table-cell>
          <table:table-cell table:formula="of:=([$'1.Resumed Results (Revenue and Costs)'.T20]-[.$C20])/[.$C20]" office:value-type="percentage" office:value="0.145523099588172" calcext:value-type="percentage">
            <text:p>14.55%</text:p>
          </table:table-cell>
          <table:table-cell office:value-type="float" office:value="9.04912" calcext:value-type="float">
            <text:p>9.049</text:p>
          </table:table-cell>
          <table:table-cell table:formula="of:=([$'1.Resumed Results (Revenue and Costs)'.E20]-[.$H20])/[.$H20]" office:value-type="percentage" office:value="8.6688650388104" calcext:value-type="percentage">
            <text:p>866.89%</text:p>
          </table:table-cell>
          <table:table-cell table:formula="of:=([$'1.Resumed Results (Revenue and Costs)'.J20]-[.$H20])/[.$H20]" office:value-type="percentage" office:value="8.69468412398112" calcext:value-type="percentage">
            <text:p>869.47%</text:p>
          </table:table-cell>
          <table:table-cell table:formula="of:=([$'1.Resumed Results (Revenue and Costs)'.O20]-[.$H20])/[.$H20]" office:value-type="percentage" office:value="8.87413803773184" calcext:value-type="percentage">
            <text:p>887.41%</text:p>
          </table:table-cell>
          <table:table-cell table:formula="of:=([$'1.Resumed Results (Revenue and Costs)'.T20]-[.$H20])/[.$H20]" office:value-type="percentage" office:value="8.87809864384603" calcext:value-type="percentage">
            <text:p>887.8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77.3996" calcext:value-type="float">
            <text:p>77.400</text:p>
          </table:table-cell>
          <table:table-cell table:formula="of:=([$'1.Resumed Results (Revenue and Costs)'.E21]-[.$C21])/[.$C21]" office:value-type="percentage" office:value="0.17355309329764" calcext:value-type="percentage">
            <text:p>17.36%</text:p>
          </table:table-cell>
          <table:table-cell table:formula="of:=([$'1.Resumed Results (Revenue and Costs)'.J21]-[.$C21])/[.$C21]" office:value-type="percentage" office:value="0.180732716964945" calcext:value-type="percentage">
            <text:p>18.07%</text:p>
          </table:table-cell>
          <table:table-cell table:formula="of:=([$'1.Resumed Results (Revenue and Costs)'.O21]-[.$C21])/[.$C21]" office:value-type="percentage" office:value="0.174230099380358" calcext:value-type="percentage">
            <text:p>17.42%</text:p>
          </table:table-cell>
          <table:table-cell table:formula="of:=([$'1.Resumed Results (Revenue and Costs)'.T21]-[.$C21])/[.$C21]" office:value-type="percentage" office:value="0.172803735419821" calcext:value-type="percentage">
            <text:p>17.28%</text:p>
          </table:table-cell>
          <table:table-cell office:value-type="float" office:value="23.1794" calcext:value-type="float">
            <text:p>23.179</text:p>
          </table:table-cell>
          <table:table-cell table:formula="of:=([$'1.Resumed Results (Revenue and Costs)'.E21]-[.$H21])/[.$H21]" office:value-type="percentage" office:value="2.91867520298196" calcext:value-type="percentage">
            <text:p>291.87%</text:p>
          </table:table-cell>
          <table:table-cell table:formula="of:=([$'1.Resumed Results (Revenue and Costs)'.J21]-[.$H21])/[.$H21]" office:value-type="percentage" office:value="2.94264907633502" calcext:value-type="percentage">
            <text:p>294.26%</text:p>
          </table:table-cell>
          <table:table-cell table:formula="of:=([$'1.Resumed Results (Revenue and Costs)'.O21]-[.$H21])/[.$H21]" office:value-type="percentage" office:value="2.92093583095335" calcext:value-type="percentage">
            <text:p>292.09%</text:p>
          </table:table-cell>
          <table:table-cell table:formula="of:=([$'1.Resumed Results (Revenue and Costs)'.T21]-[.$H21])/[.$H21]" office:value-type="percentage" office:value="2.91617298118157" calcext:value-type="percentage">
            <text:p>291.62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office:value-type="float" office:value="76.95892" calcext:value-type="float">
            <text:p>76.959</text:p>
          </table:table-cell>
          <table:table-cell table:formula="of:=([$'1.Resumed Results (Revenue and Costs)'.E22]-[.$C22])/[.$C22]" office:value-type="percentage" office:value="0.222914770633475" calcext:value-type="percentage">
            <text:p>22.29%</text:p>
          </table:table-cell>
          <table:table-cell table:formula="of:=([$'1.Resumed Results (Revenue and Costs)'.J22]-[.$C22])/[.$C22]" office:value-type="percentage" office:value="0.217165209698889" calcext:value-type="percentage">
            <text:p>21.72%</text:p>
          </table:table-cell>
          <table:table-cell table:formula="of:=([$'1.Resumed Results (Revenue and Costs)'.O22]-[.$C22])/[.$C22]" office:value-type="percentage" office:value="0.197152454842142" calcext:value-type="percentage">
            <text:p>19.72%</text:p>
          </table:table-cell>
          <table:table-cell table:formula="of:=([$'1.Resumed Results (Revenue and Costs)'.T22]-[.$C22])/[.$C22]" office:value-type="percentage" office:value="0.205018989351721" calcext:value-type="percentage">
            <text:p>20.50%</text:p>
          </table:table-cell>
          <table:table-cell office:value-type="float" office:value="31.67192" calcext:value-type="float">
            <text:p>31.672</text:p>
          </table:table-cell>
          <table:table-cell table:formula="of:=([$'1.Resumed Results (Revenue and Costs)'.E22]-[.$H22])/[.$H22]" office:value-type="percentage" office:value="1.97153440650267" calcext:value-type="percentage">
            <text:p>197.15%</text:p>
          </table:table-cell>
          <table:table-cell table:formula="of:=([$'1.Resumed Results (Revenue and Costs)'.J22]-[.$H22])/[.$H22]" office:value-type="percentage" office:value="1.95756367154249" calcext:value-type="percentage">
            <text:p>195.76%</text:p>
          </table:table-cell>
          <table:table-cell table:formula="of:=([$'1.Resumed Results (Revenue and Costs)'.O22]-[.$H22])/[.$H22]" office:value-type="percentage" office:value="1.90893510718643" calcext:value-type="percentage">
            <text:p>190.89%</text:p>
          </table:table-cell>
          <table:table-cell table:formula="of:=([$'1.Resumed Results (Revenue and Costs)'.T22]-[.$H22])/[.$H22]" office:value-type="percentage" office:value="1.92804983089121" calcext:value-type="percentage">
            <text:p>192.80%</text:p>
          </table:table-cell>
          <table:table-cell/>
        </table:table-row>
        <table:table-row table:style-name="ro3">
          <table:table-cell table:style-name="ce119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53" office:value-type="float" office:value="83.77426" calcext:value-type="float">
            <text:p>83.774</text:p>
          </table:table-cell>
          <table:table-cell table:style-name="ce42" table:formula="of:=([$'1.Resumed Results (Revenue and Costs)'.E23]-[.$C23])/[.$C23]" office:value-type="percentage" office:value="0.0731718788085982" calcext:value-type="percentage">
            <text:p>7.32%</text:p>
          </table:table-cell>
          <table:table-cell table:style-name="ce42" table:formula="of:=([$'1.Resumed Results (Revenue and Costs)'.J23]-[.$C23])/[.$C23]" office:value-type="percentage" office:value="0.0666930391268153" calcext:value-type="percentage">
            <text:p>6.67%</text:p>
          </table:table-cell>
          <table:table-cell table:style-name="ce42" table:formula="of:=([$'1.Resumed Results (Revenue and Costs)'.O23]-[.$C23])/[.$C23]" office:value-type="percentage" office:value="0.0731718788085982" calcext:value-type="percentage">
            <text:p>7.32%</text:p>
          </table:table-cell>
          <table:table-cell table:style-name="ce46" table:formula="of:=([$'1.Resumed Results (Revenue and Costs)'.T23]-[.$C23])/[.$C23]" office:value-type="percentage" office:value="0.0666930391268153" calcext:value-type="percentage">
            <text:p>6.67%</text:p>
          </table:table-cell>
          <table:table-cell table:style-name="ce53" office:value-type="float" office:value="4.48592" calcext:value-type="float">
            <text:p>4.486</text:p>
          </table:table-cell>
          <table:table-cell table:style-name="ce42" table:formula="of:=([$'1.Resumed Results (Revenue and Costs)'.E23]-[.$H23])/[.$H23]" office:value-type="percentage" office:value="19.041414024325" calcext:value-type="percentage">
            <text:p>1904.14%</text:p>
          </table:table-cell>
          <table:table-cell table:style-name="ce42" table:formula="of:=([$'1.Resumed Results (Revenue and Costs)'.J23]-[.$H23])/[.$H23]" office:value-type="percentage" office:value="18.920422120769" calcext:value-type="percentage">
            <text:p>1892.04%</text:p>
          </table:table-cell>
          <table:table-cell table:style-name="ce42" table:formula="of:=([$'1.Resumed Results (Revenue and Costs)'.O23]-[.$H23])/[.$H23]" office:value-type="percentage" office:value="19.041414024325" calcext:value-type="percentage">
            <text:p>1904.14%</text:p>
          </table:table-cell>
          <table:table-cell table:style-name="ce46" table:formula="of:=([$'1.Resumed Results (Revenue and Costs)'.T23]-[.$H23])/[.$H23]" office:value-type="percentage" office:value="18.920422120769" calcext:value-type="percentage">
            <text:p>1892.04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3" calcext:value-type="float">
            <text:p>3</text:p>
          </table:table-cell>
          <table:table-cell table:style-name="ce54" office:value-type="float" office:value="84.76516" calcext:value-type="float">
            <text:p>84.765</text:p>
          </table:table-cell>
          <table:table-cell table:style-name="ce43" table:formula="of:=([$'1.Resumed Results (Revenue and Costs)'.E24]-[.$C24])/[.$C24]" office:value-type="percentage" office:value="0.165862720013742" calcext:value-type="percentage">
            <text:p>16.59%</text:p>
          </table:table-cell>
          <table:table-cell table:style-name="ce43" table:formula="of:=([$'1.Resumed Results (Revenue and Costs)'.J24]-[.$C24])/[.$C24]" office:value-type="percentage" office:value="0.156235179642202" calcext:value-type="percentage">
            <text:p>15.62%</text:p>
          </table:table-cell>
          <table:table-cell table:style-name="ce43" table:formula="of:=([$'1.Resumed Results (Revenue and Costs)'.O24]-[.$C24])/[.$C24]" office:value-type="percentage" office:value="0.16649222392785" calcext:value-type="percentage">
            <text:p>16.65%</text:p>
          </table:table-cell>
          <table:table-cell table:style-name="ce47" table:formula="of:=([$'1.Resumed Results (Revenue and Costs)'.T24]-[.$C24])/[.$C24]" office:value-type="percentage" office:value="0.156560313223027" calcext:value-type="percentage">
            <text:p>15.66%</text:p>
          </table:table-cell>
          <table:table-cell table:style-name="ce54" office:value-type="float" office:value="23.71852" calcext:value-type="float">
            <text:p>23.719</text:p>
          </table:table-cell>
          <table:table-cell table:style-name="ce43" table:formula="of:=([$'1.Resumed Results (Revenue and Costs)'.E24]-[.$H24])/[.$H24]" office:value-type="percentage" office:value="3.16655592338814" calcext:value-type="percentage">
            <text:p>316.66%</text:p>
          </table:table-cell>
          <table:table-cell table:style-name="ce43" table:formula="of:=([$'1.Resumed Results (Revenue and Costs)'.J24]-[.$H24])/[.$H24]" office:value-type="percentage" office:value="3.13214905483141" calcext:value-type="percentage">
            <text:p>313.21%</text:p>
          </table:table-cell>
          <table:table-cell table:style-name="ce43" table:formula="of:=([$'1.Resumed Results (Revenue and Costs)'.O24]-[.$H24])/[.$H24]" office:value-type="percentage" office:value="3.16880564217329" calcext:value-type="percentage">
            <text:p>316.88%</text:p>
          </table:table-cell>
          <table:table-cell table:style-name="ce47" table:formula="of:=([$'1.Resumed Results (Revenue and Costs)'.T24]-[.$H24])/[.$H24]" office:value-type="percentage" office:value="3.13331101603304" calcext:value-type="percentage">
            <text:p>313.33%</text:p>
          </table:table-cell>
          <table:table-cell/>
        </table:table-row>
        <table:table-row table:style-name="ro3">
          <table:table-cell table:style-name="ce119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float" office:value="86.99522" calcext:value-type="float">
            <text:p>86.995</text:p>
          </table:table-cell>
          <table:table-cell table:style-name="ce44" table:formula="of:=([$'1.Resumed Results (Revenue and Costs)'.E25]-[.$C25])/[.$C25]" office:value-type="percentage" office:value="0.0307212281318445" calcext:value-type="percentage">
            <text:p>3.07%</text:p>
          </table:table-cell>
          <table:table-cell table:style-name="ce44" table:formula="of:=([$'1.Resumed Results (Revenue and Costs)'.J25]-[.$C25])/[.$C25]" office:value-type="percentage" office:value="0.0285744435154023" calcext:value-type="percentage">
            <text:p>2.86%</text:p>
          </table:table-cell>
          <table:table-cell table:style-name="ce44" table:formula="of:=([$'1.Resumed Results (Revenue and Costs)'.O25]-[.$C25])/[.$C25]" office:value-type="percentage" office:value="0.0307212281318445" calcext:value-type="percentage">
            <text:p>3.07%</text:p>
          </table:table-cell>
          <table:table-cell table:style-name="ce48" table:formula="of:=([$'1.Resumed Results (Revenue and Costs)'.T25]-[.$C25])/[.$C25]" office:value-type="percentage" office:value="0.0285744435154023" calcext:value-type="percentage">
            <text:p>2.86%</text:p>
          </table:table-cell>
          <table:table-cell table:style-name="ce51" office:value-type="float" office:value="3.38928" calcext:value-type="float">
            <text:p>3.389</text:p>
          </table:table-cell>
          <table:table-cell table:style-name="ce44" table:formula="of:=([$'1.Resumed Results (Revenue and Costs)'.E25]-[.$H25])/[.$H25]" office:value-type="percentage" office:value="25.4563034036728" calcext:value-type="percentage">
            <text:p>2545.63%</text:p>
          </table:table-cell>
          <table:table-cell table:style-name="ce44" table:formula="of:=([$'1.Resumed Results (Revenue and Costs)'.J25]-[.$H25])/[.$H25]" office:value-type="percentage" office:value="25.4012002549214" calcext:value-type="percentage">
            <text:p>2540.12%</text:p>
          </table:table-cell>
          <table:table-cell table:style-name="ce44" table:formula="of:=([$'1.Resumed Results (Revenue and Costs)'.O25]-[.$H25])/[.$H25]" office:value-type="percentage" office:value="25.4563034036728" calcext:value-type="percentage">
            <text:p>2545.63%</text:p>
          </table:table-cell>
          <table:table-cell table:style-name="ce48" table:formula="of:=([$'1.Resumed Results (Revenue and Costs)'.T25]-[.$H25])/[.$H25]" office:value-type="percentage" office:value="25.4012002549214" calcext:value-type="percentage">
            <text:p>2540.12%</text:p>
          </table:table-cell>
          <table:table-cell/>
        </table:table-row>
        <table:table-row table:style-name="ro3">
          <table:table-cell table:style-name="ce119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float" office:value="95.17952" calcext:value-type="float">
            <text:p>95.180</text:p>
          </table:table-cell>
          <table:table-cell table:style-name="ce44" table:formula="of:=([$'1.Resumed Results (Revenue and Costs)'.E26]-[.$C26])/[.$C26]" office:value-type="percentage" office:value="0.0502532477575008" calcext:value-type="percentage">
            <text:p>5.03%</text:p>
          </table:table-cell>
          <table:table-cell table:style-name="ce44" table:formula="of:=([$'1.Resumed Results (Revenue and Costs)'.J26]-[.$C26])/[.$C26]" office:value-type="percentage" office:value="0.0470634859263843" calcext:value-type="percentage">
            <text:p>4.71%</text:p>
          </table:table-cell>
          <table:table-cell table:style-name="ce44" table:formula="of:=([$'1.Resumed Results (Revenue and Costs)'.O26]-[.$C26])/[.$C26]" office:value-type="percentage" office:value="0.0502532477575008" calcext:value-type="percentage">
            <text:p>5.03%</text:p>
          </table:table-cell>
          <table:table-cell table:style-name="ce48" table:formula="of:=([$'1.Resumed Results (Revenue and Costs)'.T26]-[.$C26])/[.$C26]" office:value-type="percentage" office:value="0.0470634859263843" calcext:value-type="percentage">
            <text:p>4.71%</text:p>
          </table:table-cell>
          <table:table-cell table:style-name="ce51" office:value-type="float" office:value="6.1916" calcext:value-type="float">
            <text:p>6.192</text:p>
          </table:table-cell>
          <table:table-cell table:style-name="ce44" table:formula="of:=([$'1.Resumed Results (Revenue and Costs)'.E26]-[.$H26])/[.$H26]" office:value-type="percentage" office:value="15.1448736998514" calcext:value-type="percentage">
            <text:p>1514.49%</text:p>
          </table:table-cell>
          <table:table-cell table:style-name="ce44" table:formula="of:=([$'1.Resumed Results (Revenue and Costs)'.J26]-[.$H26])/[.$H26]" office:value-type="percentage" office:value="15.0958395245171" calcext:value-type="percentage">
            <text:p>1509.58%</text:p>
          </table:table-cell>
          <table:table-cell table:style-name="ce44" table:formula="of:=([$'1.Resumed Results (Revenue and Costs)'.O26]-[.$H26])/[.$H26]" office:value-type="percentage" office:value="15.1448736998514" calcext:value-type="percentage">
            <text:p>1514.49%</text:p>
          </table:table-cell>
          <table:table-cell table:style-name="ce48" table:formula="of:=([$'1.Resumed Results (Revenue and Costs)'.T26]-[.$H26])/[.$H26]" office:value-type="percentage" office:value="15.0958395245171" calcext:value-type="percentage">
            <text:p>1509.58%</text:p>
          </table:table-cell>
          <table:table-cell table:style-name="ce50"/>
        </table:table-row>
      </table:table>
      <table:table table:name="4.Resumed Results (Time)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number-columns-repeated="2" table:default-cell-style-name="ce57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14" table:default-cell-style-name="ce61"/>
        <table:table-column table:style-name="co12" table:number-columns-repeated="3" table:default-cell-style-name="ce57"/>
        <table:table-column table:style-name="co13" table:default-cell-style-name="ce57"/>
        <table:table-column table:style-name="co14" table:number-columns-repeated="2" table:default-cell-style-name="ce57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14" table:default-cell-style-name="ce61"/>
        <table:table-column table:style-name="co12" table:default-cell-style-name="ce57"/>
        <table:table-column table:style-name="co13" table:number-columns-repeated="2" table:default-cell-style-name="ce57"/>
        <table:table-column table:style-name="co12" table:default-cell-style-name="ce57"/>
        <table:table-column table:style-name="co14" table:number-columns-repeated="2" table:default-cell-style-name="ce57"/>
        <table:table-column table:style-name="co13" table:default-cell-style-name="ce55"/>
        <table:table-column table:style-name="co12" table:default-cell-style-name="ce57"/>
        <table:table-column table:style-name="co13" table:default-cell-style-name="ce2"/>
        <table:table-column table:style-name="co12" table:default-cell-style-name="ce57"/>
        <table:table-column table:style-name="co14" table:default-cell-style-name="ce57"/>
        <table:table-column table:style-name="co14" table:default-cell-style-name="ce61"/>
        <table:table-row table:style-name="ro3">
          <table:table-cell table:style-name="Default" table:number-columns-repeated="38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6" table:number-rows-spanned="1">
            <office:annotation draw:style-name="gr1" draw:text-style-name="P2" svg:width="1.1413in" svg:height="1.6343in" svg:x="3.2685in" svg:y="0.1776in" draw:caption-point-x="0.4307in" draw:caption-point-y="0.0039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number-columns-repeated="3" table:style-name="ce9"/>
          <table:covered-table-cell table:style-name="ce14"/>
          <table:covered-table-cell table:style-name="ce59"/>
          <table:table-cell table:style-name="ce18" office:value-type="string" calcext:value-type="string" table:number-columns-spanned="6" table:number-rows-spanned="1">
            <office:annotation draw:style-name="gr2" draw:text-style-name="P2" svg:width="1.1413in" svg:height="1.7898in" svg:x="6.45in" svg:y="0.1776in" draw:caption-point-x="0.4307in" draw:caption-point-y="0.0039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number-columns-repeated="3" table:style-name="ce19"/>
          <table:covered-table-cell table:style-name="Default"/>
          <table:covered-table-cell table:style-name="ce9"/>
          <table:table-cell table:style-name="ce5" office:value-type="string" calcext:value-type="string" table:number-columns-spanned="6" table:number-rows-spanned="1">
            <office:annotation draw:style-name="gr1" draw:text-style-name="P2" svg:width="1.1413in" svg:height="1.6343in" svg:x="9.6311in" svg:y="0.1776in" draw:caption-point-x="0.4307in" draw:caption-point-y="0.0039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9"/>
          <table:covered-table-cell table:style-name="ce14"/>
          <table:covered-table-cell table:style-name="Default"/>
          <table:covered-table-cell table:number-columns-repeated="2" table:style-name="ce21"/>
          <table:table-cell table:style-name="ce20" office:value-type="string" calcext:value-type="string" table:number-columns-spanned="6" table:number-rows-spanned="1">
            <office:annotation draw:style-name="gr3" draw:text-style-name="P2" svg:width="1.1413in" svg:height="1.9453in" svg:x="12.8126in" svg:y="0.1776in" draw:caption-point-x="0.4303in" draw:caption-point-y="0.0039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21"/>
          <table:covered-table-cell table:style-name="Default"/>
          <table:covered-table-cell table:number-columns-repeated="3" table:style-name="ce23"/>
          <table:table-cell table:style-name="ce22" office:value-type="string" calcext:value-type="string" table:number-columns-spanned="6" table:number-rows-spanned="1">
            <office:annotation draw:style-name="gr4" draw:text-style-name="P2" svg:width="1.1413in" svg:height="0.7083in" svg:x="16.6264in" svg:y="0.1776in" draw:caption-point-x="-0.2402in" draw:caption-point-y="0.0039in">
              <dc:date>2020-12-22T00:00:00</dc:date>
              <text:p text:style-name="P1"><text:span text:style-name="T1">Scenario where only customers are transported.</text:span></text:p>
            </office:annotation>
            <text:p>Customer only</text:p>
          </table:table-cell>
          <table:covered-table-cell table:style-name="Default"/>
          <table:covered-table-cell table:number-columns-repeated="4" table:style-name="ce25"/>
          <table:table-cell table:style-name="ce22" office:value-type="string" calcext:value-type="string" table:number-columns-spanned="6" table:number-rows-spanned="1">
            <office:annotation draw:style-name="gr4" draw:text-style-name="P2" svg:width="1.1413in" svg:height="0.7083in" svg:x="19.7693in" svg:y="0.1776in" draw:caption-point-x="-0.2402in" draw:caption-point-y="0.0039in">
              <dc:date>2020-12-22T00:00:00</dc:date>
              <text:p text:style-name="P1"><text:span text:style-name="T1">Scenario where only parcels are transported.</text:span></text:p>
            </office:annotation>
            <text:p>Parcel only</text:p>
          </table:table-cell>
          <table:covered-table-cell table:number-columns-repeated="4" table:style-name="ce63"/>
          <table:covered-table-cell table:style-name="ce64"/>
        </table:table-row>
        <table:table-row table:style-name="ro3">
          <table:table-cell table:style-name="ce3" office:value-type="string" calcext:value-type="string">
            <office:annotation draw:style-name="gr4" draw:text-style-name="P2" svg:width="1.1413in" svg:height="0.7083in" svg:x="0.5157in" svg:y="0.178in" draw:caption-point-x="-0.2402in" draw:caption-point-y="0.2071in">
              <dc:date>2020-12-22T00:00:00</dc:date>
              <text:p text:style-name="P1"><text:span text:style-name="T1">Number of customers</text:span></text:p>
              <text:p text:style-name="P1"><text:span text:style-name="T1"/></text:p>
            </office:annotation>
            <text:p>n</text:p>
          </table:table-cell>
          <table:table-cell table:style-name="ce3" office:value-type="string" calcext:value-type="string">
            <office:annotation draw:style-name="gr4" draw:text-style-name="P2" svg:width="1.1413in" svg:height="0.7083in" svg:x="0.7583in" svg:y="0.178in" draw:caption-point-x="-0.2402in" draw:caption-point-y="0.2071in">
              <dc:date>2020-12-22T00:00:00</dc:date>
              <text:p text:style-name="P1"><text:span text:style-name="T1">Number of parcels</text:span></text:p>
              <text:p text:style-name="P1"><text:span text:style-name="T1"/></text:p>
            </office:annotation>
            <text:p>m</text:p>
          </table:table-cell>
          <table:table-cell office:value-type="string" calcext:value-type="string">
            <office:annotation draw:style-name="gr4" draw:text-style-name="P2" svg:width="1.1413in" svg:height="0.7083in" svg:x="1.2276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.6972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2.1665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2.5976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3.2685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3.9394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4.4091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4.8783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5.3476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5.7791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6.45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7.1209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55" office:value-type="string" calcext:value-type="string">
            <office:annotation draw:style-name="gr4" draw:text-style-name="P2" svg:width="1.1413in" svg:height="0.7083in" svg:x="7.5902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8.0594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8.5291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8.9602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9.6311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0.302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10.7713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1.2409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11.7102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2.1417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2.8126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3.4831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55" office:value-type="string" calcext:value-type="string">
            <office:annotation draw:style-name="gr4" draw:text-style-name="P2" svg:width="1.1413in" svg:height="0.7083in" svg:x="13.9528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4.3839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14.8154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5.2846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5.9555in" svg:y="0in" draw:caption-point-x="-0.2402in" draw:caption-point-y="0.385in">
              <dc:date>2020-12-22T00:00:00</dc:date>
              <text:p text:style-name="P1"><text:span text:style-name="T1">Percentage of </text:span><text:span text:style-name="T1">trip time when </text:span><text:span text:style-name="T1">waiting for a </text:span><text:span text:style-name="T1">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6.6264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17.0575in" svg:y="0in" draw:caption-point-x="-0.2402in" draw:caption-point-y="0.385in">
              <dc:date>2020-12-22T00:00:00</dc:date>
              <text:p text:style-name="P1"><text:span text:style-name="T1">Percentage of trip time when transporting only customers.</text:span>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7.5272in" svg:y="0in" draw:caption-point-x="-0.2402in" draw:caption-point-y="0.385in">
              <dc:date>2020-12-22T00:00:00</dc:date>
              <text:p text:style-name="P1"><text:span text:style-name="T1">Percentage of trip time when transporting only parcels.</text:span></text:p>
              <text:p text:style-name="P1"><text:span text:style-name="T1"/></text:p>
            </office:annotation>
            <text:p>p(%)</text:p>
          </table:table-cell>
          <table:table-cell table:style-name="ce57" office:value-type="string" calcext:value-type="string">
            <office:annotation draw:style-name="gr7" draw:text-style-name="P2" svg:width="1.1413in" svg:height="0.8567in" svg:x="17.9583in" svg:y="0in" draw:caption-point-x="-0.2402in" draw:caption-point-y="0.385in">
              <dc:date>2020-12-22T00:00:00</dc:date>
              <text:p text:style-name="P1"><text:span text:style-name="T1">Percentage of trip time when transporting both parcels and passengers.</text:span>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8.4276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9.0984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9.7693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BV66]" office:value-type="float" office:value="7.447163" calcext:value-type="float">
            <text:p>7.45</text:p>
          </table:table-cell>
          <table:table-cell table:formula="of:=['file:///home/ana/Documents/PHD/Research/Implementation/sarpfiles/AuxFiles/TreatResults/GHscaledResults17.12/ResultsGHscaled50.ods'#$'Compare Time'.BW66]" office:value-type="float" office:value="8.542133" calcext:value-type="float">
            <text:p>8.54</text:p>
          </table:table-cell>
          <table:table-cell table:formula="of:=['file:///home/ana/Documents/PHD/Research/Implementation/sarpfiles/AuxFiles/TreatResults/GHscaledResults17.12/ResultsGHscaled50.ods'#$'Compare Time'.BX66]" office:value-type="float" office:value="5.827896" calcext:value-type="float">
            <text:p>5.83</text:p>
          </table:table-cell>
          <table:table-cell table:formula="of:=['file:///home/ana/Documents/PHD/Research/Implementation/sarpfiles/AuxFiles/TreatResults/GHscaledResults17.12/ResultsGHscaled50.ods'#$'Compare Time'.BY66]" office:value-type="float" office:value="10.845047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BZ66]" office:value-type="float" office:value="42.00841" calcext:value-type="float">
            <text:p>42.01</text:p>
          </table:table-cell>
          <table:table-cell table:formula="of:=['file:///home/ana/Documents/PHD/Research/Implementation/sarpfiles/AuxFiles/TreatResults/GHscaledResults17.12/ResultsGHscaled50.ods'#$'Compare Time'.CA66]" office:value-type="float" office:value="25.329346" calcext:value-type="float">
            <text:p>25.33</text:p>
          </table:table-cell>
          <table:table-cell table:formula="of:=['file:///home/ana/Documents/PHD/Research/Implementation/sarpfiles/AuxFiles/TreatResults/GHscaledResults17.12/ResultsGHscaled50.ods'#$'Compare Time'.CB66]" office:value-type="float" office:value="6.507931" calcext:value-type="float">
            <text:p>6.51</text:p>
          </table:table-cell>
          <table:table-cell table:formula="of:=['file:///home/ana/Documents/PHD/Research/Implementation/sarpfiles/AuxFiles/TreatResults/GHscaledResults17.12/ResultsGHscaled50.ods'#$'Compare Time'.CC66]" office:value-type="float" office:value="10.080045" calcext:value-type="float">
            <text:p>10.08</text:p>
          </table:table-cell>
          <table:table-cell table:formula="of:=['file:///home/ana/Documents/PHD/Research/Implementation/sarpfiles/AuxFiles/TreatResults/GHscaledResults17.12/ResultsGHscaled50.ods'#$'Compare Time'.CD66]" office:value-type="float" office:value="7.385385" calcext:value-type="float">
            <text:p>7.39</text:p>
          </table:table-cell>
          <table:table-cell table:formula="of:=['file:///home/ana/Documents/PHD/Research/Implementation/sarpfiles/AuxFiles/TreatResults/GHscaledResults17.12/ResultsGHscaled50.ods'#$'Compare Time'.CE66]" office:value-type="float" office:value="10.500181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CF66]" office:value-type="float" office:value="42.105821" calcext:value-type="float">
            <text:p>42.11</text:p>
          </table:table-cell>
          <table:table-cell table:formula="of:=['file:///home/ana/Documents/PHD/Research/Implementation/sarpfiles/AuxFiles/TreatResults/GHscaledResults17.12/ResultsGHscaled50.ods'#$'Compare Time'.CG66]" office:value-type="float" office:value="23.42063" calcext:value-type="float">
            <text:p>23.42</text:p>
          </table:table-cell>
          <table:table-cell table:formula="of:=['file:///home/ana/Documents/PHD/Research/Implementation/sarpfiles/AuxFiles/TreatResults/GHscaledResults17.12/ResultsGHscaled50.ods'#$'Compare Time'.CH66]" office:value-type="float" office:value="7.975987" calcext:value-type="float">
            <text:p>7.98</text:p>
          </table:table-cell>
          <table:table-cell table:formula="of:=['file:///home/ana/Documents/PHD/Research/Implementation/sarpfiles/AuxFiles/TreatResults/GHscaledResults17.12/ResultsGHscaled50.ods'#$'Compare Time'.CI66]" office:value-type="float" office:value="11.344005" calcext:value-type="float">
            <text:p>11.34</text:p>
          </table:table-cell>
          <table:table-cell table:formula="of:=['file:///home/ana/Documents/PHD/Research/Implementation/sarpfiles/AuxFiles/TreatResults/GHscaledResults17.12/ResultsGHscaled50.ods'#$'Compare Time'.CJ66]" office:value-type="float" office:value="5.912064" calcext:value-type="float">
            <text:p>5.91</text:p>
          </table:table-cell>
          <table:table-cell table:formula="of:=['file:///home/ana/Documents/PHD/Research/Implementation/sarpfiles/AuxFiles/TreatResults/GHscaledResults17.12/ResultsGHscaled50.ods'#$'Compare Time'.CK66]" office:value-type="float" office:value="9.892354" calcext:value-type="float">
            <text:p>9.89</text:p>
          </table:table-cell>
          <table:table-cell table:formula="of:=['file:///home/ana/Documents/PHD/Research/Implementation/sarpfiles/AuxFiles/TreatResults/GHscaledResults17.12/ResultsGHscaled50.ods'#$'Compare Time'.CL66]" office:value-type="float" office:value="49.03245" calcext:value-type="float">
            <text:p>49.03</text:p>
          </table:table-cell>
          <table:table-cell table:formula="of:=['file:///home/ana/Documents/PHD/Research/Implementation/sarpfiles/AuxFiles/TreatResults/GHscaledResults17.12/ResultsGHscaled50.ods'#$'Compare Time'.CM66]" office:value-type="float" office:value="15.843138" calcext:value-type="float">
            <text:p>15.84</text:p>
          </table:table-cell>
          <table:table-cell table:formula="of:=['file:///home/ana/Documents/PHD/Research/Implementation/sarpfiles/AuxFiles/TreatResults/GHscaledResults17.12/ResultsGHscaled50.ods'#$'Compare Time'.CN66]" office:value-type="float" office:value="6.936042" calcext:value-type="float">
            <text:p>6.94</text:p>
          </table:table-cell>
          <table:table-cell table:formula="of:=['file:///home/ana/Documents/PHD/Research/Implementation/sarpfiles/AuxFiles/TreatResults/GHscaledResults17.12/ResultsGHscaled50.ods'#$'Compare Time'.CO66]" office:value-type="float" office:value="11.944802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CP66]" office:value-type="float" office:value="7.515469" calcext:value-type="float">
            <text:p>7.52</text:p>
          </table:table-cell>
          <table:table-cell table:formula="of:=['file:///home/ana/Documents/PHD/Research/Implementation/sarpfiles/AuxFiles/TreatResults/GHscaledResults17.12/ResultsGHscaled50.ods'#$'Compare Time'.CQ66]" office:value-type="float" office:value="10.04366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R66]" office:value-type="float" office:value="43.53301" calcext:value-type="float">
            <text:p>43.53</text:p>
          </table:table-cell>
          <table:table-cell table:formula="of:=['file:///home/ana/Documents/PHD/Research/Implementation/sarpfiles/AuxFiles/TreatResults/GHscaledResults17.12/ResultsGHscaled50.ods'#$'Compare Time'.CS66]" office:value-type="float" office:value="20.027007" calcext:value-type="float">
            <text:p>20.03</text:p>
          </table:table-cell>
          <table:table-cell office:value-type="float" office:value="15.765035" calcext:value-type="float">
            <text:p>15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54" calcext:value-type="float">
            <text:p>14.37</text:p>
          </table:table-cell>
          <table:table-cell office:value-type="float" office:value="69.8695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2.79709" calcext:value-type="float">
            <text:p>52.80</text:p>
          </table:table-cell>
          <table:table-cell office:value-type="float" office:value="0" calcext:value-type="float">
            <text:p>0</text:p>
          </table:table-cell>
          <table:table-cell office:value-type="float" office:value="19.502919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27.6999799999999" calcext:value-type="float">
            <text:p>27.7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6]" office:value-type="float" office:value="9.94458" calcext:value-type="float">
            <text:p>9.94</text:p>
          </table:table-cell>
          <table:table-cell table:formula="of:=['file:///home/ana/Documents/PHD/Research/Implementation/sarpfiles/AuxFiles/TreatResults/GHscaledResults17.12/ResultsGHscaled50.ods'#$'Compare Time'.AY66]" office:value-type="float" office:value="5.750631" calcext:value-type="float">
            <text:p>5.75</text:p>
          </table:table-cell>
          <table:table-cell table:formula="of:=['file:///home/ana/Documents/PHD/Research/Implementation/sarpfiles/AuxFiles/TreatResults/GHscaledResults17.12/ResultsGHscaled50.ods'#$'Compare Time'.AZ66]" office:value-type="float" office:value="3.759032" calcext:value-type="float">
            <text:p>3.76</text:p>
          </table:table-cell>
          <table:table-cell table:formula="of:=['file:///home/ana/Documents/PHD/Research/Implementation/sarpfiles/AuxFiles/TreatResults/GHscaledResults17.12/ResultsGHscaled50.ods'#$'Compare Time'.BA66]" office:value-type="float" office:value="10.802736" calcext:value-type="float">
            <text:p>10.80</text:p>
          </table:table-cell>
          <table:table-cell table:formula="of:=['file:///home/ana/Documents/PHD/Research/Implementation/sarpfiles/AuxFiles/TreatResults/GHscaledResults17.12/ResultsGHscaled50.ods'#$'Compare Time'.BB66]" office:value-type="float" office:value="49.37213" calcext:value-type="float">
            <text:p>49.37</text:p>
          </table:table-cell>
          <table:table-cell table:formula="of:=['file:///home/ana/Documents/PHD/Research/Implementation/sarpfiles/AuxFiles/TreatResults/GHscaledResults17.12/ResultsGHscaled50.ods'#$'Compare Time'.BC66]" office:value-type="float" office:value="20.370883" calcext:value-type="float">
            <text:p>20.37</text:p>
          </table:table-cell>
          <table:table-cell table:formula="of:=['file:///home/ana/Documents/PHD/Research/Implementation/sarpfiles/AuxFiles/TreatResults/GHscaledResults17.12/ResultsGHscaled50.ods'#$'Compare Time'.BD66]" office:value-type="float" office:value="8.66904" calcext:value-type="float">
            <text:p>8.67</text:p>
          </table:table-cell>
          <table:table-cell table:formula="of:=['file:///home/ana/Documents/PHD/Research/Implementation/sarpfiles/AuxFiles/TreatResults/GHscaledResults17.12/ResultsGHscaled50.ods'#$'Compare Time'.BE66]" office:value-type="float" office:value="7.032214" calcext:value-type="float">
            <text:p>7.03</text:p>
          </table:table-cell>
          <table:table-cell table:formula="of:=['file:///home/ana/Documents/PHD/Research/Implementation/sarpfiles/AuxFiles/TreatResults/GHscaledResults17.12/ResultsGHscaled50.ods'#$'Compare Time'.BF66]" office:value-type="float" office:value="5.249224" calcext:value-type="float">
            <text:p>5.25</text:p>
          </table:table-cell>
          <table:table-cell table:formula="of:=['file:///home/ana/Documents/PHD/Research/Implementation/sarpfiles/AuxFiles/TreatResults/GHscaledResults17.12/ResultsGHscaled50.ods'#$'Compare Time'.BG66]" office:value-type="float" office:value="9.808889" calcext:value-type="float">
            <text:p>9.81</text:p>
          </table:table-cell>
          <table:table-cell table:formula="of:=['file:///home/ana/Documents/PHD/Research/Implementation/sarpfiles/AuxFiles/TreatResults/GHscaledResults17.12/ResultsGHscaled50.ods'#$'Compare Time'.BH66]" office:value-type="float" office:value="51.35381" calcext:value-type="float">
            <text:p>51.35</text:p>
          </table:table-cell>
          <table:table-cell table:formula="of:=['file:///home/ana/Documents/PHD/Research/Implementation/sarpfiles/AuxFiles/TreatResults/GHscaledResults17.12/ResultsGHscaled50.ods'#$'Compare Time'.BI66]" office:value-type="float" office:value="17.886813" calcext:value-type="float">
            <text:p>17.89</text:p>
          </table:table-cell>
          <table:table-cell table:formula="of:=['file:///home/ana/Documents/PHD/Research/Implementation/sarpfiles/AuxFiles/TreatResults/GHscaledResults17.12/ResultsGHscaled50.ods'#$'Compare Time'.BJ66]" office:value-type="float" office:value="10.670794" calcext:value-type="float">
            <text:p>10.67</text:p>
          </table:table-cell>
          <table:table-cell table:formula="of:=['file:///home/ana/Documents/PHD/Research/Implementation/sarpfiles/AuxFiles/TreatResults/GHscaledResults17.12/ResultsGHscaled50.ods'#$'Compare Time'.BK66]" office:value-type="float" office:value="6.388331" calcext:value-type="float">
            <text:p>6.39</text:p>
          </table:table-cell>
          <table:table-cell table:formula="of:=['file:///home/ana/Documents/PHD/Research/Implementation/sarpfiles/AuxFiles/TreatResults/GHscaledResults17.12/ResultsGHscaled50.ods'#$'Compare Time'.BL66]" office:value-type="float" office:value="3.303094" calcext:value-type="float">
            <text:p>3.30</text:p>
          </table:table-cell>
          <table:table-cell table:formula="of:=['file:///home/ana/Documents/PHD/Research/Implementation/sarpfiles/AuxFiles/TreatResults/GHscaledResults17.12/ResultsGHscaled50.ods'#$'Compare Time'.BM66]" office:value-type="float" office:value="10.6238" calcext:value-type="float">
            <text:p>10.62</text:p>
          </table:table-cell>
          <table:table-cell table:formula="of:=['file:///home/ana/Documents/PHD/Research/Implementation/sarpfiles/AuxFiles/TreatResults/GHscaledResults17.12/ResultsGHscaled50.ods'#$'Compare Time'.BN66]" office:value-type="float" office:value="52.48377" calcext:value-type="float">
            <text:p>52.48</text:p>
          </table:table-cell>
          <table:table-cell table:formula="of:=['file:///home/ana/Documents/PHD/Research/Implementation/sarpfiles/AuxFiles/TreatResults/GHscaledResults17.12/ResultsGHscaled50.ods'#$'Compare Time'.BO66]" office:value-type="float" office:value="16.530214" calcext:value-type="float">
            <text:p>16.53</text:p>
          </table:table-cell>
          <table:table-cell table:formula="of:=['file:///home/ana/Documents/PHD/Research/Implementation/sarpfiles/AuxFiles/TreatResults/GHscaledResults17.12/ResultsGHscaled50.ods'#$'Compare Time'.BP66]" office:value-type="float" office:value="8.86769" calcext:value-type="float">
            <text:p>8.87</text:p>
          </table:table-cell>
          <table:table-cell table:formula="of:=['file:///home/ana/Documents/PHD/Research/Implementation/sarpfiles/AuxFiles/TreatResults/GHscaledResults17.12/ResultsGHscaled50.ods'#$'Compare Time'.BQ66]" office:value-type="float" office:value="7.566493" calcext:value-type="float">
            <text:p>7.57</text:p>
          </table:table-cell>
          <table:table-cell table:formula="of:=['file:///home/ana/Documents/PHD/Research/Implementation/sarpfiles/AuxFiles/TreatResults/GHscaledResults17.12/ResultsGHscaled50.ods'#$'Compare Time'.BR66]" office:value-type="float" office:value="5.059542" calcext:value-type="float">
            <text:p>5.06</text:p>
          </table:table-cell>
          <table:table-cell table:formula="of:=['file:///home/ana/Documents/PHD/Research/Implementation/sarpfiles/AuxFiles/TreatResults/GHscaledResults17.12/ResultsGHscaled50.ods'#$'Compare Time'.BS66]" office:value-type="float" office:value="9.929086" calcext:value-type="float">
            <text:p>9.93</text:p>
          </table:table-cell>
          <table:table-cell table:formula="of:=['file:///home/ana/Documents/PHD/Research/Implementation/sarpfiles/AuxFiles/TreatResults/GHscaledResults17.12/ResultsGHscaled50.ods'#$'Compare Time'.BT66]" office:value-type="float" office:value="51.26459" calcext:value-type="float">
            <text:p>51.26</text:p>
          </table:table-cell>
          <table:table-cell table:formula="of:=['file:///home/ana/Documents/PHD/Research/Implementation/sarpfiles/AuxFiles/TreatResults/GHscaledResults17.12/ResultsGHscaled50.ods'#$'Compare Time'.BU66]" office:value-type="float" office:value="17.3126" calcext:value-type="float">
            <text:p>17.31</text:p>
          </table:table-cell>
          <table:table-cell office:value-type="float" office:value="14.230564" calcext:value-type="float">
            <text:p>14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321562" calcext:value-type="float">
            <text:p>12.32</text:p>
          </table:table-cell>
          <table:table-cell office:value-type="float" office:value="73.44788" calcext:value-type="float">
            <text:p>73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10393" calcext:value-type="float">
            <text:p>45.10</text:p>
          </table:table-cell>
          <table:table-cell office:value-type="float" office:value="0" calcext:value-type="float">
            <text:p>0</text:p>
          </table:table-cell>
          <table:table-cell office:value-type="float" office:value="19.338796" calcext:value-type="float">
            <text:p>19.34</text:p>
          </table:table-cell>
          <table:table-cell office:value-type="float" office:value="0" calcext:value-type="float">
            <text:p>0.00</text:p>
          </table:table-cell>
          <table:table-cell office:value-type="float" office:value="35.5572699999999" calcext:value-type="float">
            <text:p>35.56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BV67]" office:value-type="float" office:value="11.180335" calcext:value-type="float">
            <text:p>11.18</text:p>
          </table:table-cell>
          <table:table-cell table:formula="of:=['file:///home/ana/Documents/PHD/Research/Implementation/sarpfiles/AuxFiles/TreatResults/GHscaledResults17.12/ResultsGHscaled50.ods'#$'Compare Time'.BW67]" office:value-type="float" office:value="8.471498" calcext:value-type="float">
            <text:p>8.47</text:p>
          </table:table-cell>
          <table:table-cell table:formula="of:=['file:///home/ana/Documents/PHD/Research/Implementation/sarpfiles/AuxFiles/TreatResults/GHscaledResults17.12/ResultsGHscaled50.ods'#$'Compare Time'.BX67]" office:value-type="float" office:value="5.88145" calcext:value-type="float">
            <text:p>5.88</text:p>
          </table:table-cell>
          <table:table-cell table:formula="of:=['file:///home/ana/Documents/PHD/Research/Implementation/sarpfiles/AuxFiles/TreatResults/GHscaledResults17.12/ResultsGHscaled50.ods'#$'Compare Time'.BY67]" office:value-type="float" office:value="12.106284" calcext:value-type="float">
            <text:p>12.11</text:p>
          </table:table-cell>
          <table:table-cell table:formula="of:=['file:///home/ana/Documents/PHD/Research/Implementation/sarpfiles/AuxFiles/TreatResults/GHscaledResults17.12/ResultsGHscaled50.ods'#$'Compare Time'.BZ67]" office:value-type="float" office:value="39.590429" calcext:value-type="float">
            <text:p>39.59</text:p>
          </table:table-cell>
          <table:table-cell table:formula="of:=['file:///home/ana/Documents/PHD/Research/Implementation/sarpfiles/AuxFiles/TreatResults/GHscaledResults17.12/ResultsGHscaled50.ods'#$'Compare Time'.CA67]" office:value-type="float" office:value="22.770014" calcext:value-type="float">
            <text:p>22.77</text:p>
          </table:table-cell>
          <table:table-cell table:formula="of:=['file:///home/ana/Documents/PHD/Research/Implementation/sarpfiles/AuxFiles/TreatResults/GHscaledResults17.12/ResultsGHscaled50.ods'#$'Compare Time'.CB67]" office:value-type="float" office:value="9.047492" calcext:value-type="float">
            <text:p>9.05</text:p>
          </table:table-cell>
          <table:table-cell table:formula="of:=['file:///home/ana/Documents/PHD/Research/Implementation/sarpfiles/AuxFiles/TreatResults/GHscaledResults17.12/ResultsGHscaled50.ods'#$'Compare Time'.CC67]" office:value-type="float" office:value="7.800253" calcext:value-type="float">
            <text:p>7.80</text:p>
          </table:table-cell>
          <table:table-cell table:formula="of:=['file:///home/ana/Documents/PHD/Research/Implementation/sarpfiles/AuxFiles/TreatResults/GHscaledResults17.12/ResultsGHscaled50.ods'#$'Compare Time'.CD67]" office:value-type="float" office:value="5.850591" calcext:value-type="float">
            <text:p>5.85</text:p>
          </table:table-cell>
          <table:table-cell table:formula="of:=['file:///home/ana/Documents/PHD/Research/Implementation/sarpfiles/AuxFiles/TreatResults/GHscaledResults17.12/ResultsGHscaled50.ods'#$'Compare Time'.CE67]" office:value-type="float" office:value="10.56581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CF67]" office:value-type="float" office:value="45.06231" calcext:value-type="float">
            <text:p>45.06</text:p>
          </table:table-cell>
          <table:table-cell table:formula="of:=['file:///home/ana/Documents/PHD/Research/Implementation/sarpfiles/AuxFiles/TreatResults/GHscaledResults17.12/ResultsGHscaled50.ods'#$'Compare Time'.CG67]" office:value-type="float" office:value="21.673556" calcext:value-type="float">
            <text:p>21.67</text:p>
          </table:table-cell>
          <table:table-cell table:formula="of:=['file:///home/ana/Documents/PHD/Research/Implementation/sarpfiles/AuxFiles/TreatResults/GHscaledResults17.12/ResultsGHscaled50.ods'#$'Compare Time'.CH67]" office:value-type="float" office:value="10.249853" calcext:value-type="float">
            <text:p>10.25</text:p>
          </table:table-cell>
          <table:table-cell table:formula="of:=['file:///home/ana/Documents/PHD/Research/Implementation/sarpfiles/AuxFiles/TreatResults/GHscaledResults17.12/ResultsGHscaled50.ods'#$'Compare Time'.CI67]" office:value-type="float" office:value="10.719236" calcext:value-type="float">
            <text:p>10.72</text:p>
          </table:table-cell>
          <table:table-cell table:formula="of:=['file:///home/ana/Documents/PHD/Research/Implementation/sarpfiles/AuxFiles/TreatResults/GHscaledResults17.12/ResultsGHscaled50.ods'#$'Compare Time'.CJ67]" office:value-type="float" office:value="4.855523" calcext:value-type="float">
            <text:p>4.86</text:p>
          </table:table-cell>
          <table:table-cell table:formula="of:=['file:///home/ana/Documents/PHD/Research/Implementation/sarpfiles/AuxFiles/TreatResults/GHscaledResults17.12/ResultsGHscaled50.ods'#$'Compare Time'.CK67]" office:value-type="float" office:value="10.416319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67]" office:value-type="float" office:value="49.7071" calcext:value-type="float">
            <text:p>49.71</text:p>
          </table:table-cell>
          <table:table-cell table:formula="of:=['file:///home/ana/Documents/PHD/Research/Implementation/sarpfiles/AuxFiles/TreatResults/GHscaledResults17.12/ResultsGHscaled50.ods'#$'Compare Time'.CM67]" office:value-type="float" office:value="14.051971" calcext:value-type="float">
            <text:p>14.05</text:p>
          </table:table-cell>
          <table:table-cell table:formula="of:=['file:///home/ana/Documents/PHD/Research/Implementation/sarpfiles/AuxFiles/TreatResults/GHscaledResults17.12/ResultsGHscaled50.ods'#$'Compare Time'.CN67]" office:value-type="float" office:value="10.399244" calcext:value-type="float">
            <text:p>10.40</text:p>
          </table:table-cell>
          <table:table-cell table:formula="of:=['file:///home/ana/Documents/PHD/Research/Implementation/sarpfiles/AuxFiles/TreatResults/GHscaledResults17.12/ResultsGHscaled50.ods'#$'Compare Time'.CO67]" office:value-type="float" office:value="10.872225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CP67]" office:value-type="float" office:value="5.31745" calcext:value-type="float">
            <text:p>5.32</text:p>
          </table:table-cell>
          <table:table-cell table:formula="of:=['file:///home/ana/Documents/PHD/Research/Implementation/sarpfiles/AuxFiles/TreatResults/GHscaledResults17.12/ResultsGHscaled50.ods'#$'Compare Time'.CQ67]" office:value-type="float" office:value="10.738655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67]" office:value-type="float" office:value="49.85226" calcext:value-type="float">
            <text:p>49.85</text:p>
          </table:table-cell>
          <table:table-cell table:formula="of:=['file:///home/ana/Documents/PHD/Research/Implementation/sarpfiles/AuxFiles/TreatResults/GHscaledResults17.12/ResultsGHscaled50.ods'#$'Compare Time'.CS67]" office:value-type="float" office:value="12.82018" calcext:value-type="float">
            <text:p>12.82</text:p>
          </table:table-cell>
          <table:table-cell office:value-type="float" office:value="18.09143" calcext:value-type="float">
            <text:p>18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253012" calcext:value-type="float">
            <text:p>14.25</text:p>
          </table:table-cell>
          <table:table-cell office:value-type="float" office:value="67.65553" calcext:value-type="float">
            <text:p>67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7.752959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 office:value-type="float" office:value="14.176055" calcext:value-type="float">
            <text:p>14.18</text:p>
          </table:table-cell>
          <table:table-cell office:value-type="float" office:value="0" calcext:value-type="float">
            <text:p>0.00</text:p>
          </table:table-cell>
          <table:table-cell office:value-type="float" office:value="48.0709800000001" calcext:value-type="float">
            <text:p>48.07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Time'.BV68]" office:value-type="float" office:value="6.926434" calcext:value-type="float">
            <text:p>6.93</text:p>
          </table:table-cell>
          <table:table-cell table:formula="of:=['file:///home/ana/Documents/PHD/Research/Implementation/sarpfiles/AuxFiles/TreatResults/GHscaledResults17.12/ResultsGHscaled50.ods'#$'Compare Time'.BW68]" office:value-type="float" office:value="8.334514" calcext:value-type="float">
            <text:p>8.33</text:p>
          </table:table-cell>
          <table:table-cell table:formula="of:=['file:///home/ana/Documents/PHD/Research/Implementation/sarpfiles/AuxFiles/TreatResults/GHscaledResults17.12/ResultsGHscaled50.ods'#$'Compare Time'.BX68]" office:value-type="float" office:value="5.491387" calcext:value-type="float">
            <text:p>5.49</text:p>
          </table:table-cell>
          <table:table-cell table:formula="of:=['file:///home/ana/Documents/PHD/Research/Implementation/sarpfiles/AuxFiles/TreatResults/GHscaledResults17.12/ResultsGHscaled50.ods'#$'Compare Time'.BY68]" office:value-type="float" office:value="9.511671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Z68]" office:value-type="float" office:value="43.264499" calcext:value-type="float">
            <text:p>43.26</text:p>
          </table:table-cell>
          <table:table-cell table:formula="of:=['file:///home/ana/Documents/PHD/Research/Implementation/sarpfiles/AuxFiles/TreatResults/GHscaledResults17.12/ResultsGHscaled50.ods'#$'Compare Time'.CA68]" office:value-type="float" office:value="26.471476" calcext:value-type="float">
            <text:p>26.47</text:p>
          </table:table-cell>
          <table:table-cell table:formula="of:=['file:///home/ana/Documents/PHD/Research/Implementation/sarpfiles/AuxFiles/TreatResults/GHscaledResults17.12/ResultsGHscaled50.ods'#$'Compare Time'.CB68]" office:value-type="float" office:value="4.639384" calcext:value-type="float">
            <text:p>4.64</text:p>
          </table:table-cell>
          <table:table-cell table:formula="of:=['file:///home/ana/Documents/PHD/Research/Implementation/sarpfiles/AuxFiles/TreatResults/GHscaledResults17.12/ResultsGHscaled50.ods'#$'Compare Time'.CC68]" office:value-type="float" office:value="9.68384" calcext:value-type="float">
            <text:p>9.68</text:p>
          </table:table-cell>
          <table:table-cell table:formula="of:=['file:///home/ana/Documents/PHD/Research/Implementation/sarpfiles/AuxFiles/TreatResults/GHscaledResults17.12/ResultsGHscaled50.ods'#$'Compare Time'.CD68]" office:value-type="float" office:value="6.985424" calcext:value-type="float">
            <text:p>6.99</text:p>
          </table:table-cell>
          <table:table-cell table:formula="of:=['file:///home/ana/Documents/PHD/Research/Implementation/sarpfiles/AuxFiles/TreatResults/GHscaledResults17.12/ResultsGHscaled50.ods'#$'Compare Time'.CE68]" office:value-type="float" office:value="7.643004" calcext:value-type="float">
            <text:p>7.64</text:p>
          </table:table-cell>
          <table:table-cell table:formula="of:=['file:///home/ana/Documents/PHD/Research/Implementation/sarpfiles/AuxFiles/TreatResults/GHscaledResults17.12/ResultsGHscaled50.ods'#$'Compare Time'.CF68]" office:value-type="float" office:value="44.81876" calcext:value-type="float">
            <text:p>44.82</text:p>
          </table:table-cell>
          <table:table-cell table:formula="of:=['file:///home/ana/Documents/PHD/Research/Implementation/sarpfiles/AuxFiles/TreatResults/GHscaledResults17.12/ResultsGHscaled50.ods'#$'Compare Time'.CG68]" office:value-type="float" office:value="26.229589" calcext:value-type="float">
            <text:p>26.23</text:p>
          </table:table-cell>
          <table:table-cell table:formula="of:=['file:///home/ana/Documents/PHD/Research/Implementation/sarpfiles/AuxFiles/TreatResults/GHscaledResults17.12/ResultsGHscaled50.ods'#$'Compare Time'.CH68]" office:value-type="float" office:value="6.578371" calcext:value-type="float">
            <text:p>6.58</text:p>
          </table:table-cell>
          <table:table-cell table:formula="of:=['file:///home/ana/Documents/PHD/Research/Implementation/sarpfiles/AuxFiles/TreatResults/GHscaledResults17.12/ResultsGHscaled50.ods'#$'Compare Time'.CI68]" office:value-type="float" office:value="11.894653" calcext:value-type="float">
            <text:p>11.89</text:p>
          </table:table-cell>
          <table:table-cell table:formula="of:=['file:///home/ana/Documents/PHD/Research/Implementation/sarpfiles/AuxFiles/TreatResults/GHscaledResults17.12/ResultsGHscaled50.ods'#$'Compare Time'.CJ68]" office:value-type="float" office:value="6.629748" calcext:value-type="float">
            <text:p>6.63</text:p>
          </table:table-cell>
          <table:table-cell table:formula="of:=['file:///home/ana/Documents/PHD/Research/Implementation/sarpfiles/AuxFiles/TreatResults/GHscaledResults17.12/ResultsGHscaled50.ods'#$'Compare Time'.CK68]" office:value-type="float" office:value="8.740526" calcext:value-type="float">
            <text:p>8.74</text:p>
          </table:table-cell>
          <table:table-cell table:formula="of:=['file:///home/ana/Documents/PHD/Research/Implementation/sarpfiles/AuxFiles/TreatResults/GHscaledResults17.12/ResultsGHscaled50.ods'#$'Compare Time'.CL68]" office:value-type="float" office:value="50.57434" calcext:value-type="float">
            <text:p>50.57</text:p>
          </table:table-cell>
          <table:table-cell table:formula="of:=['file:///home/ana/Documents/PHD/Research/Implementation/sarpfiles/AuxFiles/TreatResults/GHscaledResults17.12/ResultsGHscaled50.ods'#$'Compare Time'.CM68]" office:value-type="float" office:value="15.582369" calcext:value-type="float">
            <text:p>15.58</text:p>
          </table:table-cell>
          <table:table-cell table:formula="of:=['file:///home/ana/Documents/PHD/Research/Implementation/sarpfiles/AuxFiles/TreatResults/GHscaledResults17.12/ResultsGHscaled50.ods'#$'Compare Time'.CN68]" office:value-type="float" office:value="9.23403" calcext:value-type="float">
            <text:p>9.23</text:p>
          </table:table-cell>
          <table:table-cell table:formula="of:=['file:///home/ana/Documents/PHD/Research/Implementation/sarpfiles/AuxFiles/TreatResults/GHscaledResults17.12/ResultsGHscaled50.ods'#$'Compare Time'.CO68]" office:value-type="float" office:value="19.138201" calcext:value-type="float">
            <text:p>19.14</text:p>
          </table:table-cell>
          <table:table-cell table:formula="of:=['file:///home/ana/Documents/PHD/Research/Implementation/sarpfiles/AuxFiles/TreatResults/GHscaledResults17.12/ResultsGHscaled50.ods'#$'Compare Time'.CP68]" office:value-type="float" office:value="11.15604" calcext:value-type="float">
            <text:p>11.16</text:p>
          </table:table-cell>
          <table:table-cell table:formula="of:=['file:///home/ana/Documents/PHD/Research/Implementation/sarpfiles/AuxFiles/TreatResults/GHscaledResults17.12/ResultsGHscaled50.ods'#$'Compare Time'.CQ68]" office:value-type="float" office:value="13.188625" calcext:value-type="float">
            <text:p>13.19</text:p>
          </table:table-cell>
          <table:table-cell table:formula="of:=['file:///home/ana/Documents/PHD/Research/Implementation/sarpfiles/AuxFiles/TreatResults/GHscaledResults17.12/ResultsGHscaled50.ods'#$'Compare Time'.CR68]" office:value-type="float" office:value="45.5083142857143" calcext:value-type="float">
            <text:p>45.51</text:p>
          </table:table-cell>
          <table:table-cell table:formula="of:=['file:///home/ana/Documents/PHD/Research/Implementation/sarpfiles/AuxFiles/TreatResults/GHscaledResults17.12/ResultsGHscaled50.ods'#$'Compare Time'.CS68]" office:value-type="float" office:value="22.0389571428571" calcext:value-type="float">
            <text:p>22.04</text:p>
          </table:table-cell>
          <table:table-cell office:value-type="float" office:value="12.525424" calcext:value-type="float">
            <text:p>12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052169" calcext:value-type="float">
            <text:p>11.05</text:p>
          </table:table-cell>
          <table:table-cell office:value-type="float" office:value="76.42239" calcext:value-type="float">
            <text:p>76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45972" calcext:value-type="float">
            <text:p>61.46</text:p>
          </table:table-cell>
          <table:table-cell office:value-type="float" office:value="0" calcext:value-type="float">
            <text:p>0</text:p>
          </table:table-cell>
          <table:table-cell office:value-type="float" office:value="17.84139" calcext:value-type="float">
            <text:p>17.84</text:p>
          </table:table-cell>
          <table:table-cell office:value-type="float" office:value="0" calcext:value-type="float">
            <text:p>0.00</text:p>
          </table:table-cell>
          <table:table-cell office:value-type="float" office:value="20.6988900000001" calcext:value-type="float">
            <text:p>20.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6]" office:value-type="float" office:value="11.426163" calcext:value-type="float">
            <text:p>11.43</text:p>
          </table:table-cell>
          <table:table-cell table:formula="of:=['file:///home/ana/Documents/PHD/Research/Implementation/sarpfiles/AuxFiles/TreatResults/GHscaledResults17.12/ResultsGHscaled50.ods'#$'Compare Time'.AA66]" office:value-type="float" office:value="4.025563" calcext:value-type="float">
            <text:p>4.03</text:p>
          </table:table-cell>
          <table:table-cell table:formula="of:=['file:///home/ana/Documents/PHD/Research/Implementation/sarpfiles/AuxFiles/TreatResults/GHscaledResults17.12/ResultsGHscaled50.ods'#$'Compare Time'.AB66]" office:value-type="float" office:value="2.535709" calcext:value-type="float">
            <text:p>2.54</text:p>
          </table:table-cell>
          <table:table-cell table:formula="of:=['file:///home/ana/Documents/PHD/Research/Implementation/sarpfiles/AuxFiles/TreatResults/GHscaledResults17.12/ResultsGHscaled50.ods'#$'Compare Time'.AC66]" office:value-type="float" office:value="11.519452" calcext:value-type="float">
            <text:p>11.52</text:p>
          </table:table-cell>
          <table:table-cell table:formula="of:=['file:///home/ana/Documents/PHD/Research/Implementation/sarpfiles/AuxFiles/TreatResults/GHscaledResults17.12/ResultsGHscaled50.ods'#$'Compare Time'.AD66]" office:value-type="float" office:value="63.64078" calcext:value-type="float">
            <text:p>63.64</text:p>
          </table:table-cell>
          <table:table-cell table:formula="of:=['file:///home/ana/Documents/PHD/Research/Implementation/sarpfiles/AuxFiles/TreatResults/GHscaledResults17.12/ResultsGHscaled50.ods'#$'Compare Time'.AE66]" office:value-type="float" office:value="6.8523324" calcext:value-type="float">
            <text:p>6.85</text:p>
          </table:table-cell>
          <table:table-cell table:formula="of:=['file:///home/ana/Documents/PHD/Research/Implementation/sarpfiles/AuxFiles/TreatResults/GHscaledResults17.12/ResultsGHscaled50.ods'#$'Compare Time'.AF66]" office:value-type="float" office:value="12.621611" calcext:value-type="float">
            <text:p>12.62</text:p>
          </table:table-cell>
          <table:table-cell table:formula="of:=['file:///home/ana/Documents/PHD/Research/Implementation/sarpfiles/AuxFiles/TreatResults/GHscaledResults17.12/ResultsGHscaled50.ods'#$'Compare Time'.AG66]" office:value-type="float" office:value="4.75111" calcext:value-type="float">
            <text:p>4.75</text:p>
          </table:table-cell>
          <table:table-cell table:formula="of:=['file:///home/ana/Documents/PHD/Research/Implementation/sarpfiles/AuxFiles/TreatResults/GHscaledResults17.12/ResultsGHscaled50.ods'#$'Compare Time'.AH66]" office:value-type="float" office:value="3.503584" calcext:value-type="float">
            <text:p>3.50</text:p>
          </table:table-cell>
          <table:table-cell table:formula="of:=['file:///home/ana/Documents/PHD/Research/Implementation/sarpfiles/AuxFiles/TreatResults/GHscaledResults17.12/ResultsGHscaled50.ods'#$'Compare Time'.AI66]" office:value-type="float" office:value="12.815467" calcext:value-type="float">
            <text:p>12.82</text:p>
          </table:table-cell>
          <table:table-cell table:formula="of:=['file:///home/ana/Documents/PHD/Research/Implementation/sarpfiles/AuxFiles/TreatResults/GHscaledResults17.12/ResultsGHscaled50.ods'#$'Compare Time'.AJ66]" office:value-type="float" office:value="58.11475" calcext:value-type="float">
            <text:p>58.11</text:p>
          </table:table-cell>
          <table:table-cell table:formula="of:=['file:///home/ana/Documents/PHD/Research/Implementation/sarpfiles/AuxFiles/TreatResults/GHscaledResults17.12/ResultsGHscaled50.ods'#$'Compare Time'.AK66]" office:value-type="float" office:value="8.1934894" calcext:value-type="float">
            <text:p>8.19</text:p>
          </table:table-cell>
          <table:table-cell table:formula="of:=['file:///home/ana/Documents/PHD/Research/Implementation/sarpfiles/AuxFiles/TreatResults/GHscaledResults17.12/ResultsGHscaled50.ods'#$'Compare Time'.AL66]" office:value-type="float" office:value="12.160853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M66]" office:value-type="float" office:value="4.004446" calcext:value-type="float">
            <text:p>4.00</text:p>
          </table:table-cell>
          <table:table-cell table:formula="of:=['file:///home/ana/Documents/PHD/Research/Implementation/sarpfiles/AuxFiles/TreatResults/GHscaledResults17.12/ResultsGHscaled50.ods'#$'Compare Time'.AN66]" office:value-type="float" office:value="2.336438" calcext:value-type="float">
            <text:p>2.34</text:p>
          </table:table-cell>
          <table:table-cell table:formula="of:=['file:///home/ana/Documents/PHD/Research/Implementation/sarpfiles/AuxFiles/TreatResults/GHscaledResults17.12/ResultsGHscaled50.ods'#$'Compare Time'.AO66]" office:value-type="float" office:value="11.939569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AP66]" office:value-type="float" office:value="63.75872" calcext:value-type="float">
            <text:p>63.76</text:p>
          </table:table-cell>
          <table:table-cell table:formula="of:=['file:///home/ana/Documents/PHD/Research/Implementation/sarpfiles/AuxFiles/TreatResults/GHscaledResults17.12/ResultsGHscaled50.ods'#$'Compare Time'.AQ66]" office:value-type="float" office:value="5.799956" calcext:value-type="float">
            <text:p>5.80</text:p>
          </table:table-cell>
          <table:table-cell table:formula="of:=['file:///home/ana/Documents/PHD/Research/Implementation/sarpfiles/AuxFiles/TreatResults/GHscaledResults17.12/ResultsGHscaled50.ods'#$'Compare Time'.AR66]" office:value-type="float" office:value="11.996922" calcext:value-type="float">
            <text:p>12.00</text:p>
          </table:table-cell>
          <table:table-cell table:formula="of:=['file:///home/ana/Documents/PHD/Research/Implementation/sarpfiles/AuxFiles/TreatResults/GHscaledResults17.12/ResultsGHscaled50.ods'#$'Compare Time'.AS66]" office:value-type="float" office:value="4.402831" calcext:value-type="float">
            <text:p>4.40</text:p>
          </table:table-cell>
          <table:table-cell table:formula="of:=['file:///home/ana/Documents/PHD/Research/Implementation/sarpfiles/AuxFiles/TreatResults/GHscaledResults17.12/ResultsGHscaled50.ods'#$'Compare Time'.AT66]" office:value-type="float" office:value="3.055777" calcext:value-type="float">
            <text:p>3.06</text:p>
          </table:table-cell>
          <table:table-cell table:formula="of:=['file:///home/ana/Documents/PHD/Research/Implementation/sarpfiles/AuxFiles/TreatResults/GHscaledResults17.12/ResultsGHscaled50.ods'#$'Compare Time'.AU66]" office:value-type="float" office:value="11.985421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AV66]" office:value-type="float" office:value="59.42447" calcext:value-type="float">
            <text:p>59.42</text:p>
          </table:table-cell>
          <table:table-cell table:formula="of:=['file:///home/ana/Documents/PHD/Research/Implementation/sarpfiles/AuxFiles/TreatResults/GHscaledResults17.12/ResultsGHscaled50.ods'#$'Compare Time'.AW66]" office:value-type="float" office:value="9.1345941" calcext:value-type="float">
            <text:p>9.13</text:p>
          </table:table-cell>
          <table:table-cell office:value-type="float" office:value="14.85588" calcext:value-type="float">
            <text:p>1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4868" calcext:value-type="float">
            <text:p>13.18</text:p>
          </table:table-cell>
          <table:table-cell office:value-type="float" office:value="71.95924" calcext:value-type="float">
            <text:p>71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3.90116" calcext:value-type="float">
            <text:p>43.90</text:p>
          </table:table-cell>
          <table:table-cell office:value-type="float" office:value="0" calcext:value-type="float">
            <text:p>0</text:p>
          </table:table-cell>
          <table:table-cell office:value-type="float" office:value="26.09884" calcext:value-type="float">
            <text:p>26.10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9" calcext:value-type="float">
            <text:p>2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7]" office:value-type="float" office:value="13.100956" calcext:value-type="float">
            <text:p>13.10</text:p>
          </table:table-cell>
          <table:table-cell table:formula="of:=['file:///home/ana/Documents/PHD/Research/Implementation/sarpfiles/AuxFiles/TreatResults/GHscaledResults17.12/ResultsGHscaled50.ods'#$'Compare Time'.AY67]" office:value-type="float" office:value="6.659283" calcext:value-type="float">
            <text:p>6.66</text:p>
          </table:table-cell>
          <table:table-cell table:formula="of:=['file:///home/ana/Documents/PHD/Research/Implementation/sarpfiles/AuxFiles/TreatResults/GHscaledResults17.12/ResultsGHscaled50.ods'#$'Compare Time'.AZ67]" office:value-type="float" office:value="4.757884" calcext:value-type="float">
            <text:p>4.76</text:p>
          </table:table-cell>
          <table:table-cell table:formula="of:=['file:///home/ana/Documents/PHD/Research/Implementation/sarpfiles/AuxFiles/TreatResults/GHscaledResults17.12/ResultsGHscaled50.ods'#$'Compare Time'.BA67]" office:value-type="float" office:value="12.844029" calcext:value-type="float">
            <text:p>12.84</text:p>
          </table:table-cell>
          <table:table-cell table:formula="of:=['file:///home/ana/Documents/PHD/Research/Implementation/sarpfiles/AuxFiles/TreatResults/GHscaledResults17.12/ResultsGHscaled50.ods'#$'Compare Time'.BB67]" office:value-type="float" office:value="43.5359" calcext:value-type="float">
            <text:p>43.54</text:p>
          </table:table-cell>
          <table:table-cell table:formula="of:=['file:///home/ana/Documents/PHD/Research/Implementation/sarpfiles/AuxFiles/TreatResults/GHscaledResults17.12/ResultsGHscaled50.ods'#$'Compare Time'.BC67]" office:value-type="float" office:value="19.10196" calcext:value-type="float">
            <text:p>19.10</text:p>
          </table:table-cell>
          <table:table-cell table:formula="of:=['file:///home/ana/Documents/PHD/Research/Implementation/sarpfiles/AuxFiles/TreatResults/GHscaledResults17.12/ResultsGHscaled50.ods'#$'Compare Time'.BD67]" office:value-type="float" office:value="10.313846" calcext:value-type="float">
            <text:p>10.31</text:p>
          </table:table-cell>
          <table:table-cell table:formula="of:=['file:///home/ana/Documents/PHD/Research/Implementation/sarpfiles/AuxFiles/TreatResults/GHscaledResults17.12/ResultsGHscaled50.ods'#$'Compare Time'.BE67]" office:value-type="float" office:value="6.41089" calcext:value-type="float">
            <text:p>6.41</text:p>
          </table:table-cell>
          <table:table-cell table:formula="of:=['file:///home/ana/Documents/PHD/Research/Implementation/sarpfiles/AuxFiles/TreatResults/GHscaledResults17.12/ResultsGHscaled50.ods'#$'Compare Time'.BF67]" office:value-type="float" office:value="5.737308" calcext:value-type="float">
            <text:p>5.74</text:p>
          </table:table-cell>
          <table:table-cell table:formula="of:=['file:///home/ana/Documents/PHD/Research/Implementation/sarpfiles/AuxFiles/TreatResults/GHscaledResults17.12/ResultsGHscaled50.ods'#$'Compare Time'.BG67]" office:value-type="float" office:value="10.98163" calcext:value-type="float">
            <text:p>10.98</text:p>
          </table:table-cell>
          <table:table-cell table:formula="of:=['file:///home/ana/Documents/PHD/Research/Implementation/sarpfiles/AuxFiles/TreatResults/GHscaledResults17.12/ResultsGHscaled50.ods'#$'Compare Time'.BH67]" office:value-type="float" office:value="50.00576" calcext:value-type="float">
            <text:p>50.01</text:p>
          </table:table-cell>
          <table:table-cell table:formula="of:=['file:///home/ana/Documents/PHD/Research/Implementation/sarpfiles/AuxFiles/TreatResults/GHscaledResults17.12/ResultsGHscaled50.ods'#$'Compare Time'.BI67]" office:value-type="float" office:value="16.550568" calcext:value-type="float">
            <text:p>16.55</text:p>
          </table:table-cell>
          <table:table-cell table:formula="of:=['file:///home/ana/Documents/PHD/Research/Implementation/sarpfiles/AuxFiles/TreatResults/GHscaledResults17.12/ResultsGHscaled50.ods'#$'Compare Time'.BJ67]" office:value-type="float" office:value="11.966207" calcext:value-type="float">
            <text:p>11.97</text:p>
          </table:table-cell>
          <table:table-cell table:formula="of:=['file:///home/ana/Documents/PHD/Research/Implementation/sarpfiles/AuxFiles/TreatResults/GHscaledResults17.12/ResultsGHscaled50.ods'#$'Compare Time'.BK67]" office:value-type="float" office:value="6.47086" calcext:value-type="float">
            <text:p>6.47</text:p>
          </table:table-cell>
          <table:table-cell table:formula="of:=['file:///home/ana/Documents/PHD/Research/Implementation/sarpfiles/AuxFiles/TreatResults/GHscaledResults17.12/ResultsGHscaled50.ods'#$'Compare Time'.BL67]" office:value-type="float" office:value="4.285997" calcext:value-type="float">
            <text:p>4.29</text:p>
          </table:table-cell>
          <table:table-cell table:formula="of:=['file:///home/ana/Documents/PHD/Research/Implementation/sarpfiles/AuxFiles/TreatResults/GHscaledResults17.12/ResultsGHscaled50.ods'#$'Compare Time'.BM67]" office:value-type="float" office:value="11.493906" calcext:value-type="float">
            <text:p>11.49</text:p>
          </table:table-cell>
          <table:table-cell table:formula="of:=['file:///home/ana/Documents/PHD/Research/Implementation/sarpfiles/AuxFiles/TreatResults/GHscaledResults17.12/ResultsGHscaled50.ods'#$'Compare Time'.BN67]" office:value-type="float" office:value="50.93076" calcext:value-type="float">
            <text:p>50.93</text:p>
          </table:table-cell>
          <table:table-cell table:formula="of:=['file:///home/ana/Documents/PHD/Research/Implementation/sarpfiles/AuxFiles/TreatResults/GHscaledResults17.12/ResultsGHscaled50.ods'#$'Compare Time'.BO67]" office:value-type="float" office:value="14.852291" calcext:value-type="float">
            <text:p>14.85</text:p>
          </table:table-cell>
          <table:table-cell table:formula="of:=['file:///home/ana/Documents/PHD/Research/Implementation/sarpfiles/AuxFiles/TreatResults/GHscaledResults17.12/ResultsGHscaled50.ods'#$'Compare Time'.BP67]" office:value-type="float" office:value="10.716492" calcext:value-type="float">
            <text:p>10.72</text:p>
          </table:table-cell>
          <table:table-cell table:formula="of:=['file:///home/ana/Documents/PHD/Research/Implementation/sarpfiles/AuxFiles/TreatResults/GHscaledResults17.12/ResultsGHscaled50.ods'#$'Compare Time'.BQ67]" office:value-type="float" office:value="7.652253" calcext:value-type="float">
            <text:p>7.65</text:p>
          </table:table-cell>
          <table:table-cell table:formula="of:=['file:///home/ana/Documents/PHD/Research/Implementation/sarpfiles/AuxFiles/TreatResults/GHscaledResults17.12/ResultsGHscaled50.ods'#$'Compare Time'.BR67]" office:value-type="float" office:value="5.464279" calcext:value-type="float">
            <text:p>5.46</text:p>
          </table:table-cell>
          <table:table-cell table:formula="of:=['file:///home/ana/Documents/PHD/Research/Implementation/sarpfiles/AuxFiles/TreatResults/GHscaledResults17.12/ResultsGHscaled50.ods'#$'Compare Time'.BS67]" office:value-type="float" office:value="10.946052" calcext:value-type="float">
            <text:p>10.95</text:p>
          </table:table-cell>
          <table:table-cell table:formula="of:=['file:///home/ana/Documents/PHD/Research/Implementation/sarpfiles/AuxFiles/TreatResults/GHscaledResults17.12/ResultsGHscaled50.ods'#$'Compare Time'.BT67]" office:value-type="float" office:value="51.6932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BU67]" office:value-type="float" office:value="13.527656" calcext:value-type="float">
            <text:p>13.53</text:p>
          </table:table-cell>
          <table:table-cell office:value-type="float" office:value="16.82911" calcext:value-type="float">
            <text:p>16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545" calcext:value-type="float">
            <text:p>13.08</text:p>
          </table:table-cell>
          <table:table-cell office:value-type="float" office:value="70.09434" calcext:value-type="float">
            <text:p>7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37972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office:value-type="float" office:value="27.932109" calcext:value-type="float">
            <text:p>27.93</text:p>
          </table:table-cell>
          <table:table-cell office:value-type="float" office:value="0" calcext:value-type="float">
            <text:p>0.00</text:p>
          </table:table-cell>
          <table:table-cell office:value-type="float" office:value="16.2299099999998" calcext:value-type="float">
            <text:p>16.23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Time'.BV69]" office:value-type="float" office:value="6.916538" calcext:value-type="float">
            <text:p>6.92</text:p>
          </table:table-cell>
          <table:table-cell table:formula="of:=['file:///home/ana/Documents/PHD/Research/Implementation/sarpfiles/AuxFiles/TreatResults/GHscaledResults17.12/ResultsGHscaled50.ods'#$'Compare Time'.BW69]" office:value-type="float" office:value="9.898291" calcext:value-type="float">
            <text:p>9.90</text:p>
          </table:table-cell>
          <table:table-cell table:formula="of:=['file:///home/ana/Documents/PHD/Research/Implementation/sarpfiles/AuxFiles/TreatResults/GHscaledResults17.12/ResultsGHscaled50.ods'#$'Compare Time'.BX69]" office:value-type="float" office:value="6.698018" calcext:value-type="float">
            <text:p>6.70</text:p>
          </table:table-cell>
          <table:table-cell table:formula="of:=['file:///home/ana/Documents/PHD/Research/Implementation/sarpfiles/AuxFiles/TreatResults/GHscaledResults17.12/ResultsGHscaled50.ods'#$'Compare Time'.BY69]" office:value-type="float" office:value="10.577202" calcext:value-type="float">
            <text:p>10.58</text:p>
          </table:table-cell>
          <table:table-cell table:formula="of:=['file:///home/ana/Documents/PHD/Research/Implementation/sarpfiles/AuxFiles/TreatResults/GHscaledResults17.12/ResultsGHscaled50.ods'#$'Compare Time'.BZ69]" office:value-type="float" office:value="44.928211" calcext:value-type="float">
            <text:p>44.93</text:p>
          </table:table-cell>
          <table:table-cell table:formula="of:=['file:///home/ana/Documents/PHD/Research/Implementation/sarpfiles/AuxFiles/TreatResults/GHscaledResults17.12/ResultsGHscaled50.ods'#$'Compare Time'.CA69]" office:value-type="float" office:value="20.981718" calcext:value-type="float">
            <text:p>20.98</text:p>
          </table:table-cell>
          <table:table-cell table:formula="of:=['file:///home/ana/Documents/PHD/Research/Implementation/sarpfiles/AuxFiles/TreatResults/GHscaledResults17.12/ResultsGHscaled50.ods'#$'Compare Time'.CB69]" office:value-type="float" office:value="6.170553" calcext:value-type="float">
            <text:p>6.17</text:p>
          </table:table-cell>
          <table:table-cell table:formula="of:=['file:///home/ana/Documents/PHD/Research/Implementation/sarpfiles/AuxFiles/TreatResults/GHscaledResults17.12/ResultsGHscaled50.ods'#$'Compare Time'.CC69]" office:value-type="float" office:value="10.237081" calcext:value-type="float">
            <text:p>10.24</text:p>
          </table:table-cell>
          <table:table-cell table:formula="of:=['file:///home/ana/Documents/PHD/Research/Implementation/sarpfiles/AuxFiles/TreatResults/GHscaledResults17.12/ResultsGHscaled50.ods'#$'Compare Time'.CD69]" office:value-type="float" office:value="7.449349" calcext:value-type="float">
            <text:p>7.45</text:p>
          </table:table-cell>
          <table:table-cell table:formula="of:=['file:///home/ana/Documents/PHD/Research/Implementation/sarpfiles/AuxFiles/TreatResults/GHscaledResults17.12/ResultsGHscaled50.ods'#$'Compare Time'.CE69]" office:value-type="float" office:value="10.225894" calcext:value-type="float">
            <text:p>10.23</text:p>
          </table:table-cell>
          <table:table-cell table:formula="of:=['file:///home/ana/Documents/PHD/Research/Implementation/sarpfiles/AuxFiles/TreatResults/GHscaledResults17.12/ResultsGHscaled50.ods'#$'Compare Time'.CF69]" office:value-type="float" office:value="48.76282" calcext:value-type="float">
            <text:p>48.76</text:p>
          </table:table-cell>
          <table:table-cell table:formula="of:=['file:///home/ana/Documents/PHD/Research/Implementation/sarpfiles/AuxFiles/TreatResults/GHscaledResults17.12/ResultsGHscaled50.ods'#$'Compare Time'.CG69]" office:value-type="float" office:value="17.154296" calcext:value-type="float">
            <text:p>17.15</text:p>
          </table:table-cell>
          <table:table-cell table:formula="of:=['file:///home/ana/Documents/PHD/Research/Implementation/sarpfiles/AuxFiles/TreatResults/GHscaledResults17.12/ResultsGHscaled50.ods'#$'Compare Time'.CH69]" office:value-type="float" office:value="8.242691" calcext:value-type="float">
            <text:p>8.24</text:p>
          </table:table-cell>
          <table:table-cell table:formula="of:=['file:///home/ana/Documents/PHD/Research/Implementation/sarpfiles/AuxFiles/TreatResults/GHscaledResults17.12/ResultsGHscaled50.ods'#$'Compare Time'.CI69]" office:value-type="float" office:value="12.135204" calcext:value-type="float">
            <text:p>12.14</text:p>
          </table:table-cell>
          <table:table-cell table:formula="of:=['file:///home/ana/Documents/PHD/Research/Implementation/sarpfiles/AuxFiles/TreatResults/GHscaledResults17.12/ResultsGHscaled50.ods'#$'Compare Time'.CJ69]" office:value-type="float" office:value="5.888451" calcext:value-type="float">
            <text:p>5.89</text:p>
          </table:table-cell>
          <table:table-cell table:formula="of:=['file:///home/ana/Documents/PHD/Research/Implementation/sarpfiles/AuxFiles/TreatResults/GHscaledResults17.12/ResultsGHscaled50.ods'#$'Compare Time'.CK69]" office:value-type="float" office:value="10.044604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L69]" office:value-type="float" office:value="47.17488" calcext:value-type="float">
            <text:p>47.17</text:p>
          </table:table-cell>
          <table:table-cell table:formula="of:=['file:///home/ana/Documents/PHD/Research/Implementation/sarpfiles/AuxFiles/TreatResults/GHscaledResults17.12/ResultsGHscaled50.ods'#$'Compare Time'.CM69]" office:value-type="float" office:value="16.514114" calcext:value-type="float">
            <text:p>16.51</text:p>
          </table:table-cell>
          <table:table-cell table:formula="of:=['file:///home/ana/Documents/PHD/Research/Implementation/sarpfiles/AuxFiles/TreatResults/GHscaledResults17.12/ResultsGHscaled50.ods'#$'Compare Time'.CN69]" office:value-type="float" office:value="12.007188" calcext:value-type="float">
            <text:p>12.01</text:p>
          </table:table-cell>
          <table:table-cell table:formula="of:=['file:///home/ana/Documents/PHD/Research/Implementation/sarpfiles/AuxFiles/TreatResults/GHscaledResults17.12/ResultsGHscaled50.ods'#$'Compare Time'.CO69]" office:value-type="float" office:value="24.655761" calcext:value-type="float">
            <text:p>24.66</text:p>
          </table:table-cell>
          <table:table-cell table:formula="of:=['file:///home/ana/Documents/PHD/Research/Implementation/sarpfiles/AuxFiles/TreatResults/GHscaledResults17.12/ResultsGHscaled50.ods'#$'Compare Time'.CP69]" office:value-type="float" office:value="14.38384" calcext:value-type="float">
            <text:p>14.38</text:p>
          </table:table-cell>
          <table:table-cell table:formula="of:=['file:///home/ana/Documents/PHD/Research/Implementation/sarpfiles/AuxFiles/TreatResults/GHscaledResults17.12/ResultsGHscaled50.ods'#$'Compare Time'.CQ69]" office:value-type="float" office:value="17.496505" calcext:value-type="float">
            <text:p>17.50</text:p>
          </table:table-cell>
          <table:table-cell table:formula="of:=['file:///home/ana/Documents/PHD/Research/Implementation/sarpfiles/AuxFiles/TreatResults/GHscaledResults17.12/ResultsGHscaled50.ods'#$'Compare Time'.CR69]" office:value-type="float" office:value="41.5672166666667" calcext:value-type="float">
            <text:p>41.57</text:p>
          </table:table-cell>
          <table:table-cell table:formula="of:=['file:///home/ana/Documents/PHD/Research/Implementation/sarpfiles/AuxFiles/TreatResults/GHscaledResults17.12/ResultsGHscaled50.ods'#$'Compare Time'.CS69]" office:value-type="float" office:value="13.0327" calcext:value-type="float">
            <text:p>13.03</text:p>
          </table:table-cell>
          <table:table-cell office:value-type="float" office:value="15.763895" calcext:value-type="float">
            <text:p>15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3029" calcext:value-type="float">
            <text:p>14.36</text:p>
          </table:table-cell>
          <table:table-cell office:value-type="float" office:value="69.8730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1.1962" calcext:value-type="float">
            <text:p>51.20</text:p>
          </table:table-cell>
          <table:table-cell office:value-type="float" office:value="0" calcext:value-type="float">
            <text:p>0</text:p>
          </table:table-cell>
          <table:table-cell office:value-type="float" office:value="16.460433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32.34337" calcext:value-type="float">
            <text:p>32.34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Time'.BV70]" office:value-type="float" office:value="8.28651" calcext:value-type="float">
            <text:p>8.29</text:p>
          </table:table-cell>
          <table:table-cell table:formula="of:=['file:///home/ana/Documents/PHD/Research/Implementation/sarpfiles/AuxFiles/TreatResults/GHscaledResults17.12/ResultsGHscaled50.ods'#$'Compare Time'.BW70]" office:value-type="float" office:value="9.284119" calcext:value-type="float">
            <text:p>9.28</text:p>
          </table:table-cell>
          <table:table-cell table:formula="of:=['file:///home/ana/Documents/PHD/Research/Implementation/sarpfiles/AuxFiles/TreatResults/GHscaledResults17.12/ResultsGHscaled50.ods'#$'Compare Time'.BX70]" office:value-type="float" office:value="5.954426" calcext:value-type="float">
            <text:p>5.95</text:p>
          </table:table-cell>
          <table:table-cell table:formula="of:=['file:///home/ana/Documents/PHD/Research/Implementation/sarpfiles/AuxFiles/TreatResults/GHscaledResults17.12/ResultsGHscaled50.ods'#$'Compare Time'.BY70]" office:value-type="float" office:value="10.357825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BZ70]" office:value-type="float" office:value="46.26969" calcext:value-type="float">
            <text:p>46.27</text:p>
          </table:table-cell>
          <table:table-cell table:formula="of:=['file:///home/ana/Documents/PHD/Research/Implementation/sarpfiles/AuxFiles/TreatResults/GHscaledResults17.12/ResultsGHscaled50.ods'#$'Compare Time'.CA70]" office:value-type="float" office:value="19.847435" calcext:value-type="float">
            <text:p>19.85</text:p>
          </table:table-cell>
          <table:table-cell table:formula="of:=['file:///home/ana/Documents/PHD/Research/Implementation/sarpfiles/AuxFiles/TreatResults/GHscaledResults17.12/ResultsGHscaled50.ods'#$'Compare Time'.CB70]" office:value-type="float" office:value="7.27266" calcext:value-type="float">
            <text:p>7.27</text:p>
          </table:table-cell>
          <table:table-cell table:formula="of:=['file:///home/ana/Documents/PHD/Research/Implementation/sarpfiles/AuxFiles/TreatResults/GHscaledResults17.12/ResultsGHscaled50.ods'#$'Compare Time'.CC70]" office:value-type="float" office:value="10.362799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CD70]" office:value-type="float" office:value="7.262802" calcext:value-type="float">
            <text:p>7.26</text:p>
          </table:table-cell>
          <table:table-cell table:formula="of:=['file:///home/ana/Documents/PHD/Research/Implementation/sarpfiles/AuxFiles/TreatResults/GHscaledResults17.12/ResultsGHscaled50.ods'#$'Compare Time'.CE70]" office:value-type="float" office:value="9.662158" calcext:value-type="float">
            <text:p>9.66</text:p>
          </table:table-cell>
          <table:table-cell table:formula="of:=['file:///home/ana/Documents/PHD/Research/Implementation/sarpfiles/AuxFiles/TreatResults/GHscaledResults17.12/ResultsGHscaled50.ods'#$'Compare Time'.CF70]" office:value-type="float" office:value="48.50216" calcext:value-type="float">
            <text:p>48.50</text:p>
          </table:table-cell>
          <table:table-cell table:formula="of:=['file:///home/ana/Documents/PHD/Research/Implementation/sarpfiles/AuxFiles/TreatResults/GHscaledResults17.12/ResultsGHscaled50.ods'#$'Compare Time'.CG70]" office:value-type="float" office:value="16.937391" calcext:value-type="float">
            <text:p>16.94</text:p>
          </table:table-cell>
          <table:table-cell table:formula="of:=['file:///home/ana/Documents/PHD/Research/Implementation/sarpfiles/AuxFiles/TreatResults/GHscaledResults17.12/ResultsGHscaled50.ods'#$'Compare Time'.CH70]" office:value-type="float" office:value="8.098103" calcext:value-type="float">
            <text:p>8.10</text:p>
          </table:table-cell>
          <table:table-cell table:formula="of:=['file:///home/ana/Documents/PHD/Research/Implementation/sarpfiles/AuxFiles/TreatResults/GHscaledResults17.12/ResultsGHscaled50.ods'#$'Compare Time'.CI70]" office:value-type="float" office:value="11.965573" calcext:value-type="float">
            <text:p>11.97</text:p>
          </table:table-cell>
          <table:table-cell table:formula="of:=['file:///home/ana/Documents/PHD/Research/Implementation/sarpfiles/AuxFiles/TreatResults/GHscaledResults17.12/ResultsGHscaled50.ods'#$'Compare Time'.CJ70]" office:value-type="float" office:value="5.891381" calcext:value-type="float">
            <text:p>5.89</text:p>
          </table:table-cell>
          <table:table-cell table:formula="of:=['file:///home/ana/Documents/PHD/Research/Implementation/sarpfiles/AuxFiles/TreatResults/GHscaledResults17.12/ResultsGHscaled50.ods'#$'Compare Time'.CK70]" office:value-type="float" office:value="8.94562" calcext:value-type="float">
            <text:p>8.95</text:p>
          </table:table-cell>
          <table:table-cell table:formula="of:=['file:///home/ana/Documents/PHD/Research/Implementation/sarpfiles/AuxFiles/TreatResults/GHscaledResults17.12/ResultsGHscaled50.ods'#$'Compare Time'.CL70]" office:value-type="float" office:value="51.6868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CM70]" office:value-type="float" office:value="13.4124502" calcext:value-type="float">
            <text:p>13.41</text:p>
          </table:table-cell>
          <table:table-cell table:formula="of:=['file:///home/ana/Documents/PHD/Research/Implementation/sarpfiles/AuxFiles/TreatResults/GHscaledResults17.12/ResultsGHscaled50.ods'#$'Compare Time'.CN70]" office:value-type="float" office:value="9.571679" calcext:value-type="float">
            <text:p>9.57</text:p>
          </table:table-cell>
          <table:table-cell table:formula="of:=['file:///home/ana/Documents/PHD/Research/Implementation/sarpfiles/AuxFiles/TreatResults/GHscaledResults17.12/ResultsGHscaled50.ods'#$'Compare Time'.CO70]" office:value-type="float" office:value="17.261791" calcext:value-type="float">
            <text:p>17.26</text:p>
          </table:table-cell>
          <table:table-cell table:formula="of:=['file:///home/ana/Documents/PHD/Research/Implementation/sarpfiles/AuxFiles/TreatResults/GHscaledResults17.12/ResultsGHscaled50.ods'#$'Compare Time'.CP70]" office:value-type="float" office:value="10.016223" calcext:value-type="float">
            <text:p>10.02</text:p>
          </table:table-cell>
          <table:table-cell table:formula="of:=['file:///home/ana/Documents/PHD/Research/Implementation/sarpfiles/AuxFiles/TreatResults/GHscaledResults17.12/ResultsGHscaled50.ods'#$'Compare Time'.CQ70]" office:value-type="float" office:value="10.735278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70]" office:value-type="float" office:value="44.8483777777778" calcext:value-type="float">
            <text:p>44.85</text:p>
          </table:table-cell>
          <table:table-cell table:formula="of:=['file:///home/ana/Documents/PHD/Research/Implementation/sarpfiles/AuxFiles/TreatResults/GHscaledResults17.12/ResultsGHscaled50.ods'#$'Compare Time'.CS70]" office:value-type="float" office:value="15.06437625" calcext:value-type="float">
            <text:p>15.06</text:p>
          </table:table-cell>
          <table:table-cell office:value-type="float" office:value="15.46876" calcext:value-type="float">
            <text:p>15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477056" calcext:value-type="float">
            <text:p>13.48</text:p>
          </table:table-cell>
          <table:table-cell office:value-type="float" office:value="71.05417" calcext:value-type="float">
            <text:p>71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6.679493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office:value-type="float" office:value="8.041868" calcext:value-type="float">
            <text:p>8.04</text:p>
          </table:table-cell>
          <table:table-cell office:value-type="float" office:value="0" calcext:value-type="float">
            <text:p>0.00</text:p>
          </table:table-cell>
          <table:table-cell office:value-type="float" office:value="55.27864" calcext:value-type="float">
            <text:p>55.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6]" office:value-type="float" office:value="18.92846" calcext:value-type="float">
            <text:p>18.93</text:p>
          </table:table-cell>
          <table:table-cell table:formula="of:=['file:///home/ana/Documents/PHD/Research/Implementation/sarpfiles/AuxFiles/TreatResults/GHscaledResults17.12/ResultsGHscaled50.ods'#$'Compare Time'.C66]" office:value-type="float" office:value="3.140602" calcext:value-type="float">
            <text:p>3.14</text:p>
          </table:table-cell>
          <table:table-cell table:formula="of:=['file:///home/ana/Documents/PHD/Research/Implementation/sarpfiles/AuxFiles/TreatResults/GHscaledResults17.12/ResultsGHscaled50.ods'#$'Compare Time'.D66]" office:value-type="float" office:value="2.043727" calcext:value-type="float">
            <text:p>2.04</text:p>
          </table:table-cell>
          <table:table-cell table:formula="of:=['file:///home/ana/Documents/PHD/Research/Implementation/sarpfiles/AuxFiles/TreatResults/GHscaledResults17.12/ResultsGHscaled50.ods'#$'Compare Time'.E66]" office:value-type="float" office:value="18.366851" calcext:value-type="float">
            <text:p>18.37</text:p>
          </table:table-cell>
          <table:table-cell table:formula="of:=['file:///home/ana/Documents/PHD/Research/Implementation/sarpfiles/AuxFiles/TreatResults/GHscaledResults17.12/ResultsGHscaled50.ods'#$'Compare Time'.F66]" office:value-type="float" office:value="65.945175" calcext:value-type="float">
            <text:p>65.95</text:p>
          </table:table-cell>
          <table:table-cell table:formula="of:=['file:///home/ana/Documents/PHD/Research/Implementation/sarpfiles/AuxFiles/TreatResults/GHscaledResults17.12/ResultsGHscaled50.ods'#$'Compare Time'.G66]" office:value-type="float" office:value="5.95524874999999" calcext:value-type="float">
            <text:p>5.96</text:p>
          </table:table-cell>
          <table:table-cell table:formula="of:=['file:///home/ana/Documents/PHD/Research/Implementation/sarpfiles/AuxFiles/TreatResults/GHscaledResults17.12/ResultsGHscaled50.ods'#$'Compare Time'.H66]" office:value-type="float" office:value="16.390389" calcext:value-type="float">
            <text:p>16.39</text:p>
          </table:table-cell>
          <table:table-cell table:formula="of:=['file:///home/ana/Documents/PHD/Research/Implementation/sarpfiles/AuxFiles/TreatResults/GHscaledResults17.12/ResultsGHscaled50.ods'#$'Compare Time'.I66]" office:value-type="float" office:value="2.856121" calcext:value-type="float">
            <text:p>2.86</text:p>
          </table:table-cell>
          <table:table-cell table:formula="of:=['file:///home/ana/Documents/PHD/Research/Implementation/sarpfiles/AuxFiles/TreatResults/GHscaledResults17.12/ResultsGHscaled50.ods'#$'Compare Time'.J66]" office:value-type="float" office:value="2.313144" calcext:value-type="float">
            <text:p>2.31</text:p>
          </table:table-cell>
          <table:table-cell table:formula="of:=['file:///home/ana/Documents/PHD/Research/Implementation/sarpfiles/AuxFiles/TreatResults/GHscaledResults17.12/ResultsGHscaled50.ods'#$'Compare Time'.K66]" office:value-type="float" office:value="15.599632" calcext:value-type="float">
            <text:p>15.60</text:p>
          </table:table-cell>
          <table:table-cell table:formula="of:=['file:///home/ana/Documents/PHD/Research/Implementation/sarpfiles/AuxFiles/TreatResults/GHscaledResults17.12/ResultsGHscaled50.ods'#$'Compare Time'.L66]" office:value-type="float" office:value="51.25937" calcext:value-type="float">
            <text:p>51.26</text:p>
          </table:table-cell>
          <table:table-cell table:formula="of:=['file:///home/ana/Documents/PHD/Research/Implementation/sarpfiles/AuxFiles/TreatResults/GHscaledResults17.12/ResultsGHscaled50.ods'#$'Compare Time'.M66]" office:value-type="float" office:value="11.581324" calcext:value-type="float">
            <text:p>11.58</text:p>
          </table:table-cell>
          <table:table-cell table:formula="of:=['file:///home/ana/Documents/PHD/Research/Implementation/sarpfiles/AuxFiles/TreatResults/GHscaledResults17.12/ResultsGHscaled50.ods'#$'Compare Time'.N66]" office:value-type="float" office:value="16.00276" calcext:value-type="float">
            <text:p>16.00</text:p>
          </table:table-cell>
          <table:table-cell table:formula="of:=['file:///home/ana/Documents/PHD/Research/Implementation/sarpfiles/AuxFiles/TreatResults/GHscaledResults17.12/ResultsGHscaled50.ods'#$'Compare Time'.O66]" office:value-type="float" office:value="2.473838" calcext:value-type="float">
            <text:p>2.47</text:p>
          </table:table-cell>
          <table:table-cell table:formula="of:=['file:///home/ana/Documents/PHD/Research/Implementation/sarpfiles/AuxFiles/TreatResults/GHscaledResults17.12/ResultsGHscaled50.ods'#$'Compare Time'.P66]" office:value-type="float" office:value="1.576167" calcext:value-type="float">
            <text:p>1.58</text:p>
          </table:table-cell>
          <table:table-cell table:formula="of:=['file:///home/ana/Documents/PHD/Research/Implementation/sarpfiles/AuxFiles/TreatResults/GHscaledResults17.12/ResultsGHscaled50.ods'#$'Compare Time'.Q66]" office:value-type="float" office:value="15.180831" calcext:value-type="float">
            <text:p>15.18</text:p>
          </table:table-cell>
          <table:table-cell table:formula="of:=['file:///home/ana/Documents/PHD/Research/Implementation/sarpfiles/AuxFiles/TreatResults/GHscaledResults17.12/ResultsGHscaled50.ods'#$'Compare Time'.R66]" office:value-type="float" office:value="57.54467" calcext:value-type="float">
            <text:p>57.54</text:p>
          </table:table-cell>
          <table:table-cell table:formula="of:=['file:///home/ana/Documents/PHD/Research/Implementation/sarpfiles/AuxFiles/TreatResults/GHscaledResults17.12/ResultsGHscaled50.ods'#$'Compare Time'.S66]" office:value-type="float" office:value="7.221699" calcext:value-type="float">
            <text:p>7.22</text:p>
          </table:table-cell>
          <table:table-cell table:formula="of:=['file:///home/ana/Documents/PHD/Research/Implementation/sarpfiles/AuxFiles/TreatResults/GHscaledResults17.12/ResultsGHscaled50.ods'#$'Compare Time'.T66]" office:value-type="float" office:value="15.950119" calcext:value-type="float">
            <text:p>15.95</text:p>
          </table:table-cell>
          <table:table-cell table:formula="of:=['file:///home/ana/Documents/PHD/Research/Implementation/sarpfiles/AuxFiles/TreatResults/GHscaledResults17.12/ResultsGHscaled50.ods'#$'Compare Time'.U66]" office:value-type="float" office:value="2.806857" calcext:value-type="float">
            <text:p>2.81</text:p>
          </table:table-cell>
          <table:table-cell table:formula="of:=['file:///home/ana/Documents/PHD/Research/Implementation/sarpfiles/AuxFiles/TreatResults/GHscaledResults17.12/ResultsGHscaled50.ods'#$'Compare Time'.V66]" office:value-type="float" office:value="2.275443" calcext:value-type="float">
            <text:p>2.28</text:p>
          </table:table-cell>
          <table:table-cell table:formula="of:=['file:///home/ana/Documents/PHD/Research/Implementation/sarpfiles/AuxFiles/TreatResults/GHscaledResults17.12/ResultsGHscaled50.ods'#$'Compare Time'.W66]" office:value-type="float" office:value="15.155082" calcext:value-type="float">
            <text:p>15.16</text:p>
          </table:table-cell>
          <table:table-cell table:formula="of:=['file:///home/ana/Documents/PHD/Research/Implementation/sarpfiles/AuxFiles/TreatResults/GHscaledResults17.12/ResultsGHscaled50.ods'#$'Compare Time'.X66]" office:value-type="float" office:value="52.7873" calcext:value-type="float">
            <text:p>52.79</text:p>
          </table:table-cell>
          <table:table-cell table:formula="of:=['file:///home/ana/Documents/PHD/Research/Implementation/sarpfiles/AuxFiles/TreatResults/GHscaledResults17.12/ResultsGHscaled50.ods'#$'Compare Time'.Y66]" office:value-type="float" office:value="11.025196" calcext:value-type="float">
            <text:p>11.03</text:p>
          </table:table-cell>
          <table:table-cell office:value-type="float" office:value="20.66453" calcext:value-type="float">
            <text:p>2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8.860597" calcext:value-type="float">
            <text:p>18.86</text:p>
          </table:table-cell>
          <table:table-cell office:value-type="float" office:value="67.1943222222222" calcext:value-type="float">
            <text:p>67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5233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14.4767" calcext:value-type="float">
            <text:p>14.48</text:p>
          </table:table-cell>
          <table:table-cell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7]" office:value-type="float" office:value="13.973597" calcext:value-type="float">
            <text:p>13.97</text:p>
          </table:table-cell>
          <table:table-cell table:formula="of:=['file:///home/ana/Documents/PHD/Research/Implementation/sarpfiles/AuxFiles/TreatResults/GHscaledResults17.12/ResultsGHscaled50.ods'#$'Compare Time'.AA67]" office:value-type="float" office:value="4.150383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B67]" office:value-type="float" office:value="3.02639" calcext:value-type="float">
            <text:p>3.03</text:p>
          </table:table-cell>
          <table:table-cell table:formula="of:=['file:///home/ana/Documents/PHD/Research/Implementation/sarpfiles/AuxFiles/TreatResults/GHscaledResults17.12/ResultsGHscaled50.ods'#$'Compare Time'.AC67]" office:value-type="float" office:value="13.075192" calcext:value-type="float">
            <text:p>13.08</text:p>
          </table:table-cell>
          <table:table-cell table:formula="of:=['file:///home/ana/Documents/PHD/Research/Implementation/sarpfiles/AuxFiles/TreatResults/GHscaledResults17.12/ResultsGHscaled50.ods'#$'Compare Time'.AD67]" office:value-type="float" office:value="53.51303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Time'.AE67]" office:value-type="float" office:value="12.261379" calcext:value-type="float">
            <text:p>12.26</text:p>
          </table:table-cell>
          <table:table-cell table:formula="of:=['file:///home/ana/Documents/PHD/Research/Implementation/sarpfiles/AuxFiles/TreatResults/GHscaledResults17.12/ResultsGHscaled50.ods'#$'Compare Time'.AF67]" office:value-type="float" office:value="10.570743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AG67]" office:value-type="float" office:value="4.151395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H67]" office:value-type="float" office:value="3.781976" calcext:value-type="float">
            <text:p>3.78</text:p>
          </table:table-cell>
          <table:table-cell table:formula="of:=['file:///home/ana/Documents/PHD/Research/Implementation/sarpfiles/AuxFiles/TreatResults/GHscaledResults17.12/ResultsGHscaled50.ods'#$'Compare Time'.AI67]" office:value-type="float" office:value="10.363594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AJ67]" office:value-type="float" office:value="64.02909" calcext:value-type="float">
            <text:p>64.03</text:p>
          </table:table-cell>
          <table:table-cell table:formula="of:=['file:///home/ana/Documents/PHD/Research/Implementation/sarpfiles/AuxFiles/TreatResults/GHscaledResults17.12/ResultsGHscaled50.ods'#$'Compare Time'.AK67]" office:value-type="float" office:value="7.103185" calcext:value-type="float">
            <text:p>7.10</text:p>
          </table:table-cell>
          <table:table-cell table:formula="of:=['file:///home/ana/Documents/PHD/Research/Implementation/sarpfiles/AuxFiles/TreatResults/GHscaledResults17.12/ResultsGHscaled50.ods'#$'Compare Time'.AL67]" office:value-type="float" office:value="13.41496" calcext:value-type="float">
            <text:p>13.41</text:p>
          </table:table-cell>
          <table:table-cell table:formula="of:=['file:///home/ana/Documents/PHD/Research/Implementation/sarpfiles/AuxFiles/TreatResults/GHscaledResults17.12/ResultsGHscaled50.ods'#$'Compare Time'.AM67]" office:value-type="float" office:value="3.861517" calcext:value-type="float">
            <text:p>3.86</text:p>
          </table:table-cell>
          <table:table-cell table:formula="of:=['file:///home/ana/Documents/PHD/Research/Implementation/sarpfiles/AuxFiles/TreatResults/GHscaledResults17.12/ResultsGHscaled50.ods'#$'Compare Time'.AN67]" office:value-type="float" office:value="2.806882" calcext:value-type="float">
            <text:p>2.81</text:p>
          </table:table-cell>
          <table:table-cell table:formula="of:=['file:///home/ana/Documents/PHD/Research/Implementation/sarpfiles/AuxFiles/TreatResults/GHscaledResults17.12/ResultsGHscaled50.ods'#$'Compare Time'.AO67]" office:value-type="float" office:value="12.591319" calcext:value-type="float">
            <text:p>12.59</text:p>
          </table:table-cell>
          <table:table-cell table:formula="of:=['file:///home/ana/Documents/PHD/Research/Implementation/sarpfiles/AuxFiles/TreatResults/GHscaledResults17.12/ResultsGHscaled50.ods'#$'Compare Time'.AP67]" office:value-type="float" office:value="55.26463" calcext:value-type="float">
            <text:p>55.26</text:p>
          </table:table-cell>
          <table:table-cell table:formula="of:=['file:///home/ana/Documents/PHD/Research/Implementation/sarpfiles/AuxFiles/TreatResults/GHscaledResults17.12/ResultsGHscaled50.ods'#$'Compare Time'.AQ67]" office:value-type="float" office:value="12.060691" calcext:value-type="float">
            <text:p>12.06</text:p>
          </table:table-cell>
          <table:table-cell table:formula="of:=['file:///home/ana/Documents/PHD/Research/Implementation/sarpfiles/AuxFiles/TreatResults/GHscaledResults17.12/ResultsGHscaled50.ods'#$'Compare Time'.AR67]" office:value-type="float" office:value="12.136955" calcext:value-type="float">
            <text:p>12.14</text:p>
          </table:table-cell>
          <table:table-cell table:formula="of:=['file:///home/ana/Documents/PHD/Research/Implementation/sarpfiles/AuxFiles/TreatResults/GHscaledResults17.12/ResultsGHscaled50.ods'#$'Compare Time'.AS67]" office:value-type="float" office:value="4.525635" calcext:value-type="float">
            <text:p>4.53</text:p>
          </table:table-cell>
          <table:table-cell table:formula="of:=['file:///home/ana/Documents/PHD/Research/Implementation/sarpfiles/AuxFiles/TreatResults/GHscaledResults17.12/ResultsGHscaled50.ods'#$'Compare Time'.AT67]" office:value-type="float" office:value="3.476745" calcext:value-type="float">
            <text:p>3.48</text:p>
          </table:table-cell>
          <table:table-cell table:formula="of:=['file:///home/ana/Documents/PHD/Research/Implementation/sarpfiles/AuxFiles/TreatResults/GHscaledResults17.12/ResultsGHscaled50.ods'#$'Compare Time'.AU67]" office:value-type="float" office:value="11.632144" calcext:value-type="float">
            <text:p>11.63</text:p>
          </table:table-cell>
          <table:table-cell table:formula="of:=['file:///home/ana/Documents/PHD/Research/Implementation/sarpfiles/AuxFiles/TreatResults/GHscaledResults17.12/ResultsGHscaled50.ods'#$'Compare Time'.AV67]" office:value-type="float" office:value="62.20675" calcext:value-type="float">
            <text:p>62.21</text:p>
          </table:table-cell>
          <table:table-cell table:formula="of:=['file:///home/ana/Documents/PHD/Research/Implementation/sarpfiles/AuxFiles/TreatResults/GHscaledResults17.12/ResultsGHscaled50.ods'#$'Compare Time'.AW67]" office:value-type="float" office:value="6.021743" calcext:value-type="float">
            <text:p>6.02</text:p>
          </table:table-cell>
          <table:table-cell office:value-type="float" office:value="15.75306" calcext:value-type="float">
            <text:p>15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26815" calcext:value-type="float">
            <text:p>12.27</text:p>
          </table:table-cell>
          <table:table-cell office:value-type="float" office:value="71.97879" calcext:value-type="float">
            <text:p>71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0.64903" calcext:value-type="float">
            <text:p>50.65</text:p>
          </table:table-cell>
          <table:table-cell office:value-type="float" office:value="0" calcext:value-type="float">
            <text:p>0</text:p>
          </table:table-cell>
          <table:table-cell office:value-type="float" office:value="29.35097" calcext:value-type="float">
            <text:p>29.35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8" calcext:value-type="float">
            <text:p>2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8]" office:value-type="float" office:value="9.524031" calcext:value-type="float">
            <text:p>9.52</text:p>
          </table:table-cell>
          <table:table-cell table:formula="of:=['file:///home/ana/Documents/PHD/Research/Implementation/sarpfiles/AuxFiles/TreatResults/GHscaledResults17.12/ResultsGHscaled50.ods'#$'Compare Time'.AY68]" office:value-type="float" office:value="5.073178" calcext:value-type="float">
            <text:p>5.07</text:p>
          </table:table-cell>
          <table:table-cell table:formula="of:=['file:///home/ana/Documents/PHD/Research/Implementation/sarpfiles/AuxFiles/TreatResults/GHscaledResults17.12/ResultsGHscaled50.ods'#$'Compare Time'.AZ68]" office:value-type="float" office:value="3.206113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BA68]" office:value-type="float" office:value="9.739913" calcext:value-type="float">
            <text:p>9.74</text:p>
          </table:table-cell>
          <table:table-cell table:formula="of:=['file:///home/ana/Documents/PHD/Research/Implementation/sarpfiles/AuxFiles/TreatResults/GHscaledResults17.12/ResultsGHscaled50.ods'#$'Compare Time'.BB68]" office:value-type="float" office:value="58.31951" calcext:value-type="float">
            <text:p>58.32</text:p>
          </table:table-cell>
          <table:table-cell table:formula="of:=['file:///home/ana/Documents/PHD/Research/Implementation/sarpfiles/AuxFiles/TreatResults/GHscaledResults17.12/ResultsGHscaled50.ods'#$'Compare Time'.BC68]" office:value-type="float" office:value="14.137258" calcext:value-type="float">
            <text:p>14.14</text:p>
          </table:table-cell>
          <table:table-cell table:formula="of:=['file:///home/ana/Documents/PHD/Research/Implementation/sarpfiles/AuxFiles/TreatResults/GHscaledResults17.12/ResultsGHscaled50.ods'#$'Compare Time'.BD68]" office:value-type="float" office:value="9.750159" calcext:value-type="float">
            <text:p>9.75</text:p>
          </table:table-cell>
          <table:table-cell table:formula="of:=['file:///home/ana/Documents/PHD/Research/Implementation/sarpfiles/AuxFiles/TreatResults/GHscaledResults17.12/ResultsGHscaled50.ods'#$'Compare Time'.BE68]" office:value-type="float" office:value="6.02443" calcext:value-type="float">
            <text:p>6.02</text:p>
          </table:table-cell>
          <table:table-cell table:formula="of:=['file:///home/ana/Documents/PHD/Research/Implementation/sarpfiles/AuxFiles/TreatResults/GHscaledResults17.12/ResultsGHscaled50.ods'#$'Compare Time'.BF68]" office:value-type="float" office:value="4.107388" calcext:value-type="float">
            <text:p>4.11</text:p>
          </table:table-cell>
          <table:table-cell table:formula="of:=['file:///home/ana/Documents/PHD/Research/Implementation/sarpfiles/AuxFiles/TreatResults/GHscaledResults17.12/ResultsGHscaled50.ods'#$'Compare Time'.BG68]" office:value-type="float" office:value="9.884358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H68]" office:value-type="float" office:value="54.51866" calcext:value-type="float">
            <text:p>54.52</text:p>
          </table:table-cell>
          <table:table-cell table:formula="of:=['file:///home/ana/Documents/PHD/Research/Implementation/sarpfiles/AuxFiles/TreatResults/GHscaledResults17.12/ResultsGHscaled50.ods'#$'Compare Time'.BI68]" office:value-type="float" office:value="15.71499" calcext:value-type="float">
            <text:p>15.71</text:p>
          </table:table-cell>
          <table:table-cell table:formula="of:=['file:///home/ana/Documents/PHD/Research/Implementation/sarpfiles/AuxFiles/TreatResults/GHscaledResults17.12/ResultsGHscaled50.ods'#$'Compare Time'.BJ68]" office:value-type="float" office:value="9.679065" calcext:value-type="float">
            <text:p>9.68</text:p>
          </table:table-cell>
          <table:table-cell table:formula="of:=['file:///home/ana/Documents/PHD/Research/Implementation/sarpfiles/AuxFiles/TreatResults/GHscaledResults17.12/ResultsGHscaled50.ods'#$'Compare Time'.BK68]" office:value-type="float" office:value="5.240972" calcext:value-type="float">
            <text:p>5.24</text:p>
          </table:table-cell>
          <table:table-cell table:formula="of:=['file:///home/ana/Documents/PHD/Research/Implementation/sarpfiles/AuxFiles/TreatResults/GHscaledResults17.12/ResultsGHscaled50.ods'#$'Compare Time'.BL68]" office:value-type="float" office:value="3.003732" calcext:value-type="float">
            <text:p>3.00</text:p>
          </table:table-cell>
          <table:table-cell table:formula="of:=['file:///home/ana/Documents/PHD/Research/Implementation/sarpfiles/AuxFiles/TreatResults/GHscaledResults17.12/ResultsGHscaled50.ods'#$'Compare Time'.BM68]" office:value-type="float" office:value="9.505429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N68]" office:value-type="float" office:value="61.01011" calcext:value-type="float">
            <text:p>61.01</text:p>
          </table:table-cell>
          <table:table-cell table:formula="of:=['file:///home/ana/Documents/PHD/Research/Implementation/sarpfiles/AuxFiles/TreatResults/GHscaledResults17.12/ResultsGHscaled50.ods'#$'Compare Time'.BO68]" office:value-type="float" office:value="11.5606882" calcext:value-type="float">
            <text:p>11.56</text:p>
          </table:table-cell>
          <table:table-cell table:formula="of:=['file:///home/ana/Documents/PHD/Research/Implementation/sarpfiles/AuxFiles/TreatResults/GHscaledResults17.12/ResultsGHscaled50.ods'#$'Compare Time'.BP68]" office:value-type="float" office:value="14.457626" calcext:value-type="float">
            <text:p>14.46</text:p>
          </table:table-cell>
          <table:table-cell table:formula="of:=['file:///home/ana/Documents/PHD/Research/Implementation/sarpfiles/AuxFiles/TreatResults/GHscaledResults17.12/ResultsGHscaled50.ods'#$'Compare Time'.BQ68]" office:value-type="float" office:value="8.562363" calcext:value-type="float">
            <text:p>8.56</text:p>
          </table:table-cell>
          <table:table-cell table:formula="of:=['file:///home/ana/Documents/PHD/Research/Implementation/sarpfiles/AuxFiles/TreatResults/GHscaledResults17.12/ResultsGHscaled50.ods'#$'Compare Time'.BR68]" office:value-type="float" office:value="5.006715" calcext:value-type="float">
            <text:p>5.01</text:p>
          </table:table-cell>
          <table:table-cell table:formula="of:=['file:///home/ana/Documents/PHD/Research/Implementation/sarpfiles/AuxFiles/TreatResults/GHscaledResults17.12/ResultsGHscaled50.ods'#$'Compare Time'.BS68]" office:value-type="float" office:value="13.72683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T68]" office:value-type="float" office:value="55.8671222222222" calcext:value-type="float">
            <text:p>55.87</text:p>
          </table:table-cell>
          <table:table-cell table:formula="of:=['file:///home/ana/Documents/PHD/Research/Implementation/sarpfiles/AuxFiles/TreatResults/GHscaledResults17.12/ResultsGHscaled50.ods'#$'Compare Time'.BU68]" office:value-type="float" office:value="9.95757" calcext:value-type="float">
            <text:p>9.96</text:p>
          </table:table-cell>
          <table:table-cell office:value-type="float" office:value="13.78892" calcext:value-type="float">
            <text:p>13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814406" calcext:value-type="float">
            <text:p>11.81</text:p>
          </table:table-cell>
          <table:table-cell office:value-type="float" office:value="74.39667" calcext:value-type="float">
            <text:p>74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3.10398" calcext:value-type="float">
            <text:p>53.10</text:p>
          </table:table-cell>
          <table:table-cell office:value-type="float" office:value="0" calcext:value-type="float">
            <text:p>0</text:p>
          </table:table-cell>
          <table:table-cell office:value-type="float" office:value="21.210594" calcext:value-type="float">
            <text:p>21.21</text:p>
          </table:table-cell>
          <table:table-cell office:value-type="float" office:value="0" calcext:value-type="float">
            <text:p>0.00</text:p>
          </table:table-cell>
          <table:table-cell office:value-type="float" office:value="25.6854300000001" calcext:value-type="float">
            <text:p>25.6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69]" office:value-type="float" office:value="10.056863" calcext:value-type="float">
            <text:p>10.06</text:p>
          </table:table-cell>
          <table:table-cell table:formula="of:=['file:///home/ana/Documents/PHD/Research/Implementation/sarpfiles/AuxFiles/TreatResults/GHscaledResults17.12/ResultsGHscaled50.ods'#$'Compare Time'.AY69]" office:value-type="float" office:value="8.003486" calcext:value-type="float">
            <text:p>8.00</text:p>
          </table:table-cell>
          <table:table-cell table:formula="of:=['file:///home/ana/Documents/PHD/Research/Implementation/sarpfiles/AuxFiles/TreatResults/GHscaledResults17.12/ResultsGHscaled50.ods'#$'Compare Time'.AZ69]" office:value-type="float" office:value="5.001616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BA69]" office:value-type="float" office:value="12.346231" calcext:value-type="float">
            <text:p>12.35</text:p>
          </table:table-cell>
          <table:table-cell table:formula="of:=['file:///home/ana/Documents/PHD/Research/Implementation/sarpfiles/AuxFiles/TreatResults/GHscaledResults17.12/ResultsGHscaled50.ods'#$'Compare Time'.BB69]" office:value-type="float" office:value="52.07922" calcext:value-type="float">
            <text:p>52.08</text:p>
          </table:table-cell>
          <table:table-cell table:formula="of:=['file:///home/ana/Documents/PHD/Research/Implementation/sarpfiles/AuxFiles/TreatResults/GHscaledResults17.12/ResultsGHscaled50.ods'#$'Compare Time'.BC69]" office:value-type="float" office:value="12.512577" calcext:value-type="float">
            <text:p>12.51</text:p>
          </table:table-cell>
          <table:table-cell table:formula="of:=['file:///home/ana/Documents/PHD/Research/Implementation/sarpfiles/AuxFiles/TreatResults/GHscaledResults17.12/ResultsGHscaled50.ods'#$'Compare Time'.BD69]" office:value-type="float" office:value="8.43933" calcext:value-type="float">
            <text:p>8.44</text:p>
          </table:table-cell>
          <table:table-cell table:formula="of:=['file:///home/ana/Documents/PHD/Research/Implementation/sarpfiles/AuxFiles/TreatResults/GHscaledResults17.12/ResultsGHscaled50.ods'#$'Compare Time'.BE69]" office:value-type="float" office:value="7.928282" calcext:value-type="float">
            <text:p>7.93</text:p>
          </table:table-cell>
          <table:table-cell table:formula="of:=['file:///home/ana/Documents/PHD/Research/Implementation/sarpfiles/AuxFiles/TreatResults/GHscaledResults17.12/ResultsGHscaled50.ods'#$'Compare Time'.BF69]" office:value-type="float" office:value="5.626497" calcext:value-type="float">
            <text:p>5.63</text:p>
          </table:table-cell>
          <table:table-cell table:formula="of:=['file:///home/ana/Documents/PHD/Research/Implementation/sarpfiles/AuxFiles/TreatResults/GHscaledResults17.12/ResultsGHscaled50.ods'#$'Compare Time'.BG69]" office:value-type="float" office:value="10.758761" calcext:value-type="float">
            <text:p>10.76</text:p>
          </table:table-cell>
          <table:table-cell table:formula="of:=['file:///home/ana/Documents/PHD/Research/Implementation/sarpfiles/AuxFiles/TreatResults/GHscaledResults17.12/ResultsGHscaled50.ods'#$'Compare Time'.BH69]" office:value-type="float" office:value="49.7854575" calcext:value-type="float">
            <text:p>49.79</text:p>
          </table:table-cell>
          <table:table-cell table:formula="of:=['file:///home/ana/Documents/PHD/Research/Implementation/sarpfiles/AuxFiles/TreatResults/GHscaledResults17.12/ResultsGHscaled50.ods'#$'Compare Time'.BI69]" office:value-type="float" office:value="17.4616695" calcext:value-type="float">
            <text:p>17.46</text:p>
          </table:table-cell>
          <table:table-cell table:formula="of:=['file:///home/ana/Documents/PHD/Research/Implementation/sarpfiles/AuxFiles/TreatResults/GHscaledResults17.12/ResultsGHscaled50.ods'#$'Compare Time'.BJ69]" office:value-type="float" office:value="9.881437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K69]" office:value-type="float" office:value="8.873962" calcext:value-type="float">
            <text:p>8.87</text:p>
          </table:table-cell>
          <table:table-cell table:formula="of:=['file:///home/ana/Documents/PHD/Research/Implementation/sarpfiles/AuxFiles/TreatResults/GHscaledResults17.12/ResultsGHscaled50.ods'#$'Compare Time'.BL69]" office:value-type="float" office:value="4.520183" calcext:value-type="float">
            <text:p>4.52</text:p>
          </table:table-cell>
          <table:table-cell table:formula="of:=['file:///home/ana/Documents/PHD/Research/Implementation/sarpfiles/AuxFiles/TreatResults/GHscaledResults17.12/ResultsGHscaled50.ods'#$'Compare Time'.BM69]" office:value-type="float" office:value="10.874999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BN69]" office:value-type="float" office:value="54.45578" calcext:value-type="float">
            <text:p>54.46</text:p>
          </table:table-cell>
          <table:table-cell table:formula="of:=['file:///home/ana/Documents/PHD/Research/Implementation/sarpfiles/AuxFiles/TreatResults/GHscaledResults17.12/ResultsGHscaled50.ods'#$'Compare Time'.BO69]" office:value-type="float" office:value="11.3936403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BP69]" office:value-type="float" office:value="10.504948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BQ69]" office:value-type="float" office:value="11.941946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BR69]" office:value-type="float" office:value="7.240326" calcext:value-type="float">
            <text:p>7.24</text:p>
          </table:table-cell>
          <table:table-cell table:formula="of:=['file:///home/ana/Documents/PHD/Research/Implementation/sarpfiles/AuxFiles/TreatResults/GHscaledResults17.12/ResultsGHscaled50.ods'#$'Compare Time'.BS69]" office:value-type="float" office:value="12.158157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BT69]" office:value-type="float" office:value="43.65623" calcext:value-type="float">
            <text:p>43.66</text:p>
          </table:table-cell>
          <table:table-cell table:formula="of:=['file:///home/ana/Documents/PHD/Research/Implementation/sarpfiles/AuxFiles/TreatResults/GHscaledResults17.12/ResultsGHscaled50.ods'#$'Compare Time'.BU69]" office:value-type="float" office:value="16.1093211111111" calcext:value-type="float">
            <text:p>16.11</text:p>
          </table:table-cell>
          <table:table-cell office:value-type="float" office:value="14.792264" calcext:value-type="float">
            <text:p>14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385265" calcext:value-type="float">
            <text:p>13.39</text:p>
          </table:table-cell>
          <table:table-cell office:value-type="float" office:value="71.82249" calcext:value-type="float">
            <text:p>71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3394" calcext:value-type="float">
            <text:p>62.33</text:p>
          </table:table-cell>
          <table:table-cell office:value-type="float" office:value="0" calcext:value-type="float">
            <text:p>0</text:p>
          </table:table-cell>
          <table:table-cell office:value-type="float" office:value="23.493544" calcext:value-type="float">
            <text:p>23.49</text:p>
          </table:table-cell>
          <table:table-cell office:value-type="float" office:value="0" calcext:value-type="float">
            <text:p>0.00</text:p>
          </table:table-cell>
          <table:table-cell office:value-type="float" office:value="14.17251" calcext:value-type="float">
            <text:p>14.17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Time'.BV71]" office:value-type="float" office:value="8.158596" calcext:value-type="float">
            <text:p>8.16</text:p>
          </table:table-cell>
          <table:table-cell table:formula="of:=['file:///home/ana/Documents/PHD/Research/Implementation/sarpfiles/AuxFiles/TreatResults/GHscaledResults17.12/ResultsGHscaled50.ods'#$'Compare Time'.BW71]" office:value-type="float" office:value="10.691169" calcext:value-type="float">
            <text:p>10.69</text:p>
          </table:table-cell>
          <table:table-cell table:formula="of:=['file:///home/ana/Documents/PHD/Research/Implementation/sarpfiles/AuxFiles/TreatResults/GHscaledResults17.12/ResultsGHscaled50.ods'#$'Compare Time'.BX71]" office:value-type="float" office:value="7.178497" calcext:value-type="float">
            <text:p>7.18</text:p>
          </table:table-cell>
          <table:table-cell table:formula="of:=['file:///home/ana/Documents/PHD/Research/Implementation/sarpfiles/AuxFiles/TreatResults/GHscaledResults17.12/ResultsGHscaled50.ods'#$'Compare Time'.BY71]" office:value-type="float" office:value="11.163545" calcext:value-type="float">
            <text:p>11.16</text:p>
          </table:table-cell>
          <table:table-cell table:formula="of:=['file:///home/ana/Documents/PHD/Research/Implementation/sarpfiles/AuxFiles/TreatResults/GHscaledResults17.12/ResultsGHscaled50.ods'#$'Compare Time'.BZ71]" office:value-type="float" office:value="45.38385" calcext:value-type="float">
            <text:p>45.38</text:p>
          </table:table-cell>
          <table:table-cell table:formula="of:=['file:///home/ana/Documents/PHD/Research/Implementation/sarpfiles/AuxFiles/TreatResults/GHscaledResults17.12/ResultsGHscaled50.ods'#$'Compare Time'.CA71]" office:value-type="float" office:value="17.4243548" calcext:value-type="float">
            <text:p>17.42</text:p>
          </table:table-cell>
          <table:table-cell table:formula="of:=['file:///home/ana/Documents/PHD/Research/Implementation/sarpfiles/AuxFiles/TreatResults/GHscaledResults17.12/ResultsGHscaled50.ods'#$'Compare Time'.CB71]" office:value-type="float" office:value="7.190404" calcext:value-type="float">
            <text:p>7.19</text:p>
          </table:table-cell>
          <table:table-cell table:formula="of:=['file:///home/ana/Documents/PHD/Research/Implementation/sarpfiles/AuxFiles/TreatResults/GHscaledResults17.12/ResultsGHscaled50.ods'#$'Compare Time'.CC71]" office:value-type="float" office:value="11.245188" calcext:value-type="float">
            <text:p>11.25</text:p>
          </table:table-cell>
          <table:table-cell table:formula="of:=['file:///home/ana/Documents/PHD/Research/Implementation/sarpfiles/AuxFiles/TreatResults/GHscaledResults17.12/ResultsGHscaled50.ods'#$'Compare Time'.CD71]" office:value-type="float" office:value="8.355056" calcext:value-type="float">
            <text:p>8.36</text:p>
          </table:table-cell>
          <table:table-cell table:formula="of:=['file:///home/ana/Documents/PHD/Research/Implementation/sarpfiles/AuxFiles/TreatResults/GHscaledResults17.12/ResultsGHscaled50.ods'#$'Compare Time'.CE71]" office:value-type="float" office:value="10.826621" calcext:value-type="float">
            <text:p>10.83</text:p>
          </table:table-cell>
          <table:table-cell table:formula="of:=['file:///home/ana/Documents/PHD/Research/Implementation/sarpfiles/AuxFiles/TreatResults/GHscaledResults17.12/ResultsGHscaled50.ods'#$'Compare Time'.CF71]" office:value-type="float" office:value="50.87241" calcext:value-type="float">
            <text:p>50.87</text:p>
          </table:table-cell>
          <table:table-cell table:formula="of:=['file:///home/ana/Documents/PHD/Research/Implementation/sarpfiles/AuxFiles/TreatResults/GHscaledResults17.12/ResultsGHscaled50.ods'#$'Compare Time'.CG71]" office:value-type="float" office:value="11.5103135" calcext:value-type="float">
            <text:p>11.51</text:p>
          </table:table-cell>
          <table:table-cell table:formula="of:=['file:///home/ana/Documents/PHD/Research/Implementation/sarpfiles/AuxFiles/TreatResults/GHscaledResults17.12/ResultsGHscaled50.ods'#$'Compare Time'.CH71]" office:value-type="float" office:value="9.282477" calcext:value-type="float">
            <text:p>9.28</text:p>
          </table:table-cell>
          <table:table-cell table:formula="of:=['file:///home/ana/Documents/PHD/Research/Implementation/sarpfiles/AuxFiles/TreatResults/GHscaledResults17.12/ResultsGHscaled50.ods'#$'Compare Time'.CI71]" office:value-type="float" office:value="13.032888" calcext:value-type="float">
            <text:p>13.03</text:p>
          </table:table-cell>
          <table:table-cell table:formula="of:=['file:///home/ana/Documents/PHD/Research/Implementation/sarpfiles/AuxFiles/TreatResults/GHscaledResults17.12/ResultsGHscaled50.ods'#$'Compare Time'.CJ71]" office:value-type="float" office:value="6.291829" calcext:value-type="float">
            <text:p>6.29</text:p>
          </table:table-cell>
          <table:table-cell table:formula="of:=['file:///home/ana/Documents/PHD/Research/Implementation/sarpfiles/AuxFiles/TreatResults/GHscaledResults17.12/ResultsGHscaled50.ods'#$'Compare Time'.CK71]" office:value-type="float" office:value="10.420072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71]" office:value-type="float" office:value="51.56006" calcext:value-type="float">
            <text:p>51.56</text:p>
          </table:table-cell>
          <table:table-cell table:formula="of:=['file:///home/ana/Documents/PHD/Research/Implementation/sarpfiles/AuxFiles/TreatResults/GHscaledResults17.12/ResultsGHscaled50.ods'#$'Compare Time'.CM71]" office:value-type="float" office:value="9.4126758" calcext:value-type="float">
            <text:p>9.41</text:p>
          </table:table-cell>
          <table:table-cell table:formula="of:=['file:///home/ana/Documents/PHD/Research/Implementation/sarpfiles/AuxFiles/TreatResults/GHscaledResults17.12/ResultsGHscaled50.ods'#$'Compare Time'.CN71]" office:value-type="float" office:value="9.594881" calcext:value-type="float">
            <text:p>9.59</text:p>
          </table:table-cell>
          <table:table-cell table:formula="of:=['file:///home/ana/Documents/PHD/Research/Implementation/sarpfiles/AuxFiles/TreatResults/GHscaledResults17.12/ResultsGHscaled50.ods'#$'Compare Time'.CO71]" office:value-type="float" office:value="15.376072" calcext:value-type="float">
            <text:p>15.38</text:p>
          </table:table-cell>
          <table:table-cell table:formula="of:=['file:///home/ana/Documents/PHD/Research/Implementation/sarpfiles/AuxFiles/TreatResults/GHscaledResults17.12/ResultsGHscaled50.ods'#$'Compare Time'.CP71]" office:value-type="float" office:value="8.36743" calcext:value-type="float">
            <text:p>8.37</text:p>
          </table:table-cell>
          <table:table-cell table:formula="of:=['file:///home/ana/Documents/PHD/Research/Implementation/sarpfiles/AuxFiles/TreatResults/GHscaledResults17.12/ResultsGHscaled50.ods'#$'Compare Time'.CQ71]" office:value-type="float" office:value="11.781079" calcext:value-type="float">
            <text:p>11.78</text:p>
          </table:table-cell>
          <table:table-cell table:formula="of:=['file:///home/ana/Documents/PHD/Research/Implementation/sarpfiles/AuxFiles/TreatResults/GHscaledResults17.12/ResultsGHscaled50.ods'#$'Compare Time'.CR71]" office:value-type="float" office:value="52.6147" calcext:value-type="float">
            <text:p>52.61</text:p>
          </table:table-cell>
          <table:table-cell table:formula="of:=['file:///home/ana/Documents/PHD/Research/Implementation/sarpfiles/AuxFiles/TreatResults/GHscaledResults17.12/ResultsGHscaled50.ods'#$'Compare Time'.CS71]" office:value-type="float" office:value="8.3636751156675" calcext:value-type="float">
            <text:p>8.36</text:p>
          </table:table-cell>
          <table:table-cell office:value-type="float" office:value="14.86919" calcext:value-type="float">
            <text:p>14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5002" calcext:value-type="float">
            <text:p>13.19</text:p>
          </table:table-cell>
          <table:table-cell office:value-type="float" office:value="71.94581" calcext:value-type="float">
            <text:p>71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80931" calcext:value-type="float">
            <text:p>45.81</text:p>
          </table:table-cell>
          <table:table-cell office:value-type="float" office:value="0" calcext:value-type="float">
            <text:p>0</text:p>
          </table:table-cell>
          <table:table-cell office:value-type="float" office:value="11.681327" calcext:value-type="float">
            <text:p>11.68</text:p>
          </table:table-cell>
          <table:table-cell office:value-type="float" office:value="0" calcext:value-type="float">
            <text:p>0.00</text:p>
          </table:table-cell>
          <table:table-cell office:value-type="float" office:value="42.50936" calcext:value-type="float">
            <text:p>42.5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7]" office:value-type="float" office:value="22.770131" calcext:value-type="float">
            <text:p>22.77</text:p>
          </table:table-cell>
          <table:table-cell table:formula="of:=['file:///home/ana/Documents/PHD/Research/Implementation/sarpfiles/AuxFiles/TreatResults/GHscaledResults17.12/ResultsGHscaled50.ods'#$'Compare Time'.C67]" office:value-type="float" office:value="2.160202" calcext:value-type="float">
            <text:p>2.16</text:p>
          </table:table-cell>
          <table:table-cell table:formula="of:=['file:///home/ana/Documents/PHD/Research/Implementation/sarpfiles/AuxFiles/TreatResults/GHscaledResults17.12/ResultsGHscaled50.ods'#$'Compare Time'.D67]" office:value-type="float" office:value="1.5374264" calcext:value-type="float">
            <text:p>1.54</text:p>
          </table:table-cell>
          <table:table-cell table:formula="of:=['file:///home/ana/Documents/PHD/Research/Implementation/sarpfiles/AuxFiles/TreatResults/GHscaledResults17.12/ResultsGHscaled50.ods'#$'Compare Time'.E67]" office:value-type="float" office:value="18.197328" calcext:value-type="float">
            <text:p>18.20</text:p>
          </table:table-cell>
          <table:table-cell table:formula="of:=['file:///home/ana/Documents/PHD/Research/Implementation/sarpfiles/AuxFiles/TreatResults/GHscaledResults17.12/ResultsGHscaled50.ods'#$'Compare Time'.F67]" office:value-type="float" office:value="66.4999375" calcext:value-type="float">
            <text:p>66.50</text:p>
          </table:table-cell>
          <table:table-cell table:formula="of:=['file:///home/ana/Documents/PHD/Research/Implementation/sarpfiles/AuxFiles/TreatResults/GHscaledResults17.12/ResultsGHscaled50.ods'#$'Compare Time'.G67]" office:value-type="float" office:value="2.66869125" calcext:value-type="float">
            <text:p>2.67</text:p>
          </table:table-cell>
          <table:table-cell table:formula="of:=['file:///home/ana/Documents/PHD/Research/Implementation/sarpfiles/AuxFiles/TreatResults/GHscaledResults17.12/ResultsGHscaled50.ods'#$'Compare Time'.H67]" office:value-type="float" office:value="14.978274" calcext:value-type="float">
            <text:p>14.98</text:p>
          </table:table-cell>
          <table:table-cell table:formula="of:=['file:///home/ana/Documents/PHD/Research/Implementation/sarpfiles/AuxFiles/TreatResults/GHscaledResults17.12/ResultsGHscaled50.ods'#$'Compare Time'.I67]" office:value-type="float" office:value="1.790251" calcext:value-type="float">
            <text:p>1.79</text:p>
          </table:table-cell>
          <table:table-cell table:formula="of:=['file:///home/ana/Documents/PHD/Research/Implementation/sarpfiles/AuxFiles/TreatResults/GHscaledResults17.12/ResultsGHscaled50.ods'#$'Compare Time'.J67]" office:value-type="float" office:value="1.815192" calcext:value-type="float">
            <text:p>1.82</text:p>
          </table:table-cell>
          <table:table-cell table:formula="of:=['file:///home/ana/Documents/PHD/Research/Implementation/sarpfiles/AuxFiles/TreatResults/GHscaledResults17.12/ResultsGHscaled50.ods'#$'Compare Time'.K67]" office:value-type="float" office:value="12.364858" calcext:value-type="float">
            <text:p>12.36</text:p>
          </table:table-cell>
          <table:table-cell table:formula="of:=['file:///home/ana/Documents/PHD/Research/Implementation/sarpfiles/AuxFiles/TreatResults/GHscaledResults17.12/ResultsGHscaled50.ods'#$'Compare Time'.L67]" office:value-type="float" office:value="55.796214" calcext:value-type="float">
            <text:p>55.80</text:p>
          </table:table-cell>
          <table:table-cell table:formula="of:=['file:///home/ana/Documents/PHD/Research/Implementation/sarpfiles/AuxFiles/TreatResults/GHscaledResults17.12/ResultsGHscaled50.ods'#$'Compare Time'.M67]" office:value-type="float" office:value="13.255201" calcext:value-type="float">
            <text:p>13.26</text:p>
          </table:table-cell>
          <table:table-cell table:formula="of:=['file:///home/ana/Documents/PHD/Research/Implementation/sarpfiles/AuxFiles/TreatResults/GHscaledResults17.12/ResultsGHscaled50.ods'#$'Compare Time'.N67]" office:value-type="float" office:value="16.526911" calcext:value-type="float">
            <text:p>16.53</text:p>
          </table:table-cell>
          <table:table-cell table:formula="of:=['file:///home/ana/Documents/PHD/Research/Implementation/sarpfiles/AuxFiles/TreatResults/GHscaledResults17.12/ResultsGHscaled50.ods'#$'Compare Time'.O67]" office:value-type="float" office:value="1.653028" calcext:value-type="float">
            <text:p>1.65</text:p>
          </table:table-cell>
          <table:table-cell table:formula="of:=['file:///home/ana/Documents/PHD/Research/Implementation/sarpfiles/AuxFiles/TreatResults/GHscaledResults17.12/ResultsGHscaled50.ods'#$'Compare Time'.P67]" office:value-type="float" office:value="1.1985824" calcext:value-type="float">
            <text:p>1.20</text:p>
          </table:table-cell>
          <table:table-cell table:formula="of:=['file:///home/ana/Documents/PHD/Research/Implementation/sarpfiles/AuxFiles/TreatResults/GHscaledResults17.12/ResultsGHscaled50.ods'#$'Compare Time'.Q67]" office:value-type="float" office:value="13.526678" calcext:value-type="float">
            <text:p>13.53</text:p>
          </table:table-cell>
          <table:table-cell table:formula="of:=['file:///home/ana/Documents/PHD/Research/Implementation/sarpfiles/AuxFiles/TreatResults/GHscaledResults17.12/ResultsGHscaled50.ods'#$'Compare Time'.R67]" office:value-type="float" office:value="58.44166" calcext:value-type="float">
            <text:p>58.44</text:p>
          </table:table-cell>
          <table:table-cell table:formula="of:=['file:///home/ana/Documents/PHD/Research/Implementation/sarpfiles/AuxFiles/TreatResults/GHscaledResults17.12/ResultsGHscaled50.ods'#$'Compare Time'.S67]" office:value-type="float" office:value="8.653143" calcext:value-type="float">
            <text:p>8.65</text:p>
          </table:table-cell>
          <table:table-cell table:formula="of:=['file:///home/ana/Documents/PHD/Research/Implementation/sarpfiles/AuxFiles/TreatResults/GHscaledResults17.12/ResultsGHscaled50.ods'#$'Compare Time'.T67]" office:value-type="float" office:value="14.932444" calcext:value-type="float">
            <text:p>14.93</text:p>
          </table:table-cell>
          <table:table-cell table:formula="of:=['file:///home/ana/Documents/PHD/Research/Implementation/sarpfiles/AuxFiles/TreatResults/GHscaledResults17.12/ResultsGHscaled50.ods'#$'Compare Time'.U67]" office:value-type="float" office:value="1.766949" calcext:value-type="float">
            <text:p>1.77</text:p>
          </table:table-cell>
          <table:table-cell table:formula="of:=['file:///home/ana/Documents/PHD/Research/Implementation/sarpfiles/AuxFiles/TreatResults/GHscaledResults17.12/ResultsGHscaled50.ods'#$'Compare Time'.V67]" office:value-type="float" office:value="1.799624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W67]" office:value-type="float" office:value="12.324988" calcext:value-type="float">
            <text:p>12.32</text:p>
          </table:table-cell>
          <table:table-cell table:formula="of:=['file:///home/ana/Documents/PHD/Research/Implementation/sarpfiles/AuxFiles/TreatResults/GHscaledResults17.12/ResultsGHscaled50.ods'#$'Compare Time'.X67]" office:value-type="float" office:value="58.89836" calcext:value-type="float">
            <text:p>58.90</text:p>
          </table:table-cell>
          <table:table-cell table:formula="of:=['file:///home/ana/Documents/PHD/Research/Implementation/sarpfiles/AuxFiles/TreatResults/GHscaledResults17.12/ResultsGHscaled50.ods'#$'Compare Time'.Y67]" office:value-type="float" office:value="10.277631" calcext:value-type="float">
            <text:p>10.28</text:p>
          </table:table-cell>
          <table:table-cell office:value-type="float" office:value="16.76769" calcext:value-type="float">
            <text:p>16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67" calcext:value-type="float">
            <text:p>13.08</text:p>
          </table:table-cell>
          <table:table-cell office:value-type="float" office:value="70.15564" calcext:value-type="float">
            <text:p>7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25675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14.74325" calcext:value-type="float">
            <text:p>14.74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8]" office:value-type="float" office:value="11.923902" calcext:value-type="float">
            <text:p>11.92</text:p>
          </table:table-cell>
          <table:table-cell table:formula="of:=['file:///home/ana/Documents/PHD/Research/Implementation/sarpfiles/AuxFiles/TreatResults/GHscaledResults17.12/ResultsGHscaled50.ods'#$'Compare Time'.AA68]" office:value-type="float" office:value="2.69246" calcext:value-type="float">
            <text:p>2.69</text:p>
          </table:table-cell>
          <table:table-cell table:formula="of:=['file:///home/ana/Documents/PHD/Research/Implementation/sarpfiles/AuxFiles/TreatResults/GHscaledResults17.12/ResultsGHscaled50.ods'#$'Compare Time'.AB68]" office:value-type="float" office:value="1.8007998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AC68]" office:value-type="float" office:value="10.734467" calcext:value-type="float">
            <text:p>10.73</text:p>
          </table:table-cell>
          <table:table-cell table:formula="of:=['file:///home/ana/Documents/PHD/Research/Implementation/sarpfiles/AuxFiles/TreatResults/GHscaledResults17.12/ResultsGHscaled50.ods'#$'Compare Time'.AD68]" office:value-type="float" office:value="60.5689" calcext:value-type="float">
            <text:p>60.57</text:p>
          </table:table-cell>
          <table:table-cell table:formula="of:=['file:///home/ana/Documents/PHD/Research/Implementation/sarpfiles/AuxFiles/TreatResults/GHscaledResults17.12/ResultsGHscaled50.ods'#$'Compare Time'.AE68]" office:value-type="float" office:value="12.279455" calcext:value-type="float">
            <text:p>12.28</text:p>
          </table:table-cell>
          <table:table-cell table:formula="of:=['file:///home/ana/Documents/PHD/Research/Implementation/sarpfiles/AuxFiles/TreatResults/GHscaledResults17.12/ResultsGHscaled50.ods'#$'Compare Time'.AF68]" office:value-type="float" office:value="13.239797" calcext:value-type="float">
            <text:p>13.24</text:p>
          </table:table-cell>
          <table:table-cell table:formula="of:=['file:///home/ana/Documents/PHD/Research/Implementation/sarpfiles/AuxFiles/TreatResults/GHscaledResults17.12/ResultsGHscaled50.ods'#$'Compare Time'.AG68]" office:value-type="float" office:value="3.709418" calcext:value-type="float">
            <text:p>3.71</text:p>
          </table:table-cell>
          <table:table-cell table:formula="of:=['file:///home/ana/Documents/PHD/Research/Implementation/sarpfiles/AuxFiles/TreatResults/GHscaledResults17.12/ResultsGHscaled50.ods'#$'Compare Time'.AH68]" office:value-type="float" office:value="2.7132229" calcext:value-type="float">
            <text:p>2.71</text:p>
          </table:table-cell>
          <table:table-cell table:formula="of:=['file:///home/ana/Documents/PHD/Research/Implementation/sarpfiles/AuxFiles/TreatResults/GHscaledResults17.12/ResultsGHscaled50.ods'#$'Compare Time'.AI68]" office:value-type="float" office:value="12.159328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J68]" office:value-type="float" office:value="55.7452" calcext:value-type="float">
            <text:p>55.75</text:p>
          </table:table-cell>
          <table:table-cell table:formula="of:=['file:///home/ana/Documents/PHD/Research/Implementation/sarpfiles/AuxFiles/TreatResults/GHscaledResults17.12/ResultsGHscaled50.ods'#$'Compare Time'.AK68]" office:value-type="float" office:value="12.433063" calcext:value-type="float">
            <text:p>12.43</text:p>
          </table:table-cell>
          <table:table-cell table:formula="of:=['file:///home/ana/Documents/PHD/Research/Implementation/sarpfiles/AuxFiles/TreatResults/GHscaledResults17.12/ResultsGHscaled50.ods'#$'Compare Time'.AL68]" office:value-type="float" office:value="12.12608" calcext:value-type="float">
            <text:p>12.13</text:p>
          </table:table-cell>
          <table:table-cell table:formula="of:=['file:///home/ana/Documents/PHD/Research/Implementation/sarpfiles/AuxFiles/TreatResults/GHscaledResults17.12/ResultsGHscaled50.ods'#$'Compare Time'.AM68]" office:value-type="float" office:value="3.201694" calcext:value-type="float">
            <text:p>3.20</text:p>
          </table:table-cell>
          <table:table-cell table:formula="of:=['file:///home/ana/Documents/PHD/Research/Implementation/sarpfiles/AuxFiles/TreatResults/GHscaledResults17.12/ResultsGHscaled50.ods'#$'Compare Time'.AN68]" office:value-type="float" office:value="1.8974558" calcext:value-type="float">
            <text:p>1.90</text:p>
          </table:table-cell>
          <table:table-cell table:formula="of:=['file:///home/ana/Documents/PHD/Research/Implementation/sarpfiles/AuxFiles/TreatResults/GHscaledResults17.12/ResultsGHscaled50.ods'#$'Compare Time'.AO68]" office:value-type="float" office:value="10.847519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AP68]" office:value-type="float" office:value="60.04895" calcext:value-type="float">
            <text:p>60.05</text:p>
          </table:table-cell>
          <table:table-cell table:formula="of:=['file:///home/ana/Documents/PHD/Research/Implementation/sarpfiles/AuxFiles/TreatResults/GHscaledResults17.12/ResultsGHscaled50.ods'#$'Compare Time'.AQ68]" office:value-type="float" office:value="11.878296" calcext:value-type="float">
            <text:p>11.88</text:p>
          </table:table-cell>
          <table:table-cell table:formula="of:=['file:///home/ana/Documents/PHD/Research/Implementation/sarpfiles/AuxFiles/TreatResults/GHscaledResults17.12/ResultsGHscaled50.ods'#$'Compare Time'.AR68]" office:value-type="float" office:value="12.048713" calcext:value-type="float">
            <text:p>12.05</text:p>
          </table:table-cell>
          <table:table-cell table:formula="of:=['file:///home/ana/Documents/PHD/Research/Implementation/sarpfiles/AuxFiles/TreatResults/GHscaledResults17.12/ResultsGHscaled50.ods'#$'Compare Time'.AS68]" office:value-type="float" office:value="3.876542" calcext:value-type="float">
            <text:p>3.88</text:p>
          </table:table-cell>
          <table:table-cell table:formula="of:=['file:///home/ana/Documents/PHD/Research/Implementation/sarpfiles/AuxFiles/TreatResults/GHscaledResults17.12/ResultsGHscaled50.ods'#$'Compare Time'.AT68]" office:value-type="float" office:value="2.5893459" calcext:value-type="float">
            <text:p>2.59</text:p>
          </table:table-cell>
          <table:table-cell table:formula="of:=['file:///home/ana/Documents/PHD/Research/Implementation/sarpfiles/AuxFiles/TreatResults/GHscaledResults17.12/ResultsGHscaled50.ods'#$'Compare Time'.AU68]" office:value-type="float" office:value="10.959042" calcext:value-type="float">
            <text:p>10.96</text:p>
          </table:table-cell>
          <table:table-cell table:formula="of:=['file:///home/ana/Documents/PHD/Research/Implementation/sarpfiles/AuxFiles/TreatResults/GHscaledResults17.12/ResultsGHscaled50.ods'#$'Compare Time'.AV68]" office:value-type="float" office:value="63.01001" calcext:value-type="float">
            <text:p>63.01</text:p>
          </table:table-cell>
          <table:table-cell table:formula="of:=['file:///home/ana/Documents/PHD/Research/Implementation/sarpfiles/AuxFiles/TreatResults/GHscaledResults17.12/ResultsGHscaled50.ods'#$'Compare Time'.AW68]" office:value-type="float" office:value="7.51637" calcext:value-type="float">
            <text:p>7.52</text:p>
          </table:table-cell>
          <table:table-cell office:value-type="float" office:value="14.05712" calcext:value-type="float">
            <text:p>14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408572" calcext:value-type="float">
            <text:p>11.41</text:p>
          </table:table-cell>
          <table:table-cell office:value-type="float" office:value="74.5343" calcext:value-type="float">
            <text:p>74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2.66694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office:value-type="float" office:value="17.33306" calcext:value-type="float">
            <text:p>17.33</text:p>
          </table:table-cell>
          <table:table-cell office:value-type="float" office:value="0" calcext:value-type="float">
            <text:p>0.00</text:p>
          </table:table-cell>
          <table:table-cell office:value-type="float" office:value="20.0000000000001" calcext:value-type="float">
            <text:p>20.0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70]" office:value-type="float" office:value="11.119879" calcext:value-type="float">
            <text:p>11.12</text:p>
          </table:table-cell>
          <table:table-cell table:formula="of:=['file:///home/ana/Documents/PHD/Research/Implementation/sarpfiles/AuxFiles/TreatResults/GHscaledResults17.12/ResultsGHscaled50.ods'#$'Compare Time'.AY70]" office:value-type="float" office:value="5.902476" calcext:value-type="float">
            <text:p>5.90</text:p>
          </table:table-cell>
          <table:table-cell table:formula="of:=['file:///home/ana/Documents/PHD/Research/Implementation/sarpfiles/AuxFiles/TreatResults/GHscaledResults17.12/ResultsGHscaled50.ods'#$'Compare Time'.AZ70]" office:value-type="float" office:value="3.817319" calcext:value-type="float">
            <text:p>3.82</text:p>
          </table:table-cell>
          <table:table-cell table:formula="of:=['file:///home/ana/Documents/PHD/Research/Implementation/sarpfiles/AuxFiles/TreatResults/GHscaledResults17.12/ResultsGHscaled50.ods'#$'Compare Time'.BA70]" office:value-type="float" office:value="11.175928" calcext:value-type="float">
            <text:p>11.18</text:p>
          </table:table-cell>
          <table:table-cell table:formula="of:=['file:///home/ana/Documents/PHD/Research/Implementation/sarpfiles/AuxFiles/TreatResults/GHscaledResults17.12/ResultsGHscaled50.ods'#$'Compare Time'.BB70]" office:value-type="float" office:value="54.94338" calcext:value-type="float">
            <text:p>54.94</text:p>
          </table:table-cell>
          <table:table-cell table:formula="of:=['file:///home/ana/Documents/PHD/Research/Implementation/sarpfiles/AuxFiles/TreatResults/GHscaledResults17.12/ResultsGHscaled50.ods'#$'Compare Time'.BC70]" office:value-type="float" office:value="13.0410418" calcext:value-type="float">
            <text:p>13.04</text:p>
          </table:table-cell>
          <table:table-cell table:formula="of:=['file:///home/ana/Documents/PHD/Research/Implementation/sarpfiles/AuxFiles/TreatResults/GHscaledResults17.12/ResultsGHscaled50.ods'#$'Compare Time'.BD70]" office:value-type="float" office:value="9.1624" calcext:value-type="float">
            <text:p>9.16</text:p>
          </table:table-cell>
          <table:table-cell table:formula="of:=['file:///home/ana/Documents/PHD/Research/Implementation/sarpfiles/AuxFiles/TreatResults/GHscaledResults17.12/ResultsGHscaled50.ods'#$'Compare Time'.BE70]" office:value-type="float" office:value="7.103562" calcext:value-type="float">
            <text:p>7.10</text:p>
          </table:table-cell>
          <table:table-cell table:formula="of:=['file:///home/ana/Documents/PHD/Research/Implementation/sarpfiles/AuxFiles/TreatResults/GHscaledResults17.12/ResultsGHscaled50.ods'#$'Compare Time'.BF70]" office:value-type="float" office:value="5.616757" calcext:value-type="float">
            <text:p>5.62</text:p>
          </table:table-cell>
          <table:table-cell table:formula="of:=['file:///home/ana/Documents/PHD/Research/Implementation/sarpfiles/AuxFiles/TreatResults/GHscaledResults17.12/ResultsGHscaled50.ods'#$'Compare Time'.BG70]" office:value-type="float" office:value="10.122999" calcext:value-type="float">
            <text:p>10.12</text:p>
          </table:table-cell>
          <table:table-cell table:formula="of:=['file:///home/ana/Documents/PHD/Research/Implementation/sarpfiles/AuxFiles/TreatResults/GHscaledResults17.12/ResultsGHscaled50.ods'#$'Compare Time'.BH70]" office:value-type="float" office:value="53.56004" calcext:value-type="float">
            <text:p>53.56</text:p>
          </table:table-cell>
          <table:table-cell table:formula="of:=['file:///home/ana/Documents/PHD/Research/Implementation/sarpfiles/AuxFiles/TreatResults/GHscaledResults17.12/ResultsGHscaled50.ods'#$'Compare Time'.BI70]" office:value-type="float" office:value="14.434238" calcext:value-type="float">
            <text:p>14.43</text:p>
          </table:table-cell>
          <table:table-cell table:formula="of:=['file:///home/ana/Documents/PHD/Research/Implementation/sarpfiles/AuxFiles/TreatResults/GHscaledResults17.12/ResultsGHscaled50.ods'#$'Compare Time'.BJ70]" office:value-type="float" office:value="10.994714" calcext:value-type="float">
            <text:p>10.99</text:p>
          </table:table-cell>
          <table:table-cell table:formula="of:=['file:///home/ana/Documents/PHD/Research/Implementation/sarpfiles/AuxFiles/TreatResults/GHscaledResults17.12/ResultsGHscaled50.ods'#$'Compare Time'.BK70]" office:value-type="float" office:value="6.953592" calcext:value-type="float">
            <text:p>6.95</text:p>
          </table:table-cell>
          <table:table-cell table:formula="of:=['file:///home/ana/Documents/PHD/Research/Implementation/sarpfiles/AuxFiles/TreatResults/GHscaledResults17.12/ResultsGHscaled50.ods'#$'Compare Time'.BL70]" office:value-type="float" office:value="3.747343" calcext:value-type="float">
            <text:p>3.75</text:p>
          </table:table-cell>
          <table:table-cell table:formula="of:=['file:///home/ana/Documents/PHD/Research/Implementation/sarpfiles/AuxFiles/TreatResults/GHscaledResults17.12/ResultsGHscaled50.ods'#$'Compare Time'.BM70]" office:value-type="float" office:value="10.504753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BN70]" office:value-type="float" office:value="56.31684" calcext:value-type="float">
            <text:p>56.32</text:p>
          </table:table-cell>
          <table:table-cell table:formula="of:=['file:///home/ana/Documents/PHD/Research/Implementation/sarpfiles/AuxFiles/TreatResults/GHscaledResults17.12/ResultsGHscaled50.ods'#$'Compare Time'.BO70]" office:value-type="float" office:value="11.4827403" calcext:value-type="float">
            <text:p>11.48</text:p>
          </table:table-cell>
          <table:table-cell table:formula="of:=['file:///home/ana/Documents/PHD/Research/Implementation/sarpfiles/AuxFiles/TreatResults/GHscaledResults17.12/ResultsGHscaled50.ods'#$'Compare Time'.BP70]" office:value-type="float" office:value="17.189252" calcext:value-type="float">
            <text:p>17.19</text:p>
          </table:table-cell>
          <table:table-cell table:formula="of:=['file:///home/ana/Documents/PHD/Research/Implementation/sarpfiles/AuxFiles/TreatResults/GHscaledResults17.12/ResultsGHscaled50.ods'#$'Compare Time'.BQ70]" office:value-type="float" office:value="13.73016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R70]" office:value-type="float" office:value="9.690708" calcext:value-type="float">
            <text:p>9.69</text:p>
          </table:table-cell>
          <table:table-cell table:formula="of:=['file:///home/ana/Documents/PHD/Research/Implementation/sarpfiles/AuxFiles/TreatResults/GHscaledResults17.12/ResultsGHscaled50.ods'#$'Compare Time'.BS70]" office:value-type="float" office:value="18.11385" calcext:value-type="float">
            <text:p>18.11</text:p>
          </table:table-cell>
          <table:table-cell table:formula="of:=['file:///home/ana/Documents/PHD/Research/Implementation/sarpfiles/AuxFiles/TreatResults/GHscaledResults17.12/ResultsGHscaled50.ods'#$'Compare Time'.BT70]" office:value-type="float" office:value="43.0862" calcext:value-type="float">
            <text:p>43.09</text:p>
          </table:table-cell>
          <table:table-cell table:formula="of:=['file:///home/ana/Documents/PHD/Research/Implementation/sarpfiles/AuxFiles/TreatResults/GHscaledResults17.12/ResultsGHscaled50.ods'#$'Compare Time'.BU70]" office:value-type="float" office:value="11.3451646666667" calcext:value-type="float">
            <text:p>11.35</text:p>
          </table:table-cell>
          <table:table-cell office:value-type="float" office:value="16.45394" calcext:value-type="float">
            <text:p>16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033084" calcext:value-type="float">
            <text:p>14.03</text:p>
          </table:table-cell>
          <table:table-cell office:value-type="float" office:value="69.51296" calcext:value-type="float">
            <text:p>69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8934" calcext:value-type="float">
            <text:p>62.39</text:p>
          </table:table-cell>
          <table:table-cell office:value-type="float" office:value="0" calcext:value-type="float">
            <text:p>0</text:p>
          </table:table-cell>
          <table:table-cell office:value-type="float" office:value="24.051778" calcext:value-type="float">
            <text:p>24.05</text:p>
          </table:table-cell>
          <table:table-cell office:value-type="float" office:value="0" calcext:value-type="float">
            <text:p>0.00</text:p>
          </table:table-cell>
          <table:table-cell office:value-type="float" office:value="13.5588800000001" calcext:value-type="float">
            <text:p>13.5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8]" office:value-type="float" office:value="24.95145" calcext:value-type="float">
            <text:p>24.95</text:p>
          </table:table-cell>
          <table:table-cell table:formula="of:=['file:///home/ana/Documents/PHD/Research/Implementation/sarpfiles/AuxFiles/TreatResults/GHscaledResults17.12/ResultsGHscaled50.ods'#$'Compare Time'.C68]" office:value-type="float" office:value="2.777095" calcext:value-type="float">
            <text:p>2.78</text:p>
          </table:table-cell>
          <table:table-cell table:formula="of:=['file:///home/ana/Documents/PHD/Research/Implementation/sarpfiles/AuxFiles/TreatResults/GHscaledResults17.12/ResultsGHscaled50.ods'#$'Compare Time'.D68]" office:value-type="float" office:value="1.621024" calcext:value-type="float">
            <text:p>1.62</text:p>
          </table:table-cell>
          <table:table-cell table:formula="of:=['file:///home/ana/Documents/PHD/Research/Implementation/sarpfiles/AuxFiles/TreatResults/GHscaledResults17.12/ResultsGHscaled50.ods'#$'Compare Time'.E68]" office:value-type="float" office:value="21.02847" calcext:value-type="float">
            <text:p>21.03</text:p>
          </table:table-cell>
          <table:table-cell table:formula="of:=['file:///home/ana/Documents/PHD/Research/Implementation/sarpfiles/AuxFiles/TreatResults/GHscaledResults17.12/ResultsGHscaled50.ods'#$'Compare Time'.F68]" office:value-type="float" office:value="65.1952571428572" calcext:value-type="float">
            <text:p>65.20</text:p>
          </table:table-cell>
          <table:table-cell table:formula="of:=['file:///home/ana/Documents/PHD/Research/Implementation/sarpfiles/AuxFiles/TreatResults/GHscaledResults17.12/ResultsGHscaled50.ods'#$'Compare Time'.G68]" office:value-type="float" office:value="5.69321828571429" calcext:value-type="float">
            <text:p>5.69</text:p>
          </table:table-cell>
          <table:table-cell table:formula="of:=['file:///home/ana/Documents/PHD/Research/Implementation/sarpfiles/AuxFiles/TreatResults/GHscaledResults17.12/ResultsGHscaled50.ods'#$'Compare Time'.H68]" office:value-type="float" office:value="14.112166" calcext:value-type="float">
            <text:p>14.11</text:p>
          </table:table-cell>
          <table:table-cell table:formula="of:=['file:///home/ana/Documents/PHD/Research/Implementation/sarpfiles/AuxFiles/TreatResults/GHscaledResults17.12/ResultsGHscaled50.ods'#$'Compare Time'.I68]" office:value-type="float" office:value="2.157825" calcext:value-type="float">
            <text:p>2.16</text:p>
          </table:table-cell>
          <table:table-cell table:formula="of:=['file:///home/ana/Documents/PHD/Research/Implementation/sarpfiles/AuxFiles/TreatResults/GHscaledResults17.12/ResultsGHscaled50.ods'#$'Compare Time'.J68]" office:value-type="float" office:value="1.6997872" calcext:value-type="float">
            <text:p>1.70</text:p>
          </table:table-cell>
          <table:table-cell table:formula="of:=['file:///home/ana/Documents/PHD/Research/Implementation/sarpfiles/AuxFiles/TreatResults/GHscaledResults17.12/ResultsGHscaled50.ods'#$'Compare Time'.K68]" office:value-type="float" office:value="11.988522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L68]" office:value-type="float" office:value="63.9074" calcext:value-type="float">
            <text:p>63.91</text:p>
          </table:table-cell>
          <table:table-cell table:formula="of:=['file:///home/ana/Documents/PHD/Research/Implementation/sarpfiles/AuxFiles/TreatResults/GHscaledResults17.12/ResultsGHscaled50.ods'#$'Compare Time'.M68]" office:value-type="float" office:value="6.1343027" calcext:value-type="float">
            <text:p>6.13</text:p>
          </table:table-cell>
          <table:table-cell table:formula="of:=['file:///home/ana/Documents/PHD/Research/Implementation/sarpfiles/AuxFiles/TreatResults/GHscaledResults17.12/ResultsGHscaled50.ods'#$'Compare Time'.N68]" office:value-type="float" office:value="16.61954" calcext:value-type="float">
            <text:p>16.62</text:p>
          </table:table-cell>
          <table:table-cell table:formula="of:=['file:///home/ana/Documents/PHD/Research/Implementation/sarpfiles/AuxFiles/TreatResults/GHscaledResults17.12/ResultsGHscaled50.ods'#$'Compare Time'.O68]" office:value-type="float" office:value="1.998601" calcext:value-type="float">
            <text:p>2.00</text:p>
          </table:table-cell>
          <table:table-cell table:formula="of:=['file:///home/ana/Documents/PHD/Research/Implementation/sarpfiles/AuxFiles/TreatResults/GHscaledResults17.12/ResultsGHscaled50.ods'#$'Compare Time'.P68]" office:value-type="float" office:value="1.236275" calcext:value-type="float">
            <text:p>1.24</text:p>
          </table:table-cell>
          <table:table-cell table:formula="of:=['file:///home/ana/Documents/PHD/Research/Implementation/sarpfiles/AuxFiles/TreatResults/GHscaledResults17.12/ResultsGHscaled50.ods'#$'Compare Time'.Q68]" office:value-type="float" office:value="13.96903" calcext:value-type="float">
            <text:p>13.97</text:p>
          </table:table-cell>
          <table:table-cell table:formula="of:=['file:///home/ana/Documents/PHD/Research/Implementation/sarpfiles/AuxFiles/TreatResults/GHscaledResults17.12/ResultsGHscaled50.ods'#$'Compare Time'.R68]" office:value-type="float" office:value="56.84363" calcext:value-type="float">
            <text:p>56.84</text:p>
          </table:table-cell>
          <table:table-cell table:formula="of:=['file:///home/ana/Documents/PHD/Research/Implementation/sarpfiles/AuxFiles/TreatResults/GHscaledResults17.12/ResultsGHscaled50.ods'#$'Compare Time'.S68]" office:value-type="float" office:value="9.3329128" calcext:value-type="float">
            <text:p>9.33</text:p>
          </table:table-cell>
          <table:table-cell table:formula="of:=['file:///home/ana/Documents/PHD/Research/Implementation/sarpfiles/AuxFiles/TreatResults/GHscaledResults17.12/ResultsGHscaled50.ods'#$'Compare Time'.T68]" office:value-type="float" office:value="15.852686" calcext:value-type="float">
            <text:p>15.85</text:p>
          </table:table-cell>
          <table:table-cell table:formula="of:=['file:///home/ana/Documents/PHD/Research/Implementation/sarpfiles/AuxFiles/TreatResults/GHscaledResults17.12/ResultsGHscaled50.ods'#$'Compare Time'.U68]" office:value-type="float" office:value="2.228526" calcext:value-type="float">
            <text:p>2.23</text:p>
          </table:table-cell>
          <table:table-cell table:formula="of:=['file:///home/ana/Documents/PHD/Research/Implementation/sarpfiles/AuxFiles/TreatResults/GHscaledResults17.12/ResultsGHscaled50.ods'#$'Compare Time'.V68]" office:value-type="float" office:value="1.7257356" calcext:value-type="float">
            <text:p>1.73</text:p>
          </table:table-cell>
          <table:table-cell table:formula="of:=['file:///home/ana/Documents/PHD/Research/Implementation/sarpfiles/AuxFiles/TreatResults/GHscaledResults17.12/ResultsGHscaled50.ods'#$'Compare Time'.W68]" office:value-type="float" office:value="13.28072" calcext:value-type="float">
            <text:p>13.28</text:p>
          </table:table-cell>
          <table:table-cell table:formula="of:=['file:///home/ana/Documents/PHD/Research/Implementation/sarpfiles/AuxFiles/TreatResults/GHscaledResults17.12/ResultsGHscaled50.ods'#$'Compare Time'.X68]" office:value-type="float" office:value="57.05142" calcext:value-type="float">
            <text:p>57.05</text:p>
          </table:table-cell>
          <table:table-cell table:formula="of:=['file:///home/ana/Documents/PHD/Research/Implementation/sarpfiles/AuxFiles/TreatResults/GHscaledResults17.12/ResultsGHscaled50.ods'#$'Compare Time'.Y68]" office:value-type="float" office:value="9.8609327" calcext:value-type="float">
            <text:p>9.86</text:p>
          </table:table-cell>
          <table:table-cell office:value-type="float" office:value="15.30792" calcext:value-type="float">
            <text:p>15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901136" calcext:value-type="float">
            <text:p>11.90</text:p>
          </table:table-cell>
          <table:table-cell office:value-type="float" office:value="72.79094" calcext:value-type="float">
            <text:p>72.79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9]" office:value-type="float" office:value="14.051871" calcext:value-type="float">
            <text:p>14.05</text:p>
          </table:table-cell>
          <table:table-cell table:formula="of:=['file:///home/ana/Documents/PHD/Research/Implementation/sarpfiles/AuxFiles/TreatResults/GHscaledResults17.12/ResultsGHscaled50.ods'#$'Compare Time'.AA69]" office:value-type="float" office:value="3.305043" calcext:value-type="float">
            <text:p>3.31</text:p>
          </table:table-cell>
          <table:table-cell table:formula="of:=['file:///home/ana/Documents/PHD/Research/Implementation/sarpfiles/AuxFiles/TreatResults/GHscaledResults17.12/ResultsGHscaled50.ods'#$'Compare Time'.AB69]" office:value-type="float" office:value="2.122133" calcext:value-type="float">
            <text:p>2.12</text:p>
          </table:table-cell>
          <table:table-cell table:formula="of:=['file:///home/ana/Documents/PHD/Research/Implementation/sarpfiles/AuxFiles/TreatResults/GHscaledResults17.12/ResultsGHscaled50.ods'#$'Compare Time'.AC69]" office:value-type="float" office:value="13.922617" calcext:value-type="float">
            <text:p>13.92</text:p>
          </table:table-cell>
          <table:table-cell table:formula="of:=['file:///home/ana/Documents/PHD/Research/Implementation/sarpfiles/AuxFiles/TreatResults/GHscaledResults17.12/ResultsGHscaled50.ods'#$'Compare Time'.AD69]" office:value-type="float" office:value="57.3608" calcext:value-type="float">
            <text:p>57.36</text:p>
          </table:table-cell>
          <table:table-cell table:formula="of:=['file:///home/ana/Documents/PHD/Research/Implementation/sarpfiles/AuxFiles/TreatResults/GHscaledResults17.12/ResultsGHscaled50.ods'#$'Compare Time'.AE69]" office:value-type="float" office:value="9.2375121" calcext:value-type="float">
            <text:p>9.24</text:p>
          </table:table-cell>
          <table:table-cell table:formula="of:=['file:///home/ana/Documents/PHD/Research/Implementation/sarpfiles/AuxFiles/TreatResults/GHscaledResults17.12/ResultsGHscaled50.ods'#$'Compare Time'.AF69]" office:value-type="float" office:value="13.21247" calcext:value-type="float">
            <text:p>13.21</text:p>
          </table:table-cell>
          <table:table-cell table:formula="of:=['file:///home/ana/Documents/PHD/Research/Implementation/sarpfiles/AuxFiles/TreatResults/GHscaledResults17.12/ResultsGHscaled50.ods'#$'Compare Time'.AG69]" office:value-type="float" office:value="3.920548" calcext:value-type="float">
            <text:p>3.92</text:p>
          </table:table-cell>
          <table:table-cell table:formula="of:=['file:///home/ana/Documents/PHD/Research/Implementation/sarpfiles/AuxFiles/TreatResults/GHscaledResults17.12/ResultsGHscaled50.ods'#$'Compare Time'.AH69]" office:value-type="float" office:value="2.883364" calcext:value-type="float">
            <text:p>2.88</text:p>
          </table:table-cell>
          <table:table-cell table:formula="of:=['file:///home/ana/Documents/PHD/Research/Implementation/sarpfiles/AuxFiles/TreatResults/GHscaledResults17.12/ResultsGHscaled50.ods'#$'Compare Time'.AI69]" office:value-type="float" office:value="13.344071" calcext:value-type="float">
            <text:p>13.34</text:p>
          </table:table-cell>
          <table:table-cell table:formula="of:=['file:///home/ana/Documents/PHD/Research/Implementation/sarpfiles/AuxFiles/TreatResults/GHscaledResults17.12/ResultsGHscaled50.ods'#$'Compare Time'.AJ69]" office:value-type="float" office:value="55.24748" calcext:value-type="float">
            <text:p>55.25</text:p>
          </table:table-cell>
          <table:table-cell table:formula="of:=['file:///home/ana/Documents/PHD/Research/Implementation/sarpfiles/AuxFiles/TreatResults/GHscaledResults17.12/ResultsGHscaled50.ods'#$'Compare Time'.AK69]" office:value-type="float" office:value="11.3920552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AL69]" office:value-type="float" office:value="13.293196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M69]" office:value-type="float" office:value="4.148465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N69]" office:value-type="float" office:value="2.480577" calcext:value-type="float">
            <text:p>2.48</text:p>
          </table:table-cell>
          <table:table-cell table:formula="of:=['file:///home/ana/Documents/PHD/Research/Implementation/sarpfiles/AuxFiles/TreatResults/GHscaledResults17.12/ResultsGHscaled50.ods'#$'Compare Time'.AO69]" office:value-type="float" office:value="13.291374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P69]" office:value-type="float" office:value="55.287" calcext:value-type="float">
            <text:p>55.29</text:p>
          </table:table-cell>
          <table:table-cell table:formula="of:=['file:///home/ana/Documents/PHD/Research/Implementation/sarpfiles/AuxFiles/TreatResults/GHscaledResults17.12/ResultsGHscaled50.ods'#$'Compare Time'.AQ69]" office:value-type="float" office:value="11.4993821" calcext:value-type="float">
            <text:p>11.50</text:p>
          </table:table-cell>
          <table:table-cell table:formula="of:=['file:///home/ana/Documents/PHD/Research/Implementation/sarpfiles/AuxFiles/TreatResults/GHscaledResults17.12/ResultsGHscaled50.ods'#$'Compare Time'.AR69]" office:value-type="float" office:value="12.4033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S69]" office:value-type="float" office:value="4.995714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AT69]" office:value-type="float" office:value="3.617887" calcext:value-type="float">
            <text:p>3.62</text:p>
          </table:table-cell>
          <table:table-cell table:formula="of:=['file:///home/ana/Documents/PHD/Research/Implementation/sarpfiles/AuxFiles/TreatResults/GHscaledResults17.12/ResultsGHscaled50.ods'#$'Compare Time'.AU69]" office:value-type="float" office:value="12.876607" calcext:value-type="float">
            <text:p>12.88</text:p>
          </table:table-cell>
          <table:table-cell table:formula="of:=['file:///home/ana/Documents/PHD/Research/Implementation/sarpfiles/AuxFiles/TreatResults/GHscaledResults17.12/ResultsGHscaled50.ods'#$'Compare Time'.AV69]" office:value-type="float" office:value="57.21247" calcext:value-type="float">
            <text:p>57.21</text:p>
          </table:table-cell>
          <table:table-cell table:formula="of:=['file:///home/ana/Documents/PHD/Research/Implementation/sarpfiles/AuxFiles/TreatResults/GHscaledResults17.12/ResultsGHscaled50.ods'#$'Compare Time'.AW69]" office:value-type="float" office:value="8.89395890000001" calcext:value-type="float">
            <text:p>8.89</text:p>
          </table:table-cell>
          <table:table-cell office:value-type="float" office:value="15.81097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147707" calcext:value-type="float">
            <text:p>14.15</text:p>
          </table:table-cell>
          <table:table-cell office:value-type="float" office:value="70.04132" calcext:value-type="float">
            <text:p>7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5.763462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office:value-type="float" office:value="16.006038" calcext:value-type="float">
            <text:p>16.01</text:p>
          </table:table-cell>
          <table:table-cell office:value-type="float" office:value="0" calcext:value-type="float">
            <text:p>0.00</text:p>
          </table:table-cell>
          <table:table-cell office:value-type="float" office:value="38.2305" calcext:value-type="float">
            <text:p>38.2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Z70]" office:value-type="float" office:value="12.356211" calcext:value-type="float">
            <text:p>12.36</text:p>
          </table:table-cell>
          <table:table-cell table:formula="of:=['file:///home/ana/Documents/PHD/Research/Implementation/sarpfiles/AuxFiles/TreatResults/GHscaledResults17.12/ResultsGHscaled50.ods'#$'Compare Time'.AA70]" office:value-type="float" office:value="4.9793" calcext:value-type="float">
            <text:p>4.98</text:p>
          </table:table-cell>
          <table:table-cell table:formula="of:=['file:///home/ana/Documents/PHD/Research/Implementation/sarpfiles/AuxFiles/TreatResults/GHscaledResults17.12/ResultsGHscaled50.ods'#$'Compare Time'.AB70]" office:value-type="float" office:value="3.218792" calcext:value-type="float">
            <text:p>3.22</text:p>
          </table:table-cell>
          <table:table-cell table:formula="of:=['file:///home/ana/Documents/PHD/Research/Implementation/sarpfiles/AuxFiles/TreatResults/GHscaledResults17.12/ResultsGHscaled50.ods'#$'Compare Time'.AC70]" office:value-type="float" office:value="12.222485" calcext:value-type="float">
            <text:p>12.22</text:p>
          </table:table-cell>
          <table:table-cell table:formula="of:=['file:///home/ana/Documents/PHD/Research/Implementation/sarpfiles/AuxFiles/TreatResults/GHscaledResults17.12/ResultsGHscaled50.ods'#$'Compare Time'.AD70]" office:value-type="float" office:value="62.14139" calcext:value-type="float">
            <text:p>62.14</text:p>
          </table:table-cell>
          <table:table-cell table:formula="of:=['file:///home/ana/Documents/PHD/Research/Implementation/sarpfiles/AuxFiles/TreatResults/GHscaledResults17.12/ResultsGHscaled50.ods'#$'Compare Time'.AE70]" office:value-type="float" office:value="5.0818159" calcext:value-type="float">
            <text:p>5.08</text:p>
          </table:table-cell>
          <table:table-cell table:formula="of:=['file:///home/ana/Documents/PHD/Research/Implementation/sarpfiles/AuxFiles/TreatResults/GHscaledResults17.12/ResultsGHscaled50.ods'#$'Compare Time'.AF70]" office:value-type="float" office:value="9.957989" calcext:value-type="float">
            <text:p>9.96</text:p>
          </table:table-cell>
          <table:table-cell table:formula="of:=['file:///home/ana/Documents/PHD/Research/Implementation/sarpfiles/AuxFiles/TreatResults/GHscaledResults17.12/ResultsGHscaled50.ods'#$'Compare Time'.AG70]" office:value-type="float" office:value="5.300699" calcext:value-type="float">
            <text:p>5.30</text:p>
          </table:table-cell>
          <table:table-cell table:formula="of:=['file:///home/ana/Documents/PHD/Research/Implementation/sarpfiles/AuxFiles/TreatResults/GHscaledResults17.12/ResultsGHscaled50.ods'#$'Compare Time'.AH70]" office:value-type="float" office:value="3.943661" calcext:value-type="float">
            <text:p>3.94</text:p>
          </table:table-cell>
          <table:table-cell table:formula="of:=['file:///home/ana/Documents/PHD/Research/Implementation/sarpfiles/AuxFiles/TreatResults/GHscaledResults17.12/ResultsGHscaled50.ods'#$'Compare Time'.AI70]" office:value-type="float" office:value="10.267923" calcext:value-type="float">
            <text:p>10.27</text:p>
          </table:table-cell>
          <table:table-cell table:formula="of:=['file:///home/ana/Documents/PHD/Research/Implementation/sarpfiles/AuxFiles/TreatResults/GHscaledResults17.12/ResultsGHscaled50.ods'#$'Compare Time'.AJ70]" office:value-type="float" office:value="60.75657" calcext:value-type="float">
            <text:p>60.76</text:p>
          </table:table-cell>
          <table:table-cell table:formula="of:=['file:///home/ana/Documents/PHD/Research/Implementation/sarpfiles/AuxFiles/TreatResults/GHscaledResults17.12/ResultsGHscaled50.ods'#$'Compare Time'.AK70]" office:value-type="float" office:value="9.773168" calcext:value-type="float">
            <text:p>9.77</text:p>
          </table:table-cell>
          <table:table-cell table:formula="of:=['file:///home/ana/Documents/PHD/Research/Implementation/sarpfiles/AuxFiles/TreatResults/GHscaledResults17.12/ResultsGHscaled50.ods'#$'Compare Time'.AL70]" office:value-type="float" office:value="12.814581" calcext:value-type="float">
            <text:p>12.81</text:p>
          </table:table-cell>
          <table:table-cell table:formula="of:=['file:///home/ana/Documents/PHD/Research/Implementation/sarpfiles/AuxFiles/TreatResults/GHscaledResults17.12/ResultsGHscaled50.ods'#$'Compare Time'.AM70]" office:value-type="float" office:value="5.560413" calcext:value-type="float">
            <text:p>5.56</text:p>
          </table:table-cell>
          <table:table-cell table:formula="of:=['file:///home/ana/Documents/PHD/Research/Implementation/sarpfiles/AuxFiles/TreatResults/GHscaledResults17.12/ResultsGHscaled50.ods'#$'Compare Time'.AN70]" office:value-type="float" office:value="3.185327" calcext:value-type="float">
            <text:p>3.19</text:p>
          </table:table-cell>
          <table:table-cell table:formula="of:=['file:///home/ana/Documents/PHD/Research/Implementation/sarpfiles/AuxFiles/TreatResults/GHscaledResults17.12/ResultsGHscaled50.ods'#$'Compare Time'.AO70]" office:value-type="float" office:value="12.39806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P70]" office:value-type="float" office:value="61.81904" calcext:value-type="float">
            <text:p>61.82</text:p>
          </table:table-cell>
          <table:table-cell table:formula="of:=['file:///home/ana/Documents/PHD/Research/Implementation/sarpfiles/AuxFiles/TreatResults/GHscaledResults17.12/ResultsGHscaled50.ods'#$'Compare Time'.AQ70]" office:value-type="float" office:value="4.2225769" calcext:value-type="float">
            <text:p>4.22</text:p>
          </table:table-cell>
          <table:table-cell table:formula="of:=['file:///home/ana/Documents/PHD/Research/Implementation/sarpfiles/AuxFiles/TreatResults/GHscaledResults17.12/ResultsGHscaled50.ods'#$'Compare Time'.AR70]" office:value-type="float" office:value="13.05993" calcext:value-type="float">
            <text:p>13.06</text:p>
          </table:table-cell>
          <table:table-cell table:formula="of:=['file:///home/ana/Documents/PHD/Research/Implementation/sarpfiles/AuxFiles/TreatResults/GHscaledResults17.12/ResultsGHscaled50.ods'#$'Compare Time'.AS70]" office:value-type="float" office:value="6.939845" calcext:value-type="float">
            <text:p>6.94</text:p>
          </table:table-cell>
          <table:table-cell table:formula="of:=['file:///home/ana/Documents/PHD/Research/Implementation/sarpfiles/AuxFiles/TreatResults/GHscaledResults17.12/ResultsGHscaled50.ods'#$'Compare Time'.AT70]" office:value-type="float" office:value="5.170519" calcext:value-type="float">
            <text:p>5.17</text:p>
          </table:table-cell>
          <table:table-cell table:formula="of:=['file:///home/ana/Documents/PHD/Research/Implementation/sarpfiles/AuxFiles/TreatResults/GHscaledResults17.12/ResultsGHscaled50.ods'#$'Compare Time'.AU70]" office:value-type="float" office:value="13.158284" calcext:value-type="float">
            <text:p>13.16</text:p>
          </table:table-cell>
          <table:table-cell table:formula="of:=['file:///home/ana/Documents/PHD/Research/Implementation/sarpfiles/AuxFiles/TreatResults/GHscaledResults17.12/ResultsGHscaled50.ods'#$'Compare Time'.AV70]" office:value-type="float" office:value="63.2021222222222" calcext:value-type="float">
            <text:p>63.20</text:p>
          </table:table-cell>
          <table:table-cell table:formula="of:=['file:///home/ana/Documents/PHD/Research/Implementation/sarpfiles/AuxFiles/TreatResults/GHscaledResults17.12/ResultsGHscaled50.ods'#$'Compare Time'.AW70]" office:value-type="float" office:value="5.32169777777778" calcext:value-type="float">
            <text:p>5.32</text:p>
          </table:table-cell>
          <table:table-cell office:value-type="float" office:value="15.81488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724376" calcext:value-type="float">
            <text:p>13.72</text:p>
          </table:table-cell>
          <table:table-cell office:value-type="float" office:value="70.46076" calcext:value-type="float">
            <text:p>70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285987" calcext:value-type="float">
            <text:p>62.29</text:p>
          </table:table-cell>
          <table:table-cell office:value-type="float" office:value="0" calcext:value-type="float">
            <text:p>0</text:p>
          </table:table-cell>
          <table:table-cell office:value-type="float" office:value="21.167533" calcext:value-type="float">
            <text:p>21.17</text:p>
          </table:table-cell>
          <table:table-cell office:value-type="float" office:value="0" calcext:value-type="float">
            <text:p>0.00</text:p>
          </table:table-cell>
          <table:table-cell office:value-type="float" office:value="16.5464799999998" calcext:value-type="float">
            <text:p>16.5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71]" office:value-type="float" office:value="12.256572" calcext:value-type="float">
            <text:p>12.26</text:p>
          </table:table-cell>
          <table:table-cell table:formula="of:=['file:///home/ana/Documents/PHD/Research/Implementation/sarpfiles/AuxFiles/TreatResults/GHscaledResults17.12/ResultsGHscaled50.ods'#$'Compare Time'.AY71]" office:value-type="float" office:value="7.39749" calcext:value-type="float">
            <text:p>7.40</text:p>
          </table:table-cell>
          <table:table-cell table:formula="of:=['file:///home/ana/Documents/PHD/Research/Implementation/sarpfiles/AuxFiles/TreatResults/GHscaledResults17.12/ResultsGHscaled50.ods'#$'Compare Time'.AZ71]" office:value-type="float" office:value="4.7234" calcext:value-type="float">
            <text:p>4.72</text:p>
          </table:table-cell>
          <table:table-cell table:formula="of:=['file:///home/ana/Documents/PHD/Research/Implementation/sarpfiles/AuxFiles/TreatResults/GHscaledResults17.12/ResultsGHscaled50.ods'#$'Compare Time'.BA71]" office:value-type="float" office:value="12.716358" calcext:value-type="float">
            <text:p>12.72</text:p>
          </table:table-cell>
          <table:table-cell table:formula="of:=['file:///home/ana/Documents/PHD/Research/Implementation/sarpfiles/AuxFiles/TreatResults/GHscaledResults17.12/ResultsGHscaled50.ods'#$'Compare Time'.BB71]" office:value-type="float" office:value="54.247" calcext:value-type="float">
            <text:p>54.25</text:p>
          </table:table-cell>
          <table:table-cell table:formula="of:=['file:///home/ana/Documents/PHD/Research/Implementation/sarpfiles/AuxFiles/TreatResults/GHscaledResults17.12/ResultsGHscaled50.ods'#$'Compare Time'.BC71]" office:value-type="float" office:value="8.659146" calcext:value-type="float">
            <text:p>8.66</text:p>
          </table:table-cell>
          <table:table-cell table:formula="of:=['file:///home/ana/Documents/PHD/Research/Implementation/sarpfiles/AuxFiles/TreatResults/GHscaledResults17.12/ResultsGHscaled50.ods'#$'Compare Time'.BD71]" office:value-type="float" office:value="11.367443" calcext:value-type="float">
            <text:p>11.37</text:p>
          </table:table-cell>
          <table:table-cell table:formula="of:=['file:///home/ana/Documents/PHD/Research/Implementation/sarpfiles/AuxFiles/TreatResults/GHscaledResults17.12/ResultsGHscaled50.ods'#$'Compare Time'.BE71]" office:value-type="float" office:value="7.906908" calcext:value-type="float">
            <text:p>7.91</text:p>
          </table:table-cell>
          <table:table-cell table:formula="of:=['file:///home/ana/Documents/PHD/Research/Implementation/sarpfiles/AuxFiles/TreatResults/GHscaledResults17.12/ResultsGHscaled50.ods'#$'Compare Time'.BF71]" office:value-type="float" office:value="4.997014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BG71]" office:value-type="float" office:value="11.418285" calcext:value-type="float">
            <text:p>11.42</text:p>
          </table:table-cell>
          <table:table-cell table:formula="of:=['file:///home/ana/Documents/PHD/Research/Implementation/sarpfiles/AuxFiles/TreatResults/GHscaledResults17.12/ResultsGHscaled50.ods'#$'Compare Time'.BH71]" office:value-type="float" office:value="57.12324" calcext:value-type="float">
            <text:p>57.12</text:p>
          </table:table-cell>
          <table:table-cell table:formula="of:=['file:///home/ana/Documents/PHD/Research/Implementation/sarpfiles/AuxFiles/TreatResults/GHscaledResults17.12/ResultsGHscaled50.ods'#$'Compare Time'.BI71]" office:value-type="float" office:value="7.1871073" calcext:value-type="float">
            <text:p>7.19</text:p>
          </table:table-cell>
          <table:table-cell table:formula="of:=['file:///home/ana/Documents/PHD/Research/Implementation/sarpfiles/AuxFiles/TreatResults/GHscaledResults17.12/ResultsGHscaled50.ods'#$'Compare Time'.BJ71]" office:value-type="float" office:value="12.053143" calcext:value-type="float">
            <text:p>12.05</text:p>
          </table:table-cell>
          <table:table-cell table:formula="of:=['file:///home/ana/Documents/PHD/Research/Implementation/sarpfiles/AuxFiles/TreatResults/GHscaledResults17.12/ResultsGHscaled50.ods'#$'Compare Time'.BK71]" office:value-type="float" office:value="8.151792" calcext:value-type="float">
            <text:p>8.15</text:p>
          </table:table-cell>
          <table:table-cell table:formula="of:=['file:///home/ana/Documents/PHD/Research/Implementation/sarpfiles/AuxFiles/TreatResults/GHscaledResults17.12/ResultsGHscaled50.ods'#$'Compare Time'.BL71]" office:value-type="float" office:value="4.137267" calcext:value-type="float">
            <text:p>4.14</text:p>
          </table:table-cell>
          <table:table-cell table:formula="of:=['file:///home/ana/Documents/PHD/Research/Implementation/sarpfiles/AuxFiles/TreatResults/GHscaledResults17.12/ResultsGHscaled50.ods'#$'Compare Time'.BM71]" office:value-type="float" office:value="10.602848" calcext:value-type="float">
            <text:p>10.60</text:p>
          </table:table-cell>
          <table:table-cell table:formula="of:=['file:///home/ana/Documents/PHD/Research/Implementation/sarpfiles/AuxFiles/TreatResults/GHscaledResults17.12/ResultsGHscaled50.ods'#$'Compare Time'.BN71]" office:value-type="float" office:value="54.11768" calcext:value-type="float">
            <text:p>54.12</text:p>
          </table:table-cell>
          <table:table-cell table:formula="of:=['file:///home/ana/Documents/PHD/Research/Implementation/sarpfiles/AuxFiles/TreatResults/GHscaledResults17.12/ResultsGHscaled50.ods'#$'Compare Time'.BO71]" office:value-type="float" office:value="10.9372586" calcext:value-type="float">
            <text:p>10.94</text:p>
          </table:table-cell>
          <table:table-cell table:formula="of:=['file:///home/ana/Documents/PHD/Research/Implementation/sarpfiles/AuxFiles/TreatResults/GHscaledResults17.12/ResultsGHscaled50.ods'#$'Compare Time'.BP71]" office:value-type="float" office:value="12.496247" calcext:value-type="float">
            <text:p>12.50</text:p>
          </table:table-cell>
          <table:table-cell table:formula="of:=['file:///home/ana/Documents/PHD/Research/Implementation/sarpfiles/AuxFiles/TreatResults/GHscaledResults17.12/ResultsGHscaled50.ods'#$'Compare Time'.BQ71]" office:value-type="float" office:value="9.221564" calcext:value-type="float">
            <text:p>9.22</text:p>
          </table:table-cell>
          <table:table-cell table:formula="of:=['file:///home/ana/Documents/PHD/Research/Implementation/sarpfiles/AuxFiles/TreatResults/GHscaledResults17.12/ResultsGHscaled50.ods'#$'Compare Time'.BR71]" office:value-type="float" office:value="4.615518" calcext:value-type="float">
            <text:p>4.62</text:p>
          </table:table-cell>
          <table:table-cell table:formula="of:=['file:///home/ana/Documents/PHD/Research/Implementation/sarpfiles/AuxFiles/TreatResults/GHscaledResults17.12/ResultsGHscaled50.ods'#$'Compare Time'.BS71]" office:value-type="float" office:value="10.990143" calcext:value-type="float">
            <text:p>10.99</text:p>
          </table:table-cell>
          <table:table-cell table:formula="of:=['file:///home/ana/Documents/PHD/Research/Implementation/sarpfiles/AuxFiles/TreatResults/GHscaledResults17.12/ResultsGHscaled50.ods'#$'Compare Time'.BT71]" office:value-type="float" office:value="57.89729" calcext:value-type="float">
            <text:p>57.90</text:p>
          </table:table-cell>
          <table:table-cell table:formula="of:=['file:///home/ana/Documents/PHD/Research/Implementation/sarpfiles/AuxFiles/TreatResults/GHscaledResults17.12/ResultsGHscaled50.ods'#$'Compare Time'.BU71]" office:value-type="float" office:value="4.779208" calcext:value-type="float">
            <text:p>4.78</text:p>
          </table:table-cell>
          <table:table-cell office:value-type="float" office:value="18.04876" calcext:value-type="float">
            <text:p>18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.82126" calcext:value-type="float">
            <text:p>15.82</text:p>
          </table:table-cell>
          <table:table-cell office:value-type="float" office:value="66.12997" calcext:value-type="float">
            <text:p>66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.47287" calcext:value-type="float">
            <text:p>54.47</text:p>
          </table:table-cell>
          <table:table-cell office:value-type="float" office:value="0" calcext:value-type="float">
            <text:p>0</text:p>
          </table:table-cell>
          <table:table-cell office:value-type="float" office:value="17.108287" calcext:value-type="float">
            <text:p>17.11</text:p>
          </table:table-cell>
          <table:table-cell office:value-type="float" office:value="0" calcext:value-type="float">
            <text:p>0.00</text:p>
          </table:table-cell>
          <table:table-cell office:value-type="float" office:value="28.4188300000001" calcext:value-type="float">
            <text:p>28.4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9]" office:value-type="float" office:value="20.075464" calcext:value-type="float">
            <text:p>20.08</text:p>
          </table:table-cell>
          <table:table-cell table:formula="of:=['file:///home/ana/Documents/PHD/Research/Implementation/sarpfiles/AuxFiles/TreatResults/GHscaledResults17.12/ResultsGHscaled50.ods'#$'Compare Time'.C69]" office:value-type="float" office:value="2.4141973" calcext:value-type="float">
            <text:p>2.41</text:p>
          </table:table-cell>
          <table:table-cell table:formula="of:=['file:///home/ana/Documents/PHD/Research/Implementation/sarpfiles/AuxFiles/TreatResults/GHscaledResults17.12/ResultsGHscaled50.ods'#$'Compare Time'.D69]" office:value-type="float" office:value="1.7481183" calcext:value-type="float">
            <text:p>1.75</text:p>
          </table:table-cell>
          <table:table-cell table:formula="of:=['file:///home/ana/Documents/PHD/Research/Implementation/sarpfiles/AuxFiles/TreatResults/GHscaledResults17.12/ResultsGHscaled50.ods'#$'Compare Time'.E69]" office:value-type="float" office:value="20.106493" calcext:value-type="float">
            <text:p>20.11</text:p>
          </table:table-cell>
          <table:table-cell table:formula="of:=['file:///home/ana/Documents/PHD/Research/Implementation/sarpfiles/AuxFiles/TreatResults/GHscaledResults17.12/ResultsGHscaled50.ods'#$'Compare Time'.F69]" office:value-type="float" office:value="65.481725" calcext:value-type="float">
            <text:p>65.48</text:p>
          </table:table-cell>
          <table:table-cell table:formula="of:=['file:///home/ana/Documents/PHD/Research/Implementation/sarpfiles/AuxFiles/TreatResults/GHscaledResults17.12/ResultsGHscaled50.ods'#$'Compare Time'.G69]" office:value-type="float" office:value="4.087933875" calcext:value-type="float">
            <text:p>4.09</text:p>
          </table:table-cell>
          <table:table-cell table:formula="of:=['file:///home/ana/Documents/PHD/Research/Implementation/sarpfiles/AuxFiles/TreatResults/GHscaledResults17.12/ResultsGHscaled50.ods'#$'Compare Time'.H69]" office:value-type="float" office:value="14.92442" calcext:value-type="float">
            <text:p>14.92</text:p>
          </table:table-cell>
          <table:table-cell table:formula="of:=['file:///home/ana/Documents/PHD/Research/Implementation/sarpfiles/AuxFiles/TreatResults/GHscaledResults17.12/ResultsGHscaled50.ods'#$'Compare Time'.I69]" office:value-type="float" office:value="2.3905451" calcext:value-type="float">
            <text:p>2.39</text:p>
          </table:table-cell>
          <table:table-cell table:formula="of:=['file:///home/ana/Documents/PHD/Research/Implementation/sarpfiles/AuxFiles/TreatResults/GHscaledResults17.12/ResultsGHscaled50.ods'#$'Compare Time'.J69]" office:value-type="float" office:value="1.8569431" calcext:value-type="float">
            <text:p>1.86</text:p>
          </table:table-cell>
          <table:table-cell table:formula="of:=['file:///home/ana/Documents/PHD/Research/Implementation/sarpfiles/AuxFiles/TreatResults/GHscaledResults17.12/ResultsGHscaled50.ods'#$'Compare Time'.K69]" office:value-type="float" office:value="14.334729" calcext:value-type="float">
            <text:p>14.33</text:p>
          </table:table-cell>
          <table:table-cell table:formula="of:=['file:///home/ana/Documents/PHD/Research/Implementation/sarpfiles/AuxFiles/TreatResults/GHscaledResults17.12/ResultsGHscaled50.ods'#$'Compare Time'.L69]" office:value-type="float" office:value="53.461723" calcext:value-type="float">
            <text:p>53.46</text:p>
          </table:table-cell>
          <table:table-cell table:formula="of:=['file:///home/ana/Documents/PHD/Research/Implementation/sarpfiles/AuxFiles/TreatResults/GHscaledResults17.12/ResultsGHscaled50.ods'#$'Compare Time'.M69]" office:value-type="float" office:value="13.031626" calcext:value-type="float">
            <text:p>13.03</text:p>
          </table:table-cell>
          <table:table-cell table:formula="of:=['file:///home/ana/Documents/PHD/Research/Implementation/sarpfiles/AuxFiles/TreatResults/GHscaledResults17.12/ResultsGHscaled50.ods'#$'Compare Time'.N69]" office:value-type="float" office:value="14.888364" calcext:value-type="float">
            <text:p>14.89</text:p>
          </table:table-cell>
          <table:table-cell table:formula="of:=['file:///home/ana/Documents/PHD/Research/Implementation/sarpfiles/AuxFiles/TreatResults/GHscaledResults17.12/ResultsGHscaled50.ods'#$'Compare Time'.O69]" office:value-type="float" office:value="1.8702933" calcext:value-type="float">
            <text:p>1.87</text:p>
          </table:table-cell>
          <table:table-cell table:formula="of:=['file:///home/ana/Documents/PHD/Research/Implementation/sarpfiles/AuxFiles/TreatResults/GHscaledResults17.12/ResultsGHscaled50.ods'#$'Compare Time'.P69]" office:value-type="float" office:value="1.2816563" calcext:value-type="float">
            <text:p>1.28</text:p>
          </table:table-cell>
          <table:table-cell table:formula="of:=['file:///home/ana/Documents/PHD/Research/Implementation/sarpfiles/AuxFiles/TreatResults/GHscaledResults17.12/ResultsGHscaled50.ods'#$'Compare Time'.Q69]" office:value-type="float" office:value="14.272233" calcext:value-type="float">
            <text:p>14.27</text:p>
          </table:table-cell>
          <table:table-cell table:formula="of:=['file:///home/ana/Documents/PHD/Research/Implementation/sarpfiles/AuxFiles/TreatResults/GHscaledResults17.12/ResultsGHscaled50.ods'#$'Compare Time'.R69]" office:value-type="float" office:value="60.34078" calcext:value-type="float">
            <text:p>60.34</text:p>
          </table:table-cell>
          <table:table-cell table:formula="of:=['file:///home/ana/Documents/PHD/Research/Implementation/sarpfiles/AuxFiles/TreatResults/GHscaledResults17.12/ResultsGHscaled50.ods'#$'Compare Time'.S69]" office:value-type="float" office:value="7.3466771" calcext:value-type="float">
            <text:p>7.35</text:p>
          </table:table-cell>
          <table:table-cell table:formula="of:=['file:///home/ana/Documents/PHD/Research/Implementation/sarpfiles/AuxFiles/TreatResults/GHscaledResults17.12/ResultsGHscaled50.ods'#$'Compare Time'.T69]" office:value-type="float" office:value="14.63335" calcext:value-type="float">
            <text:p>14.63</text:p>
          </table:table-cell>
          <table:table-cell table:formula="of:=['file:///home/ana/Documents/PHD/Research/Implementation/sarpfiles/AuxFiles/TreatResults/GHscaledResults17.12/ResultsGHscaled50.ods'#$'Compare Time'.U69]" office:value-type="float" office:value="2.3477771" calcext:value-type="float">
            <text:p>2.35</text:p>
          </table:table-cell>
          <table:table-cell table:formula="of:=['file:///home/ana/Documents/PHD/Research/Implementation/sarpfiles/AuxFiles/TreatResults/GHscaledResults17.12/ResultsGHscaled50.ods'#$'Compare Time'.V69]" office:value-type="float" office:value="1.8180781" calcext:value-type="float">
            <text:p>1.82</text:p>
          </table:table-cell>
          <table:table-cell table:formula="of:=['file:///home/ana/Documents/PHD/Research/Implementation/sarpfiles/AuxFiles/TreatResults/GHscaledResults17.12/ResultsGHscaled50.ods'#$'Compare Time'.W69]" office:value-type="float" office:value="13.997759" calcext:value-type="float">
            <text:p>14.00</text:p>
          </table:table-cell>
          <table:table-cell table:formula="of:=['file:///home/ana/Documents/PHD/Research/Implementation/sarpfiles/AuxFiles/TreatResults/GHscaledResults17.12/ResultsGHscaled50.ods'#$'Compare Time'.X69]" office:value-type="float" office:value="60.11376" calcext:value-type="float">
            <text:p>60.11</text:p>
          </table:table-cell>
          <table:table-cell table:formula="of:=['file:///home/ana/Documents/PHD/Research/Implementation/sarpfiles/AuxFiles/TreatResults/GHscaledResults17.12/ResultsGHscaled50.ods'#$'Compare Time'.Y69]" office:value-type="float" office:value="7.089255" calcext:value-type="float">
            <text:p>7.09</text:p>
          </table:table-cell>
          <table:table-cell office:value-type="float" office:value="15.542113" calcext:value-type="float">
            <text:p>15.5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846606" calcext:value-type="float">
            <text:p>13.85</text:p>
          </table:table-cell>
          <table:table-cell office:value-type="float" office:value="70.61127" calcext:value-type="float">
            <text:p>70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3.54098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6.45902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9.99999999999991" calcext:value-type="float">
            <text:p>1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Z71]" office:value-type="float" office:value="12.38378" calcext:value-type="float">
            <text:p>12.38</text:p>
          </table:table-cell>
          <table:table-cell table:formula="of:=['file:///home/ana/Documents/PHD/Research/Implementation/sarpfiles/AuxFiles/TreatResults/GHscaledResults17.12/ResultsGHscaled50.ods'#$'Compare Time'.AA71]" office:value-type="float" office:value="5.448044" calcext:value-type="float">
            <text:p>5.45</text:p>
          </table:table-cell>
          <table:table-cell table:formula="of:=['file:///home/ana/Documents/PHD/Research/Implementation/sarpfiles/AuxFiles/TreatResults/GHscaledResults17.12/ResultsGHscaled50.ods'#$'Compare Time'.AB71]" office:value-type="float" office:value="3.586736" calcext:value-type="float">
            <text:p>3.59</text:p>
          </table:table-cell>
          <table:table-cell table:formula="of:=['file:///home/ana/Documents/PHD/Research/Implementation/sarpfiles/AuxFiles/TreatResults/GHscaledResults17.12/ResultsGHscaled50.ods'#$'Compare Time'.AC71]" office:value-type="float" office:value="12.55926" calcext:value-type="float">
            <text:p>12.56</text:p>
          </table:table-cell>
          <table:table-cell table:formula="of:=['file:///home/ana/Documents/PHD/Research/Implementation/sarpfiles/AuxFiles/TreatResults/GHscaledResults17.12/ResultsGHscaled50.ods'#$'Compare Time'.AD71]" office:value-type="float" office:value="62.81365" calcext:value-type="float">
            <text:p>62.81</text:p>
          </table:table-cell>
          <table:table-cell table:formula="of:=['file:///home/ana/Documents/PHD/Research/Implementation/sarpfiles/AuxFiles/TreatResults/GHscaledResults17.12/ResultsGHscaled50.ods'#$'Compare Time'.AE71]" office:value-type="float" office:value="3.2085307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AF71]" office:value-type="float" office:value="10.7351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AG71]" office:value-type="float" office:value="6.397433" calcext:value-type="float">
            <text:p>6.40</text:p>
          </table:table-cell>
          <table:table-cell table:formula="of:=['file:///home/ana/Documents/PHD/Research/Implementation/sarpfiles/AuxFiles/TreatResults/GHscaledResults17.12/ResultsGHscaled50.ods'#$'Compare Time'.AH71]" office:value-type="float" office:value="4.69398" calcext:value-type="float">
            <text:p>4.69</text:p>
          </table:table-cell>
          <table:table-cell table:formula="of:=['file:///home/ana/Documents/PHD/Research/Implementation/sarpfiles/AuxFiles/TreatResults/GHscaledResults17.12/ResultsGHscaled50.ods'#$'Compare Time'.AI71]" office:value-type="float" office:value="10.704338" calcext:value-type="float">
            <text:p>10.70</text:p>
          </table:table-cell>
          <table:table-cell table:formula="of:=['file:///home/ana/Documents/PHD/Research/Implementation/sarpfiles/AuxFiles/TreatResults/GHscaledResults17.12/ResultsGHscaled50.ods'#$'Compare Time'.AJ71]" office:value-type="float" office:value="63.67144" calcext:value-type="float">
            <text:p>63.67</text:p>
          </table:table-cell>
          <table:table-cell table:formula="of:=['file:///home/ana/Documents/PHD/Research/Implementation/sarpfiles/AuxFiles/TreatResults/GHscaledResults17.12/ResultsGHscaled50.ods'#$'Compare Time'.AK71]" office:value-type="float" office:value="3.797719" calcext:value-type="float">
            <text:p>3.80</text:p>
          </table:table-cell>
          <table:table-cell table:formula="of:=['file:///home/ana/Documents/PHD/Research/Implementation/sarpfiles/AuxFiles/TreatResults/GHscaledResults17.12/ResultsGHscaled50.ods'#$'Compare Time'.AL71]" office:value-type="float" office:value="12.600122" calcext:value-type="float">
            <text:p>12.60</text:p>
          </table:table-cell>
          <table:table-cell table:formula="of:=['file:///home/ana/Documents/PHD/Research/Implementation/sarpfiles/AuxFiles/TreatResults/GHscaledResults17.12/ResultsGHscaled50.ods'#$'Compare Time'.AM71]" office:value-type="float" office:value="6.166526" calcext:value-type="float">
            <text:p>6.17</text:p>
          </table:table-cell>
          <table:table-cell table:formula="of:=['file:///home/ana/Documents/PHD/Research/Implementation/sarpfiles/AuxFiles/TreatResults/GHscaledResults17.12/ResultsGHscaled50.ods'#$'Compare Time'.AN71]" office:value-type="float" office:value="3.390959" calcext:value-type="float">
            <text:p>3.39</text:p>
          </table:table-cell>
          <table:table-cell table:formula="of:=['file:///home/ana/Documents/PHD/Research/Implementation/sarpfiles/AuxFiles/TreatResults/GHscaledResults17.12/ResultsGHscaled50.ods'#$'Compare Time'.AO71]" office:value-type="float" office:value="11.834978" calcext:value-type="float">
            <text:p>11.83</text:p>
          </table:table-cell>
          <table:table-cell table:formula="of:=['file:///home/ana/Documents/PHD/Research/Implementation/sarpfiles/AuxFiles/TreatResults/GHscaledResults17.12/ResultsGHscaled50.ods'#$'Compare Time'.AP71]" office:value-type="float" office:value="62.793" calcext:value-type="float">
            <text:p>62.79</text:p>
          </table:table-cell>
          <table:table-cell table:formula="of:=['file:///home/ana/Documents/PHD/Research/Implementation/sarpfiles/AuxFiles/TreatResults/GHscaledResults17.12/ResultsGHscaled50.ods'#$'Compare Time'.AQ71]" office:value-type="float" office:value="3.2144179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AR71]" office:value-type="float" office:value="11.394441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AS71]" office:value-type="float" office:value="6.505709" calcext:value-type="float">
            <text:p>6.51</text:p>
          </table:table-cell>
          <table:table-cell table:formula="of:=['file:///home/ana/Documents/PHD/Research/Implementation/sarpfiles/AuxFiles/TreatResults/GHscaledResults17.12/ResultsGHscaled50.ods'#$'Compare Time'.AT71]" office:value-type="float" office:value="4.014949" calcext:value-type="float">
            <text:p>4.01</text:p>
          </table:table-cell>
          <table:table-cell table:formula="of:=['file:///home/ana/Documents/PHD/Research/Implementation/sarpfiles/AuxFiles/TreatResults/GHscaledResults17.12/ResultsGHscaled50.ods'#$'Compare Time'.AU71]" office:value-type="float" office:value="10.676497" calcext:value-type="float">
            <text:p>10.68</text:p>
          </table:table-cell>
          <table:table-cell table:formula="of:=['file:///home/ana/Documents/PHD/Research/Implementation/sarpfiles/AuxFiles/TreatResults/GHscaledResults17.12/ResultsGHscaled50.ods'#$'Compare Time'.AV71]" office:value-type="float" office:value="63.6084" calcext:value-type="float">
            <text:p>63.61</text:p>
          </table:table-cell>
          <table:table-cell table:formula="of:=['file:///home/ana/Documents/PHD/Research/Implementation/sarpfiles/AuxFiles/TreatResults/GHscaledResults17.12/ResultsGHscaled50.ods'#$'Compare Time'.AW71]" office:value-type="float" office:value="3.799995" calcext:value-type="float">
            <text:p>3.80</text:p>
          </table:table-cell>
          <table:table-cell office:value-type="float" office:value="18.05966" calcext:value-type="float">
            <text:p>18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6.07364" calcext:value-type="float">
            <text:p>16.07</text:p>
          </table:table-cell>
          <table:table-cell office:value-type="float" office:value="65.86668" calcext:value-type="float">
            <text:p>65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9.07143" calcext:value-type="float">
            <text:p>49.07</text:p>
          </table:table-cell>
          <table:table-cell office:value-type="float" office:value="0" calcext:value-type="float">
            <text:p>0</text:p>
          </table:table-cell>
          <table:table-cell office:value-type="float" office:value="18.439517" calcext:value-type="float">
            <text:p>18.44</text:p>
          </table:table-cell>
          <table:table-cell office:value-type="float" office:value="0" calcext:value-type="float">
            <text:p>0.00</text:p>
          </table:table-cell>
          <table:table-cell office:value-type="float" office:value="32.4890499999999" calcext:value-type="float">
            <text:p>32.4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70]" office:value-type="float" office:value="37.5009" calcext:value-type="float">
            <text:p>37.50</text:p>
          </table:table-cell>
          <table:table-cell table:formula="of:=['file:///home/ana/Documents/PHD/Research/Implementation/sarpfiles/AuxFiles/TreatResults/GHscaledResults17.12/ResultsGHscaled50.ods'#$'Compare Time'.C70]" office:value-type="float" office:value="1.796536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D70]" office:value-type="float" office:value="1.412578" calcext:value-type="float">
            <text:p>1.41</text:p>
          </table:table-cell>
          <table:table-cell table:formula="of:=['file:///home/ana/Documents/PHD/Research/Implementation/sarpfiles/AuxFiles/TreatResults/GHscaledResults17.12/ResultsGHscaled50.ods'#$'Compare Time'.E70]" office:value-type="float" office:value="32.26386" calcext:value-type="float">
            <text:p>32.26</text:p>
          </table:table-cell>
          <table:table-cell table:formula="of:=['file:///home/ana/Documents/PHD/Research/Implementation/sarpfiles/AuxFiles/TreatResults/GHscaledResults17.12/ResultsGHscaled50.ods'#$'Compare Time'.F70]" office:value-type="float" office:value="63.46025" calcext:value-type="float">
            <text:p>63.46</text:p>
          </table:table-cell>
          <table:table-cell table:formula="of:=['file:///home/ana/Documents/PHD/Research/Implementation/sarpfiles/AuxFiles/TreatResults/GHscaledResults17.12/ResultsGHscaled50.ods'#$'Compare Time'.G70]" office:value-type="float" office:value="4.1050945" calcext:value-type="float">
            <text:p>4.11</text:p>
          </table:table-cell>
          <table:table-cell table:formula="of:=['file:///home/ana/Documents/PHD/Research/Implementation/sarpfiles/AuxFiles/TreatResults/GHscaledResults17.12/ResultsGHscaled50.ods'#$'Compare Time'.H70]" office:value-type="float" office:value="17.59828" calcext:value-type="float">
            <text:p>17.60</text:p>
          </table:table-cell>
          <table:table-cell table:formula="of:=['file:///home/ana/Documents/PHD/Research/Implementation/sarpfiles/AuxFiles/TreatResults/GHscaledResults17.12/ResultsGHscaled50.ods'#$'Compare Time'.I70]" office:value-type="float" office:value="1.578012" calcext:value-type="float">
            <text:p>1.58</text:p>
          </table:table-cell>
          <table:table-cell table:formula="of:=['file:///home/ana/Documents/PHD/Research/Implementation/sarpfiles/AuxFiles/TreatResults/GHscaledResults17.12/ResultsGHscaled50.ods'#$'Compare Time'.J70]" office:value-type="float" office:value="1.5417452" calcext:value-type="float">
            <text:p>1.54</text:p>
          </table:table-cell>
          <table:table-cell table:formula="of:=['file:///home/ana/Documents/PHD/Research/Implementation/sarpfiles/AuxFiles/TreatResults/GHscaledResults17.12/ResultsGHscaled50.ods'#$'Compare Time'.K70]" office:value-type="float" office:value="14.92713" calcext:value-type="float">
            <text:p>14.93</text:p>
          </table:table-cell>
          <table:table-cell table:formula="of:=['file:///home/ana/Documents/PHD/Research/Implementation/sarpfiles/AuxFiles/TreatResults/GHscaledResults17.12/ResultsGHscaled50.ods'#$'Compare Time'.L70]" office:value-type="float" office:value="52.25726" calcext:value-type="float">
            <text:p>52.26</text:p>
          </table:table-cell>
          <table:table-cell table:formula="of:=['file:///home/ana/Documents/PHD/Research/Implementation/sarpfiles/AuxFiles/TreatResults/GHscaledResults17.12/ResultsGHscaled50.ods'#$'Compare Time'.M70]" office:value-type="float" office:value="12.0975638" calcext:value-type="float">
            <text:p>12.10</text:p>
          </table:table-cell>
          <table:table-cell table:formula="of:=['file:///home/ana/Documents/PHD/Research/Implementation/sarpfiles/AuxFiles/TreatResults/GHscaledResults17.12/ResultsGHscaled50.ods'#$'Compare Time'.N70]" office:value-type="float" office:value="18.53163" calcext:value-type="float">
            <text:p>18.53</text:p>
          </table:table-cell>
          <table:table-cell table:formula="of:=['file:///home/ana/Documents/PHD/Research/Implementation/sarpfiles/AuxFiles/TreatResults/GHscaledResults17.12/ResultsGHscaled50.ods'#$'Compare Time'.O70]" office:value-type="float" office:value="0.93162" calcext:value-type="float">
            <text:p>0.93</text:p>
          </table:table-cell>
          <table:table-cell table:formula="of:=['file:///home/ana/Documents/PHD/Research/Implementation/sarpfiles/AuxFiles/TreatResults/GHscaledResults17.12/ResultsGHscaled50.ods'#$'Compare Time'.P70]" office:value-type="float" office:value="0.7373843" calcext:value-type="float">
            <text:p>0.74</text:p>
          </table:table-cell>
          <table:table-cell table:formula="of:=['file:///home/ana/Documents/PHD/Research/Implementation/sarpfiles/AuxFiles/TreatResults/GHscaledResults17.12/ResultsGHscaled50.ods'#$'Compare Time'.Q70]" office:value-type="float" office:value="15.66677" calcext:value-type="float">
            <text:p>15.67</text:p>
          </table:table-cell>
          <table:table-cell table:formula="of:=['file:///home/ana/Documents/PHD/Research/Implementation/sarpfiles/AuxFiles/TreatResults/GHscaledResults17.12/ResultsGHscaled50.ods'#$'Compare Time'.R70]" office:value-type="float" office:value="54.41525" calcext:value-type="float">
            <text:p>54.42</text:p>
          </table:table-cell>
          <table:table-cell table:formula="of:=['file:///home/ana/Documents/PHD/Research/Implementation/sarpfiles/AuxFiles/TreatResults/GHscaledResults17.12/ResultsGHscaled50.ods'#$'Compare Time'.S70]" office:value-type="float" office:value="9.7173698" calcext:value-type="float">
            <text:p>9.72</text:p>
          </table:table-cell>
          <table:table-cell table:formula="of:=['file:///home/ana/Documents/PHD/Research/Implementation/sarpfiles/AuxFiles/TreatResults/GHscaledResults17.12/ResultsGHscaled50.ods'#$'Compare Time'.T70]" office:value-type="float" office:value="19.34497" calcext:value-type="float">
            <text:p>19.34</text:p>
          </table:table-cell>
          <table:table-cell table:formula="of:=['file:///home/ana/Documents/PHD/Research/Implementation/sarpfiles/AuxFiles/TreatResults/GHscaledResults17.12/ResultsGHscaled50.ods'#$'Compare Time'.U70]" office:value-type="float" office:value="0.802089" calcext:value-type="float">
            <text:p>0.80</text:p>
          </table:table-cell>
          <table:table-cell table:formula="of:=['file:///home/ana/Documents/PHD/Research/Implementation/sarpfiles/AuxFiles/TreatResults/GHscaledResults17.12/ResultsGHscaled50.ods'#$'Compare Time'.V70]" office:value-type="float" office:value="0.8988985" calcext:value-type="float">
            <text:p>0.90</text:p>
          </table:table-cell>
          <table:table-cell table:formula="of:=['file:///home/ana/Documents/PHD/Research/Implementation/sarpfiles/AuxFiles/TreatResults/GHscaledResults17.12/ResultsGHscaled50.ods'#$'Compare Time'.W70]" office:value-type="float" office:value="16.49298" calcext:value-type="float">
            <text:p>16.49</text:p>
          </table:table-cell>
          <table:table-cell table:formula="of:=['file:///home/ana/Documents/PHD/Research/Implementation/sarpfiles/AuxFiles/TreatResults/GHscaledResults17.12/ResultsGHscaled50.ods'#$'Compare Time'.X70]" office:value-type="float" office:value="51.57866" calcext:value-type="float">
            <text:p>51.58</text:p>
          </table:table-cell>
          <table:table-cell table:formula="of:=['file:///home/ana/Documents/PHD/Research/Implementation/sarpfiles/AuxFiles/TreatResults/GHscaledResults17.12/ResultsGHscaled50.ods'#$'Compare Time'.Y70]" office:value-type="float" office:value="10.8823938" calcext:value-type="float">
            <text:p>10.88</text:p>
          </table:table-cell>
          <table:table-cell office:value-type="float" office:value="17.93493" calcext:value-type="float">
            <text:p>17.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633678" calcext:value-type="float">
            <text:p>14.63</text:p>
          </table:table-cell>
          <table:table-cell office:value-type="float" office:value="67.4314" calcext:value-type="float">
            <text:p>67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4.65353" calcext:value-type="float">
            <text:p>24.65</text:p>
          </table:table-cell>
          <table:table-cell office:value-type="float" office:value="0" calcext:value-type="float">
            <text:p>0</text:p>
          </table:table-cell>
          <table:table-cell office:value-type="float" office:value="15.34647" calcext:value-type="float">
            <text:p>15.35</text:p>
          </table:table-cell>
          <table:table-cell office:value-type="float" office:value="0" calcext:value-type="float">
            <text:p>0.00</text:p>
          </table:table-cell>
          <table:table-cell office:value-type="float" office:value="8.04932E-015" calcext:value-type="float">
            <text:p>0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6" table:formula="of:=['file:///home/ana/Documents/PHD/Research/Implementation/sarpfiles/AuxFiles/TreatResults/GHscaledResults17.12/ResultsGHscaled50.ods'#$'Compare Time'.B71]" office:value-type="float" office:value="48.93452" calcext:value-type="float">
            <text:p>48.93</text:p>
          </table:table-cell>
          <table:table-cell table:style-name="ce58" table:formula="of:=['file:///home/ana/Documents/PHD/Research/Implementation/sarpfiles/AuxFiles/TreatResults/GHscaledResults17.12/ResultsGHscaled50.ods'#$'Compare Time'.C71]" office:value-type="float" office:value="4.759152" calcext:value-type="float">
            <text:p>4.76</text:p>
          </table:table-cell>
          <table:table-cell table:style-name="ce58" table:formula="of:=['file:///home/ana/Documents/PHD/Research/Implementation/sarpfiles/AuxFiles/TreatResults/GHscaledResults17.12/ResultsGHscaled50.ods'#$'Compare Time'.D71]" office:value-type="float" office:value="3.296374" calcext:value-type="float">
            <text:p>3.30</text:p>
          </table:table-cell>
          <table:table-cell table:style-name="ce58" table:formula="of:=['file:///home/ana/Documents/PHD/Research/Implementation/sarpfiles/AuxFiles/TreatResults/GHscaledResults17.12/ResultsGHscaled50.ods'#$'Compare Time'.E71]" office:value-type="float" office:value="43.00995" calcext:value-type="float">
            <text:p>43.01</text:p>
          </table:table-cell>
          <table:table-cell table:number-columns-repeated="2" table:style-name="ce58" office:value-type="float" office:value="0" calcext:value-type="float">
            <text:p>0.00</text:p>
          </table:table-cell>
          <table:table-cell table:style-name="ce56" table:formula="of:=['file:///home/ana/Documents/PHD/Research/Implementation/sarpfiles/AuxFiles/TreatResults/GHscaledResults17.12/ResultsGHscaled50.ods'#$'Compare Time'.H71]" office:value-type="float" office:value="20.07631" calcext:value-type="float">
            <text:p>20.08</text:p>
          </table:table-cell>
          <table:table-cell table:style-name="ce58" table:formula="of:=['file:///home/ana/Documents/PHD/Research/Implementation/sarpfiles/AuxFiles/TreatResults/GHscaledResults17.12/ResultsGHscaled50.ods'#$'Compare Time'.I71]" office:value-type="float" office:value="2.602889" calcext:value-type="float">
            <text:p>2.60</text:p>
          </table:table-cell>
          <table:table-cell table:style-name="ce58" table:formula="of:=['file:///home/ana/Documents/PHD/Research/Implementation/sarpfiles/AuxFiles/TreatResults/GHscaledResults17.12/ResultsGHscaled50.ods'#$'Compare Time'.J71]" office:value-type="float" office:value="1.954621" calcext:value-type="float">
            <text:p>1.95</text:p>
          </table:table-cell>
          <table:table-cell table:style-name="ce58" table:formula="of:=['file:///home/ana/Documents/PHD/Research/Implementation/sarpfiles/AuxFiles/TreatResults/GHscaledResults17.12/ResultsGHscaled50.ods'#$'Compare Time'.K71]" office:value-type="float" office:value="17.76736" calcext:value-type="float">
            <text:p>17.77</text:p>
          </table:table-cell>
          <table:table-cell table:style-name="ce58" table:formula="of:=['file:///home/ana/Documents/PHD/Research/Implementation/sarpfiles/AuxFiles/TreatResults/GHscaledResults17.12/ResultsGHscaled50.ods'#$'Compare Time'.L71]" office:value-type="float" office:value="37.657901" calcext:value-type="float">
            <text:p>37.66</text:p>
          </table:table-cell>
          <table:table-cell table:style-name="ce62" table:formula="of:=['file:///home/ana/Documents/PHD/Research/Implementation/sarpfiles/AuxFiles/TreatResults/GHscaledResults17.12/ResultsGHscaled50.ods'#$'Compare Time'.M71]" office:value-type="float" office:value="19.9409191" calcext:value-type="float">
            <text:p>19.94</text:p>
          </table:table-cell>
          <table:table-cell table:style-name="ce58" table:formula="of:=['file:///home/ana/Documents/PHD/Research/Implementation/sarpfiles/AuxFiles/TreatResults/GHscaledResults17.12/ResultsGHscaled50.ods'#$'Compare Time'.N71]" office:value-type="float" office:value="20.67243" calcext:value-type="float">
            <text:p>20.67</text:p>
          </table:table-cell>
          <table:table-cell table:style-name="ce58" table:formula="of:=['file:///home/ana/Documents/PHD/Research/Implementation/sarpfiles/AuxFiles/TreatResults/GHscaledResults17.12/ResultsGHscaled50.ods'#$'Compare Time'.O71]" office:value-type="float" office:value="2.035368" calcext:value-type="float">
            <text:p>2.04</text:p>
          </table:table-cell>
          <table:table-cell table:style-name="ce58" table:formula="of:=['file:///home/ana/Documents/PHD/Research/Implementation/sarpfiles/AuxFiles/TreatResults/GHscaledResults17.12/ResultsGHscaled50.ods'#$'Compare Time'.P71]" office:value-type="float" office:value="1.426646" calcext:value-type="float">
            <text:p>1.43</text:p>
          </table:table-cell>
          <table:table-cell table:style-name="ce58" table:formula="of:=['file:///home/ana/Documents/PHD/Research/Implementation/sarpfiles/AuxFiles/TreatResults/GHscaledResults17.12/ResultsGHscaled50.ods'#$'Compare Time'.Q71]" office:value-type="float" office:value="18.48233" calcext:value-type="float">
            <text:p>18.48</text:p>
          </table:table-cell>
          <table:table-cell table:style-name="ce58" table:formula="of:=['file:///home/ana/Documents/PHD/Research/Implementation/sarpfiles/AuxFiles/TreatResults/GHscaledResults17.12/ResultsGHscaled50.ods'#$'Compare Time'.R71]" office:value-type="float" office:value="39.148095" calcext:value-type="float">
            <text:p>39.15</text:p>
          </table:table-cell>
          <table:table-cell table:style-name="ce58" table:formula="of:=['file:///home/ana/Documents/PHD/Research/Implementation/sarpfiles/AuxFiles/TreatResults/GHscaledResults17.12/ResultsGHscaled50.ods'#$'Compare Time'.S71]" office:value-type="float" office:value="18.235136" calcext:value-type="float">
            <text:p>18.24</text:p>
          </table:table-cell>
          <table:table-cell table:style-name="ce56" table:formula="of:=['file:///home/ana/Documents/PHD/Research/Implementation/sarpfiles/AuxFiles/TreatResults/GHscaledResults17.12/ResultsGHscaled50.ods'#$'Compare Time'.T71]" office:value-type="float" office:value="19.56222" calcext:value-type="float">
            <text:p>19.56</text:p>
          </table:table-cell>
          <table:table-cell table:style-name="ce58" table:formula="of:=['file:///home/ana/Documents/PHD/Research/Implementation/sarpfiles/AuxFiles/TreatResults/GHscaledResults17.12/ResultsGHscaled50.ods'#$'Compare Time'.U71]" office:value-type="float" office:value="2.518101" calcext:value-type="float">
            <text:p>2.52</text:p>
          </table:table-cell>
          <table:table-cell table:style-name="ce58" table:formula="of:=['file:///home/ana/Documents/PHD/Research/Implementation/sarpfiles/AuxFiles/TreatResults/GHscaledResults17.12/ResultsGHscaled50.ods'#$'Compare Time'.V71]" office:value-type="float" office:value="1.9219204" calcext:value-type="float">
            <text:p>1.92</text:p>
          </table:table-cell>
          <table:table-cell table:style-name="ce58" table:formula="of:=['file:///home/ana/Documents/PHD/Research/Implementation/sarpfiles/AuxFiles/TreatResults/GHscaledResults17.12/ResultsGHscaled50.ods'#$'Compare Time'.W71]" office:value-type="float" office:value="17.3428" calcext:value-type="float">
            <text:p>17.34</text:p>
          </table:table-cell>
          <table:table-cell table:style-name="ce58" table:formula="of:=['file:///home/ana/Documents/PHD/Research/Implementation/sarpfiles/AuxFiles/TreatResults/GHscaledResults17.12/ResultsGHscaled50.ods'#$'Compare Time'.X71]" office:value-type="float" office:value="44.00148" calcext:value-type="float">
            <text:p>44.00</text:p>
          </table:table-cell>
          <table:table-cell table:style-name="ce62" table:formula="of:=['file:///home/ana/Documents/PHD/Research/Implementation/sarpfiles/AuxFiles/TreatResults/GHscaledResults17.12/ResultsGHscaled50.ods'#$'Compare Time'.Y71]" office:value-type="float" office:value="14.653479" calcext:value-type="float">
            <text:p>14.65</text:p>
          </table:table-cell>
          <table:table-cell table:style-name="ce58" office:value-type="float" office:value="18.59379" calcext:value-type="float">
            <text:p>18.59</text:p>
          </table:table-cell>
          <table:table-cell table:number-columns-repeated="2" table:style-name="ce58" office:value-type="float" office:value="0" calcext:value-type="float">
            <text:p>0.00</text:p>
          </table:table-cell>
          <table:table-cell table:style-name="ce58" office:value-type="float" office:value="15.82703" calcext:value-type="float">
            <text:p>15.83</text:p>
          </table:table-cell>
          <table:table-cell table:style-name="ce58" office:value-type="float" office:value="65.57919" calcext:value-type="float">
            <text:p>65.58</text:p>
          </table:table-cell>
          <table:table-cell table:style-name="ce58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office:value-type="float" office:value="31.86712" calcext:value-type="float">
            <text:p>31.87</text:p>
          </table:table-cell>
          <table:table-cell table:style-name="ce4" office:value-type="float" office:value="0" calcext:value-type="float">
            <text:p>0</text:p>
          </table:table-cell>
          <table:table-cell table:style-name="ce58" office:value-type="float" office:value="18.13288" calcext:value-type="float">
            <text:p>18.13</text:p>
          </table:table-cell>
          <table:table-cell table:style-name="ce58" office:value-type="float" office:value="0" calcext:value-type="float">
            <text:p>0.00</text:p>
          </table:table-cell>
          <table:table-cell table:style-name="ce62" office:value-type="float" office:value="30" calcext:value-type="float">
            <text:p>30.00</text:p>
          </table:table-cell>
        </table:table-row>
      </table:table>
      <table:table table:name="5.Comparing empty vehicle and wait times" table:style-name="ta1">
        <table:table-column table:style-name="co10" table:default-cell-style-name="ce29"/>
        <table:table-column table:style-name="co11" table:default-cell-style-name="ce2"/>
        <table:table-column table:style-name="co12" table:default-cell-style-name="ce70"/>
        <table:table-column table:style-name="co14" table:default-cell-style-name="ce75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2" table:default-cell-style-name="ce70"/>
        <table:table-column table:style-name="co14" table:default-cell-style-name="ce75"/>
        <table:table-column table:style-name="co15" table:default-cell-style-name="ce55"/>
        <table:table-column table:style-name="co16" table:default-cell-style-name="ce57"/>
        <table:table-column table:style-name="co15" table:default-cell-style-name="ce57"/>
        <table:table-column table:style-name="co16" table:default-cell-style-name="ce84"/>
        <table:table-column table:style-name="co15" table:default-cell-style-name="ce57"/>
        <table:table-column table:style-name="co16" table:default-cell-style-name="ce57"/>
        <table:table-column table:style-name="co15" table:default-cell-style-name="ce57"/>
        <table:table-column table:style-name="co16" table:default-cell-style-name="ce61"/>
        <table:table-column table:style-name="co8" table:number-columns-repeated="11" table:default-cell-style-name="Default"/>
        <table:table-row table:style-name="ro3"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35" office:value-type="string" calcext:value-type="string" table:number-columns-spanned="2" table:number-rows-spanned="1">
            <office:annotation draw:style-name="gr4" draw:text-style-name="P2" svg:width="1.1413in" svg:height="0.7083in" svg:x="1.8984in" svg:y="0.1776in" draw:caption-point-x="-0.2402in" draw:caption-point-y="0.0039in">
              <dc:date>2020-12-22T00:00:00</dc:date>
              <text:p text:style-name="P1"><text:span text:style-name="T1">Scenario where only customers are transported.</text:span></text:p>
            </office:annotation>
            <text:p>Customer only</text:p>
          </table:table-cell>
          <table:covered-table-cell table:style-name="ce72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3.0008in" svg:y="0.1776in" draw:caption-point-x="-0.2402in" draw:caption-point-y="0.0039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style-name="ce63"/>
          <table:table-cell table:style-name="ce18" office:value-type="string" calcext:value-type="string" table:number-columns-spanned="2" table:number-rows-spanned="1">
            <office:annotation draw:style-name="gr2" draw:text-style-name="P2" svg:width="1.1413in" svg:height="1.7898in" svg:x="4.1028in" svg:y="0.1776in" draw:caption-point-x="-0.2402in" draw:caption-point-y="0.0039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5.2047in" svg:y="0.1776in" draw:caption-point-x="-0.2402in" draw:caption-point-y="0.0039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79"/>
          <table:table-cell table:style-name="ce20" office:value-type="string" calcext:value-type="string" table:number-columns-spanned="2" table:number-rows-spanned="1">
            <office:annotation draw:style-name="gr3" draw:text-style-name="P2" svg:width="1.1413in" svg:height="1.9453in" svg:x="6.3067in" svg:y="0.1776in" draw:caption-point-x="-0.2402in" draw:caption-point-y="0.0039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79"/>
          <table:table-cell table:style-name="ce35" office:value-type="string" calcext:value-type="string" table:number-columns-spanned="2" table:number-rows-spanned="1">
            <office:annotation draw:style-name="gr4" draw:text-style-name="P2" svg:width="1.1413in" svg:height="0.7083in" svg:x="7.4472in" svg:y="0.1776in" draw:caption-point-x="-0.2402in" draw:caption-point-y="0.0039in">
              <dc:date>2020-12-22T00:00:00</dc:date>
              <text:p text:style-name="P1"><text:span text:style-name="T1">Scenario where only parcels are transported.</text:span></text:p>
            </office:annotation>
            <text:p>Parcel only</text:p>
          </table:table-cell>
          <table:covered-table-cell table:style-name="ce80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8.6402in" svg:y="0.1776in" draw:caption-point-x="-0.2402in" draw:caption-point-y="0.0039in">
              <dc:date>2020-12-22T00:00:00</dc:date>
              <text:p text:style-name="P1"><text:span text:style-name="T1">Scenario: Single customer, single 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style-name="ce63"/>
          <table:table-cell table:style-name="ce18" office:value-type="string" calcext:value-type="string" table:number-columns-spanned="2" table:number-rows-spanned="1">
            <office:annotation draw:style-name="gr2" draw:text-style-name="P2" svg:width="1.1413in" svg:height="1.7898in" svg:x="9.8331in" svg:y="0.1776in" draw:caption-point-x="-0.2402in" draw:caption-point-y="0.0039in">
              <dc:date>2020-12-22T00:00:00</dc:date>
              <text:p text:style-name="P1"><text:span text:style-name="T1">Scenario: Multiple customers, 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11.0264in" svg:y="0.1776in" draw:caption-point-x="-0.2402in" draw:caption-point-y="0.0039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3" draw:text-style-name="P2" svg:width="1.1413in" svg:height="1.9453in" svg:x="12.2193in" svg:y="0.1776in" draw:caption-point-x="-0.2402in" draw:caption-point-y="0.0039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79"/>
          <table:table-cell/>
          <table:table-cell table:style-name="ce87"/>
          <table:table-cell table:style-name="ce21"/>
          <table:table-cell table:style-name="ce19"/>
          <table:table-cell table:style-name="ce21" table:number-columns-repeated="2"/>
          <table:table-cell table:style-name="ce87"/>
          <table:table-cell table:style-name="ce21"/>
          <table:table-cell table:style-name="ce19"/>
          <table:table-cell table:style-name="ce21" table:number-columns-repeated="2"/>
        </table:table-row>
        <table:table-row table:style-name="ro3">
          <table:table-cell table:style-name="ce65" office:value-type="string" calcext:value-type="string">
            <office:annotation draw:style-name="gr4" draw:text-style-name="P2" svg:width="1.1413in" svg:height="0.7083in" svg:x="0.5157in" svg:y="0.178in" draw:caption-point-x="-0.2402in" draw:caption-point-y="0.2071in">
              <dc:date>2020-12-22T00:00:00</dc:date>
              <text:p text:style-name="P1"><text:span text:style-name="T1">Number of customers</text:span></text:p>
              <text:p text:style-name="P1"><text:span text:style-name="T1"/></text:p>
            </office:annotation>
            <text:p>n</text:p>
          </table:table-cell>
          <table:table-cell table:style-name="ce65" office:value-type="string" calcext:value-type="string">
            <office:annotation draw:style-name="gr4" draw:text-style-name="P2" svg:width="1.1413in" svg:height="0.7083in" svg:x="0.7583in" svg:y="0.178in" draw:caption-point-x="-0.2402in" draw:caption-point-y="0.2071in">
              <dc:date>2020-12-22T00:00:00</dc:date>
              <text:p text:style-name="P1"><text:span text:style-name="T1">Number of parcels</text:span></text:p>
              <text:p text:style-name="P1"><text:span text:style-name="T1"/></text:p>
            </office:annotation>
            <text:p>m</text:p>
          </table:table-cell>
          <table:table-cell table:style-name="ce68" office:value-type="string" calcext:value-type="string">
            <office:annotation draw:style-name="gr4" draw:text-style-name="P2" svg:width="1.1413in" svg:height="0.7083in" svg:x="1.2276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3" office:value-type="string" calcext:value-type="string">
            <office:annotation draw:style-name="gr4" draw:text-style-name="P2" svg:width="1.1413in" svg:height="0.7083in" svg:x="1.8984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2.3299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3.0008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3.4319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4.1028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4.5339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5.2047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5.6362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6.3067in" svg:y="0in" draw:caption-point-x="-0.2402in" draw:caption-point-y="0.385in">
              <dc:date>2020-12-22T00:00:00</dc:date>
              <text:p text:style-name="P1"><text:span text:style-name="T1">Percentage of trip time when waiting for a customer</text:span></text:p>
            </office:annotation>
            <text:p>waitc(%)</text:p>
          </table:table-cell>
          <table:table-cell table:style-name="ce68" office:value-type="string" calcext:value-type="string">
            <office:annotation draw:style-name="gr4" draw:text-style-name="P2" svg:width="1.1413in" svg:height="0.7083in" svg:x="6.7764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73" office:value-type="string" calcext:value-type="string">
            <office:annotation draw:style-name="gr4" draw:text-style-name="P2" svg:width="1.1413in" svg:height="0.7083in" svg:x="7.4472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7.9421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8.6402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9.1354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9.8331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10.3283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11.0264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11.5213in" svg:y="0in" draw:caption-point-x="-0.2402in" draw:caption-point-y="0.385in">
              <dc:date>2020-12-22T00:00:00</dc:date>
              <text:p text:style-name="P1"><text:span text:style-name="T1">Percentage of trip time with empty vehicle.</text:span></text:p>
            </office:annotation>
            <text:p>e(%)</text:p>
          </table:table-cell>
          <table:table-cell table:style-name="ce85" office:value-type="string" calcext:value-type="string">
            <office:annotation draw:style-name="gr4" draw:text-style-name="P2" svg:width="1.1413in" svg:height="0.7083in" svg:x="12.2193in" svg:y="0in" draw:caption-point-x="-0.2402in" draw:caption-point-y="0.385in">
              <dc:date>2020-12-22T00:00:00</dc:date>
              <text:p text:style-name="P1"><text:span text:style-name="T1">Percentage of trip time when waiting for parcels.</text:span></text:p>
            </office:annotation>
            <text:p>waitp(%)</text:p>
          </table:table-cell>
          <table:table-cell table:number-columns-repeated="11"/>
        </table:table-row>
        <table:table-row table:style-name="ro3">
          <table:table-cell table:style-name="ce119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68" office:value-type="float" office:value="14.3654" calcext:value-type="float">
            <text:p>14.37</text:p>
          </table:table-cell>
          <table:table-cell table:style-name="ce73" office:value-type="float" office:value="69.86958" calcext:value-type="float">
            <text:p>69.87</text:p>
          </table:table-cell>
          <table:table-cell table:style-name="ce77" table:formula="of:=['file:///home/ana/Documents/PHD/Research/Implementation/sarpfiles/AuxFiles/TreatResults/GHscaledResults17.12/ResultsGHscaled50.ods'#$'Compare Time'.BY66]" office:value-type="float" office:value="10.845047" calcext:value-type="float">
            <text:p>10.85</text:p>
          </table:table-cell>
          <table:table-cell table:style-name="ce77" table:formula="of:=['file:///home/ana/Documents/PHD/Research/Implementation/sarpfiles/AuxFiles/TreatResults/GHscaledResults17.12/ResultsGHscaled50.ods'#$'Compare Time'.BZ66]" office:value-type="float" office:value="42.00841" calcext:value-type="float">
            <text:p>42.01</text:p>
          </table:table-cell>
          <table:table-cell table:style-name="ce77" table:formula="of:=['file:///home/ana/Documents/PHD/Research/Implementation/sarpfiles/AuxFiles/TreatResults/GHscaledResults17.12/ResultsGHscaled50.ods'#$'Compare Time'.CE66]" office:value-type="float" office:value="10.500181" calcext:value-type="float">
            <text:p>10.50</text:p>
          </table:table-cell>
          <table:table-cell table:style-name="ce77" table:formula="of:=['file:///home/ana/Documents/PHD/Research/Implementation/sarpfiles/AuxFiles/TreatResults/GHscaledResults17.12/ResultsGHscaled50.ods'#$'Compare Time'.CF66]" office:value-type="float" office:value="42.105821" calcext:value-type="float">
            <text:p>42.11</text:p>
          </table:table-cell>
          <table:table-cell table:style-name="ce77" table:formula="of:=['file:///home/ana/Documents/PHD/Research/Implementation/sarpfiles/AuxFiles/TreatResults/GHscaledResults17.12/ResultsGHscaled50.ods'#$'Compare Time'.CK66]" office:value-type="float" office:value="9.892354" calcext:value-type="float">
            <text:p>9.89</text:p>
          </table:table-cell>
          <table:table-cell table:style-name="ce77" table:formula="of:=['file:///home/ana/Documents/PHD/Research/Implementation/sarpfiles/AuxFiles/TreatResults/GHscaledResults17.12/ResultsGHscaled50.ods'#$'Compare Time'.CL66]" office:value-type="float" office:value="49.03245" calcext:value-type="float">
            <text:p>49.03</text:p>
          </table:table-cell>
          <table:table-cell table:style-name="ce77" table:formula="of:=['file:///home/ana/Documents/PHD/Research/Implementation/sarpfiles/AuxFiles/TreatResults/GHscaledResults17.12/ResultsGHscaled50.ods'#$'Compare Time'.CQ66]" office:value-type="float" office:value="10.04366" calcext:value-type="float">
            <text:p>10.04</text:p>
          </table:table-cell>
          <table:table-cell table:style-name="ce77" table:formula="of:=['file:///home/ana/Documents/PHD/Research/Implementation/sarpfiles/AuxFiles/TreatResults/GHscaledResults17.12/ResultsGHscaled50.ods'#$'Compare Time'.CR66]" office:value-type="float" office:value="43.53301" calcext:value-type="float">
            <text:p>43.53</text:p>
          </table:table-cell>
          <table:table-cell table:style-name="ce68" office:value-type="float" office:value="19.502919" calcext:value-type="float">
            <text:p>19.50</text:p>
          </table:table-cell>
          <table:table-cell table:style-name="ce73" office:value-type="float" office:value="27.6999799999999" calcext:value-type="float">
            <text:p>27.70</text:p>
          </table:table-cell>
          <table:table-cell table:style-name="ce81" office:value-type="float" office:value="10.845047" calcext:value-type="float">
            <text:p>10.85</text:p>
          </table:table-cell>
          <table:table-cell table:style-name="ce77" office:value-type="float" office:value="25.329346" calcext:value-type="float">
            <text:p>25.33</text:p>
          </table:table-cell>
          <table:table-cell table:style-name="ce77" office:value-type="float" office:value="10.500181" calcext:value-type="float">
            <text:p>10.50</text:p>
          </table:table-cell>
          <table:table-cell table:style-name="ce77" office:value-type="float" office:value="23.42063" calcext:value-type="float">
            <text:p>23.42</text:p>
          </table:table-cell>
          <table:table-cell table:style-name="ce77" office:value-type="float" office:value="9.892354" calcext:value-type="float">
            <text:p>9.89</text:p>
          </table:table-cell>
          <table:table-cell table:style-name="ce77" office:value-type="float" office:value="15.843138" calcext:value-type="float">
            <text:p>15.84</text:p>
          </table:table-cell>
          <table:table-cell table:style-name="ce77" office:value-type="float" office:value="10.04366" calcext:value-type="float">
            <text:p>10.04</text:p>
          </table:table-cell>
          <table:table-cell table:style-name="ce85" office:value-type="float" office:value="20.027007" calcext:value-type="float">
            <text:p>20.03</text:p>
          </table:table-cell>
          <table:table-cell table:number-columns-repeated="11"/>
        </table:table-row>
        <table:table-row table:style-name="ro3">
          <table:table-cell table:style-name="ce119" office:value-type="float" office:value="7" calcext:value-type="float" table:number-columns-spanned="1" table:number-rows-spanned="3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9" office:value-type="float" office:value="12.321562" calcext:value-type="float">
            <text:p>12.32</text:p>
          </table:table-cell>
          <table:table-cell table:style-name="ce74" office:value-type="float" office:value="73.44788" calcext:value-type="float">
            <text:p>73.45</text:p>
          </table:table-cell>
          <table:table-cell table:style-name="ce78" table:formula="of:=['file:///home/ana/Documents/PHD/Research/Implementation/sarpfiles/AuxFiles/TreatResults/GHscaledResults17.12/ResultsGHscaled50.ods'#$'Compare Time'.BA66]" office:value-type="float" office:value="10.802736" calcext:value-type="float">
            <text:p>10.80</text:p>
          </table:table-cell>
          <table:table-cell table:style-name="ce78" table:formula="of:=['file:///home/ana/Documents/PHD/Research/Implementation/sarpfiles/AuxFiles/TreatResults/GHscaledResults17.12/ResultsGHscaled50.ods'#$'Compare Time'.BB66]" office:value-type="float" office:value="49.37213" calcext:value-type="float">
            <text:p>49.37</text:p>
          </table:table-cell>
          <table:table-cell table:style-name="ce78" table:formula="of:=['file:///home/ana/Documents/PHD/Research/Implementation/sarpfiles/AuxFiles/TreatResults/GHscaledResults17.12/ResultsGHscaled50.ods'#$'Compare Time'.BG66]" office:value-type="float" office:value="9.808889" calcext:value-type="float">
            <text:p>9.81</text:p>
          </table:table-cell>
          <table:table-cell table:style-name="ce78" table:formula="of:=['file:///home/ana/Documents/PHD/Research/Implementation/sarpfiles/AuxFiles/TreatResults/GHscaledResults17.12/ResultsGHscaled50.ods'#$'Compare Time'.BH66]" office:value-type="float" office:value="51.35381" calcext:value-type="float">
            <text:p>51.35</text:p>
          </table:table-cell>
          <table:table-cell table:style-name="ce78" table:formula="of:=['file:///home/ana/Documents/PHD/Research/Implementation/sarpfiles/AuxFiles/TreatResults/GHscaledResults17.12/ResultsGHscaled50.ods'#$'Compare Time'.BM66]" office:value-type="float" office:value="10.6238" calcext:value-type="float">
            <text:p>10.62</text:p>
          </table:table-cell>
          <table:table-cell table:style-name="ce78" table:formula="of:=['file:///home/ana/Documents/PHD/Research/Implementation/sarpfiles/AuxFiles/TreatResults/GHscaledResults17.12/ResultsGHscaled50.ods'#$'Compare Time'.BN66]" office:value-type="float" office:value="52.48377" calcext:value-type="float">
            <text:p>52.48</text:p>
          </table:table-cell>
          <table:table-cell table:style-name="ce78" table:formula="of:=['file:///home/ana/Documents/PHD/Research/Implementation/sarpfiles/AuxFiles/TreatResults/GHscaledResults17.12/ResultsGHscaled50.ods'#$'Compare Time'.BS66]" office:value-type="float" office:value="9.929086" calcext:value-type="float">
            <text:p>9.93</text:p>
          </table:table-cell>
          <table:table-cell table:style-name="ce78" table:formula="of:=['file:///home/ana/Documents/PHD/Research/Implementation/sarpfiles/AuxFiles/TreatResults/GHscaledResults17.12/ResultsGHscaled50.ods'#$'Compare Time'.BT66]" office:value-type="float" office:value="51.26459" calcext:value-type="float">
            <text:p>51.26</text:p>
          </table:table-cell>
          <table:table-cell table:style-name="ce69" office:value-type="float" office:value="19.338796" calcext:value-type="float">
            <text:p>19.34</text:p>
          </table:table-cell>
          <table:table-cell table:style-name="ce74" office:value-type="float" office:value="35.5572699999999" calcext:value-type="float">
            <text:p>35.56</text:p>
          </table:table-cell>
          <table:table-cell table:style-name="ce82" office:value-type="float" office:value="10.802736" calcext:value-type="float">
            <text:p>10.80</text:p>
          </table:table-cell>
          <table:table-cell table:style-name="ce78" office:value-type="float" office:value="20.370883" calcext:value-type="float">
            <text:p>20.37</text:p>
          </table:table-cell>
          <table:table-cell table:style-name="ce78" office:value-type="float" office:value="9.808889" calcext:value-type="float">
            <text:p>9.81</text:p>
          </table:table-cell>
          <table:table-cell table:style-name="ce78" office:value-type="float" office:value="17.886813" calcext:value-type="float">
            <text:p>17.89</text:p>
          </table:table-cell>
          <table:table-cell table:style-name="ce78" office:value-type="float" office:value="10.6238" calcext:value-type="float">
            <text:p>10.62</text:p>
          </table:table-cell>
          <table:table-cell table:style-name="ce78" office:value-type="float" office:value="16.530214" calcext:value-type="float">
            <text:p>16.53</text:p>
          </table:table-cell>
          <table:table-cell table:style-name="ce78" office:value-type="float" office:value="9.929086" calcext:value-type="float">
            <text:p>9.93</text:p>
          </table:table-cell>
          <table:table-cell table:style-name="ce86" office:value-type="float" office:value="17.3126" calcext:value-type="float">
            <text:p>17.31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4.253012" calcext:value-type="float">
            <text:p>14.25</text:p>
          </table:table-cell>
          <table:table-cell office:value-type="float" office:value="67.65553" calcext:value-type="float">
            <text:p>67.66</text:p>
          </table:table-cell>
          <table:table-cell table:formula="of:=['file:///home/ana/Documents/PHD/Research/Implementation/sarpfiles/AuxFiles/TreatResults/GHscaledResults17.12/ResultsGHscaled50.ods'#$'Compare Time'.BY67]" office:value-type="float" office:value="12.106284" calcext:value-type="float">
            <text:p>12.11</text:p>
          </table:table-cell>
          <table:table-cell table:formula="of:=['file:///home/ana/Documents/PHD/Research/Implementation/sarpfiles/AuxFiles/TreatResults/GHscaledResults17.12/ResultsGHscaled50.ods'#$'Compare Time'.BZ67]" office:value-type="float" office:value="39.590429" calcext:value-type="float">
            <text:p>39.59</text:p>
          </table:table-cell>
          <table:table-cell table:formula="of:=['file:///home/ana/Documents/PHD/Research/Implementation/sarpfiles/AuxFiles/TreatResults/GHscaledResults17.12/ResultsGHscaled50.ods'#$'Compare Time'.CE67]" office:value-type="float" office:value="10.56581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CF67]" office:value-type="float" office:value="45.06231" calcext:value-type="float">
            <text:p>45.06</text:p>
          </table:table-cell>
          <table:table-cell table:formula="of:=['file:///home/ana/Documents/PHD/Research/Implementation/sarpfiles/AuxFiles/TreatResults/GHscaledResults17.12/ResultsGHscaled50.ods'#$'Compare Time'.CK67]" office:value-type="float" office:value="10.416319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67]" office:value-type="float" office:value="49.7071" calcext:value-type="float">
            <text:p>49.71</text:p>
          </table:table-cell>
          <table:table-cell table:formula="of:=['file:///home/ana/Documents/PHD/Research/Implementation/sarpfiles/AuxFiles/TreatResults/GHscaledResults17.12/ResultsGHscaled50.ods'#$'Compare Time'.CQ67]" office:value-type="float" office:value="10.738655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67]" office:value-type="float" office:value="49.85226" calcext:value-type="float">
            <text:p>49.85</text:p>
          </table:table-cell>
          <table:table-cell office:value-type="float" office:value="14.176055" calcext:value-type="float">
            <text:p>14.18</text:p>
          </table:table-cell>
          <table:table-cell office:value-type="float" office:value="48.0709800000001" calcext:value-type="float">
            <text:p>48.07</text:p>
          </table:table-cell>
          <table:table-cell office:value-type="float" office:value="12.106284" calcext:value-type="float">
            <text:p>12.11</text:p>
          </table:table-cell>
          <table:table-cell office:value-type="float" office:value="22.770014" calcext:value-type="float">
            <text:p>22.77</text:p>
          </table:table-cell>
          <table:table-cell office:value-type="float" office:value="10.56581" calcext:value-type="float">
            <text:p>10.57</text:p>
          </table:table-cell>
          <table:table-cell office:value-type="float" office:value="21.673556" calcext:value-type="float">
            <text:p>21.67</text:p>
          </table:table-cell>
          <table:table-cell office:value-type="float" office:value="10.416319" calcext:value-type="float">
            <text:p>10.42</text:p>
          </table:table-cell>
          <table:table-cell office:value-type="float" office:value="14.051971" calcext:value-type="float">
            <text:p>14.05</text:p>
          </table:table-cell>
          <table:table-cell office:value-type="float" office:value="10.738655" calcext:value-type="float">
            <text:p>10.74</text:p>
          </table:table-cell>
          <table:table-cell office:value-type="float" office:value="12.82018" calcext:value-type="float">
            <text:p>12.8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5" calcext:value-type="float">
            <text:p>5</text:p>
          </table:table-cell>
          <table:table-cell table:style-name="ce71" office:value-type="float" office:value="11.052169" calcext:value-type="float">
            <text:p>11.05</text:p>
          </table:table-cell>
          <table:table-cell table:style-name="ce76" office:value-type="float" office:value="76.42239" calcext:value-type="float">
            <text:p>76.42</text:p>
          </table:table-cell>
          <table:table-cell table:style-name="ce58" table:formula="of:=['file:///home/ana/Documents/PHD/Research/Implementation/sarpfiles/AuxFiles/TreatResults/GHscaledResults17.12/ResultsGHscaled50.ods'#$'Compare Time'.BY68]" office:value-type="float" office:value="9.511671" calcext:value-type="float">
            <text:p>9.51</text:p>
          </table:table-cell>
          <table:table-cell table:style-name="ce58" table:formula="of:=['file:///home/ana/Documents/PHD/Research/Implementation/sarpfiles/AuxFiles/TreatResults/GHscaledResults17.12/ResultsGHscaled50.ods'#$'Compare Time'.BZ68]" office:value-type="float" office:value="43.264499" calcext:value-type="float">
            <text:p>43.26</text:p>
          </table:table-cell>
          <table:table-cell table:style-name="ce58" table:formula="of:=['file:///home/ana/Documents/PHD/Research/Implementation/sarpfiles/AuxFiles/TreatResults/GHscaledResults17.12/ResultsGHscaled50.ods'#$'Compare Time'.CE68]" office:value-type="float" office:value="7.643004" calcext:value-type="float">
            <text:p>7.64</text:p>
          </table:table-cell>
          <table:table-cell table:style-name="ce58" table:formula="of:=['file:///home/ana/Documents/PHD/Research/Implementation/sarpfiles/AuxFiles/TreatResults/GHscaledResults17.12/ResultsGHscaled50.ods'#$'Compare Time'.CF68]" office:value-type="float" office:value="44.81876" calcext:value-type="float">
            <text:p>44.82</text:p>
          </table:table-cell>
          <table:table-cell table:style-name="ce58" table:formula="of:=['file:///home/ana/Documents/PHD/Research/Implementation/sarpfiles/AuxFiles/TreatResults/GHscaledResults17.12/ResultsGHscaled50.ods'#$'Compare Time'.CK68]" office:value-type="float" office:value="8.740526" calcext:value-type="float">
            <text:p>8.74</text:p>
          </table:table-cell>
          <table:table-cell table:style-name="ce58" table:formula="of:=['file:///home/ana/Documents/PHD/Research/Implementation/sarpfiles/AuxFiles/TreatResults/GHscaledResults17.12/ResultsGHscaled50.ods'#$'Compare Time'.CL68]" office:value-type="float" office:value="50.57434" calcext:value-type="float">
            <text:p>50.57</text:p>
          </table:table-cell>
          <table:table-cell table:style-name="ce58" table:formula="of:=['file:///home/ana/Documents/PHD/Research/Implementation/sarpfiles/AuxFiles/TreatResults/GHscaledResults17.12/ResultsGHscaled50.ods'#$'Compare Time'.CQ68]" office:value-type="float" office:value="13.188625" calcext:value-type="float">
            <text:p>13.19</text:p>
          </table:table-cell>
          <table:table-cell table:style-name="ce58" table:formula="of:=['file:///home/ana/Documents/PHD/Research/Implementation/sarpfiles/AuxFiles/TreatResults/GHscaledResults17.12/ResultsGHscaled50.ods'#$'Compare Time'.CR68]" office:value-type="float" office:value="45.5083142857143" calcext:value-type="float">
            <text:p>45.51</text:p>
          </table:table-cell>
          <table:table-cell table:style-name="ce71" office:value-type="float" office:value="17.84139" calcext:value-type="float">
            <text:p>17.84</text:p>
          </table:table-cell>
          <table:table-cell table:style-name="ce76" office:value-type="float" office:value="20.6988900000001" calcext:value-type="float">
            <text:p>20.70</text:p>
          </table:table-cell>
          <table:table-cell table:style-name="ce56" office:value-type="float" office:value="9.511671" calcext:value-type="float">
            <text:p>9.51</text:p>
          </table:table-cell>
          <table:table-cell table:style-name="ce58" office:value-type="float" office:value="26.471476" calcext:value-type="float">
            <text:p>26.47</text:p>
          </table:table-cell>
          <table:table-cell table:style-name="ce58" office:value-type="float" office:value="7.643004" calcext:value-type="float">
            <text:p>7.64</text:p>
          </table:table-cell>
          <table:table-cell table:style-name="ce58" office:value-type="float" office:value="26.229589" calcext:value-type="float">
            <text:p>26.23</text:p>
          </table:table-cell>
          <table:table-cell table:style-name="ce58" office:value-type="float" office:value="8.740526" calcext:value-type="float">
            <text:p>8.74</text:p>
          </table:table-cell>
          <table:table-cell table:style-name="ce58" office:value-type="float" office:value="15.582369" calcext:value-type="float">
            <text:p>15.58</text:p>
          </table:table-cell>
          <table:table-cell table:style-name="ce58" office:value-type="float" office:value="13.188625" calcext:value-type="float">
            <text:p>13.19</text:p>
          </table:table-cell>
          <table:table-cell table:style-name="ce62" office:value-type="float" office:value="22.0389571428571" calcext:value-type="float">
            <text:p>22.04</text:p>
          </table:table-cell>
          <table:table-cell table:number-columns-repeated="11"/>
        </table:table-row>
        <table:table-row table:style-name="ro3">
          <table:table-cell table:style-name="ce2" office:value-type="float" office:value="8" calcext:value-type="float" table:number-columns-spanned="1" table:number-rows-spanned="4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.184868" calcext:value-type="float">
            <text:p>13.18</text:p>
          </table:table-cell>
          <table:table-cell office:value-type="float" office:value="71.95924" calcext:value-type="float">
            <text:p>71.96</text:p>
          </table:table-cell>
          <table:table-cell table:formula="of:=['file:///home/ana/Documents/PHD/Research/Implementation/sarpfiles/AuxFiles/TreatResults/GHscaledResults17.12/ResultsGHscaled50.ods'#$'Compare Time'.AC66]" office:value-type="float" office:value="11.519452" calcext:value-type="float">
            <text:p>11.52</text:p>
          </table:table-cell>
          <table:table-cell table:formula="of:=['file:///home/ana/Documents/PHD/Research/Implementation/sarpfiles/AuxFiles/TreatResults/GHscaledResults17.12/ResultsGHscaled50.ods'#$'Compare Time'.AD66]" office:value-type="float" office:value="63.64078" calcext:value-type="float">
            <text:p>63.64</text:p>
          </table:table-cell>
          <table:table-cell table:formula="of:=['file:///home/ana/Documents/PHD/Research/Implementation/sarpfiles/AuxFiles/TreatResults/GHscaledResults17.12/ResultsGHscaled50.ods'#$'Compare Time'.AI66]" office:value-type="float" office:value="12.815467" calcext:value-type="float">
            <text:p>12.82</text:p>
          </table:table-cell>
          <table:table-cell table:formula="of:=['file:///home/ana/Documents/PHD/Research/Implementation/sarpfiles/AuxFiles/TreatResults/GHscaledResults17.12/ResultsGHscaled50.ods'#$'Compare Time'.AJ66]" office:value-type="float" office:value="58.11475" calcext:value-type="float">
            <text:p>58.11</text:p>
          </table:table-cell>
          <table:table-cell table:formula="of:=['file:///home/ana/Documents/PHD/Research/Implementation/sarpfiles/AuxFiles/TreatResults/GHscaledResults17.12/ResultsGHscaled50.ods'#$'Compare Time'.AO66]" office:value-type="float" office:value="11.939569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AP66]" office:value-type="float" office:value="63.75872" calcext:value-type="float">
            <text:p>63.76</text:p>
          </table:table-cell>
          <table:table-cell table:formula="of:=['file:///home/ana/Documents/PHD/Research/Implementation/sarpfiles/AuxFiles/TreatResults/GHscaledResults17.12/ResultsGHscaled50.ods'#$'Compare Time'.AU66]" office:value-type="float" office:value="11.985421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AV66]" office:value-type="float" office:value="59.42447" calcext:value-type="float">
            <text:p>59.42</text:p>
          </table:table-cell>
          <table:table-cell office:value-type="float" office:value="26.09884" calcext:value-type="float">
            <text:p>26.10</text:p>
          </table:table-cell>
          <table:table-cell office:value-type="float" office:value="19.9999999999999" calcext:value-type="float">
            <text:p>20.00</text:p>
          </table:table-cell>
          <table:table-cell office:value-type="float" office:value="11.519452" calcext:value-type="float">
            <text:p>11.52</text:p>
          </table:table-cell>
          <table:table-cell office:value-type="float" office:value="6.8523324" calcext:value-type="float">
            <text:p>6.85</text:p>
          </table:table-cell>
          <table:table-cell office:value-type="float" office:value="12.815467" calcext:value-type="float">
            <text:p>12.82</text:p>
          </table:table-cell>
          <table:table-cell office:value-type="float" office:value="8.1934894" calcext:value-type="float">
            <text:p>8.19</text:p>
          </table:table-cell>
          <table:table-cell office:value-type="float" office:value="11.939569" calcext:value-type="float">
            <text:p>11.94</text:p>
          </table:table-cell>
          <table:table-cell office:value-type="float" office:value="5.799956" calcext:value-type="float">
            <text:p>5.80</text:p>
          </table:table-cell>
          <table:table-cell office:value-type="float" office:value="11.985421" calcext:value-type="float">
            <text:p>11.99</text:p>
          </table:table-cell>
          <table:table-cell office:value-type="float" office:value="9.1345941" calcext:value-type="float">
            <text:p>9.1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13.076545" calcext:value-type="float">
            <text:p>13.08</text:p>
          </table:table-cell>
          <table:table-cell office:value-type="float" office:value="70.09434" calcext:value-type="float">
            <text:p>70.09</text:p>
          </table:table-cell>
          <table:table-cell table:formula="of:=['file:///home/ana/Documents/PHD/Research/Implementation/sarpfiles/AuxFiles/TreatResults/GHscaledResults17.12/ResultsGHscaled50.ods'#$'Compare Time'.BA67]" office:value-type="float" office:value="12.844029" calcext:value-type="float">
            <text:p>12.84</text:p>
          </table:table-cell>
          <table:table-cell table:formula="of:=['file:///home/ana/Documents/PHD/Research/Implementation/sarpfiles/AuxFiles/TreatResults/GHscaledResults17.12/ResultsGHscaled50.ods'#$'Compare Time'.BB67]" office:value-type="float" office:value="43.5359" calcext:value-type="float">
            <text:p>43.54</text:p>
          </table:table-cell>
          <table:table-cell table:formula="of:=['file:///home/ana/Documents/PHD/Research/Implementation/sarpfiles/AuxFiles/TreatResults/GHscaledResults17.12/ResultsGHscaled50.ods'#$'Compare Time'.BG67]" office:value-type="float" office:value="10.98163" calcext:value-type="float">
            <text:p>10.98</text:p>
          </table:table-cell>
          <table:table-cell table:formula="of:=['file:///home/ana/Documents/PHD/Research/Implementation/sarpfiles/AuxFiles/TreatResults/GHscaledResults17.12/ResultsGHscaled50.ods'#$'Compare Time'.BH67]" office:value-type="float" office:value="50.00576" calcext:value-type="float">
            <text:p>50.01</text:p>
          </table:table-cell>
          <table:table-cell table:formula="of:=['file:///home/ana/Documents/PHD/Research/Implementation/sarpfiles/AuxFiles/TreatResults/GHscaledResults17.12/ResultsGHscaled50.ods'#$'Compare Time'.BM67]" office:value-type="float" office:value="11.493906" calcext:value-type="float">
            <text:p>11.49</text:p>
          </table:table-cell>
          <table:table-cell table:formula="of:=['file:///home/ana/Documents/PHD/Research/Implementation/sarpfiles/AuxFiles/TreatResults/GHscaledResults17.12/ResultsGHscaled50.ods'#$'Compare Time'.BN67]" office:value-type="float" office:value="50.93076" calcext:value-type="float">
            <text:p>50.93</text:p>
          </table:table-cell>
          <table:table-cell table:formula="of:=['file:///home/ana/Documents/PHD/Research/Implementation/sarpfiles/AuxFiles/TreatResults/GHscaledResults17.12/ResultsGHscaled50.ods'#$'Compare Time'.BS67]" office:value-type="float" office:value="10.946052" calcext:value-type="float">
            <text:p>10.95</text:p>
          </table:table-cell>
          <table:table-cell table:formula="of:=['file:///home/ana/Documents/PHD/Research/Implementation/sarpfiles/AuxFiles/TreatResults/GHscaledResults17.12/ResultsGHscaled50.ods'#$'Compare Time'.BT67]" office:value-type="float" office:value="51.69327" calcext:value-type="float">
            <text:p>51.69</text:p>
          </table:table-cell>
          <table:table-cell office:value-type="float" office:value="27.932109" calcext:value-type="float">
            <text:p>27.93</text:p>
          </table:table-cell>
          <table:table-cell office:value-type="float" office:value="16.2299099999998" calcext:value-type="float">
            <text:p>16.23</text:p>
          </table:table-cell>
          <table:table-cell office:value-type="float" office:value="12.844029" calcext:value-type="float">
            <text:p>12.84</text:p>
          </table:table-cell>
          <table:table-cell office:value-type="float" office:value="19.10196" calcext:value-type="float">
            <text:p>19.10</text:p>
          </table:table-cell>
          <table:table-cell office:value-type="float" office:value="10.98163" calcext:value-type="float">
            <text:p>10.98</text:p>
          </table:table-cell>
          <table:table-cell office:value-type="float" office:value="16.550568" calcext:value-type="float">
            <text:p>16.55</text:p>
          </table:table-cell>
          <table:table-cell office:value-type="float" office:value="11.493906" calcext:value-type="float">
            <text:p>11.49</text:p>
          </table:table-cell>
          <table:table-cell office:value-type="float" office:value="14.852291" calcext:value-type="float">
            <text:p>14.85</text:p>
          </table:table-cell>
          <table:table-cell office:value-type="float" office:value="10.946052" calcext:value-type="float">
            <text:p>10.95</text:p>
          </table:table-cell>
          <table:table-cell office:value-type="float" office:value="13.527656" calcext:value-type="float">
            <text:p>13.5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5" calcext:value-type="float">
            <text:p>5</text:p>
          </table:table-cell>
          <table:table-cell office:value-type="float" office:value="14.363029" calcext:value-type="float">
            <text:p>14.36</text:p>
          </table:table-cell>
          <table:table-cell office:value-type="float" office:value="69.87308" calcext:value-type="float">
            <text:p>69.87</text:p>
          </table:table-cell>
          <table:table-cell table:formula="of:=['file:///home/ana/Documents/PHD/Research/Implementation/sarpfiles/AuxFiles/TreatResults/GHscaledResults17.12/ResultsGHscaled50.ods'#$'Compare Time'.BY69]" office:value-type="float" office:value="10.577202" calcext:value-type="float">
            <text:p>10.58</text:p>
          </table:table-cell>
          <table:table-cell table:formula="of:=['file:///home/ana/Documents/PHD/Research/Implementation/sarpfiles/AuxFiles/TreatResults/GHscaledResults17.12/ResultsGHscaled50.ods'#$'Compare Time'.BZ69]" office:value-type="float" office:value="44.928211" calcext:value-type="float">
            <text:p>44.93</text:p>
          </table:table-cell>
          <table:table-cell table:formula="of:=['file:///home/ana/Documents/PHD/Research/Implementation/sarpfiles/AuxFiles/TreatResults/GHscaledResults17.12/ResultsGHscaled50.ods'#$'Compare Time'.CE69]" office:value-type="float" office:value="10.225894" calcext:value-type="float">
            <text:p>10.23</text:p>
          </table:table-cell>
          <table:table-cell table:formula="of:=['file:///home/ana/Documents/PHD/Research/Implementation/sarpfiles/AuxFiles/TreatResults/GHscaledResults17.12/ResultsGHscaled50.ods'#$'Compare Time'.CF69]" office:value-type="float" office:value="48.76282" calcext:value-type="float">
            <text:p>48.76</text:p>
          </table:table-cell>
          <table:table-cell table:formula="of:=['file:///home/ana/Documents/PHD/Research/Implementation/sarpfiles/AuxFiles/TreatResults/GHscaledResults17.12/ResultsGHscaled50.ods'#$'Compare Time'.CK69]" office:value-type="float" office:value="10.044604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L69]" office:value-type="float" office:value="47.17488" calcext:value-type="float">
            <text:p>47.17</text:p>
          </table:table-cell>
          <table:table-cell table:formula="of:=['file:///home/ana/Documents/PHD/Research/Implementation/sarpfiles/AuxFiles/TreatResults/GHscaledResults17.12/ResultsGHscaled50.ods'#$'Compare Time'.CQ69]" office:value-type="float" office:value="17.496505" calcext:value-type="float">
            <text:p>17.50</text:p>
          </table:table-cell>
          <table:table-cell table:formula="of:=['file:///home/ana/Documents/PHD/Research/Implementation/sarpfiles/AuxFiles/TreatResults/GHscaledResults17.12/ResultsGHscaled50.ods'#$'Compare Time'.CR69]" office:value-type="float" office:value="41.5672166666667" calcext:value-type="float">
            <text:p>41.57</text:p>
          </table:table-cell>
          <table:table-cell office:value-type="float" office:value="16.460433" calcext:value-type="float">
            <text:p>16.46</text:p>
          </table:table-cell>
          <table:table-cell office:value-type="float" office:value="32.34337" calcext:value-type="float">
            <text:p>32.34</text:p>
          </table:table-cell>
          <table:table-cell office:value-type="float" office:value="10.577202" calcext:value-type="float">
            <text:p>10.58</text:p>
          </table:table-cell>
          <table:table-cell office:value-type="float" office:value="20.981718" calcext:value-type="float">
            <text:p>20.98</text:p>
          </table:table-cell>
          <table:table-cell office:value-type="float" office:value="10.225894" calcext:value-type="float">
            <text:p>10.23</text:p>
          </table:table-cell>
          <table:table-cell office:value-type="float" office:value="17.154296" calcext:value-type="float">
            <text:p>17.15</text:p>
          </table:table-cell>
          <table:table-cell office:value-type="float" office:value="10.044604" calcext:value-type="float">
            <text:p>10.04</text:p>
          </table:table-cell>
          <table:table-cell office:value-type="float" office:value="16.514114" calcext:value-type="float">
            <text:p>16.51</text:p>
          </table:table-cell>
          <table:table-cell office:value-type="float" office:value="17.496505" calcext:value-type="float">
            <text:p>17.50</text:p>
          </table:table-cell>
          <table:table-cell office:value-type="float" office:value="13.0327" calcext:value-type="float">
            <text:p>13.0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6" calcext:value-type="float">
            <text:p>6</text:p>
          </table:table-cell>
          <table:table-cell office:value-type="float" office:value="13.477056" calcext:value-type="float">
            <text:p>13.48</text:p>
          </table:table-cell>
          <table:table-cell office:value-type="float" office:value="71.05417" calcext:value-type="float">
            <text:p>71.05</text:p>
          </table:table-cell>
          <table:table-cell table:formula="of:=['file:///home/ana/Documents/PHD/Research/Implementation/sarpfiles/AuxFiles/TreatResults/GHscaledResults17.12/ResultsGHscaled50.ods'#$'Compare Time'.BY70]" office:value-type="float" office:value="10.357825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BZ70]" office:value-type="float" office:value="46.26969" calcext:value-type="float">
            <text:p>46.27</text:p>
          </table:table-cell>
          <table:table-cell table:formula="of:=['file:///home/ana/Documents/PHD/Research/Implementation/sarpfiles/AuxFiles/TreatResults/GHscaledResults17.12/ResultsGHscaled50.ods'#$'Compare Time'.CE70]" office:value-type="float" office:value="9.662158" calcext:value-type="float">
            <text:p>9.66</text:p>
          </table:table-cell>
          <table:table-cell table:formula="of:=['file:///home/ana/Documents/PHD/Research/Implementation/sarpfiles/AuxFiles/TreatResults/GHscaledResults17.12/ResultsGHscaled50.ods'#$'Compare Time'.CF70]" office:value-type="float" office:value="48.50216" calcext:value-type="float">
            <text:p>48.50</text:p>
          </table:table-cell>
          <table:table-cell table:formula="of:=['file:///home/ana/Documents/PHD/Research/Implementation/sarpfiles/AuxFiles/TreatResults/GHscaledResults17.12/ResultsGHscaled50.ods'#$'Compare Time'.CK70]" office:value-type="float" office:value="8.94562" calcext:value-type="float">
            <text:p>8.95</text:p>
          </table:table-cell>
          <table:table-cell table:formula="of:=['file:///home/ana/Documents/PHD/Research/Implementation/sarpfiles/AuxFiles/TreatResults/GHscaledResults17.12/ResultsGHscaled50.ods'#$'Compare Time'.CL70]" office:value-type="float" office:value="51.6868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CQ70]" office:value-type="float" office:value="10.735278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70]" office:value-type="float" office:value="44.8483777777778" calcext:value-type="float">
            <text:p>44.85</text:p>
          </table:table-cell>
          <table:table-cell office:value-type="float" office:value="8.041868" calcext:value-type="float">
            <text:p>8.04</text:p>
          </table:table-cell>
          <table:table-cell office:value-type="float" office:value="55.27864" calcext:value-type="float">
            <text:p>55.28</text:p>
          </table:table-cell>
          <table:table-cell office:value-type="float" office:value="10.357825" calcext:value-type="float">
            <text:p>10.36</text:p>
          </table:table-cell>
          <table:table-cell office:value-type="float" office:value="19.847435" calcext:value-type="float">
            <text:p>19.85</text:p>
          </table:table-cell>
          <table:table-cell office:value-type="float" office:value="9.662158" calcext:value-type="float">
            <text:p>9.66</text:p>
          </table:table-cell>
          <table:table-cell office:value-type="float" office:value="16.937391" calcext:value-type="float">
            <text:p>16.94</text:p>
          </table:table-cell>
          <table:table-cell office:value-type="float" office:value="8.94562" calcext:value-type="float">
            <text:p>8.95</text:p>
          </table:table-cell>
          <table:table-cell office:value-type="float" office:value="13.4124502" calcext:value-type="float">
            <text:p>13.41</text:p>
          </table:table-cell>
          <table:table-cell office:value-type="float" office:value="10.735278" calcext:value-type="float">
            <text:p>10.74</text:p>
          </table:table-cell>
          <table:table-cell office:value-type="float" office:value="15.06437625" calcext:value-type="float">
            <text:p>15.06</text:p>
          </table:table-cell>
          <table:table-cell table:number-columns-repeated="11"/>
        </table:table-row>
        <table:table-row table:style-name="ro3">
          <table:table-cell table:style-name="ce119" office:value-type="float" office:value="9" calcext:value-type="float" table:number-columns-spanned="1" table:number-rows-spanned="5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8.860597" calcext:value-type="float">
            <text:p>18.86</text:p>
          </table:table-cell>
          <table:table-cell table:style-name="ce74" office:value-type="float" office:value="67.1943222222222" calcext:value-type="float">
            <text:p>67.19</text:p>
          </table:table-cell>
          <table:table-cell table:style-name="ce78" table:formula="of:=['file:///home/ana/Documents/PHD/Research/Implementation/sarpfiles/AuxFiles/TreatResults/GHscaledResults17.12/ResultsGHscaled50.ods'#$'Compare Time'.E66]" office:value-type="float" office:value="18.366851" calcext:value-type="float">
            <text:p>18.37</text:p>
          </table:table-cell>
          <table:table-cell table:style-name="ce78" table:formula="of:=['file:///home/ana/Documents/PHD/Research/Implementation/sarpfiles/AuxFiles/TreatResults/GHscaledResults17.12/ResultsGHscaled50.ods'#$'Compare Time'.F66]" office:value-type="float" office:value="65.945175" calcext:value-type="float">
            <text:p>65.95</text:p>
          </table:table-cell>
          <table:table-cell table:style-name="ce78" table:formula="of:=['file:///home/ana/Documents/PHD/Research/Implementation/sarpfiles/AuxFiles/TreatResults/GHscaledResults17.12/ResultsGHscaled50.ods'#$'Compare Time'.K66]" office:value-type="float" office:value="15.599632" calcext:value-type="float">
            <text:p>15.60</text:p>
          </table:table-cell>
          <table:table-cell table:style-name="ce78" table:formula="of:=['file:///home/ana/Documents/PHD/Research/Implementation/sarpfiles/AuxFiles/TreatResults/GHscaledResults17.12/ResultsGHscaled50.ods'#$'Compare Time'.L66]" office:value-type="float" office:value="51.25937" calcext:value-type="float">
            <text:p>51.26</text:p>
          </table:table-cell>
          <table:table-cell table:style-name="ce78" table:formula="of:=['file:///home/ana/Documents/PHD/Research/Implementation/sarpfiles/AuxFiles/TreatResults/GHscaledResults17.12/ResultsGHscaled50.ods'#$'Compare Time'.Q66]" office:value-type="float" office:value="15.180831" calcext:value-type="float">
            <text:p>15.18</text:p>
          </table:table-cell>
          <table:table-cell table:style-name="ce78" table:formula="of:=['file:///home/ana/Documents/PHD/Research/Implementation/sarpfiles/AuxFiles/TreatResults/GHscaledResults17.12/ResultsGHscaled50.ods'#$'Compare Time'.R66]" office:value-type="float" office:value="57.54467" calcext:value-type="float">
            <text:p>57.54</text:p>
          </table:table-cell>
          <table:table-cell table:style-name="ce78" table:formula="of:=['file:///home/ana/Documents/PHD/Research/Implementation/sarpfiles/AuxFiles/TreatResults/GHscaledResults17.12/ResultsGHscaled50.ods'#$'Compare Time'.W66]" office:value-type="float" office:value="15.155082" calcext:value-type="float">
            <text:p>15.16</text:p>
          </table:table-cell>
          <table:table-cell table:style-name="ce78" table:formula="of:=['file:///home/ana/Documents/PHD/Research/Implementation/sarpfiles/AuxFiles/TreatResults/GHscaledResults17.12/ResultsGHscaled50.ods'#$'Compare Time'.X66]" office:value-type="float" office:value="52.7873" calcext:value-type="float">
            <text:p>52.79</text:p>
          </table:table-cell>
          <table:table-cell table:style-name="ce69" office:value-type="float" office:value="14.4767" calcext:value-type="float">
            <text:p>14.48</text:p>
          </table:table-cell>
          <table:table-cell table:style-name="ce74" office:value-type="float" office:value="40" calcext:value-type="float">
            <text:p>40.00</text:p>
          </table:table-cell>
          <table:table-cell table:style-name="ce82" office:value-type="float" office:value="18.366851" calcext:value-type="float">
            <text:p>18.37</text:p>
          </table:table-cell>
          <table:table-cell table:style-name="ce78" office:value-type="float" office:value="5.95524874999999" calcext:value-type="float">
            <text:p>5.96</text:p>
          </table:table-cell>
          <table:table-cell table:style-name="ce78" office:value-type="float" office:value="15.599632" calcext:value-type="float">
            <text:p>15.60</text:p>
          </table:table-cell>
          <table:table-cell table:style-name="ce78" office:value-type="float" office:value="11.581324" calcext:value-type="float">
            <text:p>11.58</text:p>
          </table:table-cell>
          <table:table-cell table:style-name="ce78" office:value-type="float" office:value="15.180831" calcext:value-type="float">
            <text:p>15.18</text:p>
          </table:table-cell>
          <table:table-cell table:style-name="ce78" office:value-type="float" office:value="7.221699" calcext:value-type="float">
            <text:p>7.22</text:p>
          </table:table-cell>
          <table:table-cell table:style-name="ce78" office:value-type="float" office:value="15.155082" calcext:value-type="float">
            <text:p>15.16</text:p>
          </table:table-cell>
          <table:table-cell table:style-name="ce86" office:value-type="float" office:value="11.025196" calcext:value-type="float">
            <text:p>11.03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2.26815" calcext:value-type="float">
            <text:p>12.27</text:p>
          </table:table-cell>
          <table:table-cell office:value-type="float" office:value="71.97879" calcext:value-type="float">
            <text:p>71.98</text:p>
          </table:table-cell>
          <table:table-cell table:formula="of:=['file:///home/ana/Documents/PHD/Research/Implementation/sarpfiles/AuxFiles/TreatResults/GHscaledResults17.12/ResultsGHscaled50.ods'#$'Compare Time'.AC67]" office:value-type="float" office:value="13.075192" calcext:value-type="float">
            <text:p>13.08</text:p>
          </table:table-cell>
          <table:table-cell table:formula="of:=['file:///home/ana/Documents/PHD/Research/Implementation/sarpfiles/AuxFiles/TreatResults/GHscaledResults17.12/ResultsGHscaled50.ods'#$'Compare Time'.AD67]" office:value-type="float" office:value="53.51303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Time'.AI67]" office:value-type="float" office:value="10.363594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AJ67]" office:value-type="float" office:value="64.02909" calcext:value-type="float">
            <text:p>64.03</text:p>
          </table:table-cell>
          <table:table-cell table:formula="of:=['file:///home/ana/Documents/PHD/Research/Implementation/sarpfiles/AuxFiles/TreatResults/GHscaledResults17.12/ResultsGHscaled50.ods'#$'Compare Time'.AO67]" office:value-type="float" office:value="12.591319" calcext:value-type="float">
            <text:p>12.59</text:p>
          </table:table-cell>
          <table:table-cell table:formula="of:=['file:///home/ana/Documents/PHD/Research/Implementation/sarpfiles/AuxFiles/TreatResults/GHscaledResults17.12/ResultsGHscaled50.ods'#$'Compare Time'.AP67]" office:value-type="float" office:value="55.26463" calcext:value-type="float">
            <text:p>55.26</text:p>
          </table:table-cell>
          <table:table-cell table:formula="of:=['file:///home/ana/Documents/PHD/Research/Implementation/sarpfiles/AuxFiles/TreatResults/GHscaledResults17.12/ResultsGHscaled50.ods'#$'Compare Time'.AU67]" office:value-type="float" office:value="11.632144" calcext:value-type="float">
            <text:p>11.63</text:p>
          </table:table-cell>
          <table:table-cell table:formula="of:=['file:///home/ana/Documents/PHD/Research/Implementation/sarpfiles/AuxFiles/TreatResults/GHscaledResults17.12/ResultsGHscaled50.ods'#$'Compare Time'.AV67]" office:value-type="float" office:value="62.20675" calcext:value-type="float">
            <text:p>62.21</text:p>
          </table:table-cell>
          <table:table-cell office:value-type="float" office:value="29.35097" calcext:value-type="float">
            <text:p>29.35</text:p>
          </table:table-cell>
          <table:table-cell office:value-type="float" office:value="19.9999999999998" calcext:value-type="float">
            <text:p>20.00</text:p>
          </table:table-cell>
          <table:table-cell office:value-type="float" office:value="13.075192" calcext:value-type="float">
            <text:p>13.08</text:p>
          </table:table-cell>
          <table:table-cell office:value-type="float" office:value="12.261379" calcext:value-type="float">
            <text:p>12.26</text:p>
          </table:table-cell>
          <table:table-cell office:value-type="float" office:value="10.363594" calcext:value-type="float">
            <text:p>10.36</text:p>
          </table:table-cell>
          <table:table-cell office:value-type="float" office:value="7.103185" calcext:value-type="float">
            <text:p>7.10</text:p>
          </table:table-cell>
          <table:table-cell office:value-type="float" office:value="12.591319" calcext:value-type="float">
            <text:p>12.59</text:p>
          </table:table-cell>
          <table:table-cell office:value-type="float" office:value="12.060691" calcext:value-type="float">
            <text:p>12.06</text:p>
          </table:table-cell>
          <table:table-cell office:value-type="float" office:value="11.632144" calcext:value-type="float">
            <text:p>11.63</text:p>
          </table:table-cell>
          <table:table-cell office:value-type="float" office:value="6.021743" calcext:value-type="float">
            <text:p>6.02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1.814406" calcext:value-type="float">
            <text:p>11.81</text:p>
          </table:table-cell>
          <table:table-cell office:value-type="float" office:value="74.39667" calcext:value-type="float">
            <text:p>74.40</text:p>
          </table:table-cell>
          <table:table-cell table:formula="of:=['file:///home/ana/Documents/PHD/Research/Implementation/sarpfiles/AuxFiles/TreatResults/GHscaledResults17.12/ResultsGHscaled50.ods'#$'Compare Time'.BA68]" office:value-type="float" office:value="9.739913" calcext:value-type="float">
            <text:p>9.74</text:p>
          </table:table-cell>
          <table:table-cell table:formula="of:=['file:///home/ana/Documents/PHD/Research/Implementation/sarpfiles/AuxFiles/TreatResults/GHscaledResults17.12/ResultsGHscaled50.ods'#$'Compare Time'.BB68]" office:value-type="float" office:value="58.31951" calcext:value-type="float">
            <text:p>58.32</text:p>
          </table:table-cell>
          <table:table-cell table:formula="of:=['file:///home/ana/Documents/PHD/Research/Implementation/sarpfiles/AuxFiles/TreatResults/GHscaledResults17.12/ResultsGHscaled50.ods'#$'Compare Time'.BG68]" office:value-type="float" office:value="9.884358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H68]" office:value-type="float" office:value="54.51866" calcext:value-type="float">
            <text:p>54.52</text:p>
          </table:table-cell>
          <table:table-cell table:formula="of:=['file:///home/ana/Documents/PHD/Research/Implementation/sarpfiles/AuxFiles/TreatResults/GHscaledResults17.12/ResultsGHscaled50.ods'#$'Compare Time'.BM68]" office:value-type="float" office:value="9.505429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N68]" office:value-type="float" office:value="61.01011" calcext:value-type="float">
            <text:p>61.01</text:p>
          </table:table-cell>
          <table:table-cell table:formula="of:=['file:///home/ana/Documents/PHD/Research/Implementation/sarpfiles/AuxFiles/TreatResults/GHscaledResults17.12/ResultsGHscaled50.ods'#$'Compare Time'.BS68]" office:value-type="float" office:value="13.72683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T68]" office:value-type="float" office:value="55.8671222222222" calcext:value-type="float">
            <text:p>55.87</text:p>
          </table:table-cell>
          <table:table-cell office:value-type="float" office:value="21.210594" calcext:value-type="float">
            <text:p>21.21</text:p>
          </table:table-cell>
          <table:table-cell office:value-type="float" office:value="25.6854300000001" calcext:value-type="float">
            <text:p>25.69</text:p>
          </table:table-cell>
          <table:table-cell office:value-type="float" office:value="9.739913" calcext:value-type="float">
            <text:p>9.74</text:p>
          </table:table-cell>
          <table:table-cell office:value-type="float" office:value="14.137258" calcext:value-type="float">
            <text:p>14.14</text:p>
          </table:table-cell>
          <table:table-cell office:value-type="float" office:value="9.884358" calcext:value-type="float">
            <text:p>9.88</text:p>
          </table:table-cell>
          <table:table-cell office:value-type="float" office:value="15.71499" calcext:value-type="float">
            <text:p>15.71</text:p>
          </table:table-cell>
          <table:table-cell office:value-type="float" office:value="9.505429" calcext:value-type="float">
            <text:p>9.51</text:p>
          </table:table-cell>
          <table:table-cell office:value-type="float" office:value="11.5606882" calcext:value-type="float">
            <text:p>11.56</text:p>
          </table:table-cell>
          <table:table-cell office:value-type="float" office:value="13.726838" calcext:value-type="float">
            <text:p>13.73</text:p>
          </table:table-cell>
          <table:table-cell office:value-type="float" office:value="9.95757" calcext:value-type="float">
            <text:p>9.96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3.385265" calcext:value-type="float">
            <text:p>13.39</text:p>
          </table:table-cell>
          <table:table-cell office:value-type="float" office:value="71.82249" calcext:value-type="float">
            <text:p>71.82</text:p>
          </table:table-cell>
          <table:table-cell table:formula="of:=['file:///home/ana/Documents/PHD/Research/Implementation/sarpfiles/AuxFiles/TreatResults/GHscaledResults17.12/ResultsGHscaled50.ods'#$'Compare Time'.BA69]" office:value-type="float" office:value="12.346231" calcext:value-type="float">
            <text:p>12.35</text:p>
          </table:table-cell>
          <table:table-cell table:formula="of:=['file:///home/ana/Documents/PHD/Research/Implementation/sarpfiles/AuxFiles/TreatResults/GHscaledResults17.12/ResultsGHscaled50.ods'#$'Compare Time'.BB69]" office:value-type="float" office:value="52.07922" calcext:value-type="float">
            <text:p>52.08</text:p>
          </table:table-cell>
          <table:table-cell table:formula="of:=['file:///home/ana/Documents/PHD/Research/Implementation/sarpfiles/AuxFiles/TreatResults/GHscaledResults17.12/ResultsGHscaled50.ods'#$'Compare Time'.BG69]" office:value-type="float" office:value="10.758761" calcext:value-type="float">
            <text:p>10.76</text:p>
          </table:table-cell>
          <table:table-cell table:formula="of:=['file:///home/ana/Documents/PHD/Research/Implementation/sarpfiles/AuxFiles/TreatResults/GHscaledResults17.12/ResultsGHscaled50.ods'#$'Compare Time'.BH69]" office:value-type="float" office:value="49.7854575" calcext:value-type="float">
            <text:p>49.79</text:p>
          </table:table-cell>
          <table:table-cell table:formula="of:=['file:///home/ana/Documents/PHD/Research/Implementation/sarpfiles/AuxFiles/TreatResults/GHscaledResults17.12/ResultsGHscaled50.ods'#$'Compare Time'.BM69]" office:value-type="float" office:value="10.874999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BN69]" office:value-type="float" office:value="54.45578" calcext:value-type="float">
            <text:p>54.46</text:p>
          </table:table-cell>
          <table:table-cell table:formula="of:=['file:///home/ana/Documents/PHD/Research/Implementation/sarpfiles/AuxFiles/TreatResults/GHscaledResults17.12/ResultsGHscaled50.ods'#$'Compare Time'.BS69]" office:value-type="float" office:value="12.158157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BT69]" office:value-type="float" office:value="43.65623" calcext:value-type="float">
            <text:p>43.66</text:p>
          </table:table-cell>
          <table:table-cell office:value-type="float" office:value="23.493544" calcext:value-type="float">
            <text:p>23.49</text:p>
          </table:table-cell>
          <table:table-cell office:value-type="float" office:value="14.17251" calcext:value-type="float">
            <text:p>14.17</text:p>
          </table:table-cell>
          <table:table-cell office:value-type="float" office:value="12.346231" calcext:value-type="float">
            <text:p>12.35</text:p>
          </table:table-cell>
          <table:table-cell office:value-type="float" office:value="12.512577" calcext:value-type="float">
            <text:p>12.51</text:p>
          </table:table-cell>
          <table:table-cell office:value-type="float" office:value="10.758761" calcext:value-type="float">
            <text:p>10.76</text:p>
          </table:table-cell>
          <table:table-cell office:value-type="float" office:value="17.4616695" calcext:value-type="float">
            <text:p>17.46</text:p>
          </table:table-cell>
          <table:table-cell office:value-type="float" office:value="10.874999" calcext:value-type="float">
            <text:p>10.87</text:p>
          </table:table-cell>
          <table:table-cell office:value-type="float" office:value="11.3936403" calcext:value-type="float">
            <text:p>11.39</text:p>
          </table:table-cell>
          <table:table-cell office:value-type="float" office:value="12.158157" calcext:value-type="float">
            <text:p>12.16</text:p>
          </table:table-cell>
          <table:table-cell office:value-type="float" office:value="16.1093211111111" calcext:value-type="float">
            <text:p>16.11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6" calcext:value-type="float">
            <text:p>6</text:p>
          </table:table-cell>
          <table:table-cell table:style-name="ce71" office:value-type="float" office:value="13.185002" calcext:value-type="float">
            <text:p>13.19</text:p>
          </table:table-cell>
          <table:table-cell table:style-name="ce76" office:value-type="float" office:value="71.94581" calcext:value-type="float">
            <text:p>71.95</text:p>
          </table:table-cell>
          <table:table-cell table:style-name="ce58" table:formula="of:=['file:///home/ana/Documents/PHD/Research/Implementation/sarpfiles/AuxFiles/TreatResults/GHscaledResults17.12/ResultsGHscaled50.ods'#$'Compare Time'.BY71]" office:value-type="float" office:value="11.163545" calcext:value-type="float">
            <text:p>11.16</text:p>
          </table:table-cell>
          <table:table-cell table:style-name="ce58" table:formula="of:=['file:///home/ana/Documents/PHD/Research/Implementation/sarpfiles/AuxFiles/TreatResults/GHscaledResults17.12/ResultsGHscaled50.ods'#$'Compare Time'.BZ71]" office:value-type="float" office:value="45.38385" calcext:value-type="float">
            <text:p>45.38</text:p>
          </table:table-cell>
          <table:table-cell table:style-name="ce58" table:formula="of:=['file:///home/ana/Documents/PHD/Research/Implementation/sarpfiles/AuxFiles/TreatResults/GHscaledResults17.12/ResultsGHscaled50.ods'#$'Compare Time'.CE71]" office:value-type="float" office:value="10.826621" calcext:value-type="float">
            <text:p>10.83</text:p>
          </table:table-cell>
          <table:table-cell table:style-name="ce58" table:formula="of:=['file:///home/ana/Documents/PHD/Research/Implementation/sarpfiles/AuxFiles/TreatResults/GHscaledResults17.12/ResultsGHscaled50.ods'#$'Compare Time'.CF71]" office:value-type="float" office:value="50.87241" calcext:value-type="float">
            <text:p>50.87</text:p>
          </table:table-cell>
          <table:table-cell table:style-name="ce58" table:formula="of:=['file:///home/ana/Documents/PHD/Research/Implementation/sarpfiles/AuxFiles/TreatResults/GHscaledResults17.12/ResultsGHscaled50.ods'#$'Compare Time'.CK71]" office:value-type="float" office:value="10.420072" calcext:value-type="float">
            <text:p>10.42</text:p>
          </table:table-cell>
          <table:table-cell table:style-name="ce58" table:formula="of:=['file:///home/ana/Documents/PHD/Research/Implementation/sarpfiles/AuxFiles/TreatResults/GHscaledResults17.12/ResultsGHscaled50.ods'#$'Compare Time'.CL71]" office:value-type="float" office:value="51.56006" calcext:value-type="float">
            <text:p>51.56</text:p>
          </table:table-cell>
          <table:table-cell table:style-name="ce58" table:formula="of:=['file:///home/ana/Documents/PHD/Research/Implementation/sarpfiles/AuxFiles/TreatResults/GHscaledResults17.12/ResultsGHscaled50.ods'#$'Compare Time'.CQ71]" office:value-type="float" office:value="11.781079" calcext:value-type="float">
            <text:p>11.78</text:p>
          </table:table-cell>
          <table:table-cell table:style-name="ce58" table:formula="of:=['file:///home/ana/Documents/PHD/Research/Implementation/sarpfiles/AuxFiles/TreatResults/GHscaledResults17.12/ResultsGHscaled50.ods'#$'Compare Time'.CR71]" office:value-type="float" office:value="52.6147" calcext:value-type="float">
            <text:p>52.61</text:p>
          </table:table-cell>
          <table:table-cell table:style-name="ce71" office:value-type="float" office:value="11.681327" calcext:value-type="float">
            <text:p>11.68</text:p>
          </table:table-cell>
          <table:table-cell table:style-name="ce76" office:value-type="float" office:value="42.50936" calcext:value-type="float">
            <text:p>42.51</text:p>
          </table:table-cell>
          <table:table-cell table:style-name="ce56" office:value-type="float" office:value="11.163545" calcext:value-type="float">
            <text:p>11.16</text:p>
          </table:table-cell>
          <table:table-cell table:style-name="ce58" office:value-type="float" office:value="17.4243548" calcext:value-type="float">
            <text:p>17.42</text:p>
          </table:table-cell>
          <table:table-cell table:style-name="ce58" office:value-type="float" office:value="10.826621" calcext:value-type="float">
            <text:p>10.83</text:p>
          </table:table-cell>
          <table:table-cell table:style-name="ce58" office:value-type="float" office:value="11.5103135" calcext:value-type="float">
            <text:p>11.51</text:p>
          </table:table-cell>
          <table:table-cell table:style-name="ce58" office:value-type="float" office:value="10.420072" calcext:value-type="float">
            <text:p>10.42</text:p>
          </table:table-cell>
          <table:table-cell table:style-name="ce58" office:value-type="float" office:value="9.4126758" calcext:value-type="float">
            <text:p>9.41</text:p>
          </table:table-cell>
          <table:table-cell table:style-name="ce58" office:value-type="float" office:value="11.781079" calcext:value-type="float">
            <text:p>11.78</text:p>
          </table:table-cell>
          <table:table-cell table:style-name="ce62" office:value-type="float" office:value="8.3636751156675" calcext:value-type="float">
            <text:p>8.36</text:p>
          </table:table-cell>
          <table:table-cell table:number-columns-repeated="11"/>
        </table:table-row>
        <table:table-row table:style-name="ro3">
          <table:table-cell table:style-name="ce27" office:value-type="float" office:value="10" calcext:value-type="float" table:number-columns-spanned="1" table:number-rows-spanned="3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3.07667" calcext:value-type="float">
            <text:p>13.08</text:p>
          </table:table-cell>
          <table:table-cell table:style-name="ce74" office:value-type="float" office:value="70.15564" calcext:value-type="float">
            <text:p>70.16</text:p>
          </table:table-cell>
          <table:table-cell table:style-name="ce78" table:formula="of:=['file:///home/ana/Documents/PHD/Research/Implementation/sarpfiles/AuxFiles/TreatResults/GHscaledResults17.12/ResultsGHscaled50.ods'#$'Compare Time'.E67]" office:value-type="float" office:value="18.197328" calcext:value-type="float">
            <text:p>18.20</text:p>
          </table:table-cell>
          <table:table-cell table:style-name="ce78" table:formula="of:=['file:///home/ana/Documents/PHD/Research/Implementation/sarpfiles/AuxFiles/TreatResults/GHscaledResults17.12/ResultsGHscaled50.ods'#$'Compare Time'.F67]" office:value-type="float" office:value="66.4999375" calcext:value-type="float">
            <text:p>66.50</text:p>
          </table:table-cell>
          <table:table-cell table:style-name="ce78" table:formula="of:=['file:///home/ana/Documents/PHD/Research/Implementation/sarpfiles/AuxFiles/TreatResults/GHscaledResults17.12/ResultsGHscaled50.ods'#$'Compare Time'.K67]" office:value-type="float" office:value="12.364858" calcext:value-type="float">
            <text:p>12.36</text:p>
          </table:table-cell>
          <table:table-cell table:style-name="ce78" table:formula="of:=['file:///home/ana/Documents/PHD/Research/Implementation/sarpfiles/AuxFiles/TreatResults/GHscaledResults17.12/ResultsGHscaled50.ods'#$'Compare Time'.L67]" office:value-type="float" office:value="55.796214" calcext:value-type="float">
            <text:p>55.80</text:p>
          </table:table-cell>
          <table:table-cell table:style-name="ce78" table:formula="of:=['file:///home/ana/Documents/PHD/Research/Implementation/sarpfiles/AuxFiles/TreatResults/GHscaledResults17.12/ResultsGHscaled50.ods'#$'Compare Time'.Q67]" office:value-type="float" office:value="13.526678" calcext:value-type="float">
            <text:p>13.53</text:p>
          </table:table-cell>
          <table:table-cell table:style-name="ce78" table:formula="of:=['file:///home/ana/Documents/PHD/Research/Implementation/sarpfiles/AuxFiles/TreatResults/GHscaledResults17.12/ResultsGHscaled50.ods'#$'Compare Time'.R67]" office:value-type="float" office:value="58.44166" calcext:value-type="float">
            <text:p>58.44</text:p>
          </table:table-cell>
          <table:table-cell table:style-name="ce78" table:formula="of:=['file:///home/ana/Documents/PHD/Research/Implementation/sarpfiles/AuxFiles/TreatResults/GHscaledResults17.12/ResultsGHscaled50.ods'#$'Compare Time'.W67]" office:value-type="float" office:value="12.324988" calcext:value-type="float">
            <text:p>12.32</text:p>
          </table:table-cell>
          <table:table-cell table:style-name="ce78" table:formula="of:=['file:///home/ana/Documents/PHD/Research/Implementation/sarpfiles/AuxFiles/TreatResults/GHscaledResults17.12/ResultsGHscaled50.ods'#$'Compare Time'.X67]" office:value-type="float" office:value="58.89836" calcext:value-type="float">
            <text:p>58.90</text:p>
          </table:table-cell>
          <table:table-cell table:style-name="ce69" office:value-type="float" office:value="14.74325" calcext:value-type="float">
            <text:p>14.74</text:p>
          </table:table-cell>
          <table:table-cell table:style-name="ce74" office:value-type="float" office:value="20" calcext:value-type="float">
            <text:p>20.00</text:p>
          </table:table-cell>
          <table:table-cell office:value-type="float" office:value="18.197328" calcext:value-type="float">
            <text:p>18.20</text:p>
          </table:table-cell>
          <table:table-cell table:style-name="ce84" office:value-type="float" office:value="2.66869125" calcext:value-type="float">
            <text:p>2.67</text:p>
          </table:table-cell>
          <table:table-cell table:style-name="ce84" office:value-type="float" office:value="12.364858" calcext:value-type="float">
            <text:p>12.36</text:p>
          </table:table-cell>
          <table:table-cell office:value-type="float" office:value="13.255201" calcext:value-type="float">
            <text:p>13.26</text:p>
          </table:table-cell>
          <table:table-cell table:style-name="ce84" office:value-type="float" office:value="13.526678" calcext:value-type="float">
            <text:p>13.53</text:p>
          </table:table-cell>
          <table:table-cell table:style-name="ce84" office:value-type="float" office:value="8.653143" calcext:value-type="float">
            <text:p>8.65</text:p>
          </table:table-cell>
          <table:table-cell table:style-name="ce84" office:value-type="float" office:value="12.324988" calcext:value-type="float">
            <text:p>12.32</text:p>
          </table:table-cell>
          <table:table-cell office:value-type="float" office:value="10.277631" calcext:value-type="float">
            <text:p>10.28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1.408572" calcext:value-type="float">
            <text:p>11.41</text:p>
          </table:table-cell>
          <table:table-cell office:value-type="float" office:value="74.5343" calcext:value-type="float">
            <text:p>74.53</text:p>
          </table:table-cell>
          <table:table-cell table:formula="of:=['file:///home/ana/Documents/PHD/Research/Implementation/sarpfiles/AuxFiles/TreatResults/GHscaledResults17.12/ResultsGHscaled50.ods'#$'Compare Time'.AC68]" office:value-type="float" office:value="10.734467" calcext:value-type="float">
            <text:p>10.73</text:p>
          </table:table-cell>
          <table:table-cell table:formula="of:=['file:///home/ana/Documents/PHD/Research/Implementation/sarpfiles/AuxFiles/TreatResults/GHscaledResults17.12/ResultsGHscaled50.ods'#$'Compare Time'.AD68]" office:value-type="float" office:value="60.5689" calcext:value-type="float">
            <text:p>60.57</text:p>
          </table:table-cell>
          <table:table-cell table:formula="of:=['file:///home/ana/Documents/PHD/Research/Implementation/sarpfiles/AuxFiles/TreatResults/GHscaledResults17.12/ResultsGHscaled50.ods'#$'Compare Time'.AI68]" office:value-type="float" office:value="12.159328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J68]" office:value-type="float" office:value="55.7452" calcext:value-type="float">
            <text:p>55.75</text:p>
          </table:table-cell>
          <table:table-cell table:formula="of:=['file:///home/ana/Documents/PHD/Research/Implementation/sarpfiles/AuxFiles/TreatResults/GHscaledResults17.12/ResultsGHscaled50.ods'#$'Compare Time'.AO68]" office:value-type="float" office:value="10.847519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AP68]" office:value-type="float" office:value="60.04895" calcext:value-type="float">
            <text:p>60.05</text:p>
          </table:table-cell>
          <table:table-cell table:formula="of:=['file:///home/ana/Documents/PHD/Research/Implementation/sarpfiles/AuxFiles/TreatResults/GHscaledResults17.12/ResultsGHscaled50.ods'#$'Compare Time'.AU68]" office:value-type="float" office:value="10.959042" calcext:value-type="float">
            <text:p>10.96</text:p>
          </table:table-cell>
          <table:table-cell table:formula="of:=['file:///home/ana/Documents/PHD/Research/Implementation/sarpfiles/AuxFiles/TreatResults/GHscaledResults17.12/ResultsGHscaled50.ods'#$'Compare Time'.AV68]" office:value-type="float" office:value="63.01001" calcext:value-type="float">
            <text:p>63.01</text:p>
          </table:table-cell>
          <table:table-cell office:value-type="float" office:value="17.33306" calcext:value-type="float">
            <text:p>17.33</text:p>
          </table:table-cell>
          <table:table-cell office:value-type="float" office:value="20.0000000000001" calcext:value-type="float">
            <text:p>20.00</text:p>
          </table:table-cell>
          <table:table-cell office:value-type="float" office:value="10.734467" calcext:value-type="float">
            <text:p>10.73</text:p>
          </table:table-cell>
          <table:table-cell office:value-type="float" office:value="12.279455" calcext:value-type="float">
            <text:p>12.28</text:p>
          </table:table-cell>
          <table:table-cell office:value-type="float" office:value="12.159328" calcext:value-type="float">
            <text:p>12.16</text:p>
          </table:table-cell>
          <table:table-cell office:value-type="float" office:value="12.433063" calcext:value-type="float">
            <text:p>12.43</text:p>
          </table:table-cell>
          <table:table-cell office:value-type="float" office:value="10.847519" calcext:value-type="float">
            <text:p>10.85</text:p>
          </table:table-cell>
          <table:table-cell office:value-type="float" office:value="11.878296" calcext:value-type="float">
            <text:p>11.88</text:p>
          </table:table-cell>
          <table:table-cell office:value-type="float" office:value="10.959042" calcext:value-type="float">
            <text:p>10.96</text:p>
          </table:table-cell>
          <table:table-cell office:value-type="float" office:value="7.51637" calcext:value-type="float">
            <text:p>7.5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71" office:value-type="float" office:value="14.033084" calcext:value-type="float">
            <text:p>14.03</text:p>
          </table:table-cell>
          <table:table-cell table:style-name="ce76" office:value-type="float" office:value="69.51296" calcext:value-type="float">
            <text:p>69.51</text:p>
          </table:table-cell>
          <table:table-cell table:style-name="ce58" table:formula="of:=['file:///home/ana/Documents/PHD/Research/Implementation/sarpfiles/AuxFiles/TreatResults/GHscaledResults17.12/ResultsGHscaled50.ods'#$'Compare Time'.BA70]" office:value-type="float" office:value="11.175928" calcext:value-type="float">
            <text:p>11.18</text:p>
          </table:table-cell>
          <table:table-cell table:style-name="ce58" table:formula="of:=['file:///home/ana/Documents/PHD/Research/Implementation/sarpfiles/AuxFiles/TreatResults/GHscaledResults17.12/ResultsGHscaled50.ods'#$'Compare Time'.BB70]" office:value-type="float" office:value="54.94338" calcext:value-type="float">
            <text:p>54.94</text:p>
          </table:table-cell>
          <table:table-cell table:style-name="ce58" table:formula="of:=['file:///home/ana/Documents/PHD/Research/Implementation/sarpfiles/AuxFiles/TreatResults/GHscaledResults17.12/ResultsGHscaled50.ods'#$'Compare Time'.BG70]" office:value-type="float" office:value="10.122999" calcext:value-type="float">
            <text:p>10.12</text:p>
          </table:table-cell>
          <table:table-cell table:style-name="ce58" table:formula="of:=['file:///home/ana/Documents/PHD/Research/Implementation/sarpfiles/AuxFiles/TreatResults/GHscaledResults17.12/ResultsGHscaled50.ods'#$'Compare Time'.BH70]" office:value-type="float" office:value="53.56004" calcext:value-type="float">
            <text:p>53.56</text:p>
          </table:table-cell>
          <table:table-cell table:style-name="ce58" table:formula="of:=['file:///home/ana/Documents/PHD/Research/Implementation/sarpfiles/AuxFiles/TreatResults/GHscaledResults17.12/ResultsGHscaled50.ods'#$'Compare Time'.BM70]" office:value-type="float" office:value="10.504753" calcext:value-type="float">
            <text:p>10.50</text:p>
          </table:table-cell>
          <table:table-cell table:style-name="ce58" table:formula="of:=['file:///home/ana/Documents/PHD/Research/Implementation/sarpfiles/AuxFiles/TreatResults/GHscaledResults17.12/ResultsGHscaled50.ods'#$'Compare Time'.BN70]" office:value-type="float" office:value="56.31684" calcext:value-type="float">
            <text:p>56.32</text:p>
          </table:table-cell>
          <table:table-cell table:style-name="ce58" table:formula="of:=['file:///home/ana/Documents/PHD/Research/Implementation/sarpfiles/AuxFiles/TreatResults/GHscaledResults17.12/ResultsGHscaled50.ods'#$'Compare Time'.BS70]" office:value-type="float" office:value="18.11385" calcext:value-type="float">
            <text:p>18.11</text:p>
          </table:table-cell>
          <table:table-cell table:style-name="ce58" table:formula="of:=['file:///home/ana/Documents/PHD/Research/Implementation/sarpfiles/AuxFiles/TreatResults/GHscaledResults17.12/ResultsGHscaled50.ods'#$'Compare Time'.BT70]" office:value-type="float" office:value="43.0862" calcext:value-type="float">
            <text:p>43.09</text:p>
          </table:table-cell>
          <table:table-cell table:style-name="ce71" office:value-type="float" office:value="24.051778" calcext:value-type="float">
            <text:p>24.05</text:p>
          </table:table-cell>
          <table:table-cell table:style-name="ce76" office:value-type="float" office:value="13.5588800000001" calcext:value-type="float">
            <text:p>13.56</text:p>
          </table:table-cell>
          <table:table-cell office:value-type="float" office:value="11.175928" calcext:value-type="float">
            <text:p>11.18</text:p>
          </table:table-cell>
          <table:table-cell table:style-name="ce84" office:value-type="float" office:value="13.0410418" calcext:value-type="float">
            <text:p>13.04</text:p>
          </table:table-cell>
          <table:table-cell table:style-name="ce84" office:value-type="float" office:value="10.122999" calcext:value-type="float">
            <text:p>10.12</text:p>
          </table:table-cell>
          <table:table-cell office:value-type="float" office:value="14.434238" calcext:value-type="float">
            <text:p>14.43</text:p>
          </table:table-cell>
          <table:table-cell table:style-name="ce84" office:value-type="float" office:value="10.504753" calcext:value-type="float">
            <text:p>10.50</text:p>
          </table:table-cell>
          <table:table-cell table:style-name="ce84" office:value-type="float" office:value="11.4827403" calcext:value-type="float">
            <text:p>11.48</text:p>
          </table:table-cell>
          <table:table-cell table:style-name="ce84" office:value-type="float" office:value="18.11385" calcext:value-type="float">
            <text:p>18.11</text:p>
          </table:table-cell>
          <table:table-cell office:value-type="float" office:value="11.3451646666667" calcext:value-type="float">
            <text:p>11.35</text:p>
          </table:table-cell>
          <table:table-cell table:number-columns-repeated="11"/>
        </table:table-row>
        <table:table-row table:style-name="ro3">
          <table:table-cell table:style-name="ce119" office:value-type="float" office:value="11" calcext:value-type="float" table:number-columns-spanned="1" table:number-rows-spanned="4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1.901136" calcext:value-type="float">
            <text:p>11.90</text:p>
          </table:table-cell>
          <table:table-cell table:style-name="ce74" office:value-type="float" office:value="72.79094" calcext:value-type="float">
            <text:p>72.79</text:p>
          </table:table-cell>
          <table:table-cell table:style-name="ce78" table:formula="of:=['file:///home/ana/Documents/PHD/Research/Implementation/sarpfiles/AuxFiles/TreatResults/GHscaledResults17.12/ResultsGHscaled50.ods'#$'Compare Time'.E68]" office:value-type="float" office:value="21.02847" calcext:value-type="float">
            <text:p>21.03</text:p>
          </table:table-cell>
          <table:table-cell table:style-name="ce78" table:formula="of:=['file:///home/ana/Documents/PHD/Research/Implementation/sarpfiles/AuxFiles/TreatResults/GHscaledResults17.12/ResultsGHscaled50.ods'#$'Compare Time'.F68]" office:value-type="float" office:value="65.1952571428572" calcext:value-type="float">
            <text:p>65.20</text:p>
          </table:table-cell>
          <table:table-cell table:style-name="ce78" table:formula="of:=['file:///home/ana/Documents/PHD/Research/Implementation/sarpfiles/AuxFiles/TreatResults/GHscaledResults17.12/ResultsGHscaled50.ods'#$'Compare Time'.K68]" office:value-type="float" office:value="11.988522" calcext:value-type="float">
            <text:p>11.99</text:p>
          </table:table-cell>
          <table:table-cell table:style-name="ce78" table:formula="of:=['file:///home/ana/Documents/PHD/Research/Implementation/sarpfiles/AuxFiles/TreatResults/GHscaledResults17.12/ResultsGHscaled50.ods'#$'Compare Time'.L68]" office:value-type="float" office:value="63.9074" calcext:value-type="float">
            <text:p>63.91</text:p>
          </table:table-cell>
          <table:table-cell table:style-name="ce78" table:formula="of:=['file:///home/ana/Documents/PHD/Research/Implementation/sarpfiles/AuxFiles/TreatResults/GHscaledResults17.12/ResultsGHscaled50.ods'#$'Compare Time'.Q68]" office:value-type="float" office:value="13.96903" calcext:value-type="float">
            <text:p>13.97</text:p>
          </table:table-cell>
          <table:table-cell table:style-name="ce78" table:formula="of:=['file:///home/ana/Documents/PHD/Research/Implementation/sarpfiles/AuxFiles/TreatResults/GHscaledResults17.12/ResultsGHscaled50.ods'#$'Compare Time'.R68]" office:value-type="float" office:value="56.84363" calcext:value-type="float">
            <text:p>56.84</text:p>
          </table:table-cell>
          <table:table-cell table:style-name="ce78" table:formula="of:=['file:///home/ana/Documents/PHD/Research/Implementation/sarpfiles/AuxFiles/TreatResults/GHscaledResults17.12/ResultsGHscaled50.ods'#$'Compare Time'.W68]" office:value-type="float" office:value="13.28072" calcext:value-type="float">
            <text:p>13.28</text:p>
          </table:table-cell>
          <table:table-cell table:style-name="ce78" table:formula="of:=['file:///home/ana/Documents/PHD/Research/Implementation/sarpfiles/AuxFiles/TreatResults/GHscaledResults17.12/ResultsGHscaled50.ods'#$'Compare Time'.X68]" office:value-type="float" office:value="57.05142" calcext:value-type="float">
            <text:p>57.05</text:p>
          </table:table-cell>
          <table:table-cell table:style-name="ce69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82" office:value-type="float" office:value="21.02847" calcext:value-type="float">
            <text:p>21.03</text:p>
          </table:table-cell>
          <table:table-cell table:style-name="ce78" office:value-type="float" office:value="5.69321828571429" calcext:value-type="float">
            <text:p>5.69</text:p>
          </table:table-cell>
          <table:table-cell table:style-name="ce78" office:value-type="float" office:value="11.988522" calcext:value-type="float">
            <text:p>11.99</text:p>
          </table:table-cell>
          <table:table-cell table:style-name="ce78" office:value-type="float" office:value="6.1343027" calcext:value-type="float">
            <text:p>6.13</text:p>
          </table:table-cell>
          <table:table-cell table:style-name="ce78" office:value-type="float" office:value="13.96903" calcext:value-type="float">
            <text:p>13.97</text:p>
          </table:table-cell>
          <table:table-cell table:style-name="ce78" office:value-type="float" office:value="9.3329128" calcext:value-type="float">
            <text:p>9.33</text:p>
          </table:table-cell>
          <table:table-cell table:style-name="ce78" office:value-type="float" office:value="13.28072" calcext:value-type="float">
            <text:p>13.28</text:p>
          </table:table-cell>
          <table:table-cell table:style-name="ce86" office:value-type="float" office:value="9.8609327" calcext:value-type="float">
            <text:p>9.86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4.147707" calcext:value-type="float">
            <text:p>14.15</text:p>
          </table:table-cell>
          <table:table-cell office:value-type="float" office:value="70.04132" calcext:value-type="float">
            <text:p>70.04</text:p>
          </table:table-cell>
          <table:table-cell table:formula="of:=['file:///home/ana/Documents/PHD/Research/Implementation/sarpfiles/AuxFiles/TreatResults/GHscaledResults17.12/ResultsGHscaled50.ods'#$'Compare Time'.AC69]" office:value-type="float" office:value="13.922617" calcext:value-type="float">
            <text:p>13.92</text:p>
          </table:table-cell>
          <table:table-cell table:formula="of:=['file:///home/ana/Documents/PHD/Research/Implementation/sarpfiles/AuxFiles/TreatResults/GHscaledResults17.12/ResultsGHscaled50.ods'#$'Compare Time'.AD69]" office:value-type="float" office:value="57.3608" calcext:value-type="float">
            <text:p>57.36</text:p>
          </table:table-cell>
          <table:table-cell table:formula="of:=['file:///home/ana/Documents/PHD/Research/Implementation/sarpfiles/AuxFiles/TreatResults/GHscaledResults17.12/ResultsGHscaled50.ods'#$'Compare Time'.AI69]" office:value-type="float" office:value="13.344071" calcext:value-type="float">
            <text:p>13.34</text:p>
          </table:table-cell>
          <table:table-cell table:formula="of:=['file:///home/ana/Documents/PHD/Research/Implementation/sarpfiles/AuxFiles/TreatResults/GHscaledResults17.12/ResultsGHscaled50.ods'#$'Compare Time'.AJ69]" office:value-type="float" office:value="55.24748" calcext:value-type="float">
            <text:p>55.25</text:p>
          </table:table-cell>
          <table:table-cell table:formula="of:=['file:///home/ana/Documents/PHD/Research/Implementation/sarpfiles/AuxFiles/TreatResults/GHscaledResults17.12/ResultsGHscaled50.ods'#$'Compare Time'.AO69]" office:value-type="float" office:value="13.291374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P69]" office:value-type="float" office:value="55.287" calcext:value-type="float">
            <text:p>55.29</text:p>
          </table:table-cell>
          <table:table-cell table:formula="of:=['file:///home/ana/Documents/PHD/Research/Implementation/sarpfiles/AuxFiles/TreatResults/GHscaledResults17.12/ResultsGHscaled50.ods'#$'Compare Time'.AU69]" office:value-type="float" office:value="12.876607" calcext:value-type="float">
            <text:p>12.88</text:p>
          </table:table-cell>
          <table:table-cell table:formula="of:=['file:///home/ana/Documents/PHD/Research/Implementation/sarpfiles/AuxFiles/TreatResults/GHscaledResults17.12/ResultsGHscaled50.ods'#$'Compare Time'.AV69]" office:value-type="float" office:value="57.21247" calcext:value-type="float">
            <text:p>57.21</text:p>
          </table:table-cell>
          <table:table-cell office:value-type="float" office:value="16.006038" calcext:value-type="float">
            <text:p>16.01</text:p>
          </table:table-cell>
          <table:table-cell office:value-type="float" office:value="38.2305" calcext:value-type="float">
            <text:p>38.23</text:p>
          </table:table-cell>
          <table:table-cell office:value-type="float" office:value="13.922617" calcext:value-type="float">
            <text:p>13.92</text:p>
          </table:table-cell>
          <table:table-cell office:value-type="float" office:value="9.2375121" calcext:value-type="float">
            <text:p>9.24</text:p>
          </table:table-cell>
          <table:table-cell office:value-type="float" office:value="13.344071" calcext:value-type="float">
            <text:p>13.34</text:p>
          </table:table-cell>
          <table:table-cell office:value-type="float" office:value="11.3920552" calcext:value-type="float">
            <text:p>11.39</text:p>
          </table:table-cell>
          <table:table-cell office:value-type="float" office:value="13.291374" calcext:value-type="float">
            <text:p>13.29</text:p>
          </table:table-cell>
          <table:table-cell office:value-type="float" office:value="11.4993821" calcext:value-type="float">
            <text:p>11.50</text:p>
          </table:table-cell>
          <table:table-cell office:value-type="float" office:value="12.876607" calcext:value-type="float">
            <text:p>12.88</text:p>
          </table:table-cell>
          <table:table-cell office:value-type="float" office:value="8.89395890000001" calcext:value-type="float">
            <text:p>8.89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3.724376" calcext:value-type="float">
            <text:p>13.72</text:p>
          </table:table-cell>
          <table:table-cell office:value-type="float" office:value="70.46076" calcext:value-type="float">
            <text:p>70.46</text:p>
          </table:table-cell>
          <table:table-cell table:formula="of:=['file:///home/ana/Documents/PHD/Research/Implementation/sarpfiles/AuxFiles/TreatResults/GHscaledResults17.12/ResultsGHscaled50.ods'#$'Compare Time'.AC70]" office:value-type="float" office:value="12.222485" calcext:value-type="float">
            <text:p>12.22</text:p>
          </table:table-cell>
          <table:table-cell table:formula="of:=['file:///home/ana/Documents/PHD/Research/Implementation/sarpfiles/AuxFiles/TreatResults/GHscaledResults17.12/ResultsGHscaled50.ods'#$'Compare Time'.AD70]" office:value-type="float" office:value="62.14139" calcext:value-type="float">
            <text:p>62.14</text:p>
          </table:table-cell>
          <table:table-cell table:formula="of:=['file:///home/ana/Documents/PHD/Research/Implementation/sarpfiles/AuxFiles/TreatResults/GHscaledResults17.12/ResultsGHscaled50.ods'#$'Compare Time'.AI70]" office:value-type="float" office:value="10.267923" calcext:value-type="float">
            <text:p>10.27</text:p>
          </table:table-cell>
          <table:table-cell table:formula="of:=['file:///home/ana/Documents/PHD/Research/Implementation/sarpfiles/AuxFiles/TreatResults/GHscaledResults17.12/ResultsGHscaled50.ods'#$'Compare Time'.AJ70]" office:value-type="float" office:value="60.75657" calcext:value-type="float">
            <text:p>60.76</text:p>
          </table:table-cell>
          <table:table-cell table:formula="of:=['file:///home/ana/Documents/PHD/Research/Implementation/sarpfiles/AuxFiles/TreatResults/GHscaledResults17.12/ResultsGHscaled50.ods'#$'Compare Time'.AO70]" office:value-type="float" office:value="12.39806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P70]" office:value-type="float" office:value="61.81904" calcext:value-type="float">
            <text:p>61.82</text:p>
          </table:table-cell>
          <table:table-cell table:formula="of:=['file:///home/ana/Documents/PHD/Research/Implementation/sarpfiles/AuxFiles/TreatResults/GHscaledResults17.12/ResultsGHscaled50.ods'#$'Compare Time'.AU70]" office:value-type="float" office:value="13.158284" calcext:value-type="float">
            <text:p>13.16</text:p>
          </table:table-cell>
          <table:table-cell table:formula="of:=['file:///home/ana/Documents/PHD/Research/Implementation/sarpfiles/AuxFiles/TreatResults/GHscaledResults17.12/ResultsGHscaled50.ods'#$'Compare Time'.AV70]" office:value-type="float" office:value="63.2021222222222" calcext:value-type="float">
            <text:p>63.20</text:p>
          </table:table-cell>
          <table:table-cell office:value-type="float" office:value="21.167533" calcext:value-type="float">
            <text:p>21.17</text:p>
          </table:table-cell>
          <table:table-cell office:value-type="float" office:value="16.5464799999998" calcext:value-type="float">
            <text:p>16.55</text:p>
          </table:table-cell>
          <table:table-cell office:value-type="float" office:value="12.222485" calcext:value-type="float">
            <text:p>12.22</text:p>
          </table:table-cell>
          <table:table-cell office:value-type="float" office:value="5.0818159" calcext:value-type="float">
            <text:p>5.08</text:p>
          </table:table-cell>
          <table:table-cell office:value-type="float" office:value="10.267923" calcext:value-type="float">
            <text:p>10.27</text:p>
          </table:table-cell>
          <table:table-cell office:value-type="float" office:value="9.773168" calcext:value-type="float">
            <text:p>9.77</text:p>
          </table:table-cell>
          <table:table-cell office:value-type="float" office:value="12.398065" calcext:value-type="float">
            <text:p>12.40</text:p>
          </table:table-cell>
          <table:table-cell office:value-type="float" office:value="4.2225769" calcext:value-type="float">
            <text:p>4.22</text:p>
          </table:table-cell>
          <table:table-cell office:value-type="float" office:value="13.158284" calcext:value-type="float">
            <text:p>13.16</text:p>
          </table:table-cell>
          <table:table-cell office:value-type="float" office:value="5.32169777777778" calcext:value-type="float">
            <text:p>5.3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71" office:value-type="float" office:value="15.82126" calcext:value-type="float">
            <text:p>15.82</text:p>
          </table:table-cell>
          <table:table-cell table:style-name="ce76" office:value-type="float" office:value="66.12997" calcext:value-type="float">
            <text:p>66.13</text:p>
          </table:table-cell>
          <table:table-cell table:style-name="ce58" table:formula="of:=['file:///home/ana/Documents/PHD/Research/Implementation/sarpfiles/AuxFiles/TreatResults/GHscaledResults17.12/ResultsGHscaled50.ods'#$'Compare Time'.BA71]" office:value-type="float" office:value="12.716358" calcext:value-type="float">
            <text:p>12.72</text:p>
          </table:table-cell>
          <table:table-cell table:style-name="ce58" table:formula="of:=['file:///home/ana/Documents/PHD/Research/Implementation/sarpfiles/AuxFiles/TreatResults/GHscaledResults17.12/ResultsGHscaled50.ods'#$'Compare Time'.BB71]" office:value-type="float" office:value="54.247" calcext:value-type="float">
            <text:p>54.25</text:p>
          </table:table-cell>
          <table:table-cell table:style-name="ce58" table:formula="of:=['file:///home/ana/Documents/PHD/Research/Implementation/sarpfiles/AuxFiles/TreatResults/GHscaledResults17.12/ResultsGHscaled50.ods'#$'Compare Time'.BG71]" office:value-type="float" office:value="11.418285" calcext:value-type="float">
            <text:p>11.42</text:p>
          </table:table-cell>
          <table:table-cell table:style-name="ce58" table:formula="of:=['file:///home/ana/Documents/PHD/Research/Implementation/sarpfiles/AuxFiles/TreatResults/GHscaledResults17.12/ResultsGHscaled50.ods'#$'Compare Time'.BH71]" office:value-type="float" office:value="57.12324" calcext:value-type="float">
            <text:p>57.12</text:p>
          </table:table-cell>
          <table:table-cell table:style-name="ce58" table:formula="of:=['file:///home/ana/Documents/PHD/Research/Implementation/sarpfiles/AuxFiles/TreatResults/GHscaledResults17.12/ResultsGHscaled50.ods'#$'Compare Time'.BM71]" office:value-type="float" office:value="10.602848" calcext:value-type="float">
            <text:p>10.60</text:p>
          </table:table-cell>
          <table:table-cell table:style-name="ce58" table:formula="of:=['file:///home/ana/Documents/PHD/Research/Implementation/sarpfiles/AuxFiles/TreatResults/GHscaledResults17.12/ResultsGHscaled50.ods'#$'Compare Time'.BN71]" office:value-type="float" office:value="54.11768" calcext:value-type="float">
            <text:p>54.12</text:p>
          </table:table-cell>
          <table:table-cell table:style-name="ce58" table:formula="of:=['file:///home/ana/Documents/PHD/Research/Implementation/sarpfiles/AuxFiles/TreatResults/GHscaledResults17.12/ResultsGHscaled50.ods'#$'Compare Time'.BS71]" office:value-type="float" office:value="10.990143" calcext:value-type="float">
            <text:p>10.99</text:p>
          </table:table-cell>
          <table:table-cell table:style-name="ce58" table:formula="of:=['file:///home/ana/Documents/PHD/Research/Implementation/sarpfiles/AuxFiles/TreatResults/GHscaledResults17.12/ResultsGHscaled50.ods'#$'Compare Time'.BT71]" office:value-type="float" office:value="57.89729" calcext:value-type="float">
            <text:p>57.90</text:p>
          </table:table-cell>
          <table:table-cell table:style-name="ce71" office:value-type="float" office:value="17.108287" calcext:value-type="float">
            <text:p>17.11</text:p>
          </table:table-cell>
          <table:table-cell table:style-name="ce76" office:value-type="float" office:value="28.4188300000001" calcext:value-type="float">
            <text:p>28.42</text:p>
          </table:table-cell>
          <table:table-cell table:style-name="ce56" office:value-type="float" office:value="12.716358" calcext:value-type="float">
            <text:p>12.72</text:p>
          </table:table-cell>
          <table:table-cell table:style-name="ce58" office:value-type="float" office:value="8.659146" calcext:value-type="float">
            <text:p>8.66</text:p>
          </table:table-cell>
          <table:table-cell table:style-name="ce58" office:value-type="float" office:value="11.418285" calcext:value-type="float">
            <text:p>11.42</text:p>
          </table:table-cell>
          <table:table-cell table:style-name="ce58" office:value-type="float" office:value="7.1871073" calcext:value-type="float">
            <text:p>7.19</text:p>
          </table:table-cell>
          <table:table-cell table:style-name="ce58" office:value-type="float" office:value="10.602848" calcext:value-type="float">
            <text:p>10.60</text:p>
          </table:table-cell>
          <table:table-cell table:style-name="ce58" office:value-type="float" office:value="10.9372586" calcext:value-type="float">
            <text:p>10.94</text:p>
          </table:table-cell>
          <table:table-cell table:style-name="ce58" office:value-type="float" office:value="10.990143" calcext:value-type="float">
            <text:p>10.99</text:p>
          </table:table-cell>
          <table:table-cell table:style-name="ce62" office:value-type="float" office:value="4.779208" calcext:value-type="float">
            <text:p>4.78</text:p>
          </table:table-cell>
          <table:table-cell table:number-columns-repeated="11"/>
        </table:table-row>
        <table:table-row table:style-name="ro3">
          <table:table-cell table:style-name="ce66" office:value-type="float" office:value="12" calcext:value-type="float" table:number-columns-spanned="1" table:number-rows-spanned="2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3.846606" calcext:value-type="float">
            <text:p>13.85</text:p>
          </table:table-cell>
          <table:table-cell table:style-name="ce74" office:value-type="float" office:value="70.61127" calcext:value-type="float">
            <text:p>70.61</text:p>
          </table:table-cell>
          <table:table-cell table:style-name="ce78" table:formula="of:=['file:///home/ana/Documents/PHD/Research/Implementation/sarpfiles/AuxFiles/TreatResults/GHscaledResults17.12/ResultsGHscaled50.ods'#$'Compare Time'.E69]" office:value-type="float" office:value="20.106493" calcext:value-type="float">
            <text:p>20.11</text:p>
          </table:table-cell>
          <table:table-cell table:style-name="ce78" table:formula="of:=['file:///home/ana/Documents/PHD/Research/Implementation/sarpfiles/AuxFiles/TreatResults/GHscaledResults17.12/ResultsGHscaled50.ods'#$'Compare Time'.F69]" office:value-type="float" office:value="65.481725" calcext:value-type="float">
            <text:p>65.48</text:p>
          </table:table-cell>
          <table:table-cell table:style-name="ce78" table:formula="of:=['file:///home/ana/Documents/PHD/Research/Implementation/sarpfiles/AuxFiles/TreatResults/GHscaledResults17.12/ResultsGHscaled50.ods'#$'Compare Time'.K69]" office:value-type="float" office:value="14.334729" calcext:value-type="float">
            <text:p>14.33</text:p>
          </table:table-cell>
          <table:table-cell table:style-name="ce78" table:formula="of:=['file:///home/ana/Documents/PHD/Research/Implementation/sarpfiles/AuxFiles/TreatResults/GHscaledResults17.12/ResultsGHscaled50.ods'#$'Compare Time'.L69]" office:value-type="float" office:value="53.461723" calcext:value-type="float">
            <text:p>53.46</text:p>
          </table:table-cell>
          <table:table-cell table:style-name="ce78" table:formula="of:=['file:///home/ana/Documents/PHD/Research/Implementation/sarpfiles/AuxFiles/TreatResults/GHscaledResults17.12/ResultsGHscaled50.ods'#$'Compare Time'.Q69]" office:value-type="float" office:value="14.272233" calcext:value-type="float">
            <text:p>14.27</text:p>
          </table:table-cell>
          <table:table-cell table:style-name="ce78" table:formula="of:=['file:///home/ana/Documents/PHD/Research/Implementation/sarpfiles/AuxFiles/TreatResults/GHscaledResults17.12/ResultsGHscaled50.ods'#$'Compare Time'.R69]" office:value-type="float" office:value="60.34078" calcext:value-type="float">
            <text:p>60.34</text:p>
          </table:table-cell>
          <table:table-cell table:style-name="ce78" table:formula="of:=['file:///home/ana/Documents/PHD/Research/Implementation/sarpfiles/AuxFiles/TreatResults/GHscaledResults17.12/ResultsGHscaled50.ods'#$'Compare Time'.W69]" office:value-type="float" office:value="13.997759" calcext:value-type="float">
            <text:p>14.00</text:p>
          </table:table-cell>
          <table:table-cell table:style-name="ce78" table:formula="of:=['file:///home/ana/Documents/PHD/Research/Implementation/sarpfiles/AuxFiles/TreatResults/GHscaledResults17.12/ResultsGHscaled50.ods'#$'Compare Time'.X69]" office:value-type="float" office:value="60.11376" calcext:value-type="float">
            <text:p>60.11</text:p>
          </table:table-cell>
          <table:table-cell table:style-name="ce69" office:value-type="float" office:value="16.45902" calcext:value-type="float">
            <text:p>16.46</text:p>
          </table:table-cell>
          <table:table-cell table:style-name="ce74" office:value-type="float" office:value="9.99999999999991" calcext:value-type="float">
            <text:p>10.00</text:p>
          </table:table-cell>
          <table:table-cell office:value-type="float" office:value="20.106493" calcext:value-type="float">
            <text:p>20.11</text:p>
          </table:table-cell>
          <table:table-cell table:style-name="ce84" office:value-type="float" office:value="4.087933875" calcext:value-type="float">
            <text:p>4.09</text:p>
          </table:table-cell>
          <table:table-cell table:style-name="ce84" office:value-type="float" office:value="14.334729" calcext:value-type="float">
            <text:p>14.33</text:p>
          </table:table-cell>
          <table:table-cell office:value-type="float" office:value="13.031626" calcext:value-type="float">
            <text:p>13.03</text:p>
          </table:table-cell>
          <table:table-cell table:style-name="ce84" office:value-type="float" office:value="14.272233" calcext:value-type="float">
            <text:p>14.27</text:p>
          </table:table-cell>
          <table:table-cell table:style-name="ce84" office:value-type="float" office:value="7.3466771" calcext:value-type="float">
            <text:p>7.35</text:p>
          </table:table-cell>
          <table:table-cell table:style-name="ce84" office:value-type="float" office:value="13.997759" calcext:value-type="float">
            <text:p>14.00</text:p>
          </table:table-cell>
          <table:table-cell office:value-type="float" office:value="7.089255" calcext:value-type="float">
            <text:p>7.09</text:p>
          </table:table-cell>
          <table:table-cell table:number-columns-repeated="11"/>
        </table:table-row>
        <table:table-row table:style-name="ro3">
          <table:covered-table-cell table:style-name="ce6"/>
          <table:table-cell table:style-name="ce4" office:value-type="float" office:value="3" calcext:value-type="float">
            <text:p>3</text:p>
          </table:table-cell>
          <table:table-cell table:style-name="ce71" office:value-type="float" office:value="16.07364" calcext:value-type="float">
            <text:p>16.07</text:p>
          </table:table-cell>
          <table:table-cell table:style-name="ce76" office:value-type="float" office:value="65.86668" calcext:value-type="float">
            <text:p>65.87</text:p>
          </table:table-cell>
          <table:table-cell table:style-name="ce58" table:formula="of:=['file:///home/ana/Documents/PHD/Research/Implementation/sarpfiles/AuxFiles/TreatResults/GHscaledResults17.12/ResultsGHscaled50.ods'#$'Compare Time'.AC71]" office:value-type="float" office:value="12.55926" calcext:value-type="float">
            <text:p>12.56</text:p>
          </table:table-cell>
          <table:table-cell table:style-name="ce58" table:formula="of:=['file:///home/ana/Documents/PHD/Research/Implementation/sarpfiles/AuxFiles/TreatResults/GHscaledResults17.12/ResultsGHscaled50.ods'#$'Compare Time'.AD71]" office:value-type="float" office:value="62.81365" calcext:value-type="float">
            <text:p>62.81</text:p>
          </table:table-cell>
          <table:table-cell table:style-name="ce58" table:formula="of:=['file:///home/ana/Documents/PHD/Research/Implementation/sarpfiles/AuxFiles/TreatResults/GHscaledResults17.12/ResultsGHscaled50.ods'#$'Compare Time'.AI71]" office:value-type="float" office:value="10.704338" calcext:value-type="float">
            <text:p>10.70</text:p>
          </table:table-cell>
          <table:table-cell table:style-name="ce58" table:formula="of:=['file:///home/ana/Documents/PHD/Research/Implementation/sarpfiles/AuxFiles/TreatResults/GHscaledResults17.12/ResultsGHscaled50.ods'#$'Compare Time'.AJ71]" office:value-type="float" office:value="63.67144" calcext:value-type="float">
            <text:p>63.67</text:p>
          </table:table-cell>
          <table:table-cell table:style-name="ce58" table:formula="of:=['file:///home/ana/Documents/PHD/Research/Implementation/sarpfiles/AuxFiles/TreatResults/GHscaledResults17.12/ResultsGHscaled50.ods'#$'Compare Time'.AO71]" office:value-type="float" office:value="11.834978" calcext:value-type="float">
            <text:p>11.83</text:p>
          </table:table-cell>
          <table:table-cell table:style-name="ce58" table:formula="of:=['file:///home/ana/Documents/PHD/Research/Implementation/sarpfiles/AuxFiles/TreatResults/GHscaledResults17.12/ResultsGHscaled50.ods'#$'Compare Time'.AP71]" office:value-type="float" office:value="62.793" calcext:value-type="float">
            <text:p>62.79</text:p>
          </table:table-cell>
          <table:table-cell table:style-name="ce58" table:formula="of:=['file:///home/ana/Documents/PHD/Research/Implementation/sarpfiles/AuxFiles/TreatResults/GHscaledResults17.12/ResultsGHscaled50.ods'#$'Compare Time'.AU71]" office:value-type="float" office:value="10.676497" calcext:value-type="float">
            <text:p>10.68</text:p>
          </table:table-cell>
          <table:table-cell table:style-name="ce58" table:formula="of:=['file:///home/ana/Documents/PHD/Research/Implementation/sarpfiles/AuxFiles/TreatResults/GHscaledResults17.12/ResultsGHscaled50.ods'#$'Compare Time'.AV71]" office:value-type="float" office:value="63.6084" calcext:value-type="float">
            <text:p>63.61</text:p>
          </table:table-cell>
          <table:table-cell table:style-name="ce71" office:value-type="float" office:value="18.439517" calcext:value-type="float">
            <text:p>18.44</text:p>
          </table:table-cell>
          <table:table-cell table:style-name="ce76" office:value-type="float" office:value="32.4890499999999" calcext:value-type="float">
            <text:p>32.49</text:p>
          </table:table-cell>
          <table:table-cell office:value-type="float" office:value="12.55926" calcext:value-type="float">
            <text:p>12.56</text:p>
          </table:table-cell>
          <table:table-cell table:style-name="ce84" office:value-type="float" office:value="3.2085307" calcext:value-type="float">
            <text:p>3.21</text:p>
          </table:table-cell>
          <table:table-cell table:style-name="ce84" office:value-type="float" office:value="10.704338" calcext:value-type="float">
            <text:p>10.70</text:p>
          </table:table-cell>
          <table:table-cell office:value-type="float" office:value="3.797719" calcext:value-type="float">
            <text:p>3.80</text:p>
          </table:table-cell>
          <table:table-cell table:style-name="ce84" office:value-type="float" office:value="11.834978" calcext:value-type="float">
            <text:p>11.83</text:p>
          </table:table-cell>
          <table:table-cell table:style-name="ce84" office:value-type="float" office:value="3.2144179" calcext:value-type="float">
            <text:p>3.21</text:p>
          </table:table-cell>
          <table:table-cell table:style-name="ce84" office:value-type="float" office:value="10.676497" calcext:value-type="float">
            <text:p>10.68</text:p>
          </table:table-cell>
          <table:table-cell office:value-type="float" office:value="3.799995" calcext:value-type="float">
            <text:p>3.80</text:p>
          </table:table-cell>
          <table:table-cell table:number-columns-repeated="11"/>
        </table:table-row>
        <table:table-row table:style-name="ro3">
          <table:table-cell table:style-name="ce119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68" office:value-type="float" office:value="14.633678" calcext:value-type="float">
            <text:p>14.63</text:p>
          </table:table-cell>
          <table:table-cell table:style-name="ce73" office:value-type="float" office:value="67.4314" calcext:value-type="float">
            <text:p>67.43</text:p>
          </table:table-cell>
          <table:table-cell table:style-name="ce77" table:formula="of:=['file:///home/ana/Documents/PHD/Research/Implementation/sarpfiles/AuxFiles/TreatResults/GHscaledResults17.12/ResultsGHscaled50.ods'#$'Compare Time'.E70]" office:value-type="float" office:value="32.26386" calcext:value-type="float">
            <text:p>32.26</text:p>
          </table:table-cell>
          <table:table-cell table:style-name="ce77" table:formula="of:=['file:///home/ana/Documents/PHD/Research/Implementation/sarpfiles/AuxFiles/TreatResults/GHscaledResults17.12/ResultsGHscaled50.ods'#$'Compare Time'.F70]" office:value-type="float" office:value="63.46025" calcext:value-type="float">
            <text:p>63.46</text:p>
          </table:table-cell>
          <table:table-cell table:style-name="ce77" table:formula="of:=['file:///home/ana/Documents/PHD/Research/Implementation/sarpfiles/AuxFiles/TreatResults/GHscaledResults17.12/ResultsGHscaled50.ods'#$'Compare Time'.K70]" office:value-type="float" office:value="14.92713" calcext:value-type="float">
            <text:p>14.93</text:p>
          </table:table-cell>
          <table:table-cell table:style-name="ce77" table:formula="of:=['file:///home/ana/Documents/PHD/Research/Implementation/sarpfiles/AuxFiles/TreatResults/GHscaledResults17.12/ResultsGHscaled50.ods'#$'Compare Time'.L70]" office:value-type="float" office:value="52.25726" calcext:value-type="float">
            <text:p>52.26</text:p>
          </table:table-cell>
          <table:table-cell table:style-name="ce77" table:formula="of:=['file:///home/ana/Documents/PHD/Research/Implementation/sarpfiles/AuxFiles/TreatResults/GHscaledResults17.12/ResultsGHscaled50.ods'#$'Compare Time'.Q70]" office:value-type="float" office:value="15.66677" calcext:value-type="float">
            <text:p>15.67</text:p>
          </table:table-cell>
          <table:table-cell table:style-name="ce77" table:formula="of:=['file:///home/ana/Documents/PHD/Research/Implementation/sarpfiles/AuxFiles/TreatResults/GHscaledResults17.12/ResultsGHscaled50.ods'#$'Compare Time'.R70]" office:value-type="float" office:value="54.41525" calcext:value-type="float">
            <text:p>54.42</text:p>
          </table:table-cell>
          <table:table-cell table:style-name="ce77" table:formula="of:=['file:///home/ana/Documents/PHD/Research/Implementation/sarpfiles/AuxFiles/TreatResults/GHscaledResults17.12/ResultsGHscaled50.ods'#$'Compare Time'.W70]" office:value-type="float" office:value="16.49298" calcext:value-type="float">
            <text:p>16.49</text:p>
          </table:table-cell>
          <table:table-cell table:style-name="ce77" table:formula="of:=['file:///home/ana/Documents/PHD/Research/Implementation/sarpfiles/AuxFiles/TreatResults/GHscaledResults17.12/ResultsGHscaled50.ods'#$'Compare Time'.X70]" office:value-type="float" office:value="51.57866" calcext:value-type="float">
            <text:p>51.58</text:p>
          </table:table-cell>
          <table:table-cell table:style-name="ce68" office:value-type="float" office:value="15.34647" calcext:value-type="float">
            <text:p>15.35</text:p>
          </table:table-cell>
          <table:table-cell table:style-name="ce73" office:value-type="float" office:value="8.04932E-015" calcext:value-type="float">
            <text:p>0.00</text:p>
          </table:table-cell>
          <table:table-cell table:style-name="ce81" office:value-type="float" office:value="32.26386" calcext:value-type="float">
            <text:p>32.26</text:p>
          </table:table-cell>
          <table:table-cell table:style-name="ce77" office:value-type="float" office:value="4.1050945" calcext:value-type="float">
            <text:p>4.11</text:p>
          </table:table-cell>
          <table:table-cell table:style-name="ce77" office:value-type="float" office:value="14.92713" calcext:value-type="float">
            <text:p>14.93</text:p>
          </table:table-cell>
          <table:table-cell table:style-name="ce77" office:value-type="float" office:value="12.0975638" calcext:value-type="float">
            <text:p>12.10</text:p>
          </table:table-cell>
          <table:table-cell table:style-name="ce77" office:value-type="float" office:value="15.66677" calcext:value-type="float">
            <text:p>15.67</text:p>
          </table:table-cell>
          <table:table-cell table:style-name="ce77" office:value-type="float" office:value="9.7173698" calcext:value-type="float">
            <text:p>9.72</text:p>
          </table:table-cell>
          <table:table-cell table:style-name="ce77" office:value-type="float" office:value="16.49298" calcext:value-type="float">
            <text:p>16.49</text:p>
          </table:table-cell>
          <table:table-cell table:style-name="ce85" office:value-type="float" office:value="10.8823938" calcext:value-type="float">
            <text:p>10.88</text:p>
          </table:table-cell>
          <table:table-cell table:number-columns-repeated="11"/>
        </table:table-row>
        <table:table-row table:style-name="ro3">
          <table:table-cell table:style-name="ce119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68" office:value-type="float" office:value="15.82703" calcext:value-type="float">
            <text:p>15.83</text:p>
          </table:table-cell>
          <table:table-cell table:style-name="ce73" office:value-type="float" office:value="65.57919" calcext:value-type="float">
            <text:p>65.58</text:p>
          </table:table-cell>
          <table:table-cell table:style-name="ce77" table:formula="of:=['file:///home/ana/Documents/PHD/Research/Implementation/sarpfiles/AuxFiles/TreatResults/GHscaledResults17.12/ResultsGHscaled50.ods'#$'Compare Time'.E71]" office:value-type="float" office:value="43.00995" calcext:value-type="float">
            <text:p>43.01</text:p>
          </table:table-cell>
          <table:table-cell table:style-name="ce77" office:value-type="float" office:value="0" calcext:value-type="float">
            <text:p>0.00</text:p>
          </table:table-cell>
          <table:table-cell table:style-name="ce77" table:formula="of:=['file:///home/ana/Documents/PHD/Research/Implementation/sarpfiles/AuxFiles/TreatResults/GHscaledResults17.12/ResultsGHscaled50.ods'#$'Compare Time'.K71]" office:value-type="float" office:value="17.76736" calcext:value-type="float">
            <text:p>17.77</text:p>
          </table:table-cell>
          <table:table-cell table:style-name="ce77" table:formula="of:=['file:///home/ana/Documents/PHD/Research/Implementation/sarpfiles/AuxFiles/TreatResults/GHscaledResults17.12/ResultsGHscaled50.ods'#$'Compare Time'.L71]" office:value-type="float" office:value="37.657901" calcext:value-type="float">
            <text:p>37.66</text:p>
          </table:table-cell>
          <table:table-cell table:style-name="ce77" table:formula="of:=['file:///home/ana/Documents/PHD/Research/Implementation/sarpfiles/AuxFiles/TreatResults/GHscaledResults17.12/ResultsGHscaled50.ods'#$'Compare Time'.Q71]" office:value-type="float" office:value="18.48233" calcext:value-type="float">
            <text:p>18.48</text:p>
          </table:table-cell>
          <table:table-cell table:style-name="ce77" table:formula="of:=['file:///home/ana/Documents/PHD/Research/Implementation/sarpfiles/AuxFiles/TreatResults/GHscaledResults17.12/ResultsGHscaled50.ods'#$'Compare Time'.R71]" office:value-type="float" office:value="39.148095" calcext:value-type="float">
            <text:p>39.15</text:p>
          </table:table-cell>
          <table:table-cell table:style-name="ce77" table:formula="of:=['file:///home/ana/Documents/PHD/Research/Implementation/sarpfiles/AuxFiles/TreatResults/GHscaledResults17.12/ResultsGHscaled50.ods'#$'Compare Time'.W71]" office:value-type="float" office:value="17.3428" calcext:value-type="float">
            <text:p>17.34</text:p>
          </table:table-cell>
          <table:table-cell table:style-name="ce77" table:formula="of:=['file:///home/ana/Documents/PHD/Research/Implementation/sarpfiles/AuxFiles/TreatResults/GHscaledResults17.12/ResultsGHscaled50.ods'#$'Compare Time'.X71]" office:value-type="float" office:value="44.00148" calcext:value-type="float">
            <text:p>44.00</text:p>
          </table:table-cell>
          <table:table-cell table:style-name="ce68" office:value-type="float" office:value="18.13288" calcext:value-type="float">
            <text:p>18.13</text:p>
          </table:table-cell>
          <table:table-cell table:style-name="ce73" office:value-type="float" office:value="30" calcext:value-type="float">
            <text:p>30.00</text:p>
          </table:table-cell>
          <table:table-cell table:style-name="ce56" office:value-type="float" office:value="43.00995" calcext:value-type="float">
            <text:p>43.01</text:p>
          </table:table-cell>
          <table:table-cell table:style-name="ce58" office:value-type="float" office:value="0" calcext:value-type="float">
            <text:p>0.00</text:p>
          </table:table-cell>
          <table:table-cell table:style-name="ce58" office:value-type="float" office:value="17.76736" calcext:value-type="float">
            <text:p>17.77</text:p>
          </table:table-cell>
          <table:table-cell table:style-name="ce58" office:value-type="float" office:value="19.9409191" calcext:value-type="float">
            <text:p>19.94</text:p>
          </table:table-cell>
          <table:table-cell table:style-name="ce58" office:value-type="float" office:value="18.48233" calcext:value-type="float">
            <text:p>18.48</text:p>
          </table:table-cell>
          <table:table-cell table:style-name="ce58" office:value-type="float" office:value="18.235136" calcext:value-type="float">
            <text:p>18.24</text:p>
          </table:table-cell>
          <table:table-cell table:style-name="ce58" office:value-type="float" office:value="17.3428" calcext:value-type="float">
            <text:p>17.34</text:p>
          </table:table-cell>
          <table:table-cell table:style-name="ce62" office:value-type="float" office:value="14.653479" calcext:value-type="float">
            <text:p>14.65</text:p>
          </table:table-cell>
          <table:table-cell table:number-columns-repeated="11"/>
        </table:table-row>
      </table:table>
      <table:table table:name="'file:///home/ana/Documents/PHD/Research/Implementation/sarpfiles/AuxFiles/TreatResults/GHscaledResults17.12/ResultsGHscaled50.ods'#Compare Time" table:print="false" table:style-name="ta_extref">
        <table:table-source xlink:type="simple" xlink:href="../../../TreatResults/GHscaledResults17.12/ResultsGHscaled50.ods" table:table-name="Compare Time" table:filter-name="calc8" table:mode="copy-results-only"/>
        <table:table-column table:number-columns-repeated="97"/>
        <table:table-row table:number-rows-repeated="65">
          <table:table-cell table:number-columns-repeated="97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0.6238">
            <text:p>10.6238</text:p>
          </table:table-cell>
          <table:table-cell table:style-name="ce1" office:value-type="float" office:value="52.48377">
            <text:p>52.48377</text:p>
          </table:table-cell>
          <table:table-cell table:style-name="ce1" office:value-type="float" office:value="16.530214">
            <text:p>16.530214</text:p>
          </table:table-cell>
          <table:table-cell table:style-name="ce1" office:value-type="float" office:value="8.86769">
            <text:p>8.86769</text:p>
          </table:table-cell>
          <table:table-cell table:style-name="ce1" office:value-type="float" office:value="7.566493">
            <text:p>7.566493</text:p>
          </table:table-cell>
          <table:table-cell table:style-name="ce1" office:value-type="float" office:value="5.059542">
            <text:p>5.059542</text:p>
          </table:table-cell>
          <table:table-cell table:style-name="ce1" office:value-type="float" office:value="9.929086">
            <text:p>9.929086</text:p>
          </table:table-cell>
          <table:table-cell table:style-name="ce1" office:value-type="float" office:value="51.26459">
            <text:p>51.26459</text:p>
          </table:table-cell>
          <table:table-cell table:style-name="ce1" office:value-type="float" office:value="17.3126">
            <text:p>17.3126</text:p>
          </table:table-cell>
          <table:table-cell table:style-name="ce1" office:value-type="float" office:value="7.447163">
            <text:p>7.447163</text:p>
          </table:table-cell>
          <table:table-cell table:style-name="ce1" office:value-type="float" office:value="8.542133">
            <text:p>8.542133</text:p>
          </table:table-cell>
          <table:table-cell table:style-name="ce1" office:value-type="float" office:value="5.827896">
            <text:p>5.827896</text:p>
          </table:table-cell>
          <table:table-cell table:style-name="ce1" office:value-type="float" office:value="10.845047">
            <text:p>10.845047</text:p>
          </table:table-cell>
          <table:table-cell table:style-name="ce1" office:value-type="float" office:value="42.00841">
            <text:p>42.00841</text:p>
          </table:table-cell>
          <table:table-cell table:style-name="ce1" office:value-type="float" office:value="25.329346">
            <text:p>25.329346</text:p>
          </table:table-cell>
          <table:table-cell table:style-name="ce1" office:value-type="float" office:value="6.507931">
            <text:p>6.507931</text:p>
          </table:table-cell>
          <table:table-cell table:style-name="ce1" office:value-type="float" office:value="10.080045">
            <text:p>10.080045</text:p>
          </table:table-cell>
          <table:table-cell table:style-name="ce1" office:value-type="float" office:value="7.385385">
            <text:p>7.385385</text:p>
          </table:table-cell>
          <table:table-cell table:style-name="ce1" office:value-type="float" office:value="10.500181">
            <text:p>10.500181</text:p>
          </table:table-cell>
          <table:table-cell table:style-name="ce1" office:value-type="float" office:value="42.105821">
            <text:p>42.105821</text:p>
          </table:table-cell>
          <table:table-cell table:style-name="ce1" office:value-type="float" office:value="23.42063">
            <text:p>23.42063</text:p>
          </table:table-cell>
          <table:table-cell table:style-name="ce1" office:value-type="float" office:value="7.975987">
            <text:p>7.975987</text:p>
          </table:table-cell>
          <table:table-cell table:style-name="ce1" office:value-type="float" office:value="11.344005">
            <text:p>11.344005</text:p>
          </table:table-cell>
          <table:table-cell table:style-name="ce1" office:value-type="float" office:value="5.912064">
            <text:p>5.912064</text:p>
          </table:table-cell>
          <table:table-cell table:style-name="ce1" office:value-type="float" office:value="9.892354">
            <text:p>9.892354</text:p>
          </table:table-cell>
          <table:table-cell table:style-name="ce1" office:value-type="float" office:value="49.03245">
            <text:p>49.03245</text:p>
          </table:table-cell>
          <table:table-cell table:style-name="ce1" office:value-type="float" office:value="15.843138">
            <text:p>15.843138</text:p>
          </table:table-cell>
          <table:table-cell table:style-name="ce1" office:value-type="float" office:value="6.936042">
            <text:p>6.936042</text:p>
          </table:table-cell>
          <table:table-cell table:style-name="ce1" office:value-type="float" office:value="11.944802">
            <text:p>11.944802</text:p>
          </table:table-cell>
          <table:table-cell table:style-name="ce1" office:value-type="float" office:value="7.515469">
            <text:p>7.515469</text:p>
          </table:table-cell>
          <table:table-cell table:style-name="ce1" office:value-type="float" office:value="10.04366">
            <text:p>10.04366</text:p>
          </table:table-cell>
          <table:table-cell table:style-name="ce1" office:value-type="float" office:value="43.53301">
            <text:p>43.53301</text:p>
          </table:table-cell>
          <table:table-cell table:style-name="ce1" office:value-type="float" office:value="20.027007">
            <text:p>20.027007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1.493906">
            <text:p>11.493906</text:p>
          </table:table-cell>
          <table:table-cell table:style-name="ce1" office:value-type="float" office:value="50.93076">
            <text:p>50.93076</text:p>
          </table:table-cell>
          <table:table-cell table:style-name="ce1" office:value-type="float" office:value="14.852291">
            <text:p>14.852291</text:p>
          </table:table-cell>
          <table:table-cell table:style-name="ce1" office:value-type="float" office:value="10.716492">
            <text:p>10.716492</text:p>
          </table:table-cell>
          <table:table-cell table:style-name="ce1" office:value-type="float" office:value="7.652253">
            <text:p>7.652253</text:p>
          </table:table-cell>
          <table:table-cell table:style-name="ce1" office:value-type="float" office:value="5.464279">
            <text:p>5.464279</text:p>
          </table:table-cell>
          <table:table-cell table:style-name="ce1" office:value-type="float" office:value="10.946052">
            <text:p>10.946052</text:p>
          </table:table-cell>
          <table:table-cell table:style-name="ce1" office:value-type="float" office:value="51.69327">
            <text:p>51.69327</text:p>
          </table:table-cell>
          <table:table-cell table:style-name="ce1" office:value-type="float" office:value="13.527656">
            <text:p>13.527656</text:p>
          </table:table-cell>
          <table:table-cell table:style-name="ce1" office:value-type="float" office:value="11.180335">
            <text:p>11.180335</text:p>
          </table:table-cell>
          <table:table-cell table:style-name="ce1" office:value-type="float" office:value="8.471498">
            <text:p>8.471498</text:p>
          </table:table-cell>
          <table:table-cell table:style-name="ce1" office:value-type="float" office:value="5.88145">
            <text:p>5.88145</text:p>
          </table:table-cell>
          <table:table-cell table:style-name="ce1" office:value-type="float" office:value="12.106284">
            <text:p>12.106284</text:p>
          </table:table-cell>
          <table:table-cell table:style-name="ce1" office:value-type="float" office:value="39.590429">
            <text:p>39.590429</text:p>
          </table:table-cell>
          <table:table-cell table:style-name="ce1" office:value-type="float" office:value="22.770014">
            <text:p>22.770014</text:p>
          </table:table-cell>
          <table:table-cell table:style-name="ce1" office:value-type="float" office:value="9.047492">
            <text:p>9.047492</text:p>
          </table:table-cell>
          <table:table-cell table:style-name="ce1" office:value-type="float" office:value="7.800253">
            <text:p>7.800253</text:p>
          </table:table-cell>
          <table:table-cell table:style-name="ce1" office:value-type="float" office:value="5.850591">
            <text:p>5.850591</text:p>
          </table:table-cell>
          <table:table-cell table:style-name="ce1" office:value-type="float" office:value="10.56581">
            <text:p>10.56581</text:p>
          </table:table-cell>
          <table:table-cell table:style-name="ce1" office:value-type="float" office:value="45.06231">
            <text:p>45.06231</text:p>
          </table:table-cell>
          <table:table-cell table:style-name="ce1" office:value-type="float" office:value="21.673556">
            <text:p>21.673556</text:p>
          </table:table-cell>
          <table:table-cell table:style-name="ce1" office:value-type="float" office:value="10.249853">
            <text:p>10.249853</text:p>
          </table:table-cell>
          <table:table-cell table:style-name="ce1" office:value-type="float" office:value="10.719236">
            <text:p>10.719236</text:p>
          </table:table-cell>
          <table:table-cell table:style-name="ce1" office:value-type="float" office:value="4.855523">
            <text:p>4.855523</text:p>
          </table:table-cell>
          <table:table-cell table:style-name="ce1" office:value-type="float" office:value="10.416319">
            <text:p>10.416319</text:p>
          </table:table-cell>
          <table:table-cell table:style-name="ce1" office:value-type="float" office:value="49.7071">
            <text:p>49.7071</text:p>
          </table:table-cell>
          <table:table-cell table:style-name="ce1" office:value-type="float" office:value="14.051971">
            <text:p>14.051971</text:p>
          </table:table-cell>
          <table:table-cell table:style-name="ce1" office:value-type="float" office:value="10.399244">
            <text:p>10.399244</text:p>
          </table:table-cell>
          <table:table-cell table:style-name="ce1" office:value-type="float" office:value="10.872225">
            <text:p>10.872225</text:p>
          </table:table-cell>
          <table:table-cell table:style-name="ce1" office:value-type="float" office:value="5.31745">
            <text:p>5.31745</text:p>
          </table:table-cell>
          <table:table-cell table:style-name="ce1" office:value-type="float" office:value="10.738655">
            <text:p>10.738655</text:p>
          </table:table-cell>
          <table:table-cell table:style-name="ce1" office:value-type="float" office:value="49.85226">
            <text:p>49.85226</text:p>
          </table:table-cell>
          <table:table-cell table:style-name="ce1" office:value-type="float" office:value="12.82018">
            <text:p>12.82018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9.505429">
            <text:p>9.505429</text:p>
          </table:table-cell>
          <table:table-cell table:style-name="ce1" office:value-type="float" office:value="61.01011">
            <text:p>61.01011</text:p>
          </table:table-cell>
          <table:table-cell table:style-name="ce1" office:value-type="float" office:value="11.5606882">
            <text:p>11.5606882</text:p>
          </table:table-cell>
          <table:table-cell table:style-name="ce1" office:value-type="float" office:value="14.457626">
            <text:p>14.457626</text:p>
          </table:table-cell>
          <table:table-cell table:style-name="ce1" office:value-type="float" office:value="8.562363">
            <text:p>8.562363</text:p>
          </table:table-cell>
          <table:table-cell table:style-name="ce1" office:value-type="float" office:value="5.006715">
            <text:p>5.006715</text:p>
          </table:table-cell>
          <table:table-cell table:style-name="ce1" office:value-type="float" office:value="13.726838">
            <text:p>13.726838</text:p>
          </table:table-cell>
          <table:table-cell table:style-name="ce1" office:value-type="float" office:value="55.8671222222222">
            <text:p>55.8671222222222</text:p>
          </table:table-cell>
          <table:table-cell table:style-name="ce1" office:value-type="float" office:value="9.95757">
            <text:p>9.95757</text:p>
          </table:table-cell>
          <table:table-cell table:style-name="ce1" office:value-type="float" office:value="6.926434">
            <text:p>6.926434</text:p>
          </table:table-cell>
          <table:table-cell table:style-name="ce1" office:value-type="float" office:value="8.334514">
            <text:p>8.334514</text:p>
          </table:table-cell>
          <table:table-cell table:style-name="ce1" office:value-type="float" office:value="5.491387">
            <text:p>5.491387</text:p>
          </table:table-cell>
          <table:table-cell table:style-name="ce1" office:value-type="float" office:value="9.511671">
            <text:p>9.511671</text:p>
          </table:table-cell>
          <table:table-cell table:style-name="ce1" office:value-type="float" office:value="43.264499">
            <text:p>43.264499</text:p>
          </table:table-cell>
          <table:table-cell table:style-name="ce1" office:value-type="float" office:value="26.471476">
            <text:p>26.471476</text:p>
          </table:table-cell>
          <table:table-cell table:style-name="ce1" office:value-type="float" office:value="4.639384">
            <text:p>4.639384</text:p>
          </table:table-cell>
          <table:table-cell table:style-name="ce1" office:value-type="float" office:value="9.68384">
            <text:p>9.68384</text:p>
          </table:table-cell>
          <table:table-cell table:style-name="ce1" office:value-type="float" office:value="6.985424">
            <text:p>6.985424</text:p>
          </table:table-cell>
          <table:table-cell table:style-name="ce1" office:value-type="float" office:value="7.643004">
            <text:p>7.643004</text:p>
          </table:table-cell>
          <table:table-cell table:style-name="ce1" office:value-type="float" office:value="44.81876">
            <text:p>44.81876</text:p>
          </table:table-cell>
          <table:table-cell table:style-name="ce1" office:value-type="float" office:value="26.229589">
            <text:p>26.229589</text:p>
          </table:table-cell>
          <table:table-cell table:style-name="ce1" office:value-type="float" office:value="6.578371">
            <text:p>6.578371</text:p>
          </table:table-cell>
          <table:table-cell table:style-name="ce1" office:value-type="float" office:value="11.894653">
            <text:p>11.894653</text:p>
          </table:table-cell>
          <table:table-cell table:style-name="ce1" office:value-type="float" office:value="6.629748">
            <text:p>6.629748</text:p>
          </table:table-cell>
          <table:table-cell table:style-name="ce1" office:value-type="float" office:value="8.740526">
            <text:p>8.740526</text:p>
          </table:table-cell>
          <table:table-cell table:style-name="ce1" office:value-type="float" office:value="50.57434">
            <text:p>50.57434</text:p>
          </table:table-cell>
          <table:table-cell table:style-name="ce1" office:value-type="float" office:value="15.582369">
            <text:p>15.582369</text:p>
          </table:table-cell>
          <table:table-cell table:style-name="ce1" office:value-type="float" office:value="9.23403">
            <text:p>9.23403</text:p>
          </table:table-cell>
          <table:table-cell table:style-name="ce1" office:value-type="float" office:value="19.138201">
            <text:p>19.138201</text:p>
          </table:table-cell>
          <table:table-cell table:style-name="ce1" office:value-type="float" office:value="11.15604">
            <text:p>11.15604</text:p>
          </table:table-cell>
          <table:table-cell table:style-name="ce1" office:value-type="float" office:value="13.188625">
            <text:p>13.188625</text:p>
          </table:table-cell>
          <table:table-cell table:style-name="ce1" office:value-type="float" office:value="45.5083142857143">
            <text:p>45.5083142857143</text:p>
          </table:table-cell>
          <table:table-cell table:style-name="ce1" office:value-type="float" office:value="22.0389571428571">
            <text:p>22.0389571428571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0.874999">
            <text:p>10.874999</text:p>
          </table:table-cell>
          <table:table-cell table:style-name="ce1" office:value-type="float" office:value="54.45578">
            <text:p>54.45578</text:p>
          </table:table-cell>
          <table:table-cell table:style-name="ce1" office:value-type="float" office:value="11.3936403">
            <text:p>11.3936403</text:p>
          </table:table-cell>
          <table:table-cell table:style-name="ce1" office:value-type="float" office:value="10.504948">
            <text:p>10.504948</text:p>
          </table:table-cell>
          <table:table-cell table:style-name="ce1" office:value-type="float" office:value="11.941946">
            <text:p>11.941946</text:p>
          </table:table-cell>
          <table:table-cell table:style-name="ce1" office:value-type="float" office:value="7.240326">
            <text:p>7.240326</text:p>
          </table:table-cell>
          <table:table-cell table:style-name="ce1" office:value-type="float" office:value="12.158157">
            <text:p>12.158157</text:p>
          </table:table-cell>
          <table:table-cell table:style-name="ce1" office:value-type="float" office:value="43.65623">
            <text:p>43.65623</text:p>
          </table:table-cell>
          <table:table-cell table:style-name="ce1" office:value-type="float" office:value="16.1093211111111">
            <text:p>16.1093211111111</text:p>
          </table:table-cell>
          <table:table-cell table:style-name="ce1" office:value-type="float" office:value="6.916538">
            <text:p>6.916538</text:p>
          </table:table-cell>
          <table:table-cell table:style-name="ce1" office:value-type="float" office:value="9.898291">
            <text:p>9.898291</text:p>
          </table:table-cell>
          <table:table-cell table:style-name="ce1" office:value-type="float" office:value="6.698018">
            <text:p>6.698018</text:p>
          </table:table-cell>
          <table:table-cell table:style-name="ce1" office:value-type="float" office:value="10.577202">
            <text:p>10.577202</text:p>
          </table:table-cell>
          <table:table-cell table:style-name="ce1" office:value-type="float" office:value="44.928211">
            <text:p>44.928211</text:p>
          </table:table-cell>
          <table:table-cell table:style-name="ce1" office:value-type="float" office:value="20.981718">
            <text:p>20.981718</text:p>
          </table:table-cell>
          <table:table-cell table:style-name="ce1" office:value-type="float" office:value="6.170553">
            <text:p>6.170553</text:p>
          </table:table-cell>
          <table:table-cell table:style-name="ce1" office:value-type="float" office:value="10.237081">
            <text:p>10.237081</text:p>
          </table:table-cell>
          <table:table-cell table:style-name="ce1" office:value-type="float" office:value="7.449349">
            <text:p>7.449349</text:p>
          </table:table-cell>
          <table:table-cell table:style-name="ce1" office:value-type="float" office:value="10.225894">
            <text:p>10.225894</text:p>
          </table:table-cell>
          <table:table-cell table:style-name="ce1" office:value-type="float" office:value="48.76282">
            <text:p>48.76282</text:p>
          </table:table-cell>
          <table:table-cell table:style-name="ce1" office:value-type="float" office:value="17.154296">
            <text:p>17.154296</text:p>
          </table:table-cell>
          <table:table-cell table:style-name="ce1" office:value-type="float" office:value="8.242691">
            <text:p>8.242691</text:p>
          </table:table-cell>
          <table:table-cell table:style-name="ce1" office:value-type="float" office:value="12.135204">
            <text:p>12.135204</text:p>
          </table:table-cell>
          <table:table-cell table:style-name="ce1" office:value-type="float" office:value="5.888451">
            <text:p>5.888451</text:p>
          </table:table-cell>
          <table:table-cell table:style-name="ce1" office:value-type="float" office:value="10.044604">
            <text:p>10.044604</text:p>
          </table:table-cell>
          <table:table-cell table:style-name="ce1" office:value-type="float" office:value="47.17488">
            <text:p>47.17488</text:p>
          </table:table-cell>
          <table:table-cell table:style-name="ce1" office:value-type="float" office:value="16.514114">
            <text:p>16.514114</text:p>
          </table:table-cell>
          <table:table-cell table:style-name="ce1" office:value-type="float" office:value="12.007188">
            <text:p>12.007188</text:p>
          </table:table-cell>
          <table:table-cell table:style-name="ce1" office:value-type="float" office:value="24.655761">
            <text:p>24.655761</text:p>
          </table:table-cell>
          <table:table-cell table:style-name="ce1" office:value-type="float" office:value="14.38384">
            <text:p>14.38384</text:p>
          </table:table-cell>
          <table:table-cell table:style-name="ce1" office:value-type="float" office:value="17.496505">
            <text:p>17.496505</text:p>
          </table:table-cell>
          <table:table-cell table:style-name="ce1" office:value-type="float" office:value="41.5672166666667">
            <text:p>41.5672166666667</text:p>
          </table:table-cell>
          <table:table-cell table:style-name="ce1" office:value-type="float" office:value="13.0327">
            <text:p>13.0327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0.504753">
            <text:p>10.504753</text:p>
          </table:table-cell>
          <table:table-cell table:style-name="ce1" office:value-type="float" office:value="56.31684">
            <text:p>56.31684</text:p>
          </table:table-cell>
          <table:table-cell table:style-name="ce1" office:value-type="float" office:value="11.4827403">
            <text:p>11.4827403</text:p>
          </table:table-cell>
          <table:table-cell table:style-name="ce1" office:value-type="float" office:value="17.189252">
            <text:p>17.189252</text:p>
          </table:table-cell>
          <table:table-cell table:style-name="ce1" office:value-type="float" office:value="13.730168">
            <text:p>13.730168</text:p>
          </table:table-cell>
          <table:table-cell table:style-name="ce1" office:value-type="float" office:value="9.690708">
            <text:p>9.690708</text:p>
          </table:table-cell>
          <table:table-cell table:style-name="ce1" office:value-type="float" office:value="18.11385">
            <text:p>18.11385</text:p>
          </table:table-cell>
          <table:table-cell table:style-name="ce1" office:value-type="float" office:value="43.0862">
            <text:p>43.0862</text:p>
          </table:table-cell>
          <table:table-cell table:style-name="ce1" office:value-type="float" office:value="11.3451646666667">
            <text:p>11.3451646666667</text:p>
          </table:table-cell>
          <table:table-cell table:style-name="ce1" office:value-type="float" office:value="8.28651">
            <text:p>8.28651</text:p>
          </table:table-cell>
          <table:table-cell table:style-name="ce1" office:value-type="float" office:value="9.284119">
            <text:p>9.284119</text:p>
          </table:table-cell>
          <table:table-cell table:style-name="ce1" office:value-type="float" office:value="5.954426">
            <text:p>5.954426</text:p>
          </table:table-cell>
          <table:table-cell table:style-name="ce1" office:value-type="float" office:value="10.357825">
            <text:p>10.357825</text:p>
          </table:table-cell>
          <table:table-cell table:style-name="ce1" office:value-type="float" office:value="46.26969">
            <text:p>46.26969</text:p>
          </table:table-cell>
          <table:table-cell table:style-name="ce1" office:value-type="float" office:value="19.847435">
            <text:p>19.847435</text:p>
          </table:table-cell>
          <table:table-cell table:style-name="ce1" office:value-type="float" office:value="7.27266">
            <text:p>7.27266</text:p>
          </table:table-cell>
          <table:table-cell table:style-name="ce1" office:value-type="float" office:value="10.362799">
            <text:p>10.362799</text:p>
          </table:table-cell>
          <table:table-cell table:style-name="ce1" office:value-type="float" office:value="7.262802">
            <text:p>7.262802</text:p>
          </table:table-cell>
          <table:table-cell table:style-name="ce1" office:value-type="float" office:value="9.662158">
            <text:p>9.662158</text:p>
          </table:table-cell>
          <table:table-cell table:style-name="ce1" office:value-type="float" office:value="48.50216">
            <text:p>48.50216</text:p>
          </table:table-cell>
          <table:table-cell table:style-name="ce1" office:value-type="float" office:value="16.937391">
            <text:p>16.937391</text:p>
          </table:table-cell>
          <table:table-cell table:style-name="ce1" office:value-type="float" office:value="8.098103">
            <text:p>8.098103</text:p>
          </table:table-cell>
          <table:table-cell table:style-name="ce1" office:value-type="float" office:value="11.965573">
            <text:p>11.965573</text:p>
          </table:table-cell>
          <table:table-cell table:style-name="ce1" office:value-type="float" office:value="5.891381">
            <text:p>5.891381</text:p>
          </table:table-cell>
          <table:table-cell table:style-name="ce1" office:value-type="float" office:value="8.94562">
            <text:p>8.94562</text:p>
          </table:table-cell>
          <table:table-cell table:style-name="ce1" office:value-type="float" office:value="51.68687">
            <text:p>51.68687</text:p>
          </table:table-cell>
          <table:table-cell table:style-name="ce1" office:value-type="float" office:value="13.4124502">
            <text:p>13.4124502</text:p>
          </table:table-cell>
          <table:table-cell table:style-name="ce1" office:value-type="float" office:value="9.571679">
            <text:p>9.571679</text:p>
          </table:table-cell>
          <table:table-cell table:style-name="ce1" office:value-type="float" office:value="17.261791">
            <text:p>17.261791</text:p>
          </table:table-cell>
          <table:table-cell table:style-name="ce1" office:value-type="float" office:value="10.016223">
            <text:p>10.016223</text:p>
          </table:table-cell>
          <table:table-cell table:style-name="ce1" office:value-type="float" office:value="10.735278">
            <text:p>10.735278</text:p>
          </table:table-cell>
          <table:table-cell table:style-name="ce1" office:value-type="float" office:value="44.8483777777778">
            <text:p>44.8483777777778</text:p>
          </table:table-cell>
          <table:table-cell table:style-name="ce1" office:value-type="float" office:value="15.06437625">
            <text:p>15.06437625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2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0.602848">
            <text:p>10.602848</text:p>
          </table:table-cell>
          <table:table-cell table:style-name="ce1" office:value-type="float" office:value="54.11768">
            <text:p>54.11768</text:p>
          </table:table-cell>
          <table:table-cell table:style-name="ce1" office:value-type="float" office:value="10.9372586">
            <text:p>10.9372586</text:p>
          </table:table-cell>
          <table:table-cell table:style-name="ce1" office:value-type="float" office:value="12.496247">
            <text:p>12.496247</text:p>
          </table:table-cell>
          <table:table-cell table:style-name="ce1" office:value-type="float" office:value="9.221564">
            <text:p>9.221564</text:p>
          </table:table-cell>
          <table:table-cell table:style-name="ce1" office:value-type="float" office:value="4.615518">
            <text:p>4.615518</text:p>
          </table:table-cell>
          <table:table-cell table:style-name="ce1" office:value-type="float" office:value="10.990143">
            <text:p>10.990143</text:p>
          </table:table-cell>
          <table:table-cell table:style-name="ce1" office:value-type="float" office:value="57.89729">
            <text:p>57.89729</text:p>
          </table:table-cell>
          <table:table-cell table:style-name="ce1" office:value-type="float" office:value="4.779208">
            <text:p>4.779208</text:p>
          </table:table-cell>
          <table:table-cell table:style-name="ce1" office:value-type="float" office:value="8.158596">
            <text:p>8.158596</text:p>
          </table:table-cell>
          <table:table-cell table:style-name="ce1" office:value-type="float" office:value="10.691169">
            <text:p>10.691169</text:p>
          </table:table-cell>
          <table:table-cell table:style-name="ce1" office:value-type="float" office:value="7.178497">
            <text:p>7.178497</text:p>
          </table:table-cell>
          <table:table-cell table:style-name="ce1" office:value-type="float" office:value="11.163545">
            <text:p>11.163545</text:p>
          </table:table-cell>
          <table:table-cell table:style-name="ce1" office:value-type="float" office:value="45.38385">
            <text:p>45.38385</text:p>
          </table:table-cell>
          <table:table-cell table:style-name="ce1" office:value-type="float" office:value="17.4243548">
            <text:p>17.4243548</text:p>
          </table:table-cell>
          <table:table-cell table:style-name="ce1" office:value-type="float" office:value="7.190404">
            <text:p>7.190404</text:p>
          </table:table-cell>
          <table:table-cell table:style-name="ce1" office:value-type="float" office:value="11.245188">
            <text:p>11.245188</text:p>
          </table:table-cell>
          <table:table-cell table:style-name="ce1" office:value-type="float" office:value="8.355056">
            <text:p>8.355056</text:p>
          </table:table-cell>
          <table:table-cell table:style-name="ce1" office:value-type="float" office:value="10.826621">
            <text:p>10.826621</text:p>
          </table:table-cell>
          <table:table-cell table:style-name="ce1" office:value-type="float" office:value="50.87241">
            <text:p>50.87241</text:p>
          </table:table-cell>
          <table:table-cell table:style-name="ce1" office:value-type="float" office:value="11.5103135">
            <text:p>11.5103135</text:p>
          </table:table-cell>
          <table:table-cell table:style-name="ce1" office:value-type="float" office:value="9.282477">
            <text:p>9.282477</text:p>
          </table:table-cell>
          <table:table-cell table:style-name="ce1" office:value-type="float" office:value="13.032888">
            <text:p>13.032888</text:p>
          </table:table-cell>
          <table:table-cell table:style-name="ce1" office:value-type="float" office:value="6.291829">
            <text:p>6.291829</text:p>
          </table:table-cell>
          <table:table-cell table:style-name="ce1" office:value-type="float" office:value="10.420072">
            <text:p>10.420072</text:p>
          </table:table-cell>
          <table:table-cell table:style-name="ce1" office:value-type="float" office:value="51.56006">
            <text:p>51.56006</text:p>
          </table:table-cell>
          <table:table-cell table:style-name="ce1" office:value-type="float" office:value="9.4126758">
            <text:p>9.4126758</text:p>
          </table:table-cell>
          <table:table-cell table:style-name="ce1" office:value-type="float" office:value="9.594881">
            <text:p>9.594881</text:p>
          </table:table-cell>
          <table:table-cell table:style-name="ce1" office:value-type="float" office:value="15.376072">
            <text:p>15.376072</text:p>
          </table:table-cell>
          <table:table-cell table:style-name="ce1" office:value-type="float" office:value="8.36743">
            <text:p>8.36743</text:p>
          </table:table-cell>
          <table:table-cell table:style-name="ce1" office:value-type="float" office:value="11.781079">
            <text:p>11.781079</text:p>
          </table:table-cell>
          <table:table-cell table:style-name="ce1" office:value-type="float" office:value="52.6147">
            <text:p>52.6147</text:p>
          </table:table-cell>
          <table:table-cell table:style-name="ce1" office:value-type="float" office:value="8.3636751156675">
            <text:p>8.3636751156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8:38:08.87181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3:36:07.489112530</meta:creation-date>
    <dc:date>2020-12-22T18:38:20.499134056</dc:date>
    <meta:editing-duration>PT57M46S</meta:editing-duration>
    <meta:editing-cycles>10</meta:editing-cycles>
    <meta:generator>LibreOffice/6.4.6.2$Linux_X86_64 LibreOffice_project/40$Build-2</meta:generator>
    <meta:document-statistic meta:table-count="5" meta:cell-count="2851" meta:object-count="0"/>
  </office:meta>
</office:document-meta>
</file>